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" calcext:value-type="float">
            <text:p>0</text:p>
          </table:table-cell>
          <table:table-cell office:value-type="float" office:value="0.000999999833333" calcext:value-type="float">
            <text:p>0.0009999998</text:p>
          </table:table-cell>
          <table:table-cell office:value-type="float" office:value="0.414136516465" calcext:value-type="float">
            <text:p>0.4141365165</text:p>
          </table:table-cell>
          <table:table-cell office:value-type="float" office:value="0.148596012446" calcext:value-type="float">
            <text:p>0.1485960124</text:p>
          </table:table-cell>
          <table:table-cell office:value-type="float" office:value="-0.100438058376" calcext:value-type="float">
            <text:p>-0.1004380584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" calcext:value-type="float">
            <text:p>0</text:p>
          </table:table-cell>
          <table:table-cell office:value-type="float" office:value="0.000999999833333" calcext:value-type="float">
            <text:p>0.0009999998</text:p>
          </table:table-cell>
          <table:table-cell office:value-type="float" office:value="0.413198422872" calcext:value-type="float">
            <text:p>0.4131984229</text:p>
          </table:table-cell>
          <table:table-cell office:value-type="float" office:value="0.148907220355" calcext:value-type="float">
            <text:p>0.1489072204</text:p>
          </table:table-cell>
          <table:table-cell office:value-type="float" office:value="-0.0652241781354" calcext:value-type="float">
            <text:p>-0.0652241781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99999833333" calcext:value-type="float">
            <text:p>0.0009999998</text:p>
          </table:table-cell>
          <table:table-cell office:value-type="float" office:value="0.411640762857" calcext:value-type="float">
            <text:p>0.4116407629</text:p>
          </table:table-cell>
          <table:table-cell office:value-type="float" office:value="0.149030240333" calcext:value-type="float">
            <text:p>0.1490302403</text:p>
          </table:table-cell>
          <table:table-cell office:value-type="float" office:value="0.00664974423125" calcext:value-type="float">
            <text:p>0.0066497442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99999979167" calcext:value-type="float">
            <text:p>0.0005</text:p>
          </table:table-cell>
          <table:table-cell office:value-type="float" office:value="0.4103490522" calcext:value-type="float">
            <text:p>0.4103490522</text:p>
          </table:table-cell>
          <table:table-cell office:value-type="float" office:value="0.149553804089" calcext:value-type="float">
            <text:p>0.1495538041</text:p>
          </table:table-cell>
          <table:table-cell office:value-type="float" office:value="0.0746430456638" calcext:value-type="float">
            <text:p>0.0746430457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8081689519" calcext:value-type="float">
            <text:p>0.4080816895</text:p>
          </table:table-cell>
          <table:table-cell office:value-type="float" office:value="0.150084955117" calcext:value-type="float">
            <text:p>0.1500849551</text:p>
          </table:table-cell>
          <table:table-cell office:value-type="float" office:value="0.167707115412" calcext:value-type="float">
            <text:p>0.1677071154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-0.000499999979167" calcext:value-type="float">
            <text:p>-0.0005</text:p>
          </table:table-cell>
          <table:table-cell office:value-type="float" office:value="0.406174857821" calcext:value-type="float">
            <text:p>0.4061748578</text:p>
          </table:table-cell>
          <table:table-cell office:value-type="float" office:value="0.150796814736" calcext:value-type="float">
            <text:p>0.1507968147</text:p>
          </table:table-cell>
          <table:table-cell office:value-type="float" office:value="0.23899282515" calcext:value-type="float">
            <text:p>0.2389928252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-0.0014999994375" calcext:value-type="float">
            <text:p>-0.0014999994</text:p>
          </table:table-cell>
          <table:table-cell office:value-type="float" office:value="0.404486871192" calcext:value-type="float">
            <text:p>0.4044868712</text:p>
          </table:table-cell>
          <table:table-cell office:value-type="float" office:value="0.151765384061" calcext:value-type="float">
            <text:p>0.1517653841</text:p>
          </table:table-cell>
          <table:table-cell office:value-type="float" office:value="0.306155174971" calcext:value-type="float">
            <text:p>0.30615517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-0.00249999739583" calcext:value-type="float">
            <text:p>-0.0024999974</text:p>
          </table:table-cell>
          <table:table-cell office:value-type="float" office:value="0.403010260132" calcext:value-type="float">
            <text:p>0.4030102601</text:p>
          </table:table-cell>
          <table:table-cell office:value-type="float" office:value="0.152621986193" calcext:value-type="float">
            <text:p>0.1526219862</text:p>
          </table:table-cell>
          <table:table-cell office:value-type="float" office:value="0.373315691948" calcext:value-type="float">
            <text:p>0.3733156919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-0.0029999955" calcext:value-type="float">
            <text:p>-0.0029999955</text:p>
          </table:table-cell>
          <table:table-cell office:value-type="float" office:value="0.400397285552" calcext:value-type="float">
            <text:p>0.4003972856</text:p>
          </table:table-cell>
          <table:table-cell office:value-type="float" office:value="0.152519118825" calcext:value-type="float">
            <text:p>0.1525191188</text:p>
          </table:table-cell>
          <table:table-cell office:value-type="float" office:value="0.414155036211" calcext:value-type="float">
            <text:p>0.41415503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-0.00349999285417" calcext:value-type="float">
            <text:p>-0.0034999929</text:p>
          </table:table-cell>
          <table:table-cell office:value-type="float" office:value="0.397231854866" calcext:value-type="float">
            <text:p>0.3972318549</text:p>
          </table:table-cell>
          <table:table-cell office:value-type="float" office:value="0.152193550795" calcext:value-type="float">
            <text:p>0.1521935508</text:p>
          </table:table-cell>
          <table:table-cell office:value-type="float" office:value="0.416058421135" calcext:value-type="float">
            <text:p>0.4160584211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018" calcext:value-type="float">
            <text:p>0.018</text:p>
          </table:table-cell>
          <table:table-cell office:value-type="float" office:value="0" calcext:value-type="float">
            <text:p>0</text:p>
          </table:table-cell>
          <table:table-cell office:value-type="float" office:value="-0.00399998933334" calcext:value-type="float">
            <text:p>-0.0039999893</text:p>
          </table:table-cell>
          <table:table-cell office:value-type="float" office:value="0.392418299547" calcext:value-type="float">
            <text:p>0.3924182995</text:p>
          </table:table-cell>
          <table:table-cell office:value-type="float" office:value="0.149964044175" calcext:value-type="float">
            <text:p>0.1499640442</text:p>
          </table:table-cell>
          <table:table-cell office:value-type="float" office:value="0.373628526926" calcext:value-type="float">
            <text:p>0.3736285269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022" calcext:value-type="float">
            <text:p>0.022</text:p>
          </table:table-cell>
          <table:table-cell office:value-type="float" office:value="0" calcext:value-type="float">
            <text:p>0</text:p>
          </table:table-cell>
          <table:table-cell office:value-type="float" office:value="-0.00449998481252" calcext:value-type="float">
            <text:p>-0.0044999848</text:p>
          </table:table-cell>
          <table:table-cell office:value-type="float" office:value="0.386675874034" calcext:value-type="float">
            <text:p>0.386675874</text:p>
          </table:table-cell>
          <table:table-cell office:value-type="float" office:value="0.146903709633" calcext:value-type="float">
            <text:p>0.1469037096</text:p>
          </table:table-cell>
          <table:table-cell office:value-type="float" office:value="0.306530028582" calcext:value-type="float">
            <text:p>0.3065300286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027" calcext:value-type="float">
            <text:p>0.027</text:p>
          </table:table-cell>
          <table:table-cell office:value-type="float" office:value="0" calcext:value-type="float">
            <text:p>0</text:p>
          </table:table-cell>
          <table:table-cell office:value-type="float" office:value="-0.00399998933334" calcext:value-type="float">
            <text:p>-0.0039999893</text:p>
          </table:table-cell>
          <table:table-cell office:value-type="float" office:value="0.378067573491" calcext:value-type="float">
            <text:p>0.3780675735</text:p>
          </table:table-cell>
          <table:table-cell office:value-type="float" office:value="0.14028632956" calcext:value-type="float">
            <text:p>0.1402863296</text:p>
          </table:table-cell>
          <table:table-cell office:value-type="float" office:value="0.186780929565" calcext:value-type="float">
            <text:p>0.1867809296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033" calcext:value-type="float">
            <text:p>0.033</text:p>
          </table:table-cell>
          <table:table-cell office:value-type="float" office:value="0" calcext:value-type="float">
            <text:p>0</text:p>
          </table:table-cell>
          <table:table-cell office:value-type="float" office:value="-0.00349999285417" calcext:value-type="float">
            <text:p>-0.0034999929</text:p>
          </table:table-cell>
          <table:table-cell office:value-type="float" office:value="0.37018840148" calcext:value-type="float">
            <text:p>0.3701884015</text:p>
          </table:table-cell>
          <table:table-cell office:value-type="float" office:value="0.132979918671" calcext:value-type="float">
            <text:p>0.1329799187</text:p>
          </table:table-cell>
          <table:table-cell office:value-type="float" office:value="0.0211451780051" calcext:value-type="float">
            <text:p>0.021145178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-0.00199999866667" calcext:value-type="float">
            <text:p>-0.0019999987</text:p>
          </table:table-cell>
          <table:table-cell office:value-type="float" office:value="0.361346154387" calcext:value-type="float">
            <text:p>0.3613461544</text:p>
          </table:table-cell>
          <table:table-cell office:value-type="float" office:value="0.125513957689" calcext:value-type="float">
            <text:p>0.1255139577</text:p>
          </table:table-cell>
          <table:table-cell office:value-type="float" office:value="-0.181625455618" calcext:value-type="float">
            <text:p>-0.1816254556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048" calcext:value-type="float">
            <text:p>0.048</text:p>
          </table:table-cell>
          <table:table-cell office:value-type="float" office:value="0" calcext:value-type="float">
            <text:p>0</text:p>
          </table:table-cell>
          <table:table-cell office:value-type="float" office:value="-0.000499999979167" calcext:value-type="float">
            <text:p>-0.0005</text:p>
          </table:table-cell>
          <table:table-cell office:value-type="float" office:value="0.352305132323" calcext:value-type="float">
            <text:p>0.3523051323</text:p>
          </table:table-cell>
          <table:table-cell office:value-type="float" office:value="0.117097756399" calcext:value-type="float">
            <text:p>0.1170977564</text:p>
          </table:table-cell>
          <table:table-cell office:value-type="float" office:value="-0.405121862888" calcext:value-type="float">
            <text:p>-0.4051218629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057" calcext:value-type="float">
            <text:p>0.057</text:p>
          </table:table-cell>
          <table:table-cell office:value-type="float" office:value="0" calcext:value-type="float">
            <text:p>0</text:p>
          </table:table-cell>
          <table:table-cell office:value-type="float" office:value="0.000999999833333" calcext:value-type="float">
            <text:p>0.0009999998</text:p>
          </table:table-cell>
          <table:table-cell office:value-type="float" office:value="0.350327223973" calcext:value-type="float">
            <text:p>0.350327224</text:p>
          </table:table-cell>
          <table:table-cell office:value-type="float" office:value="0.113188847517" calcext:value-type="float">
            <text:p>0.1131888475</text:p>
          </table:table-cell>
          <table:table-cell office:value-type="float" office:value="-0.600628972054" calcext:value-type="float">
            <text:p>-0.6006289721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068" calcext:value-type="float">
            <text:p>0.068</text:p>
          </table:table-cell>
          <table:table-cell office:value-type="float" office:value="0" calcext:value-type="float">
            <text:p>0</text:p>
          </table:table-cell>
          <table:table-cell office:value-type="float" office:value="0.0029999955" calcext:value-type="float">
            <text:p>0.0029999955</text:p>
          </table:table-cell>
          <table:table-cell office:value-type="float" office:value="0.34736492849" calcext:value-type="float">
            <text:p>0.3473649285</text:p>
          </table:table-cell>
          <table:table-cell office:value-type="float" office:value="0.109067286316" calcext:value-type="float">
            <text:p>0.1090672863</text:p>
          </table:table-cell>
          <table:table-cell office:value-type="float" office:value="-0.796782851219" calcext:value-type="float">
            <text:p>-0.7967828512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079" calcext:value-type="float">
            <text:p>0.079</text:p>
          </table:table-cell>
          <table:table-cell office:value-type="float" office:value="0" calcext:value-type="float">
            <text:p>0</text:p>
          </table:table-cell>
          <table:table-cell office:value-type="float" office:value="0.00549997227088" calcext:value-type="float">
            <text:p>0.0054999723</text:p>
          </table:table-cell>
          <table:table-cell office:value-type="float" office:value="0.340905375099" calcext:value-type="float">
            <text:p>0.3409053751</text:p>
          </table:table-cell>
          <table:table-cell office:value-type="float" office:value="0.1027291083" calcext:value-type="float">
            <text:p>0.1027291083</text:p>
          </table:table-cell>
          <table:table-cell office:value-type="float" office:value="-1.03849232197" calcext:value-type="float">
            <text:p>-1.0384923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91" calcext:value-type="float">
            <text:p>0.091</text:p>
          </table:table-cell>
          <table:table-cell office:value-type="float" office:value="0" calcext:value-type="float">
            <text:p>0</text:p>
          </table:table-cell>
          <table:table-cell office:value-type="float" office:value="0.0084998976462" calcext:value-type="float">
            <text:p>0.0084998976</text:p>
          </table:table-cell>
          <table:table-cell office:value-type="float" office:value="0.338403236772" calcext:value-type="float">
            <text:p>0.3384032368</text:p>
          </table:table-cell>
          <table:table-cell office:value-type="float" office:value="0.098735977352" calcext:value-type="float">
            <text:p>0.0987359774</text:p>
          </table:table-cell>
          <table:table-cell office:value-type="float" office:value="-1.29052901268" calcext:value-type="float">
            <text:p>-1.2905290127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103" calcext:value-type="float">
            <text:p>0.103</text:p>
          </table:table-cell>
          <table:table-cell office:value-type="float" office:value="0" calcext:value-type="float">
            <text:p>0</text:p>
          </table:table-cell>
          <table:table-cell office:value-type="float" office:value="0.010999778168" calcext:value-type="float">
            <text:p>0.0109997782</text:p>
          </table:table-cell>
          <table:table-cell office:value-type="float" office:value="0.335346179547" calcext:value-type="float">
            <text:p>0.3353461795</text:p>
          </table:table-cell>
          <table:table-cell office:value-type="float" office:value="0.0947462151518" calcext:value-type="float">
            <text:p>0.0947462152</text:p>
          </table:table-cell>
          <table:table-cell office:value-type="float" office:value="-1.56264781952" calcext:value-type="float">
            <text:p>-1.5626478195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117" calcext:value-type="float">
            <text:p>0.11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44994919012" calcext:value-type="float">
            <text:p>0.0144994919</text:p>
          </table:table-cell>
          <table:table-cell office:value-type="float" office:value="0.330326644936" calcext:value-type="float">
            <text:p>0.3303266449</text:p>
          </table:table-cell>
          <table:table-cell office:value-type="float" office:value="0.0914132298729" calcext:value-type="float">
            <text:p>0.0914132299</text:p>
          </table:table-cell>
          <table:table-cell office:value-type="float" office:value="-1.80317628384" calcext:value-type="float">
            <text:p>-1.8031762838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.133" calcext:value-type="float">
            <text:p>0.13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79990280157" calcext:value-type="float">
            <text:p>0.017999028</text:p>
          </table:table-cell>
          <table:table-cell office:value-type="float" office:value="0.32062145657" calcext:value-type="float">
            <text:p>0.3206214566</text:p>
          </table:table-cell>
          <table:table-cell office:value-type="float" office:value="0.0863270567021" calcext:value-type="float">
            <text:p>0.0863270567</text:p>
          </table:table-cell>
          <table:table-cell office:value-type="float" office:value="-1.97754955292" calcext:value-type="float">
            <text:p>-1.9775495529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15" calcext:value-type="float">
            <text:p>0.1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214983436424" calcext:value-type="float">
            <text:p>0.0214983436</text:p>
          </table:table-cell>
          <table:table-cell office:value-type="float" office:value="0.308278197741" calcext:value-type="float">
            <text:p>0.3082781977</text:p>
          </table:table-cell>
          <table:table-cell office:value-type="float" office:value="0.0808899806508" calcext:value-type="float">
            <text:p>0.0808899807</text:p>
          </table:table-cell>
          <table:table-cell office:value-type="float" office:value="-2.12450146675" calcext:value-type="float">
            <text:p>-2.1245014668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168" calcext:value-type="float">
            <text:p>0.168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44975490527" calcext:value-type="float">
            <text:p>0.0244975491</text:p>
          </table:table-cell>
          <table:table-cell office:value-type="float" office:value="0.299645187003" calcext:value-type="float">
            <text:p>0.299645187</text:p>
          </table:table-cell>
          <table:table-cell office:value-type="float" office:value="0.0775631215723" calcext:value-type="float">
            <text:p>0.0775631216</text:p>
          </table:table-cell>
          <table:table-cell office:value-type="float" office:value="-2.26060676575" calcext:value-type="float">
            <text:p>-2.2606067658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87" calcext:value-type="float">
            <text:p>0.18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264968985047" calcext:value-type="float">
            <text:p>0.0264968985</text:p>
          </table:table-cell>
          <table:table-cell office:value-type="float" office:value="0.292630289652" calcext:value-type="float">
            <text:p>0.2926302897</text:p>
          </table:table-cell>
          <table:table-cell office:value-type="float" office:value="0.0758111859209" calcext:value-type="float">
            <text:p>0.0758111859</text:p>
          </table:table-cell>
          <table:table-cell office:value-type="float" office:value="-2.35784268379" calcext:value-type="float">
            <text:p>-2.3578426838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0.209" calcext:value-type="float">
            <text:p>0.20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69967196196" calcext:value-type="float">
            <text:p>0.0269967196</text:p>
          </table:table-cell>
          <table:table-cell office:value-type="float" office:value="0.284885321637" calcext:value-type="float">
            <text:p>0.2848853216</text:p>
          </table:table-cell>
          <table:table-cell office:value-type="float" office:value="0.0727096216222" calcext:value-type="float">
            <text:p>0.0727096216</text:p>
          </table:table-cell>
          <table:table-cell office:value-type="float" office:value="-2.48883199692" calcext:value-type="float">
            <text:p>-2.4888319969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0.232" calcext:value-type="float">
            <text:p>0.23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264968985047" calcext:value-type="float">
            <text:p>0.0264968985</text:p>
          </table:table-cell>
          <table:table-cell office:value-type="float" office:value="0.278820691896" calcext:value-type="float">
            <text:p>0.2788206919</text:p>
          </table:table-cell>
          <table:table-cell office:value-type="float" office:value="0.0697834867356" calcext:value-type="float">
            <text:p>0.0697834867</text:p>
          </table:table-cell>
          <table:table-cell office:value-type="float" office:value="-2.7046391964" calcext:value-type="float">
            <text:p>-2.7046391964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0.256" calcext:value-type="float">
            <text:p>0.256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79963414768" calcext:value-type="float">
            <text:p>0.0279963415</text:p>
          </table:table-cell>
          <table:table-cell office:value-type="float" office:value="0.27395549535" calcext:value-type="float">
            <text:p>0.2739554954</text:p>
          </table:table-cell>
          <table:table-cell office:value-type="float" office:value="0.0681354474191" calcext:value-type="float">
            <text:p>0.0681354474</text:p>
          </table:table-cell>
          <table:table-cell office:value-type="float" office:value="-2.86094594002" calcext:value-type="float">
            <text:p>-2.860945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8" calcext:value-type="float">
            <text:p>0.2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9495721457" calcext:value-type="float">
            <text:p>0.0294957215</text:p>
          </table:table-cell>
          <table:table-cell office:value-type="float" office:value="0.267638597792" calcext:value-type="float">
            <text:p>0.2676385978</text:p>
          </table:table-cell>
          <table:table-cell office:value-type="float" office:value="0.0664378305365" calcext:value-type="float">
            <text:p>0.0664378305</text:p>
          </table:table-cell>
          <table:table-cell office:value-type="float" office:value="-2.95243239403" calcext:value-type="float">
            <text:p>-2.952432394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304" calcext:value-type="float">
            <text:p>0.304</text:p>
          </table:table-cell>
          <table:table-cell office:value-type="float" office:value="0.01" calcext:value-type="float">
            <text:p>0.01</text:p>
          </table:table-cell>
          <table:table-cell office:value-type="float" office:value="0.0314947909459" calcext:value-type="float">
            <text:p>0.0314947909</text:p>
          </table:table-cell>
          <table:table-cell office:value-type="float" office:value="0.255260192263" calcext:value-type="float">
            <text:p>0.2552601923</text:p>
          </table:table-cell>
          <table:table-cell office:value-type="float" office:value="0.0616875435818" calcext:value-type="float">
            <text:p>0.0616875436</text:p>
          </table:table-cell>
          <table:table-cell office:value-type="float" office:value="-3.07532715797" calcext:value-type="float">
            <text:p>-3.075327158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.329" calcext:value-type="float">
            <text:p>0.32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319945389463" calcext:value-type="float">
            <text:p>0.0319945389</text:p>
          </table:table-cell>
          <table:table-cell office:value-type="float" office:value="0.242731331464" calcext:value-type="float">
            <text:p>0.2427313315</text:p>
          </table:table-cell>
          <table:table-cell office:value-type="float" office:value="0.0569518069786" calcext:value-type="float">
            <text:p>0.056951807</text:p>
          </table:table-cell>
          <table:table-cell office:value-type="float" office:value="-3.20038294792" calcext:value-type="float">
            <text:p>-3.2003829479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0.354" calcext:value-type="float">
            <text:p>0.35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32494278948" calcext:value-type="float">
            <text:p>0.0324942789</text:p>
          </table:table-cell>
          <table:table-cell office:value-type="float" office:value="0.233967455409" calcext:value-type="float">
            <text:p>0.2339674554</text:p>
          </table:table-cell>
          <table:table-cell office:value-type="float" office:value="0.0555789161113" calcext:value-type="float">
            <text:p>0.0555789161</text:p>
          </table:table-cell>
          <table:table-cell office:value-type="float" office:value="-3.22993278503" calcext:value-type="float">
            <text:p>-3.229932785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0.382" calcext:value-type="float">
            <text:p>0.38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32494278948" calcext:value-type="float">
            <text:p>0.0324942789</text:p>
          </table:table-cell>
          <table:table-cell office:value-type="float" office:value="0.221807135934" calcext:value-type="float">
            <text:p>0.2218071359</text:p>
          </table:table-cell>
          <table:table-cell office:value-type="float" office:value="0.0512863041504" calcext:value-type="float">
            <text:p>0.0512863042</text:p>
          </table:table-cell>
          <table:table-cell office:value-type="float" office:value="-3.2839217186" calcext:value-type="float">
            <text:p>-3.2839217186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11" calcext:value-type="float">
            <text:p>0.411</text:p>
          </table:table-cell>
          <table:table-cell office:value-type="float" office:value="0.017" calcext:value-type="float">
            <text:p>0.017</text:p>
          </table:table-cell>
          <table:table-cell office:value-type="float" office:value="0.032494278948" calcext:value-type="float">
            <text:p>0.0324942789</text:p>
          </table:table-cell>
          <table:table-cell office:value-type="float" office:value="0.216935128773" calcext:value-type="float">
            <text:p>0.2169351288</text:p>
          </table:table-cell>
          <table:table-cell office:value-type="float" office:value="0.0496718348023" calcext:value-type="float">
            <text:p>0.0496718348</text:p>
          </table:table-cell>
          <table:table-cell office:value-type="float" office:value="-3.44972634315" calcext:value-type="float">
            <text:p>-3.4497263432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0.442" calcext:value-type="float">
            <text:p>0.442</text:p>
          </table:table-cell>
          <table:table-cell office:value-type="float" office:value="0.019" calcext:value-type="float">
            <text:p>0.019</text:p>
          </table:table-cell>
          <table:table-cell office:value-type="float" office:value="0.0319945389463" calcext:value-type="float">
            <text:p>0.0319945389</text:p>
          </table:table-cell>
          <table:table-cell office:value-type="float" office:value="0.21411150867" calcext:value-type="float">
            <text:p>0.2141115087</text:p>
          </table:table-cell>
          <table:table-cell office:value-type="float" office:value="0.048570369117" calcext:value-type="float">
            <text:p>0.0485703691</text:p>
          </table:table-cell>
          <table:table-cell office:value-type="float" office:value="-3.61658000946" calcext:value-type="float">
            <text:p>-3.6165800095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0.474" calcext:value-type="float">
            <text:p>0.474</text:p>
          </table:table-cell>
          <table:table-cell office:value-type="float" office:value="0.021" calcext:value-type="float">
            <text:p>0.021</text:p>
          </table:table-cell>
          <table:table-cell office:value-type="float" office:value="0.0309950350719" calcext:value-type="float">
            <text:p>0.0309950351</text:p>
          </table:table-cell>
          <table:table-cell office:value-type="float" office:value="0.203431994801" calcext:value-type="float">
            <text:p>0.2034319948</text:p>
          </table:table-cell>
          <table:table-cell office:value-type="float" office:value="0.0434411614844" calcext:value-type="float">
            <text:p>0.0434411615</text:p>
          </table:table-cell>
          <table:table-cell office:value-type="float" office:value="-3.80822348595" calcext:value-type="float">
            <text:p>-3.808223486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0.506" calcext:value-type="float">
            <text:p>0.506</text:p>
          </table:table-cell>
          <table:table-cell office:value-type="float" office:value="0.023" calcext:value-type="float">
            <text:p>0.023</text:p>
          </table:table-cell>
          <table:table-cell office:value-type="float" office:value="0.0309950350719" calcext:value-type="float">
            <text:p>0.0309950351</text:p>
          </table:table-cell>
          <table:table-cell office:value-type="float" office:value="0.192772197006" calcext:value-type="float">
            <text:p>0.192772197</text:p>
          </table:table-cell>
          <table:table-cell office:value-type="float" office:value="0.0386205731806" calcext:value-type="float">
            <text:p>0.0386205732</text:p>
          </table:table-cell>
          <table:table-cell office:value-type="float" office:value="-4.05077648163" calcext:value-type="float">
            <text:p>-4.0507764816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0.539" calcext:value-type="float">
            <text:p>0.539</text:p>
          </table:table-cell>
          <table:table-cell office:value-type="float" office:value="0.025" calcext:value-type="float">
            <text:p>0.025</text:p>
          </table:table-cell>
          <table:table-cell office:value-type="float" office:value="0.0314947909459" calcext:value-type="float">
            <text:p>0.0314947909</text:p>
          </table:table-cell>
          <table:table-cell office:value-type="float" office:value="0.185592404731" calcext:value-type="float">
            <text:p>0.1855924047</text:p>
          </table:table-cell>
          <table:table-cell office:value-type="float" office:value="0.0375722400583" calcext:value-type="float">
            <text:p>0.0375722401</text:p>
          </table:table-cell>
          <table:table-cell office:value-type="float" office:value="-4.18171644211" calcext:value-type="float">
            <text:p>-4.18171644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72" calcext:value-type="float">
            <text:p>0.572</text:p>
          </table:table-cell>
          <table:table-cell office:value-type="float" office:value="0.027" calcext:value-type="float">
            <text:p>0.027</text:p>
          </table:table-cell>
          <table:table-cell office:value-type="float" office:value="0.0319945389463" calcext:value-type="float">
            <text:p>0.0319945389</text:p>
          </table:table-cell>
          <table:table-cell office:value-type="float" office:value="0.178784406282" calcext:value-type="float">
            <text:p>0.1787844063</text:p>
          </table:table-cell>
          <table:table-cell office:value-type="float" office:value="0.0367982282818" calcext:value-type="float">
            <text:p>0.0367982283</text:p>
          </table:table-cell>
          <table:table-cell office:value-type="float" office:value="-4.09639883041" calcext:value-type="float">
            <text:p>-4.0963988304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605" calcext:value-type="float">
            <text:p>0.605</text:p>
          </table:table-cell>
          <table:table-cell office:value-type="float" office:value="0.029" calcext:value-type="float">
            <text:p>0.029</text:p>
          </table:table-cell>
          <table:table-cell office:value-type="float" office:value="0.0319945389463" calcext:value-type="float">
            <text:p>0.0319945389</text:p>
          </table:table-cell>
          <table:table-cell office:value-type="float" office:value="0.172174805667" calcext:value-type="float">
            <text:p>0.1721748057</text:p>
          </table:table-cell>
          <table:table-cell office:value-type="float" office:value="0.035266589495" calcext:value-type="float">
            <text:p>0.0352665895</text:p>
          </table:table-cell>
          <table:table-cell office:value-type="float" office:value="-3.95305514336" calcext:value-type="float">
            <text:p>-3.9530551434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639" calcext:value-type="float">
            <text:p>0.639</text:p>
          </table:table-cell>
          <table:table-cell office:value-type="float" office:value="0.031" calcext:value-type="float">
            <text:p>0.031</text:p>
          </table:table-cell>
          <table:table-cell office:value-type="float" office:value="0.0319945389463" calcext:value-type="float">
            <text:p>0.0319945389</text:p>
          </table:table-cell>
          <table:table-cell office:value-type="float" office:value="0.165830064537" calcext:value-type="float">
            <text:p>0.1658300645</text:p>
          </table:table-cell>
          <table:table-cell office:value-type="float" office:value="0.0322495812742" calcext:value-type="float">
            <text:p>0.0322495813</text:p>
          </table:table-cell>
          <table:table-cell office:value-type="float" office:value="-4.0059800148" calcext:value-type="float">
            <text:p>-4.0059800148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0.675" calcext:value-type="float">
            <text:p>0.675</text:p>
          </table:table-cell>
          <table:table-cell office:value-type="float" office:value="0.034" calcext:value-type="float">
            <text:p>0.034</text:p>
          </table:table-cell>
          <table:table-cell office:value-type="float" office:value="0.0344931564698" calcext:value-type="float">
            <text:p>0.0344931565</text:p>
          </table:table-cell>
          <table:table-cell office:value-type="float" office:value="0.148081966343" calcext:value-type="float">
            <text:p>0.1480819663</text:p>
          </table:table-cell>
          <table:table-cell office:value-type="float" office:value="0.0238034070552" calcext:value-type="float">
            <text:p>0.0238034071</text:p>
          </table:table-cell>
          <table:table-cell office:value-type="float" office:value="-4.04851770401" calcext:value-type="float">
            <text:p>-4.048517704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.709" calcext:value-type="float">
            <text:p>0.709</text:p>
          </table:table-cell>
          <table:table-cell office:value-type="float" office:value="0.036" calcext:value-type="float">
            <text:p>0.036</text:p>
          </table:table-cell>
          <table:table-cell office:value-type="float" office:value="0.036491896019" calcext:value-type="float">
            <text:p>0.036491896</text:p>
          </table:table-cell>
          <table:table-cell office:value-type="float" office:value="0.128825742347" calcext:value-type="float">
            <text:p>0.1288257423</text:p>
          </table:table-cell>
          <table:table-cell office:value-type="float" office:value="0.0157823331638" calcext:value-type="float">
            <text:p>0.0157823332</text:p>
          </table:table-cell>
          <table:table-cell office:value-type="float" office:value="-4.06910800934" calcext:value-type="float">
            <text:p>-4.0691080093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742" calcext:value-type="float">
            <text:p>0.742</text:p>
          </table:table-cell>
          <table:table-cell office:value-type="float" office:value="0.039" calcext:value-type="float">
            <text:p>0.039</text:p>
          </table:table-cell>
          <table:table-cell office:value-type="float" office:value="0.0369915584112" calcext:value-type="float">
            <text:p>0.0369915584</text:p>
          </table:table-cell>
          <table:table-cell office:value-type="float" office:value="0.108238682461" calcext:value-type="float">
            <text:p>0.1082386825</text:p>
          </table:table-cell>
          <table:table-cell office:value-type="float" office:value="0.00681928524403" calcext:value-type="float">
            <text:p>0.0068192852</text:p>
          </table:table-cell>
          <table:table-cell office:value-type="float" office:value="-4.20433664322" calcext:value-type="float">
            <text:p>-4.2043366432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775" calcext:value-type="float">
            <text:p>0.775</text:p>
          </table:table-cell>
          <table:table-cell office:value-type="float" office:value="0.041" calcext:value-type="float">
            <text:p>0.041</text:p>
          </table:table-cell>
          <table:table-cell office:value-type="float" office:value="0.0379908553269" calcext:value-type="float">
            <text:p>0.0379908553</text:p>
          </table:table-cell>
          <table:table-cell office:value-type="float" office:value="0.0892008186587" calcext:value-type="float">
            <text:p>0.0892008187</text:p>
          </table:table-cell>
          <table:table-cell office:value-type="float" office:value="-0.00140457552958" calcext:value-type="float">
            <text:p>-0.0014045755</text:p>
          </table:table-cell>
          <table:table-cell office:value-type="float" office:value="-4.29483509064" calcext:value-type="float">
            <text:p>-4.2948350906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0.806" calcext:value-type="float">
            <text:p>0.806</text:p>
          </table:table-cell>
          <table:table-cell office:value-type="float" office:value="0.044" calcext:value-type="float">
            <text:p>0.044</text:p>
          </table:table-cell>
          <table:table-cell office:value-type="float" office:value="0.0384904896007" calcext:value-type="float">
            <text:p>0.0384904896</text:p>
          </table:table-cell>
          <table:table-cell office:value-type="float" office:value="0.080621316332" calcext:value-type="float">
            <text:p>0.0806213163</text:p>
          </table:table-cell>
          <table:table-cell office:value-type="float" office:value="-0.00362905429475" calcext:value-type="float">
            <text:p>-0.0036290543</text:p>
          </table:table-cell>
          <table:table-cell office:value-type="float" office:value="-4.29789924622" calcext:value-type="float">
            <text:p>-4.2978992462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.838" calcext:value-type="float">
            <text:p>0.838</text:p>
          </table:table-cell>
          <table:table-cell office:value-type="float" office:value="0.046" calcext:value-type="float">
            <text:p>0.046</text:p>
          </table:table-cell>
          <table:table-cell office:value-type="float" office:value="0.0394897291555" calcext:value-type="float">
            <text:p>0.0394897292</text:p>
          </table:table-cell>
          <table:table-cell office:value-type="float" office:value="0.0723213465472" calcext:value-type="float">
            <text:p>0.0723213465</text:p>
          </table:table-cell>
          <table:table-cell office:value-type="float" office:value="-0.00594042419541" calcext:value-type="float">
            <text:p>-0.0059404242</text:p>
          </table:table-cell>
          <table:table-cell office:value-type="float" office:value="-4.26353740692" calcext:value-type="float">
            <text:p>-4.2635374069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0.87" calcext:value-type="float">
            <text:p>0.87</text:p>
          </table:table-cell>
          <table:table-cell office:value-type="float" office:value="0.049" calcext:value-type="float">
            <text:p>0.049</text:p>
          </table:table-cell>
          <table:table-cell office:value-type="float" office:value="0.0394897291555" calcext:value-type="float">
            <text:p>0.0394897292</text:p>
          </table:table-cell>
          <table:table-cell office:value-type="float" office:value="0.0624029588479" calcext:value-type="float">
            <text:p>0.0624029588</text:p>
          </table:table-cell>
          <table:table-cell office:value-type="float" office:value="-0.00851148093125" calcext:value-type="float">
            <text:p>-0.0085114809</text:p>
          </table:table-cell>
          <table:table-cell office:value-type="float" office:value="-4.08877849579" calcext:value-type="float">
            <text:p>-4.08877849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04" calcext:value-type="float">
            <text:p>0.90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04889292205" calcext:value-type="float">
            <text:p>0.0404889292</text:p>
          </table:table-cell>
          <table:table-cell office:value-type="float" office:value="0.0520813655718" calcext:value-type="float">
            <text:p>0.0520813656</text:p>
          </table:table-cell>
          <table:table-cell office:value-type="float" office:value="-0.012402071801" calcext:value-type="float">
            <text:p>-0.0124020718</text:p>
          </table:table-cell>
          <table:table-cell office:value-type="float" office:value="-4.14637613297" calcext:value-type="float">
            <text:p>-4.146376133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0.939" calcext:value-type="float">
            <text:p>0.939</text:p>
          </table:table-cell>
          <table:table-cell office:value-type="float" office:value="0.054" calcext:value-type="float">
            <text:p>0.054</text:p>
          </table:table-cell>
          <table:table-cell office:value-type="float" office:value="0.0404889292205" calcext:value-type="float">
            <text:p>0.0404889292</text:p>
          </table:table-cell>
          <table:table-cell office:value-type="float" office:value="0.0421677801503" calcext:value-type="float">
            <text:p>0.0421677802</text:p>
          </table:table-cell>
          <table:table-cell office:value-type="float" office:value="-0.0186412483926" calcext:value-type="float">
            <text:p>-0.0186412484</text:p>
          </table:table-cell>
          <table:table-cell office:value-type="float" office:value="-4.54782247543" calcext:value-type="float">
            <text:p>-4.5478224754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0.976" calcext:value-type="float">
            <text:p>0.976</text:p>
          </table:table-cell>
          <table:table-cell office:value-type="float" office:value="0.057" calcext:value-type="float">
            <text:p>0.057</text:p>
          </table:table-cell>
          <table:table-cell office:value-type="float" office:value="0.0404889292205" calcext:value-type="float">
            <text:p>0.0404889292</text:p>
          </table:table-cell>
          <table:table-cell office:value-type="float" office:value="0.0312634933566" calcext:value-type="float">
            <text:p>0.0312634934</text:p>
          </table:table-cell>
          <table:table-cell office:value-type="float" office:value="-0.0227045805442" calcext:value-type="float">
            <text:p>-0.0227045805</text:p>
          </table:table-cell>
          <table:table-cell office:value-type="float" office:value="-4.63228225708" calcext:value-type="float">
            <text:p>-4.6322822571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1.014" calcext:value-type="float">
            <text:p>1.014</text:p>
          </table:table-cell>
          <table:table-cell office:value-type="float" office:value="0.06" calcext:value-type="float">
            <text:p>0.06</text:p>
          </table:table-cell>
          <table:table-cell office:value-type="float" office:value="0.0404889292205" calcext:value-type="float">
            <text:p>0.0404889292</text:p>
          </table:table-cell>
          <table:table-cell office:value-type="float" office:value="0.0186329313903" calcext:value-type="float">
            <text:p>0.0186329314</text:p>
          </table:table-cell>
          <table:table-cell office:value-type="float" office:value="-0.0255532486785" calcext:value-type="float">
            <text:p>-0.0255532487</text:p>
          </table:table-cell>
          <table:table-cell office:value-type="float" office:value="-4.28802537918" calcext:value-type="float">
            <text:p>-4.2880253792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1.055" calcext:value-type="float">
            <text:p>1.055</text:p>
          </table:table-cell>
          <table:table-cell office:value-type="float" office:value="0.063" calcext:value-type="float">
            <text:p>0.063</text:p>
          </table:table-cell>
          <table:table-cell office:value-type="float" office:value="0.0404889292205" calcext:value-type="float">
            <text:p>0.0404889292</text:p>
          </table:table-cell>
          <table:table-cell office:value-type="float" office:value="0.0063952897495" calcext:value-type="float">
            <text:p>0.0063952897</text:p>
          </table:table-cell>
          <table:table-cell office:value-type="float" office:value="-0.0302399950754" calcext:value-type="float">
            <text:p>-0.0302399951</text:p>
          </table:table-cell>
          <table:table-cell office:value-type="float" office:value="-4.12233352661" calcext:value-type="float">
            <text:p>-4.1223335266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1.098" calcext:value-type="float">
            <text:p>1.098</text:p>
          </table:table-cell>
          <table:table-cell office:value-type="float" office:value="0.067" calcext:value-type="float">
            <text:p>0.067</text:p>
          </table:table-cell>
          <table:table-cell office:value-type="float" office:value="0.0409885141321" calcext:value-type="float">
            <text:p>0.0409885141</text:p>
          </table:table-cell>
          <table:table-cell office:value-type="float" office:value="-0.00489848405001" calcext:value-type="float">
            <text:p>-0.0048984841</text:p>
          </table:table-cell>
          <table:table-cell office:value-type="float" office:value="-0.0355075006949" calcext:value-type="float">
            <text:p>-0.0355075007</text:p>
          </table:table-cell>
          <table:table-cell office:value-type="float" office:value="-4.14957284927" calcext:value-type="float">
            <text:p>-4.1495728493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1.142" calcext:value-type="float">
            <text:p>1.142</text:p>
          </table:table-cell>
          <table:table-cell office:value-type="float" office:value="0.071" calcext:value-type="float">
            <text:p>0.071</text:p>
          </table:table-cell>
          <table:table-cell office:value-type="float" office:value="0.0409885141321" calcext:value-type="float">
            <text:p>0.0409885141</text:p>
          </table:table-cell>
          <table:table-cell office:value-type="float" office:value="-0.0146291408239" calcext:value-type="float">
            <text:p>-0.0146291408</text:p>
          </table:table-cell>
          <table:table-cell office:value-type="float" office:value="-0.0375788148859" calcext:value-type="float">
            <text:p>-0.0375788149</text:p>
          </table:table-cell>
          <table:table-cell office:value-type="float" office:value="-4.06661748886" calcext:value-type="float">
            <text:p>-4.0666174889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1.189" calcext:value-type="float">
            <text:p>1.189</text:p>
          </table:table-cell>
          <table:table-cell office:value-type="float" office:value="0.074" calcext:value-type="float">
            <text:p>0.074</text:p>
          </table:table-cell>
          <table:table-cell office:value-type="float" office:value="0.0389901142518" calcext:value-type="float">
            <text:p>0.0389901143</text:p>
          </table:table-cell>
          <table:table-cell office:value-type="float" office:value="-0.0232808540195" calcext:value-type="float">
            <text:p>-0.023280854</text:p>
          </table:table-cell>
          <table:table-cell office:value-type="float" office:value="-0.0398592007051" calcext:value-type="float">
            <text:p>-0.0398592007</text:p>
          </table:table-cell>
          <table:table-cell office:value-type="float" office:value="-3.95582342148" calcext:value-type="float">
            <text:p>-3.9558234215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1.238" calcext:value-type="float">
            <text:p>1.238</text:p>
          </table:table-cell>
          <table:table-cell office:value-type="float" office:value="0.078" calcext:value-type="float">
            <text:p>0.078</text:p>
          </table:table-cell>
          <table:table-cell office:value-type="float" office:value="0.0369915584112" calcext:value-type="float">
            <text:p>0.0369915584</text:p>
          </table:table-cell>
          <table:table-cell office:value-type="float" office:value="-0.0300338859355" calcext:value-type="float">
            <text:p>-0.0300338859</text:p>
          </table:table-cell>
          <table:table-cell office:value-type="float" office:value="-0.042042515735" calcext:value-type="float">
            <text:p>-0.0420425157</text:p>
          </table:table-cell>
          <table:table-cell office:value-type="float" office:value="-3.93738722801" calcext:value-type="float">
            <text:p>-3.937387228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1.288" calcext:value-type="float">
            <text:p>1.288</text:p>
          </table:table-cell>
          <table:table-cell office:value-type="float" office:value="0.082" calcext:value-type="float">
            <text:p>0.082</text:p>
          </table:table-cell>
          <table:table-cell office:value-type="float" office:value="0.0344931564698" calcext:value-type="float">
            <text:p>0.0344931565</text:p>
          </table:table-cell>
          <table:table-cell office:value-type="float" office:value="-0.0364295652843" calcext:value-type="float">
            <text:p>-0.0364295653</text:p>
          </table:table-cell>
          <table:table-cell office:value-type="float" office:value="-0.0438625162508" calcext:value-type="float">
            <text:p>-0.0438625163</text:p>
          </table:table-cell>
          <table:table-cell office:value-type="float" office:value="-3.89559793472" calcext:value-type="float">
            <text:p>-3.89559793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339" calcext:value-type="float">
            <text:p>1.339</text:p>
          </table:table-cell>
          <table:table-cell office:value-type="float" office:value="0.085" calcext:value-type="float">
            <text:p>0.085</text:p>
          </table:table-cell>
          <table:table-cell office:value-type="float" office:value="0.0314947909459" calcext:value-type="float">
            <text:p>0.0314947909</text:p>
          </table:table-cell>
          <table:table-cell office:value-type="float" office:value="-0.0440219814164" calcext:value-type="float">
            <text:p>-0.0440219814</text:p>
          </table:table-cell>
          <table:table-cell office:value-type="float" office:value="-0.0445236797841" calcext:value-type="float">
            <text:p>-0.0445236798</text:p>
          </table:table-cell>
          <table:table-cell office:value-type="float" office:value="-3.62640190125" calcext:value-type="float">
            <text:p>-3.6264019013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.391" calcext:value-type="float">
            <text:p>1.391</text:p>
          </table:table-cell>
          <table:table-cell office:value-type="float" office:value="0.088" calcext:value-type="float">
            <text:p>0.088</text:p>
          </table:table-cell>
          <table:table-cell office:value-type="float" office:value="0.0299955002025" calcext:value-type="float">
            <text:p>0.0299955002</text:p>
          </table:table-cell>
          <table:table-cell office:value-type="float" office:value="-0.0514314359586" calcext:value-type="float">
            <text:p>-0.051431436</text:p>
          </table:table-cell>
          <table:table-cell office:value-type="float" office:value="-0.0453756738615" calcext:value-type="float">
            <text:p>-0.0453756739</text:p>
          </table:table-cell>
          <table:table-cell office:value-type="float" office:value="-3.43263483047" calcext:value-type="float">
            <text:p>-3.4326348305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.444" calcext:value-type="float">
            <text:p>1.444</text:p>
          </table:table-cell>
          <table:table-cell office:value-type="float" office:value="0.091" calcext:value-type="float">
            <text:p>0.091</text:p>
          </table:table-cell>
          <table:table-cell office:value-type="float" office:value="0.0284961419692" calcext:value-type="float">
            <text:p>0.028496142</text:p>
          </table:table-cell>
          <table:table-cell office:value-type="float" office:value="-0.0606410010662" calcext:value-type="float">
            <text:p>-0.0606410011</text:p>
          </table:table-cell>
          <table:table-cell office:value-type="float" office:value="-0.0490002241597" calcext:value-type="float">
            <text:p>-0.0490002242</text:p>
          </table:table-cell>
          <table:table-cell office:value-type="float" office:value="-3.57176566124" calcext:value-type="float">
            <text:p>-3.5717656612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1.496" calcext:value-type="float">
            <text:p>1.496</text:p>
          </table:table-cell>
          <table:table-cell office:value-type="float" office:value="0.094" calcext:value-type="float">
            <text:p>0.094</text:p>
          </table:table-cell>
          <table:table-cell office:value-type="float" office:value="0.0274965339852" calcext:value-type="float">
            <text:p>0.027496534</text:p>
          </table:table-cell>
          <table:table-cell office:value-type="float" office:value="-0.0704200504836" calcext:value-type="float">
            <text:p>-0.0704200505</text:p>
          </table:table-cell>
          <table:table-cell office:value-type="float" office:value="-0.0524066012342" calcext:value-type="float">
            <text:p>-0.0524066012</text:p>
          </table:table-cell>
          <table:table-cell office:value-type="float" office:value="-3.76125359535" calcext:value-type="float">
            <text:p>-3.7612535954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.549" calcext:value-type="float">
            <text:p>1.549</text:p>
          </table:table-cell>
          <table:table-cell office:value-type="float" office:value="0.097" calcext:value-type="float">
            <text:p>0.097</text:p>
          </table:table-cell>
          <table:table-cell office:value-type="float" office:value="0.0259970707657" calcext:value-type="float">
            <text:p>0.0259970708</text:p>
          </table:table-cell>
          <table:table-cell office:value-type="float" office:value="-0.0828061911655" calcext:value-type="float">
            <text:p>-0.0828061912</text:p>
          </table:table-cell>
          <table:table-cell office:value-type="float" office:value="-0.053844789661" calcext:value-type="float">
            <text:p>-0.0538447897</text:p>
          </table:table-cell>
          <table:table-cell office:value-type="float" office:value="-3.36246037483" calcext:value-type="float">
            <text:p>-3.3624603748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.602" calcext:value-type="float">
            <text:p>1.602</text:p>
          </table:table-cell>
          <table:table-cell office:value-type="float" office:value="0.1" calcext:value-type="float">
            <text:p>0.1</text:p>
          </table:table-cell>
          <table:table-cell office:value-type="float" office:value="0.0229979722203" calcext:value-type="float">
            <text:p>0.0229979722</text:p>
          </table:table-cell>
          <table:table-cell office:value-type="float" office:value="-0.0962435839194" calcext:value-type="float">
            <text:p>-0.0962435839</text:p>
          </table:table-cell>
          <table:table-cell office:value-type="float" office:value="-0.0548671731679" calcext:value-type="float">
            <text:p>-0.0548671732</text:p>
          </table:table-cell>
          <table:table-cell office:value-type="float" office:value="-2.73275065422" calcext:value-type="float">
            <text:p>-2.7327506542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1.654" calcext:value-type="float">
            <text:p>1.654</text:p>
          </table:table-cell>
          <table:table-cell office:value-type="float" office:value="0.102" calcext:value-type="float">
            <text:p>0.102</text:p>
          </table:table-cell>
          <table:table-cell office:value-type="float" office:value="0.0214983436424" calcext:value-type="float">
            <text:p>0.0214983436</text:p>
          </table:table-cell>
          <table:table-cell office:value-type="float" office:value="-0.111142362532" calcext:value-type="float">
            <text:p>-0.1111423625</text:p>
          </table:table-cell>
          <table:table-cell office:value-type="float" office:value="-0.0617692223007" calcext:value-type="float">
            <text:p>-0.0617692223</text:p>
          </table:table-cell>
          <table:table-cell office:value-type="float" office:value="-2.82086420059" calcext:value-type="float">
            <text:p>-2.8208642006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.707" calcext:value-type="float">
            <text:p>1.707</text:p>
          </table:table-cell>
          <table:table-cell office:value-type="float" office:value="0.104" calcext:value-type="float">
            <text:p>0.104</text:p>
          </table:table-cell>
          <table:table-cell office:value-type="float" office:value="0.0199986666933" calcext:value-type="float">
            <text:p>0.0199986667</text:p>
          </table:table-cell>
          <table:table-cell office:value-type="float" office:value="-0.134860686763" calcext:value-type="float">
            <text:p>-0.1348606868</text:p>
          </table:table-cell>
          <table:table-cell office:value-type="float" office:value="-0.071598921766" calcext:value-type="float">
            <text:p>-0.0715989218</text:p>
          </table:table-cell>
          <table:table-cell office:value-type="float" office:value="-2.81940364838" calcext:value-type="float">
            <text:p>-2.8194036484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1.76" calcext:value-type="float">
            <text:p>1.76</text:p>
          </table:table-cell>
          <table:table-cell office:value-type="float" office:value="0.107" calcext:value-type="float">
            <text:p>0.107</text:p>
          </table:table-cell>
          <table:table-cell office:value-type="float" office:value="0.0184989447472" calcext:value-type="float">
            <text:p>0.0184989447</text:p>
          </table:table-cell>
          <table:table-cell office:value-type="float" office:value="-0.156186791872" calcext:value-type="float">
            <text:p>-0.1561867919</text:p>
          </table:table-cell>
          <table:table-cell office:value-type="float" office:value="-0.0773815848431" calcext:value-type="float">
            <text:p>-0.0773815848</text:p>
          </table:table-cell>
          <table:table-cell office:value-type="float" office:value="-2.50105786324" calcext:value-type="float">
            <text:p>-2.5010578632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1.812" calcext:value-type="float">
            <text:p>1.812</text:p>
          </table:table-cell>
          <table:table-cell office:value-type="float" office:value="0.108" calcext:value-type="float">
            <text:p>0.108</text:p>
          </table:table-cell>
          <table:table-cell office:value-type="float" office:value="0.0159993173421" calcext:value-type="float">
            <text:p>0.0159993173</text:p>
          </table:table-cell>
          <table:table-cell office:value-type="float" office:value="-0.175657579949" calcext:value-type="float">
            <text:p>-0.1756575799</text:p>
          </table:table-cell>
          <table:table-cell office:value-type="float" office:value="-0.083822176558" calcext:value-type="float">
            <text:p>-0.0838221766</text:p>
          </table:table-cell>
          <table:table-cell office:value-type="float" office:value="-2.39942622185" calcext:value-type="float">
            <text:p>-2.39942622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866" calcext:value-type="float">
            <text:p>1.866</text:p>
          </table:table-cell>
          <table:table-cell office:value-type="float" office:value="0.11" calcext:value-type="float">
            <text:p>0.11</text:p>
          </table:table-cell>
          <table:table-cell office:value-type="float" office:value="0.0129996338364" calcext:value-type="float">
            <text:p>0.0129996338</text:p>
          </table:table-cell>
          <table:table-cell office:value-type="float" office:value="-0.19557134927" calcext:value-type="float">
            <text:p>-0.1955713493</text:p>
          </table:table-cell>
          <table:table-cell office:value-type="float" office:value="-0.090157726644" calcext:value-type="float">
            <text:p>-0.0901577266</text:p>
          </table:table-cell>
          <table:table-cell office:value-type="float" office:value="-2.11568713188" calcext:value-type="float">
            <text:p>-2.1156871319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1.922" calcext:value-type="float">
            <text:p>1.922</text:p>
          </table:table-cell>
          <table:table-cell office:value-type="float" office:value="0.111" calcext:value-type="float">
            <text:p>0.111</text:p>
          </table:table-cell>
          <table:table-cell office:value-type="float" office:value="0.0119997120021" calcext:value-type="float">
            <text:p>0.011999712</text:p>
          </table:table-cell>
          <table:table-cell office:value-type="float" office:value="-0.216346380627" calcext:value-type="float">
            <text:p>-0.2163463806</text:p>
          </table:table-cell>
          <table:table-cell office:value-type="float" office:value="-0.0952032061262" calcext:value-type="float">
            <text:p>-0.0952032061</text:p>
          </table:table-cell>
          <table:table-cell office:value-type="float" office:value="-1.70761442184" calcext:value-type="float">
            <text:p>-1.7076144218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1.977" calcext:value-type="float">
            <text:p>1.977</text:p>
          </table:table-cell>
          <table:table-cell office:value-type="float" office:value="0.113" calcext:value-type="float">
            <text:p>0.113</text:p>
          </table:table-cell>
          <table:table-cell office:value-type="float" office:value="0.0104998070636" calcext:value-type="float">
            <text:p>0.0104998071</text:p>
          </table:table-cell>
          <table:table-cell office:value-type="float" office:value="-0.234753882233" calcext:value-type="float">
            <text:p>-0.2347538822</text:p>
          </table:table-cell>
          <table:table-cell office:value-type="float" office:value="-0.103017733911" calcext:value-type="float">
            <text:p>-0.1030177339</text:p>
          </table:table-cell>
          <table:table-cell office:value-type="float" office:value="-1.71831524372" calcext:value-type="float">
            <text:p>-1.7183152437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2.032" calcext:value-type="float">
            <text:p>2.032</text:p>
          </table:table-cell>
          <table:table-cell office:value-type="float" office:value="0.114" calcext:value-type="float">
            <text:p>0.114</text:p>
          </table:table-cell>
          <table:table-cell office:value-type="float" office:value="0.00899987850049" calcext:value-type="float">
            <text:p>0.0089998785</text:p>
          </table:table-cell>
          <table:table-cell office:value-type="float" office:value="-0.253911385855" calcext:value-type="float">
            <text:p>-0.2539113859</text:p>
          </table:table-cell>
          <table:table-cell office:value-type="float" office:value="-0.108767822517" calcext:value-type="float">
            <text:p>-0.1087678225</text:p>
          </table:table-cell>
          <table:table-cell office:value-type="float" office:value="-1.26850390434" calcext:value-type="float">
            <text:p>-1.2685039043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2.086" calcext:value-type="float">
            <text:p>2.086</text:p>
          </table:table-cell>
          <table:table-cell office:value-type="float" office:value="0.115" calcext:value-type="float">
            <text:p>0.115</text:p>
          </table:table-cell>
          <table:table-cell office:value-type="float" office:value="0.0084998976462" calcext:value-type="float">
            <text:p>0.0084998976</text:p>
          </table:table-cell>
          <table:table-cell office:value-type="float" office:value="-0.277669197406" calcext:value-type="float">
            <text:p>-0.2776691974</text:p>
          </table:table-cell>
          <table:table-cell office:value-type="float" office:value="-0.114755585698" calcext:value-type="float">
            <text:p>-0.1147555857</text:p>
          </table:table-cell>
          <table:table-cell office:value-type="float" office:value="-0.731164991856" calcext:value-type="float">
            <text:p>-0.7311649919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2.14" calcext:value-type="float">
            <text:p>2.14</text:p>
          </table:table-cell>
          <table:table-cell office:value-type="float" office:value="0.116" calcext:value-type="float">
            <text:p>0.116</text:p>
          </table:table-cell>
          <table:table-cell office:value-type="float" office:value="0.0084998976462" calcext:value-type="float">
            <text:p>0.0084998976</text:p>
          </table:table-cell>
          <table:table-cell office:value-type="float" office:value="-0.301124836205" calcext:value-type="float">
            <text:p>-0.3011248362</text:p>
          </table:table-cell>
          <table:table-cell office:value-type="float" office:value="-0.124348466709" calcext:value-type="float">
            <text:p>-0.1243484667</text:p>
          </table:table-cell>
          <table:table-cell office:value-type="float" office:value="-0.90989613533" calcext:value-type="float">
            <text:p>-0.9098961353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2.194" calcext:value-type="float">
            <text:p>2.194</text:p>
          </table:table-cell>
          <table:table-cell office:value-type="float" office:value="0.116" calcext:value-type="float">
            <text:p>0.116</text:p>
          </table:table-cell>
          <table:table-cell office:value-type="float" office:value="0.00799991466694" calcext:value-type="float">
            <text:p>0.0079999147</text:p>
          </table:table-cell>
          <table:table-cell office:value-type="float" office:value="-0.323629512609" calcext:value-type="float">
            <text:p>-0.3236295126</text:p>
          </table:table-cell>
          <table:table-cell office:value-type="float" office:value="-0.132192983572" calcext:value-type="float">
            <text:p>-0.1321929836</text:p>
          </table:table-cell>
          <table:table-cell office:value-type="float" office:value="-0.982672870159" calcext:value-type="float">
            <text:p>-0.9826728702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2.249" calcext:value-type="float">
            <text:p>2.249</text:p>
          </table:table-cell>
          <table:table-cell office:value-type="float" office:value="0.117" calcext:value-type="float">
            <text:p>0.117</text:p>
          </table:table-cell>
          <table:table-cell office:value-type="float" office:value="0.0074999296877" calcext:value-type="float">
            <text:p>0.0074999297</text:p>
          </table:table-cell>
          <table:table-cell office:value-type="float" office:value="-0.347099967122" calcext:value-type="float">
            <text:p>-0.3470999671</text:p>
          </table:table-cell>
          <table:table-cell office:value-type="float" office:value="-0.137798234844" calcext:value-type="float">
            <text:p>-0.1377982348</text:p>
          </table:table-cell>
          <table:table-cell office:value-type="float" office:value="-0.688083350658" calcext:value-type="float">
            <text:p>-0.6880833507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2.305" calcext:value-type="float">
            <text:p>2.305</text:p>
          </table:table-cell>
          <table:table-cell office:value-type="float" office:value="0.118" calcext:value-type="float">
            <text:p>0.118</text:p>
          </table:table-cell>
          <table:table-cell office:value-type="float" office:value="0.0029999955" calcext:value-type="float">
            <text:p>0.0029999955</text:p>
          </table:table-cell>
          <table:table-cell office:value-type="float" office:value="-0.366788672961" calcext:value-type="float">
            <text:p>-0.366788673</text:p>
          </table:table-cell>
          <table:table-cell office:value-type="float" office:value="-0.144710947748" calcext:value-type="float">
            <text:p>-0.1447109477</text:p>
          </table:table-cell>
          <table:table-cell office:value-type="float" office:value="-0.793946146965" calcext:value-type="float">
            <text:p>-0.793946147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2.36" calcext:value-type="float">
            <text:p>2.36</text:p>
          </table:table-cell>
          <table:table-cell office:value-type="float" office:value="0.118" calcext:value-type="float">
            <text:p>0.118</text:p>
          </table:table-cell>
          <table:table-cell office:value-type="float" office:value="0.000499999979167" calcext:value-type="float">
            <text:p>0.0005</text:p>
          </table:table-cell>
          <table:table-cell office:value-type="float" office:value="-0.386476065308" calcext:value-type="float">
            <text:p>-0.3864760653</text:p>
          </table:table-cell>
          <table:table-cell office:value-type="float" office:value="-0.153739112344" calcext:value-type="float">
            <text:p>-0.1537391123</text:p>
          </table:table-cell>
          <table:table-cell office:value-type="float" office:value="-1.12616503239" calcext:value-type="float">
            <text:p>-1.12616503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415" calcext:value-type="float">
            <text:p>2.415</text:p>
          </table:table-cell>
          <table:table-cell office:value-type="float" office:value="0.118" calcext:value-type="float">
            <text:p>0.118</text:p>
          </table:table-cell>
          <table:table-cell office:value-type="float" office:value="0" calcext:value-type="float">
            <text:p>0</text:p>
          </table:table-cell>
          <table:table-cell office:value-type="float" office:value="-0.408439063644" calcext:value-type="float">
            <text:p>-0.4084390636</text:p>
          </table:table-cell>
          <table:table-cell office:value-type="float" office:value="-0.157324211733" calcext:value-type="float">
            <text:p>-0.1573242117</text:p>
          </table:table-cell>
          <table:table-cell office:value-type="float" office:value="-0.900697052479" calcext:value-type="float">
            <text:p>-0.9006970525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2.468" calcext:value-type="float">
            <text:p>2.468</text:p>
          </table:table-cell>
          <table:table-cell office:value-type="float" office:value="0.118" calcext:value-type="float">
            <text:p>0.118</text:p>
          </table:table-cell>
          <table:table-cell office:value-type="float" office:value="-0.00249999739583" calcext:value-type="float">
            <text:p>-0.0024999974</text:p>
          </table:table-cell>
          <table:table-cell office:value-type="float" office:value="-0.432176009816" calcext:value-type="float">
            <text:p>-0.4321760098</text:p>
          </table:table-cell>
          <table:table-cell office:value-type="float" office:value="-0.163130250519" calcext:value-type="float">
            <text:p>-0.1631302505</text:p>
          </table:table-cell>
          <table:table-cell office:value-type="float" office:value="-0.686212182045" calcext:value-type="float">
            <text:p>-0.686212182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2.522" calcext:value-type="float">
            <text:p>2.522</text:p>
          </table:table-cell>
          <table:table-cell office:value-type="float" office:value="0.118" calcext:value-type="float">
            <text:p>0.118</text:p>
          </table:table-cell>
          <table:table-cell office:value-type="float" office:value="-0.00349999285417" calcext:value-type="float">
            <text:p>-0.0034999929</text:p>
          </table:table-cell>
          <table:table-cell office:value-type="float" office:value="-0.454405033693" calcext:value-type="float">
            <text:p>-0.4544050337</text:p>
          </table:table-cell>
          <table:table-cell office:value-type="float" office:value="-0.172311918878" calcext:value-type="float">
            <text:p>-0.1723119189</text:p>
          </table:table-cell>
          <table:table-cell office:value-type="float" office:value="-0.952071905136" calcext:value-type="float">
            <text:p>-0.9520719051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2.574" calcext:value-type="float">
            <text:p>2.574</text:p>
          </table:table-cell>
          <table:table-cell office:value-type="float" office:value="0.118" calcext:value-type="float">
            <text:p>0.118</text:p>
          </table:table-cell>
          <table:table-cell office:value-type="float" office:value="-0.00199999866667" calcext:value-type="float">
            <text:p>-0.0019999987</text:p>
          </table:table-cell>
          <table:table-cell office:value-type="float" office:value="-0.476473863094" calcext:value-type="float">
            <text:p>-0.4764738631</text:p>
          </table:table-cell>
          <table:table-cell office:value-type="float" office:value="-0.179307514094" calcext:value-type="float">
            <text:p>-0.1793075141</text:p>
          </table:table-cell>
          <table:table-cell office:value-type="float" office:value="-0.801045775414" calcext:value-type="float">
            <text:p>-0.8010457754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2.628" calcext:value-type="float">
            <text:p>2.628</text:p>
          </table:table-cell>
          <table:table-cell office:value-type="float" office:value="0.117" calcext:value-type="float">
            <text:p>0.117</text:p>
          </table:table-cell>
          <table:table-cell office:value-type="float" office:value="-0.0014999994375" calcext:value-type="float">
            <text:p>-0.0014999994</text:p>
          </table:table-cell>
          <table:table-cell office:value-type="float" office:value="-0.49886998525" calcext:value-type="float">
            <text:p>-0.4988699853</text:p>
          </table:table-cell>
          <table:table-cell office:value-type="float" office:value="-0.183696603989" calcext:value-type="float">
            <text:p>-0.183696604</text:p>
          </table:table-cell>
          <table:table-cell office:value-type="float" office:value="-0.19188451767" calcext:value-type="float">
            <text:p>-0.1918845177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2.681" calcext:value-type="float">
            <text:p>2.681</text:p>
          </table:table-cell>
          <table:table-cell office:value-type="float" office:value="0.117" calcext:value-type="float">
            <text:p>0.117</text:p>
          </table:table-cell>
          <table:table-cell office:value-type="float" office:value="-0.00349999285417" calcext:value-type="float">
            <text:p>-0.0034999929</text:p>
          </table:table-cell>
          <table:table-cell office:value-type="float" office:value="-0.522949287688" calcext:value-type="float">
            <text:p>-0.5229492877</text:p>
          </table:table-cell>
          <table:table-cell office:value-type="float" office:value="-0.192080919789" calcext:value-type="float">
            <text:p>-0.1920809198</text:p>
          </table:table-cell>
          <table:table-cell office:value-type="float" office:value="-0.125366866589" calcext:value-type="float">
            <text:p>-0.1253668666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2.734" calcext:value-type="float">
            <text:p>2.734</text:p>
          </table:table-cell>
          <table:table-cell office:value-type="float" office:value="0.117" calcext:value-type="float">
            <text:p>0.117</text:p>
          </table:table-cell>
          <table:table-cell office:value-type="float" office:value="-0.000999999833333" calcext:value-type="float">
            <text:p>-0.0009999998</text:p>
          </table:table-cell>
          <table:table-cell office:value-type="float" office:value="-0.551737166663" calcext:value-type="float">
            <text:p>-0.5517371667</text:p>
          </table:table-cell>
          <table:table-cell office:value-type="float" office:value="-0.204796726565" calcext:value-type="float">
            <text:p>-0.2047967266</text:p>
          </table:table-cell>
          <table:table-cell office:value-type="float" office:value="-0.354268223047" calcext:value-type="float">
            <text:p>-0.354268223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2.787" calcext:value-type="float">
            <text:p>2.787</text:p>
          </table:table-cell>
          <table:table-cell office:value-type="float" office:value="0.117" calcext:value-type="float">
            <text:p>0.117</text:p>
          </table:table-cell>
          <table:table-cell office:value-type="float" office:value="0" calcext:value-type="float">
            <text:p>0</text:p>
          </table:table-cell>
          <table:table-cell office:value-type="float" office:value="-0.576421619159" calcext:value-type="float">
            <text:p>-0.5764216192</text:p>
          </table:table-cell>
          <table:table-cell office:value-type="float" office:value="-0.212537338278" calcext:value-type="float">
            <text:p>-0.2125373383</text:p>
          </table:table-cell>
          <table:table-cell office:value-type="float" office:value="-0.183061465621" calcext:value-type="float">
            <text:p>-0.1830614656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2.84" calcext:value-type="float">
            <text:p>2.84</text:p>
          </table:table-cell>
          <table:table-cell office:value-type="float" office:value="0.117" calcext:value-type="float">
            <text:p>0.117</text:p>
          </table:table-cell>
          <table:table-cell office:value-type="float" office:value="0" calcext:value-type="float">
            <text:p>0</text:p>
          </table:table-cell>
          <table:table-cell office:value-type="float" office:value="-0.597303958872" calcext:value-type="float">
            <text:p>-0.5973039589</text:p>
          </table:table-cell>
          <table:table-cell office:value-type="float" office:value="-0.219187776915" calcext:value-type="float">
            <text:p>-0.2191877769</text:p>
          </table:table-cell>
          <table:table-cell office:value-type="float" office:value="-0.184419810772" calcext:value-type="float">
            <text:p>-0.1844198108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2.895" calcext:value-type="float">
            <text:p>2.895</text:p>
          </table:table-cell>
          <table:table-cell office:value-type="float" office:value="0.117" calcext:value-type="float">
            <text:p>0.117</text:p>
          </table:table-cell>
          <table:table-cell office:value-type="float" office:value="0.000499999979167" calcext:value-type="float">
            <text:p>0.0005</text:p>
          </table:table-cell>
          <table:table-cell office:value-type="float" office:value="-0.619251064508" calcext:value-type="float">
            <text:p>-0.6192510645</text:p>
          </table:table-cell>
          <table:table-cell office:value-type="float" office:value="-0.227281124966" calcext:value-type="float">
            <text:p>-0.227281125</text:p>
          </table:table-cell>
          <table:table-cell office:value-type="float" office:value="-0.277970612049" calcext:value-type="float">
            <text:p>-0.2779706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949" calcext:value-type="float">
            <text:p>2.949</text:p>
          </table:table-cell>
          <table:table-cell office:value-type="float" office:value="0.117" calcext:value-type="float">
            <text:p>0.117</text:p>
          </table:table-cell>
          <table:table-cell office:value-type="float" office:value="0.0014999994375" calcext:value-type="float">
            <text:p>0.0014999994</text:p>
          </table:table-cell>
          <table:table-cell office:value-type="float" office:value="-0.630590261435" calcext:value-type="float">
            <text:p>-0.6305902614</text:p>
          </table:table-cell>
          <table:table-cell office:value-type="float" office:value="-0.229012218851" calcext:value-type="float">
            <text:p>-0.2290122189</text:p>
          </table:table-cell>
          <table:table-cell office:value-type="float" office:value="-0.138442024589" calcext:value-type="float">
            <text:p>-0.1384420246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3.002" calcext:value-type="float">
            <text:p>3.002</text:p>
          </table:table-cell>
          <table:table-cell office:value-type="float" office:value="0.117" calcext:value-type="float">
            <text:p>0.117</text:p>
          </table:table-cell>
          <table:table-cell office:value-type="float" office:value="0" calcext:value-type="float">
            <text:p>0</text:p>
          </table:table-cell>
          <table:table-cell office:value-type="float" office:value="-0.641236222688" calcext:value-type="float">
            <text:p>-0.6412362227</text:p>
          </table:table-cell>
          <table:table-cell office:value-type="float" office:value="-0.231341080786" calcext:value-type="float">
            <text:p>-0.2313410808</text:p>
          </table:table-cell>
          <table:table-cell office:value-type="float" office:value="-0.143940746784" calcext:value-type="float">
            <text:p>-0.1439407468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3.056" calcext:value-type="float">
            <text:p>3.056</text:p>
          </table:table-cell>
          <table:table-cell office:value-type="float" office:value="0.117" calcext:value-type="float">
            <text:p>0.117</text:p>
          </table:table-cell>
          <table:table-cell office:value-type="float" office:value="0" calcext:value-type="float">
            <text:p>0</text:p>
          </table:table-cell>
          <table:table-cell office:value-type="float" office:value="-0.650968515035" calcext:value-type="float">
            <text:p>-0.650968515</text:p>
          </table:table-cell>
          <table:table-cell office:value-type="float" office:value="-0.23439602768" calcext:value-type="float">
            <text:p>-0.2343960277</text:p>
          </table:table-cell>
          <table:table-cell office:value-type="float" office:value="-0.125633463264" calcext:value-type="float">
            <text:p>-0.1256334633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3.11" calcext:value-type="float">
            <text:p>3.11</text:p>
          </table:table-cell>
          <table:table-cell office:value-type="float" office:value="0.117" calcext:value-type="float">
            <text:p>0.117</text:p>
          </table:table-cell>
          <table:table-cell office:value-type="float" office:value="-0.000499999979167" calcext:value-type="float">
            <text:p>-0.0005</text:p>
          </table:table-cell>
          <table:table-cell office:value-type="float" office:value="-0.651042961399" calcext:value-type="float">
            <text:p>-0.6510429614</text:p>
          </table:table-cell>
          <table:table-cell office:value-type="float" office:value="-0.233086294314" calcext:value-type="float">
            <text:p>-0.2330862943</text:p>
          </table:table-cell>
          <table:table-cell office:value-type="float" office:value="0.0263186674565" calcext:value-type="float">
            <text:p>0.0263186675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3.163" calcext:value-type="float">
            <text:p>3.163</text:p>
          </table:table-cell>
          <table:table-cell office:value-type="float" office:value="0.117" calcext:value-type="float">
            <text:p>0.117</text:p>
          </table:table-cell>
          <table:table-cell office:value-type="float" office:value="-0.000999999833333" calcext:value-type="float">
            <text:p>-0.0009999998</text:p>
          </table:table-cell>
          <table:table-cell office:value-type="float" office:value="-0.663802127188" calcext:value-type="float">
            <text:p>-0.6638021272</text:p>
          </table:table-cell>
          <table:table-cell office:value-type="float" office:value="-0.237288404066" calcext:value-type="float">
            <text:p>-0.2372884041</text:p>
          </table:table-cell>
          <table:table-cell office:value-type="float" office:value="0.0465495251119" calcext:value-type="float">
            <text:p>0.0465495251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3.214" calcext:value-type="float">
            <text:p>3.214</text:p>
          </table:table-cell>
          <table:table-cell office:value-type="float" office:value="0.117" calcext:value-type="float">
            <text:p>0.117</text:p>
          </table:table-cell>
          <table:table-cell office:value-type="float" office:value="0" calcext:value-type="float">
            <text:p>0</text:p>
          </table:table-cell>
          <table:table-cell office:value-type="float" office:value="-0.676176706452" calcext:value-type="float">
            <text:p>-0.6761767065</text:p>
          </table:table-cell>
          <table:table-cell office:value-type="float" office:value="-0.241364295782" calcext:value-type="float">
            <text:p>-0.2413642958</text:p>
          </table:table-cell>
          <table:table-cell office:value-type="float" office:value="0.0261258985847" calcext:value-type="float">
            <text:p>0.0261258986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3.266" calcext:value-type="float">
            <text:p>3.266</text:p>
          </table:table-cell>
          <table:table-cell office:value-type="float" office:value="0.117" calcext:value-type="float">
            <text:p>0.117</text:p>
          </table:table-cell>
          <table:table-cell office:value-type="float" office:value="0.000999999833333" calcext:value-type="float">
            <text:p>0.0009999998</text:p>
          </table:table-cell>
          <table:table-cell office:value-type="float" office:value="-0.690136545501" calcext:value-type="float">
            <text:p>-0.6901365455</text:p>
          </table:table-cell>
          <table:table-cell office:value-type="float" office:value="-0.244713933706" calcext:value-type="float">
            <text:p>-0.2447139337</text:p>
          </table:table-cell>
          <table:table-cell office:value-type="float" office:value="0.264023512602" calcext:value-type="float">
            <text:p>0.2640235126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3.316" calcext:value-type="float">
            <text:p>3.316</text:p>
          </table:table-cell>
          <table:table-cell office:value-type="float" office:value="0.117" calcext:value-type="float">
            <text:p>0.117</text:p>
          </table:table-cell>
          <table:table-cell office:value-type="float" office:value="0.000499999979167" calcext:value-type="float">
            <text:p>0.0005</text:p>
          </table:table-cell>
          <table:table-cell office:value-type="float" office:value="-0.707372364417" calcext:value-type="float">
            <text:p>-0.7073723644</text:p>
          </table:table-cell>
          <table:table-cell office:value-type="float" office:value="-0.249942763152" calcext:value-type="float">
            <text:p>-0.2499427632</text:p>
          </table:table-cell>
          <table:table-cell office:value-type="float" office:value="0.490660458803" calcext:value-type="float">
            <text:p>0.4906604588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3.366" calcext:value-type="float">
            <text:p>3.366</text:p>
          </table:table-cell>
          <table:table-cell office:value-type="float" office:value="0.117" calcext:value-type="float">
            <text:p>0.117</text:p>
          </table:table-cell>
          <table:table-cell office:value-type="float" office:value="0.000499999979167" calcext:value-type="float">
            <text:p>0.0005</text:p>
          </table:table-cell>
          <table:table-cell office:value-type="float" office:value="-0.728341811638" calcext:value-type="float">
            <text:p>-0.7283418116</text:p>
          </table:table-cell>
          <table:table-cell office:value-type="float" office:value="-0.257831312028" calcext:value-type="float">
            <text:p>-0.257831312</text:p>
          </table:table-cell>
          <table:table-cell office:value-type="float" office:value="0.43709680438" calcext:value-type="float">
            <text:p>0.4370968044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3.413" calcext:value-type="float">
            <text:p>3.413</text:p>
          </table:table-cell>
          <table:table-cell office:value-type="float" office:value="0.117" calcext:value-type="float">
            <text:p>0.117</text:p>
          </table:table-cell>
          <table:table-cell office:value-type="float" office:value="0.000999999833333" calcext:value-type="float">
            <text:p>0.0009999998</text:p>
          </table:table-cell>
          <table:table-cell office:value-type="float" office:value="-0.747883449385" calcext:value-type="float">
            <text:p>-0.7478834494</text:p>
          </table:table-cell>
          <table:table-cell office:value-type="float" office:value="-0.264227160105" calcext:value-type="float">
            <text:p>-0.2642271601</text:p>
          </table:table-cell>
          <table:table-cell office:value-type="float" office:value="0.478851646185" calcext:value-type="float">
            <text:p>0.47885164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459" calcext:value-type="float">
            <text:p>3.459</text:p>
          </table:table-cell>
          <table:table-cell office:value-type="float" office:value="0.117" calcext:value-type="float">
            <text:p>0.117</text:p>
          </table:table-cell>
          <table:table-cell office:value-type="float" office:value="0.00249999739583" calcext:value-type="float">
            <text:p>0.0024999974</text:p>
          </table:table-cell>
          <table:table-cell office:value-type="float" office:value="-0.759899977426" calcext:value-type="float">
            <text:p>-0.7598999774</text:p>
          </table:table-cell>
          <table:table-cell office:value-type="float" office:value="-0.267617035523" calcext:value-type="float">
            <text:p>-0.2676170355</text:p>
          </table:table-cell>
          <table:table-cell office:value-type="float" office:value="0.51978045702" calcext:value-type="float">
            <text:p>0.519780457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3.502" calcext:value-type="float">
            <text:p>3.502</text:p>
          </table:table-cell>
          <table:table-cell office:value-type="float" office:value="0.117" calcext:value-type="float">
            <text:p>0.117</text:p>
          </table:table-cell>
          <table:table-cell office:value-type="float" office:value="0.0029999955" calcext:value-type="float">
            <text:p>0.0029999955</text:p>
          </table:table-cell>
          <table:table-cell office:value-type="float" office:value="-0.767019288566" calcext:value-type="float">
            <text:p>-0.7670192886</text:p>
          </table:table-cell>
          <table:table-cell office:value-type="float" office:value="-0.270102660866" calcext:value-type="float">
            <text:p>-0.2701026609</text:p>
          </table:table-cell>
          <table:table-cell office:value-type="float" office:value="0.388559132814" calcext:value-type="float">
            <text:p>0.3885591328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3.544" calcext:value-type="float">
            <text:p>3.544</text:p>
          </table:table-cell>
          <table:table-cell office:value-type="float" office:value="0.118" calcext:value-type="float">
            <text:p>0.118</text:p>
          </table:table-cell>
          <table:table-cell office:value-type="float" office:value="0.00349999285417" calcext:value-type="float">
            <text:p>0.0034999929</text:p>
          </table:table-cell>
          <table:table-cell office:value-type="float" office:value="-0.774858594013" calcext:value-type="float">
            <text:p>-0.774858594</text:p>
          </table:table-cell>
          <table:table-cell office:value-type="float" office:value="-0.273571725263" calcext:value-type="float">
            <text:p>-0.2735717253</text:p>
          </table:table-cell>
          <table:table-cell office:value-type="float" office:value="0.196199610829" calcext:value-type="float">
            <text:p>0.1961996108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3.583" calcext:value-type="float">
            <text:p>3.583</text:p>
          </table:table-cell>
          <table:table-cell office:value-type="float" office:value="0.118" calcext:value-type="float">
            <text:p>0.118</text:p>
          </table:table-cell>
          <table:table-cell office:value-type="float" office:value="0.00349999285417" calcext:value-type="float">
            <text:p>0.0034999929</text:p>
          </table:table-cell>
          <table:table-cell office:value-type="float" office:value="-0.798256559537" calcext:value-type="float">
            <text:p>-0.7982565595</text:p>
          </table:table-cell>
          <table:table-cell office:value-type="float" office:value="-0.281090650534" calcext:value-type="float">
            <text:p>-0.2810906505</text:p>
          </table:table-cell>
          <table:table-cell office:value-type="float" office:value="0.131869733334" calcext:value-type="float">
            <text:p>0.1318697333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3.618" calcext:value-type="float">
            <text:p>3.618</text:p>
          </table:table-cell>
          <table:table-cell office:value-type="float" office:value="0.118" calcext:value-type="float">
            <text:p>0.118</text:p>
          </table:table-cell>
          <table:table-cell office:value-type="float" office:value="0.0029999955" calcext:value-type="float">
            <text:p>0.0029999955</text:p>
          </table:table-cell>
          <table:table-cell office:value-type="float" office:value="-0.824613300515" calcext:value-type="float">
            <text:p>-0.8246133005</text:p>
          </table:table-cell>
          <table:table-cell office:value-type="float" office:value="-0.289372414058" calcext:value-type="float">
            <text:p>-0.2893724141</text:p>
          </table:table-cell>
          <table:table-cell office:value-type="float" office:value="0.172555819154" calcext:value-type="float">
            <text:p>0.1725558192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3.648" calcext:value-type="float">
            <text:p>3.648</text:p>
          </table:table-cell>
          <table:table-cell office:value-type="float" office:value="0.118" calcext:value-type="float">
            <text:p>0.118</text:p>
          </table:table-cell>
          <table:table-cell office:value-type="float" office:value="0.00399998933334" calcext:value-type="float">
            <text:p>0.0039999893</text:p>
          </table:table-cell>
          <table:table-cell office:value-type="float" office:value="-0.841318548267" calcext:value-type="float">
            <text:p>-0.8413185483</text:p>
          </table:table-cell>
          <table:table-cell office:value-type="float" office:value="-0.294443507639" calcext:value-type="float">
            <text:p>-0.2944435076</text:p>
          </table:table-cell>
          <table:table-cell office:value-type="float" office:value="0.220717892051" calcext:value-type="float">
            <text:p>0.2207178921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3.676" calcext:value-type="float">
            <text:p>3.676</text:p>
          </table:table-cell>
          <table:table-cell office:value-type="float" office:value="0.119" calcext:value-type="float">
            <text:p>0.119</text:p>
          </table:table-cell>
          <table:table-cell office:value-type="float" office:value="0.00349999285417" calcext:value-type="float">
            <text:p>0.0034999929</text:p>
          </table:table-cell>
          <table:table-cell office:value-type="float" office:value="-0.866709585679" calcext:value-type="float">
            <text:p>-0.8667095857</text:p>
          </table:table-cell>
          <table:table-cell office:value-type="float" office:value="-0.302671235851" calcext:value-type="float">
            <text:p>-0.3026712359</text:p>
          </table:table-cell>
          <table:table-cell office:value-type="float" office:value="0.26810541749" calcext:value-type="float">
            <text:p>0.2681054175</text:p>
          </table:table-cell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3.701" calcext:value-type="float">
            <text:p>3.701</text:p>
          </table:table-cell>
          <table:table-cell office:value-type="float" office:value="0.119" calcext:value-type="float">
            <text:p>0.119</text:p>
          </table:table-cell>
          <table:table-cell office:value-type="float" office:value="0.00249999739583" calcext:value-type="float">
            <text:p>0.0024999974</text:p>
          </table:table-cell>
          <table:table-cell office:value-type="float" office:value="-0.883153342165" calcext:value-type="float">
            <text:p>-0.8831533422</text:p>
          </table:table-cell>
          <table:table-cell office:value-type="float" office:value="-0.305685998918" calcext:value-type="float">
            <text:p>-0.3056859989</text:p>
          </table:table-cell>
          <table:table-cell office:value-type="float" office:value="0.495917081833" calcext:value-type="float">
            <text:p>0.4959170818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3.721" calcext:value-type="float">
            <text:p>3.721</text:p>
          </table:table-cell>
          <table:table-cell office:value-type="float" office:value="0.119" calcext:value-type="float">
            <text:p>0.119</text:p>
          </table:table-cell>
          <table:table-cell office:value-type="float" office:value="0.000999999833333" calcext:value-type="float">
            <text:p>0.0009999998</text:p>
          </table:table-cell>
          <table:table-cell office:value-type="float" office:value="-0.90151374444" calcext:value-type="float">
            <text:p>-0.9015137444</text:p>
          </table:table-cell>
          <table:table-cell office:value-type="float" office:value="-0.309486901231" calcext:value-type="float">
            <text:p>-0.3094869012</text:p>
          </table:table-cell>
          <table:table-cell office:value-type="float" office:value="0.776535212994" calcext:value-type="float">
            <text:p>0.776535213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3.74" calcext:value-type="float">
            <text:p>3.74</text:p>
          </table:table-cell>
          <table:table-cell office:value-type="float" office:value="0.119" calcext:value-type="float">
            <text:p>0.119</text:p>
          </table:table-cell>
          <table:table-cell office:value-type="float" office:value="-0.000499999979167" calcext:value-type="float">
            <text:p>-0.0005</text:p>
          </table:table-cell>
          <table:table-cell office:value-type="float" office:value="-0.921589237663" calcext:value-type="float">
            <text:p>-0.9215892377</text:p>
          </table:table-cell>
          <table:table-cell office:value-type="float" office:value="-0.312342125267" calcext:value-type="float">
            <text:p>-0.3123421253</text:p>
          </table:table-cell>
          <table:table-cell office:value-type="float" office:value="1.14074873924" calcext:value-type="float">
            <text:p>1.140748739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756" calcext:value-type="float">
            <text:p>3.756</text:p>
          </table:table-cell>
          <table:table-cell office:value-type="float" office:value="0.119" calcext:value-type="float">
            <text:p>0.119</text:p>
          </table:table-cell>
          <table:table-cell office:value-type="float" office:value="-0.00249999739583" calcext:value-type="float">
            <text:p>-0.0024999974</text:p>
          </table:table-cell>
          <table:table-cell office:value-type="float" office:value="-0.946204889645" calcext:value-type="float">
            <text:p>-0.9462048896</text:p>
          </table:table-cell>
          <table:table-cell office:value-type="float" office:value="-0.314083553546" calcext:value-type="float">
            <text:p>-0.3140835535</text:p>
          </table:table-cell>
          <table:table-cell office:value-type="float" office:value="1.7630469799" calcext:value-type="float">
            <text:p>1.7630469799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3.772" calcext:value-type="float">
            <text:p>3.772</text:p>
          </table:table-cell>
          <table:table-cell office:value-type="float" office:value="0.119" calcext:value-type="float">
            <text:p>0.119</text:p>
          </table:table-cell>
          <table:table-cell office:value-type="float" office:value="-0.00699994283347" calcext:value-type="float">
            <text:p>-0.0069999428</text:p>
          </table:table-cell>
          <table:table-cell office:value-type="float" office:value="-0.972385175017" calcext:value-type="float">
            <text:p>-0.972385175</text:p>
          </table:table-cell>
          <table:table-cell office:value-type="float" office:value="-0.313290469286" calcext:value-type="float">
            <text:p>-0.3132904693</text:p>
          </table:table-cell>
          <table:table-cell office:value-type="float" office:value="2.62513780594" calcext:value-type="float">
            <text:p>2.6251378059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3.79" calcext:value-type="float">
            <text:p>3.79</text:p>
          </table:table-cell>
          <table:table-cell office:value-type="float" office:value="0.118" calcext:value-type="float">
            <text:p>0.118</text:p>
          </table:table-cell>
          <table:table-cell office:value-type="float" office:value="-0.0129996338364" calcext:value-type="float">
            <text:p>-0.0129996338</text:p>
          </table:table-cell>
          <table:table-cell office:value-type="float" office:value="-1.01969362181" calcext:value-type="float">
            <text:p>-1.0196936218</text:p>
          </table:table-cell>
          <table:table-cell office:value-type="float" office:value="-0.320282178002" calcext:value-type="float">
            <text:p>-0.320282178</text:p>
          </table:table-cell>
          <table:table-cell office:value-type="float" office:value="3.58029460907" calcext:value-type="float">
            <text:p>3.5802946091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3.809" calcext:value-type="float">
            <text:p>3.809</text:p>
          </table:table-cell>
          <table:table-cell office:value-type="float" office:value="0.118" calcext:value-type="float">
            <text:p>0.118</text:p>
          </table:table-cell>
          <table:table-cell office:value-type="float" office:value="-0.020498564176" calcext:value-type="float">
            <text:p>-0.0204985642</text:p>
          </table:table-cell>
          <table:table-cell office:value-type="float" office:value="-1.06894662821" calcext:value-type="float">
            <text:p>-1.0689466282</text:p>
          </table:table-cell>
          <table:table-cell office:value-type="float" office:value="-0.326116237949" calcext:value-type="float">
            <text:p>-0.3261162379</text:p>
          </table:table-cell>
          <table:table-cell office:value-type="float" office:value="4.67717409134" calcext:value-type="float">
            <text:p>4.6771740913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3.828" calcext:value-type="float">
            <text:p>3.828</text:p>
          </table:table-cell>
          <table:table-cell office:value-type="float" office:value="0.117" calcext:value-type="float">
            <text:p>0.117</text:p>
          </table:table-cell>
          <table:table-cell office:value-type="float" office:value="-0.0299955002025" calcext:value-type="float">
            <text:p>-0.0299955002</text:p>
          </table:table-cell>
          <table:table-cell office:value-type="float" office:value="-1.135558784" calcext:value-type="float">
            <text:p>-1.135558784</text:p>
          </table:table-cell>
          <table:table-cell office:value-type="float" office:value="-0.339428824271" calcext:value-type="float">
            <text:p>-0.3394288243</text:p>
          </table:table-cell>
          <table:table-cell office:value-type="float" office:value="5.82633161545" calcext:value-type="float">
            <text:p>5.8263316155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3.849" calcext:value-type="float">
            <text:p>3.849</text:p>
          </table:table-cell>
          <table:table-cell office:value-type="float" office:value="0.115" calcext:value-type="float">
            <text:p>0.115</text:p>
          </table:table-cell>
          <table:table-cell office:value-type="float" office:value="-0.0409885141321" calcext:value-type="float">
            <text:p>-0.0409885141</text:p>
          </table:table-cell>
          <table:table-cell office:value-type="float" office:value="-1.16353708041" calcext:value-type="float">
            <text:p>-1.1635370804</text:p>
          </table:table-cell>
          <table:table-cell office:value-type="float" office:value="-0.337335894532" calcext:value-type="float">
            <text:p>-0.3373358945</text:p>
          </table:table-cell>
          <table:table-cell office:value-type="float" office:value="7.05211162567" calcext:value-type="float">
            <text:p>7.0521116257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3.869" calcext:value-type="float">
            <text:p>3.869</text:p>
          </table:table-cell>
          <table:table-cell office:value-type="float" office:value="0.113" calcext:value-type="float">
            <text:p>0.113</text:p>
          </table:table-cell>
          <table:table-cell office:value-type="float" office:value="-0.0529751906514" calcext:value-type="float">
            <text:p>-0.0529751907</text:p>
          </table:table-cell>
          <table:table-cell office:value-type="float" office:value="-1.17853734788" calcext:value-type="float">
            <text:p>-1.1785373479</text:p>
          </table:table-cell>
          <table:table-cell office:value-type="float" office:value="-0.330370971803" calcext:value-type="float">
            <text:p>-0.3303709718</text:p>
          </table:table-cell>
          <table:table-cell office:value-type="float" office:value="8.34480762482" calcext:value-type="float">
            <text:p>8.3448076248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3.889" calcext:value-type="float">
            <text:p>3.889</text:p>
          </table:table-cell>
          <table:table-cell office:value-type="float" office:value="0.111" calcext:value-type="float">
            <text:p>0.111</text:p>
          </table:table-cell>
          <table:table-cell office:value-type="float" office:value="-0.0654531748165" calcext:value-type="float">
            <text:p>-0.0654531748</text:p>
          </table:table-cell>
          <table:table-cell office:value-type="float" office:value="-1.18905573282" calcext:value-type="float">
            <text:p>-1.1890557328</text:p>
          </table:table-cell>
          <table:table-cell office:value-type="float" office:value="-0.321895795844" calcext:value-type="float">
            <text:p>-0.3218957958</text:p>
          </table:table-cell>
          <table:table-cell office:value-type="float" office:value="9.72857379913" calcext:value-type="float">
            <text:p>9.7285737991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3.908" calcext:value-type="float">
            <text:p>3.908</text:p>
          </table:table-cell>
          <table:table-cell office:value-type="float" office:value="0.108" calcext:value-type="float">
            <text:p>0.108</text:p>
          </table:table-cell>
          <table:table-cell office:value-type="float" office:value="-0.077422442566" calcext:value-type="float">
            <text:p>-0.0774224426</text:p>
          </table:table-cell>
          <table:table-cell office:value-type="float" office:value="-1.19543593831" calcext:value-type="float">
            <text:p>-1.1954359383</text:p>
          </table:table-cell>
          <table:table-cell office:value-type="float" office:value="-0.313003275581" calcext:value-type="float">
            <text:p>-0.3130032756</text:p>
          </table:table-cell>
          <table:table-cell office:value-type="float" office:value="11.0597705841" calcext:value-type="float">
            <text:p>11.0597705841</text:p>
          </table:table-cell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3.926" calcext:value-type="float">
            <text:p>3.926</text:p>
          </table:table-cell>
          <table:table-cell office:value-type="float" office:value="0.105" calcext:value-type="float">
            <text:p>0.105</text:p>
          </table:table-cell>
          <table:table-cell office:value-type="float" office:value="-0.0908744568258" calcext:value-type="float">
            <text:p>-0.0908744568</text:p>
          </table:table-cell>
          <table:table-cell office:value-type="float" office:value="-1.20602849414" calcext:value-type="float">
            <text:p>-1.2060284941</text:p>
          </table:table-cell>
          <table:table-cell office:value-type="float" office:value="-0.302947693527" calcext:value-type="float">
            <text:p>-0.3029476935</text:p>
          </table:table-cell>
          <table:table-cell office:value-type="float" office:value="12.5564241409" calcext:value-type="float">
            <text:p>12.55642414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943" calcext:value-type="float">
            <text:p>3.943</text:p>
          </table:table-cell>
          <table:table-cell office:value-type="float" office:value="0.102" calcext:value-type="float">
            <text:p>0.102</text:p>
          </table:table-cell>
          <table:table-cell office:value-type="float" office:value="-0.104309909467" calcext:value-type="float">
            <text:p>-0.1043099095</text:p>
          </table:table-cell>
          <table:table-cell office:value-type="float" office:value="-1.21101051534" calcext:value-type="float">
            <text:p>-1.2110105153</text:p>
          </table:table-cell>
          <table:table-cell office:value-type="float" office:value="-0.291465769855" calcext:value-type="float">
            <text:p>-0.2914657699</text:p>
          </table:table-cell>
          <table:table-cell office:value-type="float" office:value="14.0725507736" calcext:value-type="float">
            <text:p>14.0725507736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3.961" calcext:value-type="float">
            <text:p>3.961</text:p>
          </table:table-cell>
          <table:table-cell office:value-type="float" office:value="0.098" calcext:value-type="float">
            <text:p>0.098</text:p>
          </table:table-cell>
          <table:table-cell office:value-type="float" office:value="-0.118719338962" calcext:value-type="float">
            <text:p>-0.118719339</text:p>
          </table:table-cell>
          <table:table-cell office:value-type="float" office:value="-1.21332655273" calcext:value-type="float">
            <text:p>-1.2133265527</text:p>
          </table:table-cell>
          <table:table-cell office:value-type="float" office:value="-0.279223465449" calcext:value-type="float">
            <text:p>-0.2792234654</text:p>
          </table:table-cell>
          <table:table-cell office:value-type="float" office:value="15.6199760437" calcext:value-type="float">
            <text:p>15.6199760437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3.978" calcext:value-type="float">
            <text:p>3.978</text:p>
          </table:table-cell>
          <table:table-cell office:value-type="float" office:value="0.094" calcext:value-type="float">
            <text:p>0.094</text:p>
          </table:table-cell>
          <table:table-cell office:value-type="float" office:value="-0.133599342546" calcext:value-type="float">
            <text:p>-0.1335993425</text:p>
          </table:table-cell>
          <table:table-cell office:value-type="float" office:value="-1.21373076192" calcext:value-type="float">
            <text:p>-1.2137307619</text:p>
          </table:table-cell>
          <table:table-cell office:value-type="float" office:value="-0.26672599848" calcext:value-type="float">
            <text:p>-0.2667259985</text:p>
          </table:table-cell>
          <table:table-cell office:value-type="float" office:value="17.1484508514" calcext:value-type="float">
            <text:p>17.1484508514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3.994" calcext:value-type="float">
            <text:p>3.994</text:p>
          </table:table-cell>
          <table:table-cell office:value-type="float" office:value="0.089" calcext:value-type="float">
            <text:p>0.089</text:p>
          </table:table-cell>
          <table:table-cell office:value-type="float" office:value="-0.147954808295" calcext:value-type="float">
            <text:p>-0.1479548083</text:p>
          </table:table-cell>
          <table:table-cell office:value-type="float" office:value="-1.21842686782" calcext:value-type="float">
            <text:p>-1.2184268678</text:p>
          </table:table-cell>
          <table:table-cell office:value-type="float" office:value="-0.255278942683" calcext:value-type="float">
            <text:p>-0.2552789427</text:p>
          </table:table-cell>
          <table:table-cell office:value-type="float" office:value="18.7936611176" calcext:value-type="float">
            <text:p>18.7936611176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4.01" calcext:value-type="float">
            <text:p>4.01</text:p>
          </table:table-cell>
          <table:table-cell office:value-type="float" office:value="0.084" calcext:value-type="float">
            <text:p>0.084</text:p>
          </table:table-cell>
          <table:table-cell office:value-type="float" office:value="-0.163759101302" calcext:value-type="float">
            <text:p>-0.1637591013</text:p>
          </table:table-cell>
          <table:table-cell office:value-type="float" office:value="-1.21991413553" calcext:value-type="float">
            <text:p>-1.2199141355</text:p>
          </table:table-cell>
          <table:table-cell office:value-type="float" office:value="-0.241667205385" calcext:value-type="float">
            <text:p>-0.2416672054</text:p>
          </table:table-cell>
          <table:table-cell office:value-type="float" office:value="20.4844551086" calcext:value-type="float">
            <text:p>20.4844551086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4.025" calcext:value-type="float">
            <text:p>4.025</text:p>
          </table:table-cell>
          <table:table-cell office:value-type="float" office:value="0.079" calcext:value-type="float">
            <text:p>0.079</text:p>
          </table:table-cell>
          <table:table-cell office:value-type="float" office:value="-0.178537629221" calcext:value-type="float">
            <text:p>-0.1785376292</text:p>
          </table:table-cell>
          <table:table-cell office:value-type="float" office:value="-1.22496943647" calcext:value-type="float">
            <text:p>-1.2249694365</text:p>
          </table:table-cell>
          <table:table-cell office:value-type="float" office:value="-0.228356377746" calcext:value-type="float">
            <text:p>-0.2283563777</text:p>
          </table:table-cell>
          <table:table-cell office:value-type="float" office:value="22.2181720734" calcext:value-type="float">
            <text:p>22.2181720734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4.04" calcext:value-type="float">
            <text:p>4.04</text:p>
          </table:table-cell>
          <table:table-cell office:value-type="float" office:value="0.073" calcext:value-type="float">
            <text:p>0.073</text:p>
          </table:table-cell>
          <table:table-cell office:value-type="float" office:value="-0.194257034556" calcext:value-type="float">
            <text:p>-0.1942570346</text:p>
          </table:table-cell>
          <table:table-cell office:value-type="float" office:value="-1.23014945327" calcext:value-type="float">
            <text:p>-1.2301494533</text:p>
          </table:table-cell>
          <table:table-cell office:value-type="float" office:value="-0.215610856182" calcext:value-type="float">
            <text:p>-0.2156108562</text:p>
          </table:table-cell>
          <table:table-cell office:value-type="float" office:value="23.9036579132" calcext:value-type="float">
            <text:p>23.9036579132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4.056" calcext:value-type="float">
            <text:p>4.056</text:p>
          </table:table-cell>
          <table:table-cell office:value-type="float" office:value="0.066" calcext:value-type="float">
            <text:p>0.066</text:p>
          </table:table-cell>
          <table:table-cell office:value-type="float" office:value="-0.209926711151" calcext:value-type="float">
            <text:p>-0.2099267112</text:p>
          </table:table-cell>
          <table:table-cell office:value-type="float" office:value="-1.23522850972" calcext:value-type="float">
            <text:p>-1.2352285097</text:p>
          </table:table-cell>
          <table:table-cell office:value-type="float" office:value="-0.204786678828" calcext:value-type="float">
            <text:p>-0.2047866788</text:p>
          </table:table-cell>
          <table:table-cell office:value-type="float" office:value="25.3947963715" calcext:value-type="float">
            <text:p>25.3947963715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4.071" calcext:value-type="float">
            <text:p>4.071</text:p>
          </table:table-cell>
          <table:table-cell office:value-type="float" office:value="0.059" calcext:value-type="float">
            <text:p>0.059</text:p>
          </table:table-cell>
          <table:table-cell office:value-type="float" office:value="-0.225542647654" calcext:value-type="float">
            <text:p>-0.2255426477</text:p>
          </table:table-cell>
          <table:table-cell office:value-type="float" office:value="-1.24171606175" calcext:value-type="float">
            <text:p>-1.2417160618</text:p>
          </table:table-cell>
          <table:table-cell office:value-type="float" office:value="-0.191127044467" calcext:value-type="float">
            <text:p>-0.1911270445</text:p>
          </table:table-cell>
          <table:table-cell office:value-type="float" office:value="27.1096286774" calcext:value-type="float">
            <text:p>27.1096286774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4.086" calcext:value-type="float">
            <text:p>4.086</text:p>
          </table:table-cell>
          <table:table-cell office:value-type="float" office:value="0.051" calcext:value-type="float">
            <text:p>0.051</text:p>
          </table:table-cell>
          <table:table-cell office:value-type="float" office:value="-0.24061556632" calcext:value-type="float">
            <text:p>-0.2406155663</text:p>
          </table:table-cell>
          <table:table-cell office:value-type="float" office:value="-1.24756701136" calcext:value-type="float">
            <text:p>-1.2475670114</text:p>
          </table:table-cell>
          <table:table-cell office:value-type="float" office:value="-0.175377028618" calcext:value-type="float">
            <text:p>-0.1753770286</text:p>
          </table:table-cell>
          <table:table-cell office:value-type="float" office:value="28.9981784821" calcext:value-type="float">
            <text:p>28.99817848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.102" calcext:value-type="float">
            <text:p>4.102</text:p>
          </table:table-cell>
          <table:table-cell office:value-type="float" office:value="0.043" calcext:value-type="float">
            <text:p>0.043</text:p>
          </table:table-cell>
          <table:table-cell office:value-type="float" office:value="-0.256114033535" calcext:value-type="float">
            <text:p>-0.2561140335</text:p>
          </table:table-cell>
          <table:table-cell office:value-type="float" office:value="-1.24917984516" calcext:value-type="float">
            <text:p>-1.2491798452</text:p>
          </table:table-cell>
          <table:table-cell office:value-type="float" office:value="-0.161175192973" calcext:value-type="float">
            <text:p>-0.161175193</text:p>
          </table:table-cell>
          <table:table-cell office:value-type="float" office:value="30.6881866455" calcext:value-type="float">
            <text:p>30.6881866455</text:p>
          </table:table-cell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4.117" calcext:value-type="float">
            <text:p>4.117</text:p>
          </table:table-cell>
          <table:table-cell office:value-type="float" office:value="0.034" calcext:value-type="float">
            <text:p>0.034</text:p>
          </table:table-cell>
          <table:table-cell office:value-type="float" office:value="-0.271546936956" calcext:value-type="float">
            <text:p>-0.271546937</text:p>
          </table:table-cell>
          <table:table-cell office:value-type="float" office:value="-1.25065931925" calcext:value-type="float">
            <text:p>-1.2506593193</text:p>
          </table:table-cell>
          <table:table-cell office:value-type="float" office:value="-0.14904437888" calcext:value-type="float">
            <text:p>-0.1490443789</text:p>
          </table:table-cell>
          <table:table-cell office:value-type="float" office:value="32.296875" calcext:value-type="float">
            <text:p>32.296875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4.133" calcext:value-type="float">
            <text:p>4.133</text:p>
          </table:table-cell>
          <table:table-cell office:value-type="float" office:value="0.024" calcext:value-type="float">
            <text:p>0.024</text:p>
          </table:table-cell>
          <table:table-cell office:value-type="float" office:value="-0.286910325845" calcext:value-type="float">
            <text:p>-0.2869103258</text:p>
          </table:table-cell>
          <table:table-cell office:value-type="float" office:value="-1.25369688127" calcext:value-type="float">
            <text:p>-1.2536968813</text:p>
          </table:table-cell>
          <table:table-cell office:value-type="float" office:value="-0.136404731355" calcext:value-type="float">
            <text:p>-0.1364047314</text:p>
          </table:table-cell>
          <table:table-cell office:value-type="float" office:value="33.9909858704" calcext:value-type="float">
            <text:p>33.9909858704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4.148" calcext:value-type="float">
            <text:p>4.148</text:p>
          </table:table-cell>
          <table:table-cell office:value-type="float" office:value="0.014" calcext:value-type="float">
            <text:p>0.014</text:p>
          </table:table-cell>
          <table:table-cell office:value-type="float" office:value="-0.302200267256" calcext:value-type="float">
            <text:p>-0.3022002673</text:p>
          </table:table-cell>
          <table:table-cell office:value-type="float" office:value="-1.25810748957" calcext:value-type="float">
            <text:p>-1.2581074896</text:p>
          </table:table-cell>
          <table:table-cell office:value-type="float" office:value="-0.122750027408" calcext:value-type="float">
            <text:p>-0.1227500274</text:p>
          </table:table-cell>
          <table:table-cell office:value-type="float" office:value="35.6896781921" calcext:value-type="float">
            <text:p>35.6896781921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4.163" calcext:value-type="float">
            <text:p>4.163</text:p>
          </table:table-cell>
          <table:table-cell office:value-type="float" office:value="0.003" calcext:value-type="float">
            <text:p>0.003</text:p>
          </table:table-cell>
          <table:table-cell office:value-type="float" office:value="-0.315990059322" calcext:value-type="float">
            <text:p>-0.3159900593</text:p>
          </table:table-cell>
          <table:table-cell office:value-type="float" office:value="-1.26133196778" calcext:value-type="float">
            <text:p>-1.2613319678</text:p>
          </table:table-cell>
          <table:table-cell office:value-type="float" office:value="-0.108305081098" calcext:value-type="float">
            <text:p>-0.1083050811</text:p>
          </table:table-cell>
          <table:table-cell office:value-type="float" office:value="37.400428772" calcext:value-type="float">
            <text:p>37.400428772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4.179" calcext:value-type="float">
            <text:p>4.179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330185414942" calcext:value-type="float">
            <text:p>-0.3301854149</text:p>
          </table:table-cell>
          <table:table-cell office:value-type="float" office:value="-1.26329368669" calcext:value-type="float">
            <text:p>-1.2632936867</text:p>
          </table:table-cell>
          <table:table-cell office:value-type="float" office:value="-0.0939374398312" calcext:value-type="float">
            <text:p>-0.0939374398</text:p>
          </table:table-cell>
          <table:table-cell office:value-type="float" office:value="39.1305236816" calcext:value-type="float">
            <text:p>39.1305236816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4.194" calcext:value-type="float">
            <text:p>4.194</text:p>
          </table:table-cell>
          <table:table-cell office:value-type="float" office:value="-0.022" calcext:value-type="float">
            <text:p>-0.022</text:p>
          </table:table-cell>
          <table:table-cell office:value-type="float" office:value="-0.343837008563" calcext:value-type="float">
            <text:p>-0.3438370086</text:p>
          </table:table-cell>
          <table:table-cell office:value-type="float" office:value="-1.26286398042" calcext:value-type="float">
            <text:p>-1.2628639804</text:p>
          </table:table-cell>
          <table:table-cell office:value-type="float" office:value="-0.0812197747306" calcext:value-type="float">
            <text:p>-0.0812197747</text:p>
          </table:table-cell>
          <table:table-cell office:value-type="float" office:value="40.8307113647" calcext:value-type="float">
            <text:p>40.8307113647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4.21" calcext:value-type="float">
            <text:p>4.21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356949294477" calcext:value-type="float">
            <text:p>-0.3569492945</text:p>
          </table:table-cell>
          <table:table-cell office:value-type="float" office:value="-1.26257510053" calcext:value-type="float">
            <text:p>-1.2625751005</text:p>
          </table:table-cell>
          <table:table-cell office:value-type="float" office:value="-0.0695302864364" calcext:value-type="float">
            <text:p>-0.0695302864</text:p>
          </table:table-cell>
          <table:table-cell office:value-type="float" office:value="42.4712486267" calcext:value-type="float">
            <text:p>42.4712486267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4.226" calcext:value-type="float">
            <text:p>4.226</text:p>
          </table:table-cell>
          <table:table-cell office:value-type="float" office:value="-0.05" calcext:value-type="float">
            <text:p>-0.05</text:p>
          </table:table-cell>
          <table:table-cell office:value-type="float" office:value="-0.369991619472" calcext:value-type="float">
            <text:p>-0.3699916195</text:p>
          </table:table-cell>
          <table:table-cell office:value-type="float" office:value="-1.26253896646" calcext:value-type="float">
            <text:p>-1.2625389665</text:p>
          </table:table-cell>
          <table:table-cell office:value-type="float" office:value="-0.0584914937863" calcext:value-type="float">
            <text:p>-0.0584914938</text:p>
          </table:table-cell>
          <table:table-cell office:value-type="float" office:value="43.9463157654" calcext:value-type="float">
            <text:p>43.9463157654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4.241" calcext:value-type="float">
            <text:p>4.241</text:p>
          </table:table-cell>
          <table:table-cell office:value-type="float" office:value="-0.064" calcext:value-type="float">
            <text:p>-0.064</text:p>
          </table:table-cell>
          <table:table-cell office:value-type="float" office:value="-0.382961427294" calcext:value-type="float">
            <text:p>-0.3829614273</text:p>
          </table:table-cell>
          <table:table-cell office:value-type="float" office:value="-1.26413805486" calcext:value-type="float">
            <text:p>-1.2641380549</text:p>
          </table:table-cell>
          <table:table-cell office:value-type="float" office:value="-0.0458475962386" calcext:value-type="float">
            <text:p>-0.0458475962</text:p>
          </table:table-cell>
          <table:table-cell office:value-type="float" office:value="45.5437583923" calcext:value-type="float">
            <text:p>45.54375839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.255" calcext:value-type="float">
            <text:p>4.255</text:p>
          </table:table-cell>
          <table:table-cell office:value-type="float" office:value="-0.079" calcext:value-type="float">
            <text:p>-0.079</text:p>
          </table:table-cell>
          <table:table-cell office:value-type="float" office:value="-0.395856175902" calcext:value-type="float">
            <text:p>-0.3958561759</text:p>
          </table:table-cell>
          <table:table-cell office:value-type="float" office:value="-1.26612027953" calcext:value-type="float">
            <text:p>-1.2661202795</text:p>
          </table:table-cell>
          <table:table-cell office:value-type="float" office:value="-0.0303712726844" calcext:value-type="float">
            <text:p>-0.0303712727</text:p>
          </table:table-cell>
          <table:table-cell office:value-type="float" office:value="47.3082885742" calcext:value-type="float">
            <text:p>47.3082885742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4.269" calcext:value-type="float">
            <text:p>4.269</text:p>
          </table:table-cell>
          <table:table-cell office:value-type="float" office:value="-0.094" calcext:value-type="float">
            <text:p>-0.094</text:p>
          </table:table-cell>
          <table:table-cell office:value-type="float" office:value="-0.408673337967" calcext:value-type="float">
            <text:p>-0.408673338</text:p>
          </table:table-cell>
          <table:table-cell office:value-type="float" office:value="-1.26633370955" calcext:value-type="float">
            <text:p>-1.2663337096</text:p>
          </table:table-cell>
          <table:table-cell office:value-type="float" office:value="-0.016869439495" calcext:value-type="float">
            <text:p>-0.0168694395</text:p>
          </table:table-cell>
          <table:table-cell office:value-type="float" office:value="48.7626495361" calcext:value-type="float">
            <text:p>48.7626495361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4.283" calcext:value-type="float">
            <text:p>4.283</text:p>
          </table:table-cell>
          <table:table-cell office:value-type="float" office:value="-0.11" calcext:value-type="float">
            <text:p>-0.11</text:p>
          </table:table-cell>
          <table:table-cell office:value-type="float" office:value="-0.421863783693" calcext:value-type="float">
            <text:p>-0.4218637837</text:p>
          </table:table-cell>
          <table:table-cell office:value-type="float" office:value="-1.2670886974" calcext:value-type="float">
            <text:p>-1.2670886974</text:p>
          </table:table-cell>
          <table:table-cell office:value-type="float" office:value="-0.00313560771258" calcext:value-type="float">
            <text:p>-0.0031356077</text:p>
          </table:table-cell>
          <table:table-cell office:value-type="float" office:value="50.3244285583" calcext:value-type="float">
            <text:p>50.3244285583</text:p>
          </table:table-cell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4.297" calcext:value-type="float">
            <text:p>4.297</text:p>
          </table:table-cell>
          <table:table-cell office:value-type="float" office:value="-0.127" calcext:value-type="float">
            <text:p>-0.127</text:p>
          </table:table-cell>
          <table:table-cell office:value-type="float" office:value="-0.435415703273" calcext:value-type="float">
            <text:p>-0.4354157033</text:p>
          </table:table-cell>
          <table:table-cell office:value-type="float" office:value="-1.26861511513" calcext:value-type="float">
            <text:p>-1.2686151151</text:p>
          </table:table-cell>
          <table:table-cell office:value-type="float" office:value="0.012396016195" calcext:value-type="float">
            <text:p>0.0123960162</text:p>
          </table:table-cell>
          <table:table-cell office:value-type="float" office:value="52.0117645264" calcext:value-type="float">
            <text:p>52.0117645264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4.31" calcext:value-type="float">
            <text:p>4.31</text:p>
          </table:table-cell>
          <table:table-cell office:value-type="float" office:value="-0.144" calcext:value-type="float">
            <text:p>-0.144</text:p>
          </table:table-cell>
          <table:table-cell office:value-type="float" office:value="-0.449316398651" calcext:value-type="float">
            <text:p>-0.4493163987</text:p>
          </table:table-cell>
          <table:table-cell office:value-type="float" office:value="-1.26947805028" calcext:value-type="float">
            <text:p>-1.2694780503</text:p>
          </table:table-cell>
          <table:table-cell office:value-type="float" office:value="0.0261630247477" calcext:value-type="float">
            <text:p>0.0261630247</text:p>
          </table:table-cell>
          <table:table-cell office:value-type="float" office:value="53.6398239136" calcext:value-type="float">
            <text:p>53.6398239136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4.323" calcext:value-type="float">
            <text:p>4.323</text:p>
          </table:table-cell>
          <table:table-cell office:value-type="float" office:value="-0.162" calcext:value-type="float">
            <text:p>-0.162</text:p>
          </table:table-cell>
          <table:table-cell office:value-type="float" office:value="-0.463109147925" calcext:value-type="float">
            <text:p>-0.4631091479</text:p>
          </table:table-cell>
          <table:table-cell office:value-type="float" office:value="-1.26835526324" calcext:value-type="float">
            <text:p>-1.2683552632</text:p>
          </table:table-cell>
          <table:table-cell office:value-type="float" office:value="0.0393346067676" calcext:value-type="float">
            <text:p>0.0393346068</text:p>
          </table:table-cell>
          <table:table-cell office:value-type="float" office:value="55.2937393188" calcext:value-type="float">
            <text:p>55.2937393188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4.336" calcext:value-type="float">
            <text:p>4.336</text:p>
          </table:table-cell>
          <table:table-cell office:value-type="float" office:value="-0.181" calcext:value-type="float">
            <text:p>-0.181</text:p>
          </table:table-cell>
          <table:table-cell office:value-type="float" office:value="-0.475911382318" calcext:value-type="float">
            <text:p>-0.4759113823</text:p>
          </table:table-cell>
          <table:table-cell office:value-type="float" office:value="-1.26526785709" calcext:value-type="float">
            <text:p>-1.2652678571</text:p>
          </table:table-cell>
          <table:table-cell office:value-type="float" office:value="0.0500899111394" calcext:value-type="float">
            <text:p>0.0500899111</text:p>
          </table:table-cell>
          <table:table-cell office:value-type="float" office:value="56.7116928101" calcext:value-type="float">
            <text:p>56.7116928101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4.348" calcext:value-type="float">
            <text:p>4.348</text:p>
          </table:table-cell>
          <table:table-cell office:value-type="float" office:value="-0.2" calcext:value-type="float">
            <text:p>-0.2</text:p>
          </table:table-cell>
          <table:table-cell office:value-type="float" office:value="-0.488613558096" calcext:value-type="float">
            <text:p>-0.4886135581</text:p>
          </table:table-cell>
          <table:table-cell office:value-type="float" office:value="-1.26505946064" calcext:value-type="float">
            <text:p>-1.2650594606</text:p>
          </table:table-cell>
          <table:table-cell office:value-type="float" office:value="0.0644865593198" calcext:value-type="float">
            <text:p>0.0644865593</text:p>
          </table:table-cell>
          <table:table-cell office:value-type="float" office:value="58.3609619141" calcext:value-type="float">
            <text:p>58.3609619141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4.359" calcext:value-type="float">
            <text:p>4.359</text:p>
          </table:table-cell>
          <table:table-cell office:value-type="float" office:value="-0.219" calcext:value-type="float">
            <text:p>-0.219</text:p>
          </table:table-cell>
          <table:table-cell office:value-type="float" office:value="-0.499914455384" calcext:value-type="float">
            <text:p>-0.4999144554</text:p>
          </table:table-cell>
          <table:table-cell office:value-type="float" office:value="-1.26382639176" calcext:value-type="float">
            <text:p>-1.2638263918</text:p>
          </table:table-cell>
          <table:table-cell office:value-type="float" office:value="0.0791368103722" calcext:value-type="float">
            <text:p>0.0791368104</text:p>
          </table:table-cell>
          <table:table-cell office:value-type="float" office:value="59.9067955017" calcext:value-type="float">
            <text:p>59.9067955017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4.371" calcext:value-type="float">
            <text:p>4.371</text:p>
          </table:table-cell>
          <table:table-cell office:value-type="float" office:value="-0.24" calcext:value-type="float">
            <text:p>-0.24</text:p>
          </table:table-cell>
          <table:table-cell office:value-type="float" office:value="-0.511130868318" calcext:value-type="float">
            <text:p>-0.5111308683</text:p>
          </table:table-cell>
          <table:table-cell office:value-type="float" office:value="-1.26248070273" calcext:value-type="float">
            <text:p>-1.2624807027</text:p>
          </table:table-cell>
          <table:table-cell office:value-type="float" office:value="0.0935664588857" calcext:value-type="float">
            <text:p>0.0935664589</text:p>
          </table:table-cell>
          <table:table-cell office:value-type="float" office:value="61.4214057922" calcext:value-type="float">
            <text:p>61.42140579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.383" calcext:value-type="float">
            <text:p>4.383</text:p>
          </table:table-cell>
          <table:table-cell office:value-type="float" office:value="-0.262" calcext:value-type="float">
            <text:p>-0.262</text:p>
          </table:table-cell>
          <table:table-cell office:value-type="float" office:value="-0.522687228931" calcext:value-type="float">
            <text:p>-0.5226872289</text:p>
          </table:table-cell>
          <table:table-cell office:value-type="float" office:value="-1.26403830755" calcext:value-type="float">
            <text:p>-1.2640383076</text:p>
          </table:table-cell>
          <table:table-cell office:value-type="float" office:value="0.107166306712" calcext:value-type="float">
            <text:p>0.1071663067</text:p>
          </table:table-cell>
          <table:table-cell office:value-type="float" office:value="62.6998176575" calcext:value-type="float">
            <text:p>62.6998176575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4.394" calcext:value-type="float">
            <text:p>4.394</text:p>
          </table:table-cell>
          <table:table-cell office:value-type="float" office:value="-0.285" calcext:value-type="float">
            <text:p>-0.285</text:p>
          </table:table-cell>
          <table:table-cell office:value-type="float" office:value="-0.534148331243" calcext:value-type="float">
            <text:p>-0.5341483312</text:p>
          </table:table-cell>
          <table:table-cell office:value-type="float" office:value="-1.26596197495" calcext:value-type="float">
            <text:p>-1.265961975</text:p>
          </table:table-cell>
          <table:table-cell office:value-type="float" office:value="0.123662763654" calcext:value-type="float">
            <text:p>0.1236627637</text:p>
          </table:table-cell>
          <table:table-cell office:value-type="float" office:value="64.1421051025" calcext:value-type="float">
            <text:p>64.1421051025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4.405" calcext:value-type="float">
            <text:p>4.405</text:p>
          </table:table-cell>
          <table:table-cell office:value-type="float" office:value="-0.309" calcext:value-type="float">
            <text:p>-0.309</text:p>
          </table:table-cell>
          <table:table-cell office:value-type="float" office:value="-0.545931069771" calcext:value-type="float">
            <text:p>-0.5459310698</text:p>
          </table:table-cell>
          <table:table-cell office:value-type="float" office:value="-1.26618891642" calcext:value-type="float">
            <text:p>-1.2661889164</text:p>
          </table:table-cell>
          <table:table-cell office:value-type="float" office:value="0.139292650113" calcext:value-type="float">
            <text:p>0.1392926501</text:p>
          </table:table-cell>
          <table:table-cell office:value-type="float" office:value="65.5787124634" calcext:value-type="float">
            <text:p>65.5787124634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4.416" calcext:value-type="float">
            <text:p>4.416</text:p>
          </table:table-cell>
          <table:table-cell office:value-type="float" office:value="-0.334" calcext:value-type="float">
            <text:p>-0.334</text:p>
          </table:table-cell>
          <table:table-cell office:value-type="float" office:value="-0.557191685273" calcext:value-type="float">
            <text:p>-0.5571916853</text:p>
          </table:table-cell>
          <table:table-cell office:value-type="float" office:value="-1.26521292337" calcext:value-type="float">
            <text:p>-1.2652129234</text:p>
          </table:table-cell>
          <table:table-cell office:value-type="float" office:value="0.153625356353" calcext:value-type="float">
            <text:p>0.1536253564</text:p>
          </table:table-cell>
          <table:table-cell office:value-type="float" office:value="67.1711425781" calcext:value-type="float">
            <text:p>67.1711425781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4.427" calcext:value-type="float">
            <text:p>4.427</text:p>
          </table:table-cell>
          <table:table-cell office:value-type="float" office:value="-0.361" calcext:value-type="float">
            <text:p>-0.361</text:p>
          </table:table-cell>
          <table:table-cell office:value-type="float" office:value="-0.568350754132" calcext:value-type="float">
            <text:p>-0.5683507541</text:p>
          </table:table-cell>
          <table:table-cell office:value-type="float" office:value="-1.26436302541" calcext:value-type="float">
            <text:p>-1.2643630254</text:p>
          </table:table-cell>
          <table:table-cell office:value-type="float" office:value="0.16871139851" calcext:value-type="float">
            <text:p>0.1687113985</text:p>
          </table:table-cell>
          <table:table-cell office:value-type="float" office:value="68.5705032349" calcext:value-type="float">
            <text:p>68.5705032349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4.436" calcext:value-type="float">
            <text:p>4.436</text:p>
          </table:table-cell>
          <table:table-cell office:value-type="float" office:value="-0.388" calcext:value-type="float">
            <text:p>-0.388</text:p>
          </table:table-cell>
          <table:table-cell office:value-type="float" office:value="-0.580220991699" calcext:value-type="float">
            <text:p>-0.5802209917</text:p>
          </table:table-cell>
          <table:table-cell office:value-type="float" office:value="-1.26404487804" calcext:value-type="float">
            <text:p>-1.264044878</text:p>
          </table:table-cell>
          <table:table-cell office:value-type="float" office:value="0.179506078198" calcext:value-type="float">
            <text:p>0.1795060782</text:p>
          </table:table-cell>
          <table:table-cell office:value-type="float" office:value="69.7235794067" calcext:value-type="float">
            <text:p>69.7235794067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4.445" calcext:value-type="float">
            <text:p>4.445</text:p>
          </table:table-cell>
          <table:table-cell office:value-type="float" office:value="-0.412" calcext:value-type="float">
            <text:p>-0.412</text:p>
          </table:table-cell>
          <table:table-cell office:value-type="float" office:value="-0.590759633592" calcext:value-type="float">
            <text:p>-0.5907596336</text:p>
          </table:table-cell>
          <table:table-cell office:value-type="float" office:value="-1.26388490181" calcext:value-type="float">
            <text:p>-1.2638849018</text:p>
          </table:table-cell>
          <table:table-cell office:value-type="float" office:value="0.195934244956" calcext:value-type="float">
            <text:p>0.195934245</text:p>
          </table:table-cell>
          <table:table-cell office:value-type="float" office:value="71.2800598145" calcext:value-type="float">
            <text:p>71.2800598145</text:p>
          </table:table-cell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4.452" calcext:value-type="float">
            <text:p>4.452</text:p>
          </table:table-cell>
          <table:table-cell office:value-type="float" office:value="-0.435" calcext:value-type="float">
            <text:p>-0.435</text:p>
          </table:table-cell>
          <table:table-cell office:value-type="float" office:value="-0.601198438514" calcext:value-type="float">
            <text:p>-0.6011984385</text:p>
          </table:table-cell>
          <table:table-cell office:value-type="float" office:value="-1.26758591707" calcext:value-type="float">
            <text:p>-1.2675859171</text:p>
          </table:table-cell>
          <table:table-cell office:value-type="float" office:value="0.215899998409" calcext:value-type="float">
            <text:p>0.2158999984</text:p>
          </table:table-cell>
          <table:table-cell office:value-type="float" office:value="72.6215896606" calcext:value-type="float">
            <text:p>72.6215896606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4.457" calcext:value-type="float">
            <text:p>4.457</text:p>
          </table:table-cell>
          <table:table-cell office:value-type="float" office:value="-0.456" calcext:value-type="float">
            <text:p>-0.456</text:p>
          </table:table-cell>
          <table:table-cell office:value-type="float" office:value="-0.611139957463" calcext:value-type="float">
            <text:p>-0.6111399575</text:p>
          </table:table-cell>
          <table:table-cell office:value-type="float" office:value="-1.26387251357" calcext:value-type="float">
            <text:p>-1.2638725136</text:p>
          </table:table-cell>
          <table:table-cell office:value-type="float" office:value="0.231032590948" calcext:value-type="float">
            <text:p>0.2310325909</text:p>
          </table:table-cell>
          <table:table-cell office:value-type="float" office:value="74.3675765991" calcext:value-type="float">
            <text:p>74.3675765991</text:p>
          </table:table-cell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4.463" calcext:value-type="float">
            <text:p>4.463</text:p>
          </table:table-cell>
          <table:table-cell office:value-type="float" office:value="-0.479" calcext:value-type="float">
            <text:p>-0.479</text:p>
          </table:table-cell>
          <table:table-cell office:value-type="float" office:value="-0.62294359858" calcext:value-type="float">
            <text:p>-0.6229435986</text:p>
          </table:table-cell>
          <table:table-cell office:value-type="float" office:value="-1.26346455962" calcext:value-type="float">
            <text:p>-1.2634645596</text:p>
          </table:table-cell>
          <table:table-cell office:value-type="float" office:value="0.24711570227" calcext:value-type="float">
            <text:p>0.2471157023</text:p>
          </table:table-cell>
          <table:table-cell office:value-type="float" office:value="75.8182067871" calcext:value-type="float">
            <text:p>75.81820678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468" calcext:value-type="float">
            <text:p>4.468</text:p>
          </table:table-cell>
          <table:table-cell office:value-type="float" office:value="-0.501" calcext:value-type="float">
            <text:p>-0.501</text:p>
          </table:table-cell>
          <table:table-cell office:value-type="float" office:value="-0.634220583232" calcext:value-type="float">
            <text:p>-0.6342205832</text:p>
          </table:table-cell>
          <table:table-cell office:value-type="float" office:value="-1.25889638947" calcext:value-type="float">
            <text:p>-1.2588963895</text:p>
          </table:table-cell>
          <table:table-cell office:value-type="float" office:value="0.262784282921" calcext:value-type="float">
            <text:p>0.2627842829</text:p>
          </table:table-cell>
          <table:table-cell office:value-type="float" office:value="77.3293151855" calcext:value-type="float">
            <text:p>77.3293151855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4.472" calcext:value-type="float">
            <text:p>4.472</text:p>
          </table:table-cell>
          <table:table-cell office:value-type="float" office:value="-0.524" calcext:value-type="float">
            <text:p>-0.524</text:p>
          </table:table-cell>
          <table:table-cell office:value-type="float" office:value="-0.644600027788" calcext:value-type="float">
            <text:p>-0.6446000278</text:p>
          </table:table-cell>
          <table:table-cell office:value-type="float" office:value="-1.25702405918" calcext:value-type="float">
            <text:p>-1.2570240592</text:p>
          </table:table-cell>
          <table:table-cell office:value-type="float" office:value="0.278650520178" calcext:value-type="float">
            <text:p>0.2786505202</text:p>
          </table:table-cell>
          <table:table-cell office:value-type="float" office:value="78.762046814" calcext:value-type="float">
            <text:p>78.762046814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4.476" calcext:value-type="float">
            <text:p>4.476</text:p>
          </table:table-cell>
          <table:table-cell office:value-type="float" office:value="-0.549" calcext:value-type="float">
            <text:p>-0.549</text:p>
          </table:table-cell>
          <table:table-cell office:value-type="float" office:value="-0.654861995773" calcext:value-type="float">
            <text:p>-0.6548619958</text:p>
          </table:table-cell>
          <table:table-cell office:value-type="float" office:value="-1.25615669651" calcext:value-type="float">
            <text:p>-1.2561566965</text:p>
          </table:table-cell>
          <table:table-cell office:value-type="float" office:value="0.292965956371" calcext:value-type="float">
            <text:p>0.2929659564</text:p>
          </table:table-cell>
          <table:table-cell office:value-type="float" office:value="80.1173019409" calcext:value-type="float">
            <text:p>80.1173019409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4.48" calcext:value-type="float">
            <text:p>4.48</text:p>
          </table:table-cell>
          <table:table-cell office:value-type="float" office:value="-0.576" calcext:value-type="float">
            <text:p>-0.576</text:p>
          </table:table-cell>
          <table:table-cell office:value-type="float" office:value="-0.666869635004" calcext:value-type="float">
            <text:p>-0.666869635</text:p>
          </table:table-cell>
          <table:table-cell office:value-type="float" office:value="-1.25350871531" calcext:value-type="float">
            <text:p>-1.2535087153</text:p>
          </table:table-cell>
          <table:table-cell office:value-type="float" office:value="0.305958892756" calcext:value-type="float">
            <text:p>0.3059588928</text:p>
          </table:table-cell>
          <table:table-cell office:value-type="float" office:value="81.4481048584" calcext:value-type="float">
            <text:p>81.4481048584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4.482" calcext:value-type="float">
            <text:p>4.482</text:p>
          </table:table-cell>
          <table:table-cell office:value-type="float" office:value="-0.604" calcext:value-type="float">
            <text:p>-0.604</text:p>
          </table:table-cell>
          <table:table-cell office:value-type="float" office:value="-0.67723638369" calcext:value-type="float">
            <text:p>-0.6772363837</text:p>
          </table:table-cell>
          <table:table-cell office:value-type="float" office:value="-1.25072491066" calcext:value-type="float">
            <text:p>-1.2507249107</text:p>
          </table:table-cell>
          <table:table-cell office:value-type="float" office:value="0.319520744072" calcext:value-type="float">
            <text:p>0.3195207441</text:p>
          </table:table-cell>
          <table:table-cell office:value-type="float" office:value="82.8375473022" calcext:value-type="float">
            <text:p>82.8375473022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4.485" calcext:value-type="float">
            <text:p>4.485</text:p>
          </table:table-cell>
          <table:table-cell office:value-type="float" office:value="-0.632" calcext:value-type="float">
            <text:p>-0.632</text:p>
          </table:table-cell>
          <table:table-cell office:value-type="float" office:value="-0.688558941005" calcext:value-type="float">
            <text:p>-0.688558941</text:p>
          </table:table-cell>
          <table:table-cell office:value-type="float" office:value="-1.24779243121" calcext:value-type="float">
            <text:p>-1.2477924312</text:p>
          </table:table-cell>
          <table:table-cell office:value-type="float" office:value="0.332039611308" calcext:value-type="float">
            <text:p>0.3320396113</text:p>
          </table:table-cell>
          <table:table-cell office:value-type="float" office:value="84.2189941406" calcext:value-type="float">
            <text:p>84.2189941406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4.486" calcext:value-type="float">
            <text:p>4.486</text:p>
          </table:table-cell>
          <table:table-cell office:value-type="float" office:value="-0.661" calcext:value-type="float">
            <text:p>-0.661</text:p>
          </table:table-cell>
          <table:table-cell office:value-type="float" office:value="-0.699001304574" calcext:value-type="float">
            <text:p>-0.6990013046</text:p>
          </table:table-cell>
          <table:table-cell office:value-type="float" office:value="-1.24719920047" calcext:value-type="float">
            <text:p>-1.2471992005</text:p>
          </table:table-cell>
          <table:table-cell office:value-type="float" office:value="0.34577682675" calcext:value-type="float">
            <text:p>0.3457768268</text:p>
          </table:table-cell>
          <table:table-cell office:value-type="float" office:value="85.3686981201" calcext:value-type="float">
            <text:p>85.3686981201</text:p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4.486" calcext:value-type="float">
            <text:p>4.486</text:p>
          </table:table-cell>
          <table:table-cell office:value-type="float" office:value="-0.691" calcext:value-type="float">
            <text:p>-0.691</text:p>
          </table:table-cell>
          <table:table-cell office:value-type="float" office:value="-0.708591441109" calcext:value-type="float">
            <text:p>-0.7085914411</text:p>
          </table:table-cell>
          <table:table-cell office:value-type="float" office:value="-1.24671722076" calcext:value-type="float">
            <text:p>-1.2467172208</text:p>
          </table:table-cell>
          <table:table-cell office:value-type="float" office:value="0.360903005332" calcext:value-type="float">
            <text:p>0.3609030053</text:p>
          </table:table-cell>
          <table:table-cell office:value-type="float" office:value="86.5835266113" calcext:value-type="float">
            <text:p>86.5835266113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4.486" calcext:value-type="float">
            <text:p>4.486</text:p>
          </table:table-cell>
          <table:table-cell office:value-type="float" office:value="-0.722" calcext:value-type="float">
            <text:p>-0.722</text:p>
          </table:table-cell>
          <table:table-cell office:value-type="float" office:value="-0.716310224202" calcext:value-type="float">
            <text:p>-0.7163102242</text:p>
          </table:table-cell>
          <table:table-cell office:value-type="float" office:value="-1.24543914515" calcext:value-type="float">
            <text:p>-1.2454391452</text:p>
          </table:table-cell>
          <table:table-cell office:value-type="float" office:value="0.380142581984" calcext:value-type="float">
            <text:p>0.380142582</text:p>
          </table:table-cell>
          <table:table-cell office:value-type="float" office:value="87.9470901489" calcext:value-type="float">
            <text:p>87.9470901489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4.484" calcext:value-type="float">
            <text:p>4.484</text:p>
          </table:table-cell>
          <table:table-cell office:value-type="float" office:value="-0.755" calcext:value-type="float">
            <text:p>-0.755</text:p>
          </table:table-cell>
          <table:table-cell office:value-type="float" office:value="-0.724631833036" calcext:value-type="float">
            <text:p>-0.724631833</text:p>
          </table:table-cell>
          <table:table-cell office:value-type="float" office:value="-1.24558819289" calcext:value-type="float">
            <text:p>-1.2455881929</text:p>
          </table:table-cell>
          <table:table-cell office:value-type="float" office:value="0.39967706008" calcext:value-type="float">
            <text:p>0.3996770601</text:p>
          </table:table-cell>
          <table:table-cell office:value-type="float" office:value="89.3102645874" calcext:value-type="float">
            <text:p>89.310264587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.482" calcext:value-type="float">
            <text:p>4.482</text:p>
          </table:table-cell>
          <table:table-cell office:value-type="float" office:value="-0.789" calcext:value-type="float">
            <text:p>-0.789</text:p>
          </table:table-cell>
          <table:table-cell office:value-type="float" office:value="-0.732168338615" calcext:value-type="float">
            <text:p>-0.7321683386</text:p>
          </table:table-cell>
          <table:table-cell office:value-type="float" office:value="-1.24330078942" calcext:value-type="float">
            <text:p>-1.2433007894</text:p>
          </table:table-cell>
          <table:table-cell office:value-type="float" office:value="0.415289888233" calcext:value-type="float">
            <text:p>0.4152898882</text:p>
          </table:table-cell>
          <table:table-cell office:value-type="float" office:value="90.4617919922" calcext:value-type="float">
            <text:p>90.4617919922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4.48" calcext:value-type="float">
            <text:p>4.48</text:p>
          </table:table-cell>
          <table:table-cell office:value-type="float" office:value="-0.825" calcext:value-type="float">
            <text:p>-0.825</text:p>
          </table:table-cell>
          <table:table-cell office:value-type="float" office:value="-0.73793137111" calcext:value-type="float">
            <text:p>-0.7379313711</text:p>
          </table:table-cell>
          <table:table-cell office:value-type="float" office:value="-1.24380665783" calcext:value-type="float">
            <text:p>-1.2438066578</text:p>
          </table:table-cell>
          <table:table-cell office:value-type="float" office:value="0.433187874455" calcext:value-type="float">
            <text:p>0.4331878745</text:p>
          </table:table-cell>
          <table:table-cell office:value-type="float" office:value="91.2903823853" calcext:value-type="float">
            <text:p>91.2903823853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4.476" calcext:value-type="float">
            <text:p>4.476</text:p>
          </table:table-cell>
          <table:table-cell office:value-type="float" office:value="-0.862" calcext:value-type="float">
            <text:p>-0.862</text:p>
          </table:table-cell>
          <table:table-cell office:value-type="float" office:value="-0.742637383605" calcext:value-type="float">
            <text:p>-0.7426373836</text:p>
          </table:table-cell>
          <table:table-cell office:value-type="float" office:value="-1.24059425087" calcext:value-type="float">
            <text:p>-1.2405942509</text:p>
          </table:table-cell>
          <table:table-cell office:value-type="float" office:value="0.451049786344" calcext:value-type="float">
            <text:p>0.4510497863</text:p>
          </table:table-cell>
          <table:table-cell office:value-type="float" office:value="92.1852264404" calcext:value-type="float">
            <text:p>92.1852264404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4.472" calcext:value-type="float">
            <text:p>4.472</text:p>
          </table:table-cell>
          <table:table-cell office:value-type="float" office:value="-0.9" calcext:value-type="float">
            <text:p>-0.9</text:p>
          </table:table-cell>
          <table:table-cell office:value-type="float" office:value="-0.747971112175" calcext:value-type="float">
            <text:p>-0.7479711122</text:p>
          </table:table-cell>
          <table:table-cell office:value-type="float" office:value="-1.23776271893" calcext:value-type="float">
            <text:p>-1.2377627189</text:p>
          </table:table-cell>
          <table:table-cell office:value-type="float" office:value="0.473885773898" calcext:value-type="float">
            <text:p>0.4738857739</text:p>
          </table:table-cell>
          <table:table-cell office:value-type="float" office:value="93.3801345825" calcext:value-type="float">
            <text:p>93.3801345825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4.467" calcext:value-type="float">
            <text:p>4.467</text:p>
          </table:table-cell>
          <table:table-cell office:value-type="float" office:value="-0.941" calcext:value-type="float">
            <text:p>-0.941</text:p>
          </table:table-cell>
          <table:table-cell office:value-type="float" office:value="-0.752928013536" calcext:value-type="float">
            <text:p>-0.7529280135</text:p>
          </table:table-cell>
          <table:table-cell office:value-type="float" office:value="-1.24061740091" calcext:value-type="float">
            <text:p>-1.2406174009</text:p>
          </table:table-cell>
          <table:table-cell office:value-type="float" office:value="0.494731044813" calcext:value-type="float">
            <text:p>0.4947310448</text:p>
          </table:table-cell>
          <table:table-cell office:value-type="float" office:value="93.9496841431" calcext:value-type="float">
            <text:p>93.9496841431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4.461" calcext:value-type="float">
            <text:p>4.461</text:p>
          </table:table-cell>
          <table:table-cell office:value-type="float" office:value="-0.984" calcext:value-type="float">
            <text:p>-0.984</text:p>
          </table:table-cell>
          <table:table-cell office:value-type="float" office:value="-0.757516249444" calcext:value-type="float">
            <text:p>-0.7575162494</text:p>
          </table:table-cell>
          <table:table-cell office:value-type="float" office:value="-1.24876885946" calcext:value-type="float">
            <text:p>-1.2487688595</text:p>
          </table:table-cell>
          <table:table-cell office:value-type="float" office:value="0.511384190761" calcext:value-type="float">
            <text:p>0.5113841908</text:p>
          </table:table-cell>
          <table:table-cell office:value-type="float" office:value="93.8766098022" calcext:value-type="float">
            <text:p>93.8766098022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4.454" calcext:value-type="float">
            <text:p>4.454</text:p>
          </table:table-cell>
          <table:table-cell office:value-type="float" office:value="-1.027" calcext:value-type="float">
            <text:p>-1.027</text:p>
          </table:table-cell>
          <table:table-cell office:value-type="float" office:value="-0.760121447591" calcext:value-type="float">
            <text:p>-0.7601214476</text:p>
          </table:table-cell>
          <table:table-cell office:value-type="float" office:value="-1.25111350142" calcext:value-type="float">
            <text:p>-1.2511135014</text:p>
          </table:table-cell>
          <table:table-cell office:value-type="float" office:value="0.532343148114" calcext:value-type="float">
            <text:p>0.5323431481</text:p>
          </table:table-cell>
          <table:table-cell office:value-type="float" office:value="94.4239883423" calcext:value-type="float">
            <text:p>94.4239883423</text:p>
          </table:table-cell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4.447" calcext:value-type="float">
            <text:p>4.447</text:p>
          </table:table-cell>
          <table:table-cell office:value-type="float" office:value="-1.069" calcext:value-type="float">
            <text:p>-1.069</text:p>
          </table:table-cell>
          <table:table-cell office:value-type="float" office:value="-0.76271448381" calcext:value-type="float">
            <text:p>-0.7627144838</text:p>
          </table:table-cell>
          <table:table-cell office:value-type="float" office:value="-1.250456473" calcext:value-type="float">
            <text:p>-1.250456473</text:p>
          </table:table-cell>
          <table:table-cell office:value-type="float" office:value="0.564927758368" calcext:value-type="float">
            <text:p>0.5649277584</text:p>
          </table:table-cell>
          <table:table-cell office:value-type="float" office:value="95.1683578491" calcext:value-type="float">
            <text:p>95.1683578491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4.44" calcext:value-type="float">
            <text:p>4.44</text:p>
          </table:table-cell>
          <table:table-cell office:value-type="float" office:value="-1.113" calcext:value-type="float">
            <text:p>-1.113</text:p>
          </table:table-cell>
          <table:table-cell office:value-type="float" office:value="-0.764973381301" calcext:value-type="float">
            <text:p>-0.7649733813</text:p>
          </table:table-cell>
          <table:table-cell office:value-type="float" office:value="-1.25329170644" calcext:value-type="float">
            <text:p>-1.2532917064</text:p>
          </table:table-cell>
          <table:table-cell office:value-type="float" office:value="0.591541476816" calcext:value-type="float">
            <text:p>0.5915414768</text:p>
          </table:table-cell>
          <table:table-cell office:value-type="float" office:value="95.1969833374" calcext:value-type="float">
            <text:p>95.1969833374</text:p>
          </table:table-cell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4.432" calcext:value-type="float">
            <text:p>4.432</text:p>
          </table:table-cell>
          <table:table-cell office:value-type="float" office:value="-1.159" calcext:value-type="float">
            <text:p>-1.159</text:p>
          </table:table-cell>
          <table:table-cell office:value-type="float" office:value="-0.766259974288" calcext:value-type="float">
            <text:p>-0.7662599743</text:p>
          </table:table-cell>
          <table:table-cell office:value-type="float" office:value="-1.25557302607" calcext:value-type="float">
            <text:p>-1.2555730261</text:p>
          </table:table-cell>
          <table:table-cell office:value-type="float" office:value="0.617357825142" calcext:value-type="float">
            <text:p>0.6173578251</text:p>
          </table:table-cell>
          <table:table-cell office:value-type="float" office:value="95.5968475342" calcext:value-type="float">
            <text:p>95.596847534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.423" calcext:value-type="float">
            <text:p>4.423</text:p>
          </table:table-cell>
          <table:table-cell office:value-type="float" office:value="-1.207" calcext:value-type="float">
            <text:p>-1.207</text:p>
          </table:table-cell>
          <table:table-cell office:value-type="float" office:value="-0.768823960011" calcext:value-type="float">
            <text:p>-0.76882396</text:p>
          </table:table-cell>
          <table:table-cell office:value-type="float" office:value="-1.25749895649" calcext:value-type="float">
            <text:p>-1.2574989565</text:p>
          </table:table-cell>
          <table:table-cell office:value-type="float" office:value="0.644229493576" calcext:value-type="float">
            <text:p>0.6442294936</text:p>
          </table:table-cell>
          <table:table-cell office:value-type="float" office:value="96.3282470703" calcext:value-type="float">
            <text:p>96.3282470703</text:p>
          </table:table-cell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4.414" calcext:value-type="float">
            <text:p>4.414</text:p>
          </table:table-cell>
          <table:table-cell office:value-type="float" office:value="-1.257" calcext:value-type="float">
            <text:p>-1.257</text:p>
          </table:table-cell>
          <table:table-cell office:value-type="float" office:value="-0.771693738176" calcext:value-type="float">
            <text:p>-0.7716937382</text:p>
          </table:table-cell>
          <table:table-cell office:value-type="float" office:value="-1.26467611822" calcext:value-type="float">
            <text:p>-1.2646761182</text:p>
          </table:table-cell>
          <table:table-cell office:value-type="float" office:value="0.673110763814" calcext:value-type="float">
            <text:p>0.6731107638</text:p>
          </table:table-cell>
          <table:table-cell office:value-type="float" office:value="96.3065643311" calcext:value-type="float">
            <text:p>96.3065643311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4.404" calcext:value-type="float">
            <text:p>4.404</text:p>
          </table:table-cell>
          <table:table-cell office:value-type="float" office:value="-1.308" calcext:value-type="float">
            <text:p>-1.308</text:p>
          </table:table-cell>
          <table:table-cell office:value-type="float" office:value="-0.77296418258" calcext:value-type="float">
            <text:p>-0.7729641826</text:p>
          </table:table-cell>
          <table:table-cell office:value-type="float" office:value="-1.27346387423" calcext:value-type="float">
            <text:p>-1.2734638742</text:p>
          </table:table-cell>
          <table:table-cell office:value-type="float" office:value="0.700833462039" calcext:value-type="float">
            <text:p>0.700833462</text:p>
          </table:table-cell>
          <table:table-cell office:value-type="float" office:value="96.2314224243" calcext:value-type="float">
            <text:p>96.2314224243</text:p>
          </table:table-cell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4.393" calcext:value-type="float">
            <text:p>4.393</text:p>
          </table:table-cell>
          <table:table-cell office:value-type="float" office:value="-1.362" calcext:value-type="float">
            <text:p>-1.362</text:p>
          </table:table-cell>
          <table:table-cell office:value-type="float" office:value="-0.773281310777" calcext:value-type="float">
            <text:p>-0.7732813108</text:p>
          </table:table-cell>
          <table:table-cell office:value-type="float" office:value="-1.27608911106" calcext:value-type="float">
            <text:p>-1.2760891111</text:p>
          </table:table-cell>
          <table:table-cell office:value-type="float" office:value="0.728022153884" calcext:value-type="float">
            <text:p>0.7280221539</text:p>
          </table:table-cell>
          <table:table-cell office:value-type="float" office:value="96.6839141846" calcext:value-type="float">
            <text:p>96.6839141846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4.382" calcext:value-type="float">
            <text:p>4.382</text:p>
          </table:table-cell>
          <table:table-cell office:value-type="float" office:value="-1.416" calcext:value-type="float">
            <text:p>-1.416</text:p>
          </table:table-cell>
          <table:table-cell office:value-type="float" office:value="-0.775180017459" calcext:value-type="float">
            <text:p>-0.7751800175</text:p>
          </table:table-cell>
          <table:table-cell office:value-type="float" office:value="-1.28082641951" calcext:value-type="float">
            <text:p>-1.2808264195</text:p>
          </table:table-cell>
          <table:table-cell office:value-type="float" office:value="0.753340791548" calcext:value-type="float">
            <text:p>0.7533407915</text:p>
          </table:table-cell>
          <table:table-cell office:value-type="float" office:value="96.6141662598" calcext:value-type="float">
            <text:p>96.6141662598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4.371" calcext:value-type="float">
            <text:p>4.371</text:p>
          </table:table-cell>
          <table:table-cell office:value-type="float" office:value="-1.47" calcext:value-type="float">
            <text:p>-1.47</text:p>
          </table:table-cell>
          <table:table-cell office:value-type="float" office:value="-0.776441947069" calcext:value-type="float">
            <text:p>-0.7764419471</text:p>
          </table:table-cell>
          <table:table-cell office:value-type="float" office:value="-1.28701275121" calcext:value-type="float">
            <text:p>-1.2870127512</text:p>
          </table:table-cell>
          <table:table-cell office:value-type="float" office:value="0.773914525701" calcext:value-type="float">
            <text:p>0.7739145257</text:p>
          </table:table-cell>
          <table:table-cell office:value-type="float" office:value="96.3923721313" calcext:value-type="float">
            <text:p>96.3923721313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4.36" calcext:value-type="float">
            <text:p>4.36</text:p>
          </table:table-cell>
          <table:table-cell office:value-type="float" office:value="-1.523" calcext:value-type="float">
            <text:p>-1.523</text:p>
          </table:table-cell>
          <table:table-cell office:value-type="float" office:value="-0.776126755635" calcext:value-type="float">
            <text:p>-0.7761267556</text:p>
          </table:table-cell>
          <table:table-cell office:value-type="float" office:value="-1.29079854863" calcext:value-type="float">
            <text:p>-1.2907985486</text:p>
          </table:table-cell>
          <table:table-cell office:value-type="float" office:value="0.797574480452" calcext:value-type="float">
            <text:p>0.7975744805</text:p>
          </table:table-cell>
          <table:table-cell office:value-type="float" office:value="96.5927810669" calcext:value-type="float">
            <text:p>96.5927810669</text:p>
          </table:table-cell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4.349" calcext:value-type="float">
            <text:p>4.349</text:p>
          </table:table-cell>
          <table:table-cell office:value-type="float" office:value="-1.576" calcext:value-type="float">
            <text:p>-1.576</text:p>
          </table:table-cell>
          <table:table-cell office:value-type="float" office:value="-0.777386356393" calcext:value-type="float">
            <text:p>-0.7773863564</text:p>
          </table:table-cell>
          <table:table-cell office:value-type="float" office:value="-1.2975675896" calcext:value-type="float">
            <text:p>-1.2975675896</text:p>
          </table:table-cell>
          <table:table-cell office:value-type="float" office:value="0.826330611607" calcext:value-type="float">
            <text:p>0.8263306116</text:p>
          </table:table-cell>
          <table:table-cell office:value-type="float" office:value="96.4982376099" calcext:value-type="float">
            <text:p>96.4982376099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4.337" calcext:value-type="float">
            <text:p>4.337</text:p>
          </table:table-cell>
          <table:table-cell office:value-type="float" office:value="-1.628" calcext:value-type="float">
            <text:p>-1.628</text:p>
          </table:table-cell>
          <table:table-cell office:value-type="float" office:value="-0.778956483954" calcext:value-type="float">
            <text:p>-0.778956484</text:p>
          </table:table-cell>
          <table:table-cell office:value-type="float" office:value="-1.30546150988" calcext:value-type="float">
            <text:p>-1.3054615099</text:p>
          </table:table-cell>
          <table:table-cell office:value-type="float" office:value="0.852363682694" calcext:value-type="float">
            <text:p>0.8523636827</text:p>
          </table:table-cell>
          <table:table-cell office:value-type="float" office:value="96.260383606" calcext:value-type="float">
            <text:p>96.260383606</text:p>
          </table:table-cell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4.326" calcext:value-type="float">
            <text:p>4.326</text:p>
          </table:table-cell>
          <table:table-cell office:value-type="float" office:value="-1.68" calcext:value-type="float">
            <text:p>-1.68</text:p>
          </table:table-cell>
          <table:table-cell office:value-type="float" office:value="-0.778642847606" calcext:value-type="float">
            <text:p>-0.7786428476</text:p>
          </table:table-cell>
          <table:table-cell office:value-type="float" office:value="-1.31440020018" calcext:value-type="float">
            <text:p>-1.3144002002</text:p>
          </table:table-cell>
          <table:table-cell office:value-type="float" office:value="0.88382397698" calcext:value-type="float">
            <text:p>0.883823977</text:p>
          </table:table-cell>
          <table:table-cell office:value-type="float" office:value="96.2326431274" calcext:value-type="float">
            <text:p>96.23264312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.315" calcext:value-type="float">
            <text:p>4.315</text:p>
          </table:table-cell>
          <table:table-cell office:value-type="float" office:value="-1.73" calcext:value-type="float">
            <text:p>-1.73</text:p>
          </table:table-cell>
          <table:table-cell office:value-type="float" office:value="-0.778329016598" calcext:value-type="float">
            <text:p>-0.7783290166</text:p>
          </table:table-cell>
          <table:table-cell office:value-type="float" office:value="-1.32211212631" calcext:value-type="float">
            <text:p>-1.3221121263</text:p>
          </table:table-cell>
          <table:table-cell office:value-type="float" office:value="0.922179836956" calcext:value-type="float">
            <text:p>0.922179837</text:p>
          </table:table-cell>
          <table:table-cell office:value-type="float" office:value="96.0557174683" calcext:value-type="float">
            <text:p>96.0557174683</text:p>
          </table:table-cell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4.305" calcext:value-type="float">
            <text:p>4.305</text:p>
          </table:table-cell>
          <table:table-cell office:value-type="float" office:value="-1.78" calcext:value-type="float">
            <text:p>-1.78</text:p>
          </table:table-cell>
          <table:table-cell office:value-type="float" office:value="-0.776756944393" calcext:value-type="float">
            <text:p>-0.7767569444</text:p>
          </table:table-cell>
          <table:table-cell office:value-type="float" office:value="-1.32771569387" calcext:value-type="float">
            <text:p>-1.3277156939</text:p>
          </table:table-cell>
          <table:table-cell office:value-type="float" office:value="0.949661409739" calcext:value-type="float">
            <text:p>0.9496614097</text:p>
          </table:table-cell>
          <table:table-cell office:value-type="float" office:value="95.7357406616" calcext:value-type="float">
            <text:p>95.7357406616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4.294" calcext:value-type="float">
            <text:p>4.294</text:p>
          </table:table-cell>
          <table:table-cell office:value-type="float" office:value="-1.829" calcext:value-type="float">
            <text:p>-1.829</text:p>
          </table:table-cell>
          <table:table-cell office:value-type="float" office:value="-0.776441947069" calcext:value-type="float">
            <text:p>-0.7764419471</text:p>
          </table:table-cell>
          <table:table-cell office:value-type="float" office:value="-1.33067244399" calcext:value-type="float">
            <text:p>-1.330672444</text:p>
          </table:table-cell>
          <table:table-cell office:value-type="float" office:value="0.970022099876" calcext:value-type="float">
            <text:p>0.9700220999</text:p>
          </table:table-cell>
          <table:table-cell office:value-type="float" office:value="95.3818969727" calcext:value-type="float">
            <text:p>95.3818969727</text:p>
          </table:table-cell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4.284" calcext:value-type="float">
            <text:p>4.284</text:p>
          </table:table-cell>
          <table:table-cell office:value-type="float" office:value="-1.879" calcext:value-type="float">
            <text:p>-1.879</text:p>
          </table:table-cell>
          <table:table-cell office:value-type="float" office:value="-0.777071747527" calcext:value-type="float">
            <text:p>-0.7770717475</text:p>
          </table:table-cell>
          <table:table-cell office:value-type="float" office:value="-1.33122151359" calcext:value-type="float">
            <text:p>-1.3312215136</text:p>
          </table:table-cell>
          <table:table-cell office:value-type="float" office:value="0.983059378811" calcext:value-type="float">
            <text:p>0.9830593788</text:p>
          </table:table-cell>
          <table:table-cell office:value-type="float" office:value="95.4177703857" calcext:value-type="float">
            <text:p>95.4177703857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4.273" calcext:value-type="float">
            <text:p>4.273</text:p>
          </table:table-cell>
          <table:table-cell office:value-type="float" office:value="-1.929" calcext:value-type="float">
            <text:p>-1.929</text:p>
          </table:table-cell>
          <table:table-cell office:value-type="float" office:value="-0.777700770913" calcext:value-type="float">
            <text:p>-0.7777007709</text:p>
          </table:table-cell>
          <table:table-cell office:value-type="float" office:value="-1.33570257557" calcext:value-type="float">
            <text:p>-1.3357025756</text:p>
          </table:table-cell>
          <table:table-cell office:value-type="float" office:value="1.00526027719" calcext:value-type="float">
            <text:p>1.0052602772</text:p>
          </table:table-cell>
          <table:table-cell office:value-type="float" office:value="95.4747085571" calcext:value-type="float">
            <text:p>95.4747085571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4.262" calcext:value-type="float">
            <text:p>4.262</text:p>
          </table:table-cell>
          <table:table-cell office:value-type="float" office:value="-1.979" calcext:value-type="float">
            <text:p>-1.979</text:p>
          </table:table-cell>
          <table:table-cell office:value-type="float" office:value="-0.777386356393" calcext:value-type="float">
            <text:p>-0.7773863564</text:p>
          </table:table-cell>
          <table:table-cell office:value-type="float" office:value="-1.34425884412" calcext:value-type="float">
            <text:p>-1.3442588441</text:p>
          </table:table-cell>
          <table:table-cell office:value-type="float" office:value="1.03550637047" calcext:value-type="float">
            <text:p>1.0355063705</text:p>
          </table:table-cell>
          <table:table-cell office:value-type="float" office:value="95.1207733154" calcext:value-type="float">
            <text:p>95.1207733154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4.252" calcext:value-type="float">
            <text:p>4.252</text:p>
          </table:table-cell>
          <table:table-cell office:value-type="float" office:value="-2.028" calcext:value-type="float">
            <text:p>-2.028</text:p>
          </table:table-cell>
          <table:table-cell office:value-type="float" office:value="-0.775180017459" calcext:value-type="float">
            <text:p>-0.7751800175</text:p>
          </table:table-cell>
          <table:table-cell office:value-type="float" office:value="-1.35021495956" calcext:value-type="float">
            <text:p>-1.3502149596</text:p>
          </table:table-cell>
          <table:table-cell office:value-type="float" office:value="1.0629486968" calcext:value-type="float">
            <text:p>1.0629486968</text:p>
          </table:table-cell>
          <table:table-cell office:value-type="float" office:value="94.8703079224" calcext:value-type="float">
            <text:p>94.8703079224</text:p>
          </table:table-cell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4.242" calcext:value-type="float">
            <text:p>4.242</text:p>
          </table:table-cell>
          <table:table-cell office:value-type="float" office:value="-2.077" calcext:value-type="float">
            <text:p>-2.077</text:p>
          </table:table-cell>
          <table:table-cell office:value-type="float" office:value="-0.773598245653" calcext:value-type="float">
            <text:p>-0.7735982457</text:p>
          </table:table-cell>
          <table:table-cell office:value-type="float" office:value="-1.35237630346" calcext:value-type="float">
            <text:p>-1.3523763035</text:p>
          </table:table-cell>
          <table:table-cell office:value-type="float" office:value="1.07875994749" calcext:value-type="float">
            <text:p>1.0787599475</text:p>
          </table:table-cell>
          <table:table-cell office:value-type="float" office:value="94.7027587891" calcext:value-type="float">
            <text:p>94.7027587891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4.232" calcext:value-type="float">
            <text:p>4.232</text:p>
          </table:table-cell>
          <table:table-cell office:value-type="float" office:value="-2.127" calcext:value-type="float">
            <text:p>-2.127</text:p>
          </table:table-cell>
          <table:table-cell office:value-type="float" office:value="-0.772646861142" calcext:value-type="float">
            <text:p>-0.7726468611</text:p>
          </table:table-cell>
          <table:table-cell office:value-type="float" office:value="-1.35288968435" calcext:value-type="float">
            <text:p>-1.3528896844</text:p>
          </table:table-cell>
          <table:table-cell office:value-type="float" office:value="1.08437688938" calcext:value-type="float">
            <text:p>1.0843768894</text:p>
          </table:table-cell>
          <table:table-cell office:value-type="float" office:value="94.4805831909" calcext:value-type="float">
            <text:p>94.4805831909</text:p>
          </table:table-cell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4.222" calcext:value-type="float">
            <text:p>4.222</text:p>
          </table:table-cell>
          <table:table-cell office:value-type="float" office:value="-2.177" calcext:value-type="float">
            <text:p>-2.177</text:p>
          </table:table-cell>
          <table:table-cell office:value-type="float" office:value="-0.772646861142" calcext:value-type="float">
            <text:p>-0.7726468611</text:p>
          </table:table-cell>
          <table:table-cell office:value-type="float" office:value="-1.35435280358" calcext:value-type="float">
            <text:p>-1.3543528036</text:p>
          </table:table-cell>
          <table:table-cell office:value-type="float" office:value="1.09209918164" calcext:value-type="float">
            <text:p>1.0920991816</text:p>
          </table:table-cell>
          <table:table-cell office:value-type="float" office:value="94.3457717896" calcext:value-type="float">
            <text:p>94.34577178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212" calcext:value-type="float">
            <text:p>4.212</text:p>
          </table:table-cell>
          <table:table-cell office:value-type="float" office:value="-2.227" calcext:value-type="float">
            <text:p>-2.227</text:p>
          </table:table-cell>
          <table:table-cell office:value-type="float" office:value="-0.773281310777" calcext:value-type="float">
            <text:p>-0.7732813108</text:p>
          </table:table-cell>
          <table:table-cell office:value-type="float" office:value="-1.35530052156" calcext:value-type="float">
            <text:p>-1.3553005216</text:p>
          </table:table-cell>
          <table:table-cell office:value-type="float" office:value="1.09775159356" calcext:value-type="float">
            <text:p>1.0977515936</text:p>
          </table:table-cell>
          <table:table-cell office:value-type="float" office:value="94.3134002686" calcext:value-type="float">
            <text:p>94.3134002686</text:p>
          </table:table-cell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float" office:value="4.202" calcext:value-type="float">
            <text:p>4.202</text:p>
          </table:table-cell>
          <table:table-cell office:value-type="float" office:value="-2.276" calcext:value-type="float">
            <text:p>-2.276</text:p>
          </table:table-cell>
          <table:table-cell office:value-type="float" office:value="-0.773598245653" calcext:value-type="float">
            <text:p>-0.7735982457</text:p>
          </table:table-cell>
          <table:table-cell office:value-type="float" office:value="-1.3587061952" calcext:value-type="float">
            <text:p>-1.3587061952</text:p>
          </table:table-cell>
          <table:table-cell office:value-type="float" office:value="1.1053084237" calcext:value-type="float">
            <text:p>1.1053084237</text:p>
          </table:table-cell>
          <table:table-cell office:value-type="float" office:value="93.9893417358" calcext:value-type="float">
            <text:p>93.9893417358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4.193" calcext:value-type="float">
            <text:p>4.193</text:p>
          </table:table-cell>
          <table:table-cell office:value-type="float" office:value="-2.323" calcext:value-type="float">
            <text:p>-2.323</text:p>
          </table:table-cell>
          <table:table-cell office:value-type="float" office:value="-0.773281310777" calcext:value-type="float">
            <text:p>-0.7732813108</text:p>
          </table:table-cell>
          <table:table-cell office:value-type="float" office:value="-1.36193767627" calcext:value-type="float">
            <text:p>-1.3619376763</text:p>
          </table:table-cell>
          <table:table-cell office:value-type="float" office:value="1.11548062171" calcext:value-type="float">
            <text:p>1.1154806217</text:p>
          </table:table-cell>
          <table:table-cell office:value-type="float" office:value="93.7485809326" calcext:value-type="float">
            <text:p>93.7485809326</text:p>
          </table:table-cell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float" office:value="4.184" calcext:value-type="float">
            <text:p>4.184</text:p>
          </table:table-cell>
          <table:table-cell office:value-type="float" office:value="-2.37" calcext:value-type="float">
            <text:p>-2.37</text:p>
          </table:table-cell>
          <table:table-cell office:value-type="float" office:value="-0.772646861142" calcext:value-type="float">
            <text:p>-0.7726468611</text:p>
          </table:table-cell>
          <table:table-cell office:value-type="float" office:value="-1.36517579497" calcext:value-type="float">
            <text:p>-1.365175795</text:p>
          </table:table-cell>
          <table:table-cell office:value-type="float" office:value="1.13403047495" calcext:value-type="float">
            <text:p>1.134030475</text:p>
          </table:table-cell>
          <table:table-cell office:value-type="float" office:value="93.8350448608" calcext:value-type="float">
            <text:p>93.8350448608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4.174" calcext:value-type="float">
            <text:p>4.174</text:p>
          </table:table-cell>
          <table:table-cell office:value-type="float" office:value="-2.418" calcext:value-type="float">
            <text:p>-2.418</text:p>
          </table:table-cell>
          <table:table-cell office:value-type="float" office:value="-0.771375644568" calcext:value-type="float">
            <text:p>-0.7713756446</text:p>
          </table:table-cell>
          <table:table-cell office:value-type="float" office:value="-1.36916783124" calcext:value-type="float">
            <text:p>-1.3691678312</text:p>
          </table:table-cell>
          <table:table-cell office:value-type="float" office:value="1.16400053202" calcext:value-type="float">
            <text:p>1.164000532</text:p>
          </table:table-cell>
          <table:table-cell office:value-type="float" office:value="93.9155197144" calcext:value-type="float">
            <text:p>93.9155197144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4.165" calcext:value-type="float">
            <text:p>4.165</text:p>
          </table:table-cell>
          <table:table-cell office:value-type="float" office:value="-2.468" calcext:value-type="float">
            <text:p>-2.468</text:p>
          </table:table-cell>
          <table:table-cell office:value-type="float" office:value="-0.76978228546" calcext:value-type="float">
            <text:p>-0.7697822855</text:p>
          </table:table-cell>
          <table:table-cell office:value-type="float" office:value="-1.37216419173" calcext:value-type="float">
            <text:p>-1.3721641917</text:p>
          </table:table-cell>
          <table:table-cell office:value-type="float" office:value="1.17818895482" calcext:value-type="float">
            <text:p>1.1781889548</text:p>
          </table:table-cell>
          <table:table-cell office:value-type="float" office:value="93.6033935547" calcext:value-type="float">
            <text:p>93.6033935547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4.155" calcext:value-type="float">
            <text:p>4.155</text:p>
          </table:table-cell>
          <table:table-cell office:value-type="float" office:value="-2.518" calcext:value-type="float">
            <text:p>-2.518</text:p>
          </table:table-cell>
          <table:table-cell office:value-type="float" office:value="-0.768823960011" calcext:value-type="float">
            <text:p>-0.76882396</text:p>
          </table:table-cell>
          <table:table-cell office:value-type="float" office:value="-1.37622731926" calcext:value-type="float">
            <text:p>-1.3762273193</text:p>
          </table:table-cell>
          <table:table-cell office:value-type="float" office:value="1.19915236395" calcext:value-type="float">
            <text:p>1.199152364</text:p>
          </table:table-cell>
          <table:table-cell office:value-type="float" office:value="93.367980957" calcext:value-type="float">
            <text:p>93.367980957</text:p>
          </table:table-cell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4.146" calcext:value-type="float">
            <text:p>4.146</text:p>
          </table:table-cell>
          <table:table-cell office:value-type="float" office:value="-2.57" calcext:value-type="float">
            <text:p>-2.57</text:p>
          </table:table-cell>
          <table:table-cell office:value-type="float" office:value="-0.768504133676" calcext:value-type="float">
            <text:p>-0.7685041337</text:p>
          </table:table-cell>
          <table:table-cell office:value-type="float" office:value="-1.37918298309" calcext:value-type="float">
            <text:p>-1.3791829831</text:p>
          </table:table-cell>
          <table:table-cell office:value-type="float" office:value="1.22203847874" calcext:value-type="float">
            <text:p>1.2220384787</text:p>
          </table:table-cell>
          <table:table-cell office:value-type="float" office:value="93.3763046265" calcext:value-type="float">
            <text:p>93.3763046265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4.136" calcext:value-type="float">
            <text:p>4.136</text:p>
          </table:table-cell>
          <table:table-cell office:value-type="float" office:value="-2.623" calcext:value-type="float">
            <text:p>-2.623</text:p>
          </table:table-cell>
          <table:table-cell office:value-type="float" office:value="-0.76978228546" calcext:value-type="float">
            <text:p>-0.7697822855</text:p>
          </table:table-cell>
          <table:table-cell office:value-type="float" office:value="-1.37895750733" calcext:value-type="float">
            <text:p>-1.3789575073</text:p>
          </table:table-cell>
          <table:table-cell office:value-type="float" office:value="1.23174384865" calcext:value-type="float">
            <text:p>1.2317438487</text:p>
          </table:table-cell>
          <table:table-cell office:value-type="float" office:value="93.3654708862" calcext:value-type="float">
            <text:p>93.3654708862</text:p>
          </table:table-cell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4.126" calcext:value-type="float">
            <text:p>4.126</text:p>
          </table:table-cell>
          <table:table-cell office:value-type="float" office:value="-2.677" calcext:value-type="float">
            <text:p>-2.677</text:p>
          </table:table-cell>
          <table:table-cell office:value-type="float" office:value="-0.770738878899" calcext:value-type="float">
            <text:p>-0.7707388789</text:p>
          </table:table-cell>
          <table:table-cell office:value-type="float" office:value="-1.37789964735" calcext:value-type="float">
            <text:p>-1.3778996474</text:p>
          </table:table-cell>
          <table:table-cell office:value-type="float" office:value="1.24753653416" calcext:value-type="float">
            <text:p>1.2475365342</text:p>
          </table:table-cell>
          <table:table-cell office:value-type="float" office:value="93.7513427734" calcext:value-type="float">
            <text:p>93.751342773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.116" calcext:value-type="float">
            <text:p>4.116</text:p>
          </table:table-cell>
          <table:table-cell office:value-type="float" office:value="-2.728" calcext:value-type="float">
            <text:p>-2.728</text:p>
          </table:table-cell>
          <table:table-cell office:value-type="float" office:value="-0.772011638861" calcext:value-type="float">
            <text:p>-0.7720116389</text:p>
          </table:table-cell>
          <table:table-cell office:value-type="float" office:value="-1.37528129906" calcext:value-type="float">
            <text:p>-1.3752812991</text:p>
          </table:table-cell>
          <table:table-cell office:value-type="float" office:value="1.25922450475" calcext:value-type="float">
            <text:p>1.2592245048</text:p>
          </table:table-cell>
          <table:table-cell office:value-type="float" office:value="94.2588500977" calcext:value-type="float">
            <text:p>94.2588500977</text:p>
          </table:table-cell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4.106" calcext:value-type="float">
            <text:p>4.106</text:p>
          </table:table-cell>
          <table:table-cell office:value-type="float" office:value="-2.778" calcext:value-type="float">
            <text:p>-2.778</text:p>
          </table:table-cell>
          <table:table-cell office:value-type="float" office:value="-0.774231535128" calcext:value-type="float">
            <text:p>-0.7742315351</text:p>
          </table:table-cell>
          <table:table-cell office:value-type="float" office:value="-1.37048309217" calcext:value-type="float">
            <text:p>-1.3704830922</text:p>
          </table:table-cell>
          <table:table-cell office:value-type="float" office:value="1.27500308454" calcext:value-type="float">
            <text:p>1.2750030845</text:p>
          </table:table-cell>
          <table:table-cell office:value-type="float" office:value="94.8505477905" calcext:value-type="float">
            <text:p>94.8505477905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4.096" calcext:value-type="float">
            <text:p>4.096</text:p>
          </table:table-cell>
          <table:table-cell office:value-type="float" office:value="-2.827" calcext:value-type="float">
            <text:p>-2.827</text:p>
          </table:table-cell>
          <table:table-cell office:value-type="float" office:value="-0.776756944393" calcext:value-type="float">
            <text:p>-0.7767569444</text:p>
          </table:table-cell>
          <table:table-cell office:value-type="float" office:value="-1.36997328978" calcext:value-type="float">
            <text:p>-1.3699732898</text:p>
          </table:table-cell>
          <table:table-cell office:value-type="float" office:value="1.30016419572" calcext:value-type="float">
            <text:p>1.3001641957</text:p>
          </table:table-cell>
          <table:table-cell office:value-type="float" office:value="95.4039154053" calcext:value-type="float">
            <text:p>95.4039154053</text:p>
          </table:table-cell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float" office:value="4.086" calcext:value-type="float">
            <text:p>4.086</text:p>
          </table:table-cell>
          <table:table-cell office:value-type="float" office:value="-2.873" calcext:value-type="float">
            <text:p>-2.873</text:p>
          </table:table-cell>
          <table:table-cell office:value-type="float" office:value="-0.779583172354" calcext:value-type="float">
            <text:p>-0.7795831724</text:p>
          </table:table-cell>
          <table:table-cell office:value-type="float" office:value="-1.36878699809" calcext:value-type="float">
            <text:p>-1.3687869981</text:p>
          </table:table-cell>
          <table:table-cell office:value-type="float" office:value="1.33170819821" calcext:value-type="float">
            <text:p>1.3317081982</text:p>
          </table:table-cell>
          <table:table-cell office:value-type="float" office:value="96.4716949463" calcext:value-type="float">
            <text:p>96.4716949463</text:p>
          </table:table-cell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4.076" calcext:value-type="float">
            <text:p>4.076</text:p>
          </table:table-cell>
          <table:table-cell office:value-type="float" office:value="-2.917" calcext:value-type="float">
            <text:p>-2.917</text:p>
          </table:table-cell>
          <table:table-cell office:value-type="float" office:value="-0.783637616683" calcext:value-type="float">
            <text:p>-0.7836376167</text:p>
          </table:table-cell>
          <table:table-cell office:value-type="float" office:value="-1.36150873479" calcext:value-type="float">
            <text:p>-1.3615087348</text:p>
          </table:table-cell>
          <table:table-cell office:value-type="float" office:value="1.35162531141" calcext:value-type="float">
            <text:p>1.3516253114</text:p>
          </table:table-cell>
          <table:table-cell office:value-type="float" office:value="97.8773803711" calcext:value-type="float">
            <text:p>97.8773803711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4.066" calcext:value-type="float">
            <text:p>4.066</text:p>
          </table:table-cell>
          <table:table-cell office:value-type="float" office:value="-2.957" calcext:value-type="float">
            <text:p>-2.957</text:p>
          </table:table-cell>
          <table:table-cell office:value-type="float" office:value="-0.78950373969" calcext:value-type="float">
            <text:p>-0.7895037397</text:p>
          </table:table-cell>
          <table:table-cell office:value-type="float" office:value="-1.35803362722" calcext:value-type="float">
            <text:p>-1.3580336272</text:p>
          </table:table-cell>
          <table:table-cell office:value-type="float" office:value="1.38068135697" calcext:value-type="float">
            <text:p>1.380681357</text:p>
          </table:table-cell>
          <table:table-cell office:value-type="float" office:value="99.0271453857" calcext:value-type="float">
            <text:p>99.0271453857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4.057" calcext:value-type="float">
            <text:p>4.057</text:p>
          </table:table-cell>
          <table:table-cell office:value-type="float" office:value="-2.992" calcext:value-type="float">
            <text:p>-2.992</text:p>
          </table:table-cell>
          <table:table-cell office:value-type="float" office:value="-0.797113682597" calcext:value-type="float">
            <text:p>-0.7971136826</text:p>
          </table:table-cell>
          <table:table-cell office:value-type="float" office:value="-1.35200771998" calcext:value-type="float">
            <text:p>-1.35200772</text:p>
          </table:table-cell>
          <table:table-cell office:value-type="float" office:value="1.40003786246" calcext:value-type="float">
            <text:p>1.4000378625</text:p>
          </table:table-cell>
          <table:table-cell office:value-type="float" office:value="100.196510315" calcext:value-type="float">
            <text:p>100.196510315</text:p>
          </table:table-cell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4.048" calcext:value-type="float">
            <text:p>4.048</text:p>
          </table:table-cell>
          <table:table-cell office:value-type="float" office:value="-3.021" calcext:value-type="float">
            <text:p>-3.021</text:p>
          </table:table-cell>
          <table:table-cell office:value-type="float" office:value="-0.804599078112" calcext:value-type="float">
            <text:p>-0.8045990781</text:p>
          </table:table-cell>
          <table:table-cell office:value-type="float" office:value="-1.34278887486" calcext:value-type="float">
            <text:p>-1.3427888749</text:p>
          </table:table-cell>
          <table:table-cell office:value-type="float" office:value="1.41646975521" calcext:value-type="float">
            <text:p>1.4164697552</text:p>
          </table:table-cell>
          <table:table-cell office:value-type="float" office:value="101.629562378" calcext:value-type="float">
            <text:p>101.629562378</text:p>
          </table:table-cell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4.041" calcext:value-type="float">
            <text:p>4.041</text:p>
          </table:table-cell>
          <table:table-cell office:value-type="float" office:value="-3.046" calcext:value-type="float">
            <text:p>-3.046</text:p>
          </table:table-cell>
          <table:table-cell office:value-type="float" office:value="-0.811666797772" calcext:value-type="float">
            <text:p>-0.8116667978</text:p>
          </table:table-cell>
          <table:table-cell office:value-type="float" office:value="-1.33577582595" calcext:value-type="float">
            <text:p>-1.335775826</text:p>
          </table:table-cell>
          <table:table-cell office:value-type="float" office:value="1.46346883427" calcext:value-type="float">
            <text:p>1.4634688343</text:p>
          </table:table-cell>
          <table:table-cell office:value-type="float" office:value="103.122306824" calcext:value-type="float">
            <text:p>103.122306824</text:p>
          </table:table-cell>
        </table:table-row>
        <table:table-row table:style-name="ro1">
          <table:table-cell office:value-type="float" office:value="21.9" calcext:value-type="float">
            <text:p>21.9</text:p>
          </table:table-cell>
          <table:table-cell office:value-type="float" office:value="4.033" calcext:value-type="float">
            <text:p>4.033</text:p>
          </table:table-cell>
          <table:table-cell office:value-type="float" office:value="-3.068" calcext:value-type="float">
            <text:p>-3.068</text:p>
          </table:table-cell>
          <table:table-cell office:value-type="float" office:value="-0.819191568301" calcext:value-type="float">
            <text:p>-0.8191915683</text:p>
          </table:table-cell>
          <table:table-cell office:value-type="float" office:value="-1.32667943998" calcext:value-type="float">
            <text:p>-1.32667944</text:p>
          </table:table-cell>
          <table:table-cell office:value-type="float" office:value="1.49003045192" calcext:value-type="float">
            <text:p>1.4900304519</text:p>
          </table:table-cell>
          <table:table-cell office:value-type="float" office:value="104.461898804" calcext:value-type="float">
            <text:p>104.4618988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.025" calcext:value-type="float">
            <text:p>4.025</text:p>
          </table:table-cell>
          <table:table-cell office:value-type="float" office:value="-3.088" calcext:value-type="float">
            <text:p>-3.088</text:p>
          </table:table-cell>
          <table:table-cell office:value-type="float" office:value="-0.826859205238" calcext:value-type="float">
            <text:p>-0.8268592052</text:p>
          </table:table-cell>
          <table:table-cell office:value-type="float" office:value="-1.31662459617" calcext:value-type="float">
            <text:p>-1.3166245962</text:p>
          </table:table-cell>
          <table:table-cell office:value-type="float" office:value="1.49834497104" calcext:value-type="float">
            <text:p>1.498344971</text:p>
          </table:table-cell>
          <table:table-cell office:value-type="float" office:value="105.858848572" calcext:value-type="float">
            <text:p>105.858848572</text:p>
          </table:table-cell>
        </table:table-row>
        <table:table-row table:style-name="ro1">
          <table:table-cell office:value-type="float" office:value="22.1" calcext:value-type="float">
            <text:p>22.1</text:p>
          </table:table-cell>
          <table:table-cell office:value-type="float" office:value="4.017" calcext:value-type="float">
            <text:p>4.017</text:p>
          </table:table-cell>
          <table:table-cell office:value-type="float" office:value="-3.108" calcext:value-type="float">
            <text:p>-3.108</text:p>
          </table:table-cell>
          <table:table-cell office:value-type="float" office:value="-0.83492692756" calcext:value-type="float">
            <text:p>-0.8349269276</text:p>
          </table:table-cell>
          <table:table-cell office:value-type="float" office:value="-1.30663633028" calcext:value-type="float">
            <text:p>-1.3066363303</text:p>
          </table:table-cell>
          <table:table-cell office:value-type="float" office:value="1.50870872604" calcext:value-type="float">
            <text:p>1.508708726</text:p>
          </table:table-cell>
          <table:table-cell office:value-type="float" office:value="107.306564331" calcext:value-type="float">
            <text:p>107.306564331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4.008" calcext:value-type="float">
            <text:p>4.008</text:p>
          </table:table-cell>
          <table:table-cell office:value-type="float" office:value="-3.128" calcext:value-type="float">
            <text:p>-3.128</text:p>
          </table:table-cell>
          <table:table-cell office:value-type="float" office:value="-0.843625456509" calcext:value-type="float">
            <text:p>-0.8436254565</text:p>
          </table:table-cell>
          <table:table-cell office:value-type="float" office:value="-1.29736407107" calcext:value-type="float">
            <text:p>-1.2973640711</text:p>
          </table:table-cell>
          <table:table-cell office:value-type="float" office:value="1.51880072874" calcext:value-type="float">
            <text:p>1.5188007287</text:p>
          </table:table-cell>
          <table:table-cell office:value-type="float" office:value="108.721641541" calcext:value-type="float">
            <text:p>108.721641541</text:p>
          </table:table-cell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float" office:value="3.999" calcext:value-type="float">
            <text:p>3.999</text:p>
          </table:table-cell>
          <table:table-cell office:value-type="float" office:value="-3.149" calcext:value-type="float">
            <text:p>-3.149</text:p>
          </table:table-cell>
          <table:table-cell office:value-type="float" office:value="-0.852369598401" calcext:value-type="float">
            <text:p>-0.8523695984</text:p>
          </table:table-cell>
          <table:table-cell office:value-type="float" office:value="-1.28547627251" calcext:value-type="float">
            <text:p>-1.2854762725</text:p>
          </table:table-cell>
          <table:table-cell office:value-type="float" office:value="1.53103188509" calcext:value-type="float">
            <text:p>1.5310318851</text:p>
          </table:table-cell>
          <table:table-cell office:value-type="float" office:value="110.260147095" calcext:value-type="float">
            <text:p>110.260147095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3.989" calcext:value-type="float">
            <text:p>3.989</text:p>
          </table:table-cell>
          <table:table-cell office:value-type="float" office:value="-3.168" calcext:value-type="float">
            <text:p>-3.168</text:p>
          </table:table-cell>
          <table:table-cell office:value-type="float" office:value="-0.860117511946" calcext:value-type="float">
            <text:p>-0.8601175119</text:p>
          </table:table-cell>
          <table:table-cell office:value-type="float" office:value="-1.27178027824" calcext:value-type="float">
            <text:p>-1.2717802782</text:p>
          </table:table-cell>
          <table:table-cell office:value-type="float" office:value="1.54680352076" calcext:value-type="float">
            <text:p>1.5468035208</text:p>
          </table:table-cell>
          <table:table-cell office:value-type="float" office:value="111.856025696" calcext:value-type="float">
            <text:p>111.856025696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3.978" calcext:value-type="float">
            <text:p>3.978</text:p>
          </table:table-cell>
          <table:table-cell office:value-type="float" office:value="-3.186" calcext:value-type="float">
            <text:p>-3.186</text:p>
          </table:table-cell>
          <table:table-cell office:value-type="float" office:value="-0.86767190268" calcext:value-type="float">
            <text:p>-0.8676719027</text:p>
          </table:table-cell>
          <table:table-cell office:value-type="float" office:value="-1.25662542319" calcext:value-type="float">
            <text:p>-1.2566254232</text:p>
          </table:table-cell>
          <table:table-cell office:value-type="float" office:value="1.56020321625" calcext:value-type="float">
            <text:p>1.5602032163</text:p>
          </table:table-cell>
          <table:table-cell office:value-type="float" office:value="113.494544983" calcext:value-type="float">
            <text:p>113.494544983</text:p>
          </table:table-cell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3.967" calcext:value-type="float">
            <text:p>3.967</text:p>
          </table:table-cell>
          <table:table-cell office:value-type="float" office:value="-3.204" calcext:value-type="float">
            <text:p>-3.204</text:p>
          </table:table-cell>
          <table:table-cell office:value-type="float" office:value="-0.875272994885" calcext:value-type="float">
            <text:p>-0.8752729949</text:p>
          </table:table-cell>
          <table:table-cell office:value-type="float" office:value="-1.24348805073" calcext:value-type="float">
            <text:p>-1.2434880507</text:p>
          </table:table-cell>
          <table:table-cell office:value-type="float" office:value="1.57197328572" calcext:value-type="float">
            <text:p>1.5719732857</text:p>
          </table:table-cell>
          <table:table-cell office:value-type="float" office:value="115.055412292" calcext:value-type="float">
            <text:p>115.055412292</text:p>
          </table:table-cell>
        </table:table-row>
        <table:table-row table:style-name="ro1">
          <table:table-cell office:value-type="float" office:value="22.7" calcext:value-type="float">
            <text:p>22.7</text:p>
          </table:table-cell>
          <table:table-cell office:value-type="float" office:value="3.956" calcext:value-type="float">
            <text:p>3.956</text:p>
          </table:table-cell>
          <table:table-cell office:value-type="float" office:value="-3.222" calcext:value-type="float">
            <text:p>-3.222</text:p>
          </table:table-cell>
          <table:table-cell office:value-type="float" office:value="-0.882428694192" calcext:value-type="float">
            <text:p>-0.8824286942</text:p>
          </table:table-cell>
          <table:table-cell office:value-type="float" office:value="-1.22809251256" calcext:value-type="float">
            <text:p>-1.2280925126</text:p>
          </table:table-cell>
          <table:table-cell office:value-type="float" office:value="1.58090365675" calcext:value-type="float">
            <text:p>1.5809036568</text:p>
          </table:table-cell>
          <table:table-cell office:value-type="float" office:value="116.772392273" calcext:value-type="float">
            <text:p>116.772392273</text:p>
          </table:table-cell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3.944" calcext:value-type="float">
            <text:p>3.944</text:p>
          </table:table-cell>
          <table:table-cell office:value-type="float" office:value="-3.239" calcext:value-type="float">
            <text:p>-3.239</text:p>
          </table:table-cell>
          <table:table-cell office:value-type="float" office:value="-0.889157160945" calcext:value-type="float">
            <text:p>-0.8891571609</text:p>
          </table:table-cell>
          <table:table-cell office:value-type="float" office:value="-1.21543807474" calcext:value-type="float">
            <text:p>-1.2154380747</text:p>
          </table:table-cell>
          <table:table-cell office:value-type="float" office:value="1.58997387182" calcext:value-type="float">
            <text:p>1.5899738718</text:p>
          </table:table-cell>
          <table:table-cell office:value-type="float" office:value="118.329269409" calcext:value-type="float">
            <text:p>118.329269409</text:p>
          </table:table-cell>
        </table:table-row>
        <table:table-row table:style-name="ro1">
          <table:table-cell office:value-type="float" office:value="22.9" calcext:value-type="float">
            <text:p>22.9</text:p>
          </table:table-cell>
          <table:table-cell office:value-type="float" office:value="3.932" calcext:value-type="float">
            <text:p>3.932</text:p>
          </table:table-cell>
          <table:table-cell office:value-type="float" office:value="-3.256" calcext:value-type="float">
            <text:p>-3.256</text:p>
          </table:table-cell>
          <table:table-cell office:value-type="float" office:value="-0.895920904467" calcext:value-type="float">
            <text:p>-0.8959209045</text:p>
          </table:table-cell>
          <table:table-cell office:value-type="float" office:value="-1.20294576721" calcext:value-type="float">
            <text:p>-1.2029457672</text:p>
          </table:table-cell>
          <table:table-cell office:value-type="float" office:value="1.59942438505" calcext:value-type="float">
            <text:p>1.5994243851</text:p>
          </table:table-cell>
          <table:table-cell office:value-type="float" office:value="119.857727051" calcext:value-type="float">
            <text:p>119.85772705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.92" calcext:value-type="float">
            <text:p>3.92</text:p>
          </table:table-cell>
          <table:table-cell office:value-type="float" office:value="-3.271" calcext:value-type="float">
            <text:p>-3.271</text:p>
          </table:table-cell>
          <table:table-cell office:value-type="float" office:value="-0.902483069565" calcext:value-type="float">
            <text:p>-0.9024830696</text:p>
          </table:table-cell>
          <table:table-cell office:value-type="float" office:value="-1.18673281854" calcext:value-type="float">
            <text:p>-1.1867328185</text:p>
          </table:table-cell>
          <table:table-cell office:value-type="float" office:value="1.60859561728" calcext:value-type="float">
            <text:p>1.6085956173</text:p>
          </table:table-cell>
          <table:table-cell office:value-type="float" office:value="121.566802979" calcext:value-type="float">
            <text:p>121.566802979</text:p>
          </table:table-cell>
        </table:table-row>
        <table:table-row table:style-name="ro1">
          <table:table-cell office:value-type="float" office:value="23.1" calcext:value-type="float">
            <text:p>23.1</text:p>
          </table:table-cell>
          <table:table-cell office:value-type="float" office:value="3.907" calcext:value-type="float">
            <text:p>3.907</text:p>
          </table:table-cell>
          <table:table-cell office:value-type="float" office:value="-3.287" calcext:value-type="float">
            <text:p>-3.287</text:p>
          </table:table-cell>
          <table:table-cell office:value-type="float" office:value="-0.908633496116" calcext:value-type="float">
            <text:p>-0.9086334961</text:p>
          </table:table-cell>
          <table:table-cell office:value-type="float" office:value="-1.17247078506" calcext:value-type="float">
            <text:p>-1.1724707851</text:p>
          </table:table-cell>
          <table:table-cell office:value-type="float" office:value="1.61478220343" calcext:value-type="float">
            <text:p>1.6147822034</text:p>
          </table:table-cell>
          <table:table-cell office:value-type="float" office:value="123.183158875" calcext:value-type="float">
            <text:p>123.183158875</text:p>
          </table:table-cell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3.894" calcext:value-type="float">
            <text:p>3.894</text:p>
          </table:table-cell>
          <table:table-cell office:value-type="float" office:value="-3.301" calcext:value-type="float">
            <text:p>-3.301</text:p>
          </table:table-cell>
          <table:table-cell office:value-type="float" office:value="-0.914592885821" calcext:value-type="float">
            <text:p>-0.9145928858</text:p>
          </table:table-cell>
          <table:table-cell office:value-type="float" office:value="-1.15748935392" calcext:value-type="float">
            <text:p>-1.1574893539</text:p>
          </table:table-cell>
          <table:table-cell office:value-type="float" office:value="1.62060242074" calcext:value-type="float">
            <text:p>1.6206024207</text:p>
          </table:table-cell>
          <table:table-cell office:value-type="float" office:value="124.784996033" calcext:value-type="float">
            <text:p>124.784996033</text:p>
          </table:table-cell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float" office:value="3.88" calcext:value-type="float">
            <text:p>3.88</text:p>
          </table:table-cell>
          <table:table-cell office:value-type="float" office:value="-3.316" calcext:value-type="float">
            <text:p>-3.316</text:p>
          </table:table-cell>
          <table:table-cell office:value-type="float" office:value="-0.920359985742" calcext:value-type="float">
            <text:p>-0.9203599857</text:p>
          </table:table-cell>
          <table:table-cell office:value-type="float" office:value="-1.14423031943" calcext:value-type="float">
            <text:p>-1.1442303194</text:p>
          </table:table-cell>
          <table:table-cell office:value-type="float" office:value="1.62379478437" calcext:value-type="float">
            <text:p>1.6237947844</text:p>
          </table:table-cell>
          <table:table-cell office:value-type="float" office:value="126.35307312" calcext:value-type="float">
            <text:p>126.35307312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3.866" calcext:value-type="float">
            <text:p>3.866</text:p>
          </table:table-cell>
          <table:table-cell office:value-type="float" office:value="-3.33" calcext:value-type="float">
            <text:p>-3.33</text:p>
          </table:table-cell>
          <table:table-cell office:value-type="float" office:value="-0.926499071043" calcext:value-type="float">
            <text:p>-0.926499071</text:p>
          </table:table-cell>
          <table:table-cell office:value-type="float" office:value="-1.13062688371" calcext:value-type="float">
            <text:p>-1.1306268837</text:p>
          </table:table-cell>
          <table:table-cell office:value-type="float" office:value="1.62668604265" calcext:value-type="float">
            <text:p>1.6266860427</text:p>
          </table:table-cell>
          <table:table-cell office:value-type="float" office:value="127.988853455" calcext:value-type="float">
            <text:p>127.988853455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3.852" calcext:value-type="float">
            <text:p>3.852</text:p>
          </table:table-cell>
          <table:table-cell office:value-type="float" office:value="-3.344" calcext:value-type="float">
            <text:p>-3.344</text:p>
          </table:table-cell>
          <table:table-cell office:value-type="float" office:value="-0.932220148332" calcext:value-type="float">
            <text:p>-0.9322201483</text:p>
          </table:table-cell>
          <table:table-cell office:value-type="float" office:value="-1.11797000805" calcext:value-type="float">
            <text:p>-1.1179700081</text:p>
          </table:table-cell>
          <table:table-cell office:value-type="float" office:value="1.62686044097" calcext:value-type="float">
            <text:p>1.626860441</text:p>
          </table:table-cell>
          <table:table-cell office:value-type="float" office:value="129.602264404" calcext:value-type="float">
            <text:p>129.602264404</text:p>
          </table:table-cell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3.837" calcext:value-type="float">
            <text:p>3.837</text:p>
          </table:table-cell>
          <table:table-cell office:value-type="float" office:value="-3.357" calcext:value-type="float">
            <text:p>-3.357</text:p>
          </table:table-cell>
          <table:table-cell office:value-type="float" office:value="-0.937717264215" calcext:value-type="float">
            <text:p>-0.9377172642</text:p>
          </table:table-cell>
          <table:table-cell office:value-type="float" office:value="-1.1049765802" calcext:value-type="float">
            <text:p>-1.1049765802</text:p>
          </table:table-cell>
          <table:table-cell office:value-type="float" office:value="1.62718704369" calcext:value-type="float">
            <text:p>1.6271870437</text:p>
          </table:table-cell>
          <table:table-cell office:value-type="float" office:value="131.195266724" calcext:value-type="float">
            <text:p>131.195266724</text:p>
          </table:table-cell>
        </table:table-row>
        <table:table-row table:style-name="ro1">
          <table:table-cell office:value-type="float" office:value="23.7" calcext:value-type="float">
            <text:p>23.7</text:p>
          </table:table-cell>
          <table:table-cell office:value-type="float" office:value="3.822" calcext:value-type="float">
            <text:p>3.822</text:p>
          </table:table-cell>
          <table:table-cell office:value-type="float" office:value="-3.37" calcext:value-type="float">
            <text:p>-3.37</text:p>
          </table:table-cell>
          <table:table-cell office:value-type="float" office:value="-0.942822568359" calcext:value-type="float">
            <text:p>-0.9428225684</text:p>
          </table:table-cell>
          <table:table-cell office:value-type="float" office:value="-1.0920256035" calcext:value-type="float">
            <text:p>-1.0920256035</text:p>
          </table:table-cell>
          <table:table-cell office:value-type="float" office:value="1.62810435437" calcext:value-type="float">
            <text:p>1.6281043544</text:p>
          </table:table-cell>
          <table:table-cell office:value-type="float" office:value="132.789138794" calcext:value-type="float">
            <text:p>132.789138794</text:p>
          </table:table-cell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3.806" calcext:value-type="float">
            <text:p>3.806</text:p>
          </table:table-cell>
          <table:table-cell office:value-type="float" office:value="-3.382" calcext:value-type="float">
            <text:p>-3.382</text:p>
          </table:table-cell>
          <table:table-cell office:value-type="float" office:value="-0.947556065061" calcext:value-type="float">
            <text:p>-0.9475560651</text:p>
          </table:table-cell>
          <table:table-cell office:value-type="float" office:value="-1.08123771995" calcext:value-type="float">
            <text:p>-1.08123772</text:p>
          </table:table-cell>
          <table:table-cell office:value-type="float" office:value="1.62587458025" calcext:value-type="float">
            <text:p>1.6258745803</text:p>
          </table:table-cell>
          <table:table-cell office:value-type="float" office:value="134.368896484" calcext:value-type="float">
            <text:p>134.368896484</text:p>
          </table:table-cell>
        </table:table-row>
        <table:table-row table:style-name="ro1">
          <table:table-cell office:value-type="float" office:value="23.9" calcext:value-type="float">
            <text:p>23.9</text:p>
          </table:table-cell>
          <table:table-cell office:value-type="float" office:value="3.791" calcext:value-type="float">
            <text:p>3.791</text:p>
          </table:table-cell>
          <table:table-cell office:value-type="float" office:value="-3.394" calcext:value-type="float">
            <text:p>-3.394</text:p>
          </table:table-cell>
          <table:table-cell office:value-type="float" office:value="-0.951937314131" calcext:value-type="float">
            <text:p>-0.9519373141</text:p>
          </table:table-cell>
          <table:table-cell office:value-type="float" office:value="-1.06964930664" calcext:value-type="float">
            <text:p>-1.0696493066</text:p>
          </table:table-cell>
          <table:table-cell office:value-type="float" office:value="1.62787443925" calcext:value-type="float">
            <text:p>1.6278744393</text:p>
          </table:table-cell>
          <table:table-cell office:value-type="float" office:value="135.948074341" calcext:value-type="float">
            <text:p>135.94807434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.775" calcext:value-type="float">
            <text:p>3.775</text:p>
          </table:table-cell>
          <table:table-cell office:value-type="float" office:value="-3.405" calcext:value-type="float">
            <text:p>-3.405</text:p>
          </table:table-cell>
          <table:table-cell office:value-type="float" office:value="-0.956131986536" calcext:value-type="float">
            <text:p>-0.9561319865</text:p>
          </table:table-cell>
          <table:table-cell office:value-type="float" office:value="-1.05868677179" calcext:value-type="float">
            <text:p>-1.0586867718</text:p>
          </table:table-cell>
          <table:table-cell office:value-type="float" office:value="1.6278794152" calcext:value-type="float">
            <text:p>1.6278794152</text:p>
          </table:table-cell>
          <table:table-cell office:value-type="float" office:value="137.553482056" calcext:value-type="float">
            <text:p>137.553482056</text:p>
          </table:table-cell>
        </table:table-row>
        <table:table-row table:style-name="ro1">
          <table:table-cell office:value-type="float" office:value="24.1" calcext:value-type="float">
            <text:p>24.1</text:p>
          </table:table-cell>
          <table:table-cell office:value-type="float" office:value="3.759" calcext:value-type="float">
            <text:p>3.759</text:p>
          </table:table-cell>
          <table:table-cell office:value-type="float" office:value="-3.415" calcext:value-type="float">
            <text:p>-3.415</text:p>
          </table:table-cell>
          <table:table-cell office:value-type="float" office:value="-0.959999379073" calcext:value-type="float">
            <text:p>-0.9599993791</text:p>
          </table:table-cell>
          <table:table-cell office:value-type="float" office:value="-1.04654113617" calcext:value-type="float">
            <text:p>-1.0465411362</text:p>
          </table:table-cell>
          <table:table-cell office:value-type="float" office:value="1.62964014579" calcext:value-type="float">
            <text:p>1.6296401458</text:p>
          </table:table-cell>
          <table:table-cell office:value-type="float" office:value="139.134674072" calcext:value-type="float">
            <text:p>139.134674072</text:p>
          </table:table-cell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3.744" calcext:value-type="float">
            <text:p>3.744</text:p>
          </table:table-cell>
          <table:table-cell office:value-type="float" office:value="-3.425" calcext:value-type="float">
            <text:p>-3.425</text:p>
          </table:table-cell>
          <table:table-cell office:value-type="float" office:value="-0.963558185417" calcext:value-type="float">
            <text:p>-0.9635581854</text:p>
          </table:table-cell>
          <table:table-cell office:value-type="float" office:value="-1.03236105664" calcext:value-type="float">
            <text:p>-1.0323610566</text:p>
          </table:table-cell>
          <table:table-cell office:value-type="float" office:value="1.63115112746" calcext:value-type="float">
            <text:p>1.6311511275</text:p>
          </table:table-cell>
          <table:table-cell office:value-type="float" office:value="140.794464111" calcext:value-type="float">
            <text:p>140.794464111</text:p>
          </table:table-cell>
        </table:table-row>
        <table:table-row table:style-name="ro1">
          <table:table-cell office:value-type="float" office:value="24.3" calcext:value-type="float">
            <text:p>24.3</text:p>
          </table:table-cell>
          <table:table-cell office:value-type="float" office:value="3.728" calcext:value-type="float">
            <text:p>3.728</text:p>
          </table:table-cell>
          <table:table-cell office:value-type="float" office:value="-3.434" calcext:value-type="float">
            <text:p>-3.434</text:p>
          </table:table-cell>
          <table:table-cell office:value-type="float" office:value="-0.967208619523" calcext:value-type="float">
            <text:p>-0.9672086195</text:p>
          </table:table-cell>
          <table:table-cell office:value-type="float" office:value="-1.01858909451" calcext:value-type="float">
            <text:p>-1.0185890945</text:p>
          </table:table-cell>
          <table:table-cell office:value-type="float" office:value="1.62883020334" calcext:value-type="float">
            <text:p>1.6288302033</text:p>
          </table:table-cell>
          <table:table-cell office:value-type="float" office:value="142.475784302" calcext:value-type="float">
            <text:p>142.475784302</text:p>
          </table:table-cell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3.712" calcext:value-type="float">
            <text:p>3.712</text:p>
          </table:table-cell>
          <table:table-cell office:value-type="float" office:value="-3.443" calcext:value-type="float">
            <text:p>-3.443</text:p>
          </table:table-cell>
          <table:table-cell office:value-type="float" office:value="-0.970669483836" calcext:value-type="float">
            <text:p>-0.9706694838</text:p>
          </table:table-cell>
          <table:table-cell office:value-type="float" office:value="-1.0065864973" calcext:value-type="float">
            <text:p>-1.0065864973</text:p>
          </table:table-cell>
          <table:table-cell office:value-type="float" office:value="1.62852950657" calcext:value-type="float">
            <text:p>1.6285295066</text:p>
          </table:table-cell>
          <table:table-cell office:value-type="float" office:value="144.049697876" calcext:value-type="float">
            <text:p>144.049697876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3.695" calcext:value-type="float">
            <text:p>3.695</text:p>
          </table:table-cell>
          <table:table-cell office:value-type="float" office:value="-3.452" calcext:value-type="float">
            <text:p>-3.452</text:p>
          </table:table-cell>
          <table:table-cell office:value-type="float" office:value="-0.974053380982" calcext:value-type="float">
            <text:p>-0.974053381</text:p>
          </table:table-cell>
          <table:table-cell office:value-type="float" office:value="-0.99563207723" calcext:value-type="float">
            <text:p>-0.9956320772</text:p>
          </table:table-cell>
          <table:table-cell office:value-type="float" office:value="1.62713576154" calcext:value-type="float">
            <text:p>1.6271357615</text:p>
          </table:table-cell>
          <table:table-cell office:value-type="float" office:value="145.636962891" calcext:value-type="float">
            <text:p>145.636962891</text:p>
          </table:table-cell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3.677" calcext:value-type="float">
            <text:p>3.677</text:p>
          </table:table-cell>
          <table:table-cell office:value-type="float" office:value="-3.46" calcext:value-type="float">
            <text:p>-3.46</text:p>
          </table:table-cell>
          <table:table-cell office:value-type="float" office:value="-0.97733845049" calcext:value-type="float">
            <text:p>-0.9773384505</text:p>
          </table:table-cell>
          <table:table-cell office:value-type="float" office:value="-0.985890543067" calcext:value-type="float">
            <text:p>-0.9858905431</text:p>
          </table:table-cell>
          <table:table-cell office:value-type="float" office:value="1.62469730865" calcext:value-type="float">
            <text:p>1.6246973087</text:p>
          </table:table-cell>
          <table:table-cell office:value-type="float" office:value="147.172088623" calcext:value-type="float">
            <text:p>147.172088623</text:p>
          </table:table-cell>
        </table:table-row>
        <table:table-row table:style-name="ro1">
          <table:table-cell office:value-type="float" office:value="24.7" calcext:value-type="float">
            <text:p>24.7</text:p>
          </table:table-cell>
          <table:table-cell office:value-type="float" office:value="3.66" calcext:value-type="float">
            <text:p>3.66</text:p>
          </table:table-cell>
          <table:table-cell office:value-type="float" office:value="-3.468" calcext:value-type="float">
            <text:p>-3.468</text:p>
          </table:table-cell>
          <table:table-cell office:value-type="float" office:value="-0.980305000759" calcext:value-type="float">
            <text:p>-0.9803050008</text:p>
          </table:table-cell>
          <table:table-cell office:value-type="float" office:value="-0.976605375186" calcext:value-type="float">
            <text:p>-0.9766053752</text:p>
          </table:table-cell>
          <table:table-cell office:value-type="float" office:value="1.62294776674" calcext:value-type="float">
            <text:p>1.6229477667</text:p>
          </table:table-cell>
          <table:table-cell office:value-type="float" office:value="148.700042725" calcext:value-type="float">
            <text:p>148.700042725</text:p>
          </table:table-cell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3.642" calcext:value-type="float">
            <text:p>3.642</text:p>
          </table:table-cell>
          <table:table-cell office:value-type="float" office:value="-3.475" calcext:value-type="float">
            <text:p>-3.475</text:p>
          </table:table-cell>
          <table:table-cell office:value-type="float" office:value="-0.983065445513" calcext:value-type="float">
            <text:p>-0.9830654455</text:p>
          </table:table-cell>
          <table:table-cell office:value-type="float" office:value="-0.967363853078" calcext:value-type="float">
            <text:p>-0.9673638531</text:p>
          </table:table-cell>
          <table:table-cell office:value-type="float" office:value="1.6193571774" calcext:value-type="float">
            <text:p>1.6193571774</text:p>
          </table:table-cell>
          <table:table-cell office:value-type="float" office:value="150.332199097" calcext:value-type="float">
            <text:p>150.332199097</text:p>
          </table:table-cell>
        </table:table-row>
        <table:table-row table:style-name="ro1">
          <table:table-cell office:value-type="float" office:value="24.9" calcext:value-type="float">
            <text:p>24.9</text:p>
          </table:table-cell>
          <table:table-cell office:value-type="float" office:value="3.625" calcext:value-type="float">
            <text:p>3.625</text:p>
          </table:table-cell>
          <table:table-cell office:value-type="float" office:value="-3.481" calcext:value-type="float">
            <text:p>-3.481</text:p>
          </table:table-cell>
          <table:table-cell office:value-type="float" office:value="-0.985787693149" calcext:value-type="float">
            <text:p>-0.9857876931</text:p>
          </table:table-cell>
          <table:table-cell office:value-type="float" office:value="-0.958202956394" calcext:value-type="float">
            <text:p>-0.9582029564</text:p>
          </table:table-cell>
          <table:table-cell office:value-type="float" office:value="1.61528874778" calcext:value-type="float">
            <text:p>1.6152887478</text:p>
          </table:table-cell>
          <table:table-cell office:value-type="float" office:value="151.995285034" calcext:value-type="float">
            <text:p>151.99528503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608" calcext:value-type="float">
            <text:p>3.608</text:p>
          </table:table-cell>
          <table:table-cell office:value-type="float" office:value="-3.487" calcext:value-type="float">
            <text:p>-3.487</text:p>
          </table:table-cell>
          <table:table-cell office:value-type="float" office:value="-0.988042953371" calcext:value-type="float">
            <text:p>-0.9880429534</text:p>
          </table:table-cell>
          <table:table-cell office:value-type="float" office:value="-0.949554889986" calcext:value-type="float">
            <text:p>-0.94955489</text:p>
          </table:table-cell>
          <table:table-cell office:value-type="float" office:value="1.61044652467" calcext:value-type="float">
            <text:p>1.6104465247</text:p>
          </table:table-cell>
          <table:table-cell office:value-type="float" office:value="153.661590576" calcext:value-type="float">
            <text:p>153.661590576</text:p>
          </table:table-cell>
        </table:table-row>
        <table:table-row table:style-name="ro1">
          <table:table-cell office:value-type="float" office:value="25.1" calcext:value-type="float">
            <text:p>25.1</text:p>
          </table:table-cell>
          <table:table-cell office:value-type="float" office:value="3.591" calcext:value-type="float">
            <text:p>3.591</text:p>
          </table:table-cell>
          <table:table-cell office:value-type="float" office:value="-3.492" calcext:value-type="float">
            <text:p>-3.492</text:p>
          </table:table-cell>
          <table:table-cell office:value-type="float" office:value="-0.990174602374" calcext:value-type="float">
            <text:p>-0.9901746024</text:p>
          </table:table-cell>
          <table:table-cell office:value-type="float" office:value="-0.941126271803" calcext:value-type="float">
            <text:p>-0.9411262718</text:p>
          </table:table-cell>
          <table:table-cell office:value-type="float" office:value="1.60661277058" calcext:value-type="float">
            <text:p>1.6066127706</text:p>
          </table:table-cell>
          <table:table-cell office:value-type="float" office:value="155.360870361" calcext:value-type="float">
            <text:p>155.360870361</text:p>
          </table:table-cell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3.574" calcext:value-type="float">
            <text:p>3.574</text:p>
          </table:table-cell>
          <table:table-cell office:value-type="float" office:value="-3.497" calcext:value-type="float">
            <text:p>-3.497</text:p>
          </table:table-cell>
          <table:table-cell office:value-type="float" office:value="-0.992160679203" calcext:value-type="float">
            <text:p>-0.9921606792</text:p>
          </table:table-cell>
          <table:table-cell office:value-type="float" office:value="-0.931742005999" calcext:value-type="float">
            <text:p>-0.931742006</text:p>
          </table:table-cell>
          <table:table-cell office:value-type="float" office:value="1.60323774943" calcext:value-type="float">
            <text:p>1.6032377494</text:p>
          </table:table-cell>
          <table:table-cell office:value-type="float" office:value="157.016204834" calcext:value-type="float">
            <text:p>157.016204834</text:p>
          </table:table-cell>
        </table:table-row>
        <table:table-row table:style-name="ro1">
          <table:table-cell office:value-type="float" office:value="25.3" calcext:value-type="float">
            <text:p>25.3</text:p>
          </table:table-cell>
          <table:table-cell office:value-type="float" office:value="3.557" calcext:value-type="float">
            <text:p>3.557</text:p>
          </table:table-cell>
          <table:table-cell office:value-type="float" office:value="-3.501" calcext:value-type="float">
            <text:p>-3.501</text:p>
          </table:table-cell>
          <table:table-cell office:value-type="float" office:value="-0.993923524066" calcext:value-type="float">
            <text:p>-0.9939235241</text:p>
          </table:table-cell>
          <table:table-cell office:value-type="float" office:value="-0.924651758135" calcext:value-type="float">
            <text:p>-0.9246517581</text:p>
          </table:table-cell>
          <table:table-cell office:value-type="float" office:value="1.5974567142" calcext:value-type="float">
            <text:p>1.5974567142</text:p>
          </table:table-cell>
          <table:table-cell office:value-type="float" office:value="158.663085938" calcext:value-type="float">
            <text:p>158.663085938</text:p>
          </table:table-cell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3.54" calcext:value-type="float">
            <text:p>3.54</text:p>
          </table:table-cell>
          <table:table-cell office:value-type="float" office:value="-3.505" calcext:value-type="float">
            <text:p>-3.505</text:p>
          </table:table-cell>
          <table:table-cell office:value-type="float" office:value="-0.995462740328" calcext:value-type="float">
            <text:p>-0.9954627403</text:p>
          </table:table-cell>
          <table:table-cell office:value-type="float" office:value="-0.916471547491" calcext:value-type="float">
            <text:p>-0.9164715475</text:p>
          </table:table-cell>
          <table:table-cell office:value-type="float" office:value="1.59290686127" calcext:value-type="float">
            <text:p>1.5929068613</text:p>
          </table:table-cell>
          <table:table-cell office:value-type="float" office:value="160.301376343" calcext:value-type="float">
            <text:p>160.301376343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3.523" calcext:value-type="float">
            <text:p>3.523</text:p>
          </table:table-cell>
          <table:table-cell office:value-type="float" office:value="-3.508" calcext:value-type="float">
            <text:p>-3.508</text:p>
          </table:table-cell>
          <table:table-cell office:value-type="float" office:value="-0.996777981673" calcext:value-type="float">
            <text:p>-0.9967779817</text:p>
          </table:table-cell>
          <table:table-cell office:value-type="float" office:value="-0.911834374372" calcext:value-type="float">
            <text:p>-0.9118343744</text:p>
          </table:table-cell>
          <table:table-cell office:value-type="float" office:value="1.58769243914" calcext:value-type="float">
            <text:p>1.5876924391</text:p>
          </table:table-cell>
          <table:table-cell office:value-type="float" office:value="161.866851807" calcext:value-type="float">
            <text:p>161.866851807</text:p>
          </table:table-cell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3.507" calcext:value-type="float">
            <text:p>3.507</text:p>
          </table:table-cell>
          <table:table-cell office:value-type="float" office:value="-3.51" calcext:value-type="float">
            <text:p>-3.51</text:p>
          </table:table-cell>
          <table:table-cell office:value-type="float" office:value="-0.997901452412" calcext:value-type="float">
            <text:p>-0.9979014524</text:p>
          </table:table-cell>
          <table:table-cell office:value-type="float" office:value="-0.906129590812" calcext:value-type="float">
            <text:p>-0.9061295908</text:p>
          </table:table-cell>
          <table:table-cell office:value-type="float" office:value="1.58340081209" calcext:value-type="float">
            <text:p>1.5834008121</text:p>
          </table:table-cell>
          <table:table-cell office:value-type="float" office:value="163.408996582" calcext:value-type="float">
            <text:p>163.408996582</text:p>
          </table:table-cell>
        </table:table-row>
        <table:table-row table:style-name="ro1">
          <table:table-cell office:value-type="float" office:value="25.7" calcext:value-type="float">
            <text:p>25.7</text:p>
          </table:table-cell>
          <table:table-cell office:value-type="float" office:value="3.491" calcext:value-type="float">
            <text:p>3.491</text:p>
          </table:table-cell>
          <table:table-cell office:value-type="float" office:value="-3.512" calcext:value-type="float">
            <text:p>-3.512</text:p>
          </table:table-cell>
          <table:table-cell office:value-type="float" office:value="-0.998785182126" calcext:value-type="float">
            <text:p>-0.9987851821</text:p>
          </table:table-cell>
          <table:table-cell office:value-type="float" office:value="-0.900669215269" calcext:value-type="float">
            <text:p>-0.9006692153</text:p>
          </table:table-cell>
          <table:table-cell office:value-type="float" office:value="1.58003008623" calcext:value-type="float">
            <text:p>1.5800300862</text:p>
          </table:table-cell>
          <table:table-cell office:value-type="float" office:value="164.976287842" calcext:value-type="float">
            <text:p>164.976287842</text:p>
          </table:table-cell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3.474" calcext:value-type="float">
            <text:p>3.474</text:p>
          </table:table-cell>
          <table:table-cell office:value-type="float" office:value="-3.513" calcext:value-type="float">
            <text:p>-3.513</text:p>
          </table:table-cell>
          <table:table-cell office:value-type="float" office:value="-0.999411938629" calcext:value-type="float">
            <text:p>-0.9994119386</text:p>
          </table:table-cell>
          <table:table-cell office:value-type="float" office:value="-0.896562021306" calcext:value-type="float">
            <text:p>-0.8965620213</text:p>
          </table:table-cell>
          <table:table-cell office:value-type="float" office:value="1.57800801786" calcext:value-type="float">
            <text:p>1.5780080179</text:p>
          </table:table-cell>
          <table:table-cell office:value-type="float" office:value="166.573745728" calcext:value-type="float">
            <text:p>166.573745728</text:p>
          </table:table-cell>
        </table:table-row>
        <table:table-row table:style-name="ro1">
          <table:table-cell office:value-type="float" office:value="25.9" calcext:value-type="float">
            <text:p>25.9</text:p>
          </table:table-cell>
          <table:table-cell office:value-type="float" office:value="3.458" calcext:value-type="float">
            <text:p>3.458</text:p>
          </table:table-cell>
          <table:table-cell office:value-type="float" office:value="-3.514" calcext:value-type="float">
            <text:p>-3.514</text:p>
          </table:table-cell>
          <table:table-cell office:value-type="float" office:value="-0.99979403663" calcext:value-type="float">
            <text:p>-0.9997940366</text:p>
          </table:table-cell>
          <table:table-cell office:value-type="float" office:value="-0.893101623085" calcext:value-type="float">
            <text:p>-0.8931016231</text:p>
          </table:table-cell>
          <table:table-cell office:value-type="float" office:value="1.57662205269" calcext:value-type="float">
            <text:p>1.5766220527</text:p>
          </table:table-cell>
          <table:table-cell office:value-type="float" office:value="168.132522583" calcext:value-type="float">
            <text:p>168.13252258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.441" calcext:value-type="float">
            <text:p>3.441</text:p>
          </table:table-cell>
          <table:table-cell office:value-type="float" office:value="-3.515" calcext:value-type="float">
            <text:p>-3.515</text:p>
          </table:table-cell>
          <table:table-cell office:value-type="float" office:value="-0.9999801782" calcext:value-type="float">
            <text:p>-0.9999801782</text:p>
          </table:table-cell>
          <table:table-cell office:value-type="float" office:value="-0.885402358893" calcext:value-type="float">
            <text:p>-0.8854023589</text:p>
          </table:table-cell>
          <table:table-cell office:value-type="float" office:value="1.57387782002" calcext:value-type="float">
            <text:p>1.57387782</text:p>
          </table:table-cell>
          <table:table-cell office:value-type="float" office:value="169.727035522" calcext:value-type="float">
            <text:p>169.727035522</text:p>
          </table:table-cell>
        </table:table-row>
        <table:table-row table:style-name="ro1">
          <table:table-cell office:value-type="float" office:value="26.1" calcext:value-type="float">
            <text:p>26.1</text:p>
          </table:table-cell>
          <table:table-cell office:value-type="float" office:value="3.422" calcext:value-type="float">
            <text:p>3.422</text:p>
          </table:table-cell>
          <table:table-cell office:value-type="float" office:value="-3.515" calcext:value-type="float">
            <text:p>-3.515</text:p>
          </table:table-cell>
          <table:table-cell office:value-type="float" office:value="-0.999962123275" calcext:value-type="float">
            <text:p>-0.9999621233</text:p>
          </table:table-cell>
          <table:table-cell office:value-type="float" office:value="-0.879437198257" calcext:value-type="float">
            <text:p>-0.8794371983</text:p>
          </table:table-cell>
          <table:table-cell office:value-type="float" office:value="1.57354937902" calcext:value-type="float">
            <text:p>1.573549379</text:p>
          </table:table-cell>
          <table:table-cell office:value-type="float" office:value="171.222167969" calcext:value-type="float">
            <text:p>171.222167969</text:p>
          </table:table-cell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3.402" calcext:value-type="float">
            <text:p>3.402</text:p>
          </table:table-cell>
          <table:table-cell office:value-type="float" office:value="-3.514" calcext:value-type="float">
            <text:p>-3.514</text:p>
          </table:table-cell>
          <table:table-cell office:value-type="float" office:value="-0.999719081092" calcext:value-type="float">
            <text:p>-0.9997190811</text:p>
          </table:table-cell>
          <table:table-cell office:value-type="float" office:value="-0.873760450187" calcext:value-type="float">
            <text:p>-0.8737604502</text:p>
          </table:table-cell>
          <table:table-cell office:value-type="float" office:value="1.57114399656" calcext:value-type="float">
            <text:p>1.5711439966</text:p>
          </table:table-cell>
          <table:table-cell office:value-type="float" office:value="172.714248657" calcext:value-type="float">
            <text:p>172.714248657</text:p>
          </table:table-cell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3.38" calcext:value-type="float">
            <text:p>3.38</text:p>
          </table:table-cell>
          <table:table-cell office:value-type="float" office:value="-3.513" calcext:value-type="float">
            <text:p>-3.513</text:p>
          </table:table-cell>
          <table:table-cell office:value-type="float" office:value="-0.999270328431" calcext:value-type="float">
            <text:p>-0.9992703284</text:p>
          </table:table-cell>
          <table:table-cell office:value-type="float" office:value="-0.865640513859" calcext:value-type="float">
            <text:p>-0.8656405139</text:p>
          </table:table-cell>
          <table:table-cell office:value-type="float" office:value="1.56710590536" calcext:value-type="float">
            <text:p>1.5671059054</text:p>
          </table:table-cell>
          <table:table-cell office:value-type="float" office:value="174.278656006" calcext:value-type="float">
            <text:p>174.278656006</text:p>
          </table:table-cell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3.357" calcext:value-type="float">
            <text:p>3.357</text:p>
          </table:table-cell>
          <table:table-cell office:value-type="float" office:value="-3.511" calcext:value-type="float">
            <text:p>-3.511</text:p>
          </table:table-cell>
          <table:table-cell office:value-type="float" office:value="-0.998714844127" calcext:value-type="float">
            <text:p>-0.9987148441</text:p>
          </table:table-cell>
          <table:table-cell office:value-type="float" office:value="-0.856486825446" calcext:value-type="float">
            <text:p>-0.8564868254</text:p>
          </table:table-cell>
          <table:table-cell office:value-type="float" office:value="1.56531174799" calcext:value-type="float">
            <text:p>1.565311748</text:p>
          </table:table-cell>
          <table:table-cell office:value-type="float" office:value="175.756195068" calcext:value-type="float">
            <text:p>175.756195068</text:p>
          </table:table-cell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3.333" calcext:value-type="float">
            <text:p>3.333</text:p>
          </table:table-cell>
          <table:table-cell office:value-type="float" office:value="-3.508" calcext:value-type="float">
            <text:p>-3.508</text:p>
          </table:table-cell>
          <table:table-cell office:value-type="float" office:value="-0.998003312661" calcext:value-type="float">
            <text:p>-0.9980033127</text:p>
          </table:table-cell>
          <table:table-cell office:value-type="float" office:value="-0.846558216646" calcext:value-type="float">
            <text:p>-0.8465582166</text:p>
          </table:table-cell>
          <table:table-cell office:value-type="float" office:value="1.56133249633" calcext:value-type="float">
            <text:p>1.5613324963</text:p>
          </table:table-cell>
          <table:table-cell office:value-type="float" office:value="177.012680054" calcext:value-type="float">
            <text:p>177.012680054</text:p>
          </table:table-cell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3.307" calcext:value-type="float">
            <text:p>3.307</text:p>
          </table:table-cell>
          <table:table-cell office:value-type="float" office:value="-3.505" calcext:value-type="float">
            <text:p>-3.505</text:p>
          </table:table-cell>
          <table:table-cell office:value-type="float" office:value="-0.997173536256" calcext:value-type="float">
            <text:p>-0.9971735363</text:p>
          </table:table-cell>
          <table:table-cell office:value-type="float" office:value="-0.837768944995" calcext:value-type="float">
            <text:p>-0.837768945</text:p>
          </table:table-cell>
          <table:table-cell office:value-type="float" office:value="1.56393306325" calcext:value-type="float">
            <text:p>1.5639330633</text:p>
          </table:table-cell>
          <table:table-cell office:value-type="float" office:value="177.875274658" calcext:value-type="float">
            <text:p>177.875274658</text:p>
          </table:table-cell>
        </table:table-row>
        <table:table-row table:style-name="ro1">
          <table:table-cell office:value-type="float" office:value="26.7" calcext:value-type="float">
            <text:p>26.7</text:p>
          </table:table-cell>
          <table:table-cell office:value-type="float" office:value="3.28" calcext:value-type="float">
            <text:p>3.28</text:p>
          </table:table-cell>
          <table:table-cell office:value-type="float" office:value="-3.5" calcext:value-type="float">
            <text:p>-3.5</text:p>
          </table:table-cell>
          <table:table-cell office:value-type="float" office:value="-0.996243590654" calcext:value-type="float">
            <text:p>-0.9962435907</text:p>
          </table:table-cell>
          <table:table-cell office:value-type="float" office:value="-0.821085232782" calcext:value-type="float">
            <text:p>-0.8210852328</text:p>
          </table:table-cell>
          <table:table-cell office:value-type="float" office:value="1.5615435873" calcext:value-type="float">
            <text:p>1.5615435873</text:p>
          </table:table-cell>
          <table:table-cell office:value-type="float" office:value="178.736663818" calcext:value-type="float">
            <text:p>178.736663818</text:p>
          </table:table-cell>
        </table:table-row>
        <table:table-row table:style-name="ro1">
          <table:table-cell office:value-type="float" office:value="26.8" calcext:value-type="float">
            <text:p>26.8</text:p>
          </table:table-cell>
          <table:table-cell office:value-type="float" office:value="3.251" calcext:value-type="float">
            <text:p>3.251</text:p>
          </table:table-cell>
          <table:table-cell office:value-type="float" office:value="-3.495" calcext:value-type="float">
            <text:p>-3.495</text:p>
          </table:table-cell>
          <table:table-cell office:value-type="float" office:value="-0.995423897851" calcext:value-type="float">
            <text:p>-0.9954238979</text:p>
          </table:table-cell>
          <table:table-cell office:value-type="float" office:value="-0.796125054609" calcext:value-type="float">
            <text:p>-0.7961250546</text:p>
          </table:table-cell>
          <table:table-cell office:value-type="float" office:value="1.55768402989" calcext:value-type="float">
            <text:p>1.5576840299</text:p>
          </table:table-cell>
          <table:table-cell office:value-type="float" office:value="179.685333252" calcext:value-type="float">
            <text:p>179.685333252</text:p>
          </table:table-cell>
        </table:table-row>
        <table:table-row table:style-name="ro1">
          <table:table-cell office:value-type="float" office:value="26.9" calcext:value-type="float">
            <text:p>26.9</text:p>
          </table:table-cell>
          <table:table-cell office:value-type="float" office:value="3.221" calcext:value-type="float">
            <text:p>3.221</text:p>
          </table:table-cell>
          <table:table-cell office:value-type="float" office:value="-3.489" calcext:value-type="float">
            <text:p>-3.489</text:p>
          </table:table-cell>
          <table:table-cell office:value-type="float" office:value="-0.994679226064" calcext:value-type="float">
            <text:p>-0.9946792261</text:p>
          </table:table-cell>
          <table:table-cell office:value-type="float" office:value="-0.773154813881" calcext:value-type="float">
            <text:p>-0.7731548139</text:p>
          </table:table-cell>
          <table:table-cell office:value-type="float" office:value="1.56002235432" calcext:value-type="float">
            <text:p>1.5600223543</text:p>
          </table:table-cell>
          <table:table-cell office:value-type="float" office:value="-179.665710449" calcext:value-type="float">
            <text:p>-179.66571044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.189" calcext:value-type="float">
            <text:p>3.189</text:p>
          </table:table-cell>
          <table:table-cell office:value-type="float" office:value="-3.482" calcext:value-type="float">
            <text:p>-3.482</text:p>
          </table:table-cell>
          <table:table-cell office:value-type="float" office:value="-0.994043202198" calcext:value-type="float">
            <text:p>-0.9940432022</text:p>
          </table:table-cell>
          <table:table-cell office:value-type="float" office:value="-0.754468893247" calcext:value-type="float">
            <text:p>-0.7544688932</text:p>
          </table:table-cell>
          <table:table-cell office:value-type="float" office:value="1.56213885999" calcext:value-type="float">
            <text:p>1.56213886</text:p>
          </table:table-cell>
          <table:table-cell office:value-type="float" office:value="-178.971755981" calcext:value-type="float">
            <text:p>-178.971755981</text:p>
          </table:table-cell>
        </table:table-row>
        <table:table-row table:style-name="ro1">
          <table:table-cell office:value-type="float" office:value="27.1" calcext:value-type="float">
            <text:p>27.1</text:p>
          </table:table-cell>
          <table:table-cell office:value-type="float" office:value="3.153" calcext:value-type="float">
            <text:p>3.153</text:p>
          </table:table-cell>
          <table:table-cell office:value-type="float" office:value="-3.474" calcext:value-type="float">
            <text:p>-3.474</text:p>
          </table:table-cell>
          <table:table-cell office:value-type="float" office:value="-0.993313794208" calcext:value-type="float">
            <text:p>-0.9933137942</text:p>
          </table:table-cell>
          <table:table-cell office:value-type="float" office:value="-0.737609144551" calcext:value-type="float">
            <text:p>-0.7376091446</text:p>
          </table:table-cell>
          <table:table-cell office:value-type="float" office:value="1.56468616558" calcext:value-type="float">
            <text:p>1.5646861656</text:p>
          </table:table-cell>
          <table:table-cell office:value-type="float" office:value="-178.296142578" calcext:value-type="float">
            <text:p>-178.296142578</text:p>
          </table:table-cell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3.117" calcext:value-type="float">
            <text:p>3.117</text:p>
          </table:table-cell>
          <table:table-cell office:value-type="float" office:value="-3.465" calcext:value-type="float">
            <text:p>-3.465</text:p>
          </table:table-cell>
          <table:table-cell office:value-type="float" office:value="-0.992542418858" calcext:value-type="float">
            <text:p>-0.9925424189</text:p>
          </table:table-cell>
          <table:table-cell office:value-type="float" office:value="-0.726576602616" calcext:value-type="float">
            <text:p>-0.7265766026</text:p>
          </table:table-cell>
          <table:table-cell office:value-type="float" office:value="1.56657574989" calcext:value-type="float">
            <text:p>1.5665757499</text:p>
          </table:table-cell>
          <table:table-cell office:value-type="float" office:value="-177.789611816" calcext:value-type="float">
            <text:p>-177.789611816</text:p>
          </table:table-cell>
        </table:table-row>
        <table:table-row table:style-name="ro1">
          <table:table-cell office:value-type="float" office:value="27.3" calcext:value-type="float">
            <text:p>27.3</text:p>
          </table:table-cell>
          <table:table-cell office:value-type="float" office:value="3.078" calcext:value-type="float">
            <text:p>3.078</text:p>
          </table:table-cell>
          <table:table-cell office:value-type="float" office:value="-3.455" calcext:value-type="float">
            <text:p>-3.455</text:p>
          </table:table-cell>
          <table:table-cell office:value-type="float" office:value="-0.99192051594" calcext:value-type="float">
            <text:p>-0.9919205159</text:p>
          </table:table-cell>
          <table:table-cell office:value-type="float" office:value="-0.716165680946" calcext:value-type="float">
            <text:p>-0.7161656809</text:p>
          </table:table-cell>
          <table:table-cell office:value-type="float" office:value="1.57129178781" calcext:value-type="float">
            <text:p>1.5712917878</text:p>
          </table:table-cell>
          <table:table-cell office:value-type="float" office:value="-177.644454956" calcext:value-type="float">
            <text:p>-177.644454956</text:p>
          </table:table-cell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3.038" calcext:value-type="float">
            <text:p>3.038</text:p>
          </table:table-cell>
          <table:table-cell office:value-type="float" office:value="-3.445" calcext:value-type="float">
            <text:p>-3.445</text:p>
          </table:table-cell>
          <table:table-cell office:value-type="float" office:value="-0.991664810452" calcext:value-type="float">
            <text:p>-0.9916648105</text:p>
          </table:table-cell>
          <table:table-cell office:value-type="float" office:value="-0.705636559644" calcext:value-type="float">
            <text:p>-0.7056365596</text:p>
          </table:table-cell>
          <table:table-cell office:value-type="float" office:value="1.57553498724" calcext:value-type="float">
            <text:p>1.5755349872</text:p>
          </table:table-cell>
          <table:table-cell office:value-type="float" office:value="-177.452194214" calcext:value-type="float">
            <text:p>-177.452194214</text:p>
          </table:table-cell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2.997" calcext:value-type="float">
            <text:p>2.997</text:p>
          </table:table-cell>
          <table:table-cell office:value-type="float" office:value="-3.434" calcext:value-type="float">
            <text:p>-3.434</text:p>
          </table:table-cell>
          <table:table-cell office:value-type="float" office:value="-0.991207781702" calcext:value-type="float">
            <text:p>-0.9912077817</text:p>
          </table:table-cell>
          <table:table-cell office:value-type="float" office:value="-0.696094382507" calcext:value-type="float">
            <text:p>-0.6960943825</text:p>
          </table:table-cell>
          <table:table-cell office:value-type="float" office:value="1.57961883022" calcext:value-type="float">
            <text:p>1.5796188302</text:p>
          </table:table-cell>
          <table:table-cell office:value-type="float" office:value="-177.230941772" calcext:value-type="float">
            <text:p>-177.230941772</text:p>
          </table:table-cell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2.953" calcext:value-type="float">
            <text:p>2.953</text:p>
          </table:table-cell>
          <table:table-cell office:value-type="float" office:value="-3.422" calcext:value-type="float">
            <text:p>-3.422</text:p>
          </table:table-cell>
          <table:table-cell office:value-type="float" office:value="-0.991008194881" calcext:value-type="float">
            <text:p>-0.9910081949</text:p>
          </table:table-cell>
          <table:table-cell office:value-type="float" office:value="-0.687431354756" calcext:value-type="float">
            <text:p>-0.6874313548</text:p>
          </table:table-cell>
          <table:table-cell office:value-type="float" office:value="1.58491423454" calcext:value-type="float">
            <text:p>1.5849142345</text:p>
          </table:table-cell>
          <table:table-cell office:value-type="float" office:value="-177.408157349" calcext:value-type="float">
            <text:p>-177.408157349</text:p>
          </table:table-cell>
        </table:table-row>
        <table:table-row table:style-name="ro1">
          <table:table-cell office:value-type="float" office:value="27.7" calcext:value-type="float">
            <text:p>27.7</text:p>
          </table:table-cell>
          <table:table-cell office:value-type="float" office:value="2.908" calcext:value-type="float">
            <text:p>2.908</text:p>
          </table:table-cell>
          <table:table-cell office:value-type="float" office:value="-3.409" calcext:value-type="float">
            <text:p>-3.409</text:p>
          </table:table-cell>
          <table:table-cell office:value-type="float" office:value="-0.991074971596" calcext:value-type="float">
            <text:p>-0.9910749716</text:p>
          </table:table-cell>
          <table:table-cell office:value-type="float" office:value="-0.677749779661" calcext:value-type="float">
            <text:p>-0.6777497797</text:p>
          </table:table-cell>
          <table:table-cell office:value-type="float" office:value="1.59092345727" calcext:value-type="float">
            <text:p>1.5909234573</text:p>
          </table:table-cell>
          <table:table-cell office:value-type="float" office:value="-177.804321289" calcext:value-type="float">
            <text:p>-177.804321289</text:p>
          </table:table-cell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2.859" calcext:value-type="float">
            <text:p>2.859</text:p>
          </table:table-cell>
          <table:table-cell office:value-type="float" office:value="-3.396" calcext:value-type="float">
            <text:p>-3.396</text:p>
          </table:table-cell>
          <table:table-cell office:value-type="float" office:value="-0.991535470147" calcext:value-type="float">
            <text:p>-0.9915354701</text:p>
          </table:table-cell>
          <table:table-cell office:value-type="float" office:value="-0.663478368182" calcext:value-type="float">
            <text:p>-0.6634783682</text:p>
          </table:table-cell>
          <table:table-cell office:value-type="float" office:value="1.59532059843" calcext:value-type="float">
            <text:p>1.5953205984</text:p>
          </table:table-cell>
          <table:table-cell office:value-type="float" office:value="-177.825271606" calcext:value-type="float">
            <text:p>-177.825271606</text:p>
          </table:table-cell>
        </table:table-row>
        <table:table-row table:style-name="ro1">
          <table:table-cell office:value-type="float" office:value="27.9" calcext:value-type="float">
            <text:p>27.9</text:p>
          </table:table-cell>
          <table:table-cell office:value-type="float" office:value="2.81" calcext:value-type="float">
            <text:p>2.81</text:p>
          </table:table-cell>
          <table:table-cell office:value-type="float" office:value="-3.383" calcext:value-type="float">
            <text:p>-3.383</text:p>
          </table:table-cell>
          <table:table-cell office:value-type="float" office:value="-0.991793159093" calcext:value-type="float">
            <text:p>-0.9917931591</text:p>
          </table:table-cell>
          <table:table-cell office:value-type="float" office:value="-0.65118835001" calcext:value-type="float">
            <text:p>-0.65118835</text:p>
          </table:table-cell>
          <table:table-cell office:value-type="float" office:value="1.59746692313" calcext:value-type="float">
            <text:p>1.5974669231</text:p>
          </table:table-cell>
          <table:table-cell office:value-type="float" office:value="-177.62020874" calcext:value-type="float">
            <text:p>-177.6202087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.76" calcext:value-type="float">
            <text:p>2.76</text:p>
          </table:table-cell>
          <table:table-cell office:value-type="float" office:value="-3.37" calcext:value-type="float">
            <text:p>-3.37</text:p>
          </table:table-cell>
          <table:table-cell office:value-type="float" office:value="-0.991856961499" calcext:value-type="float">
            <text:p>-0.9918569615</text:p>
          </table:table-cell>
          <table:table-cell office:value-type="float" office:value="-0.63497200238" calcext:value-type="float">
            <text:p>-0.6349720024</text:p>
          </table:table-cell>
          <table:table-cell office:value-type="float" office:value="1.60310150099" calcext:value-type="float">
            <text:p>1.603101501</text:p>
          </table:table-cell>
          <table:table-cell office:value-type="float" office:value="-177.896102905" calcext:value-type="float">
            <text:p>-177.896102905</text:p>
          </table:table-cell>
        </table:table-row>
        <table:table-row table:style-name="ro1">
          <table:table-cell office:value-type="float" office:value="28.1" calcext:value-type="float">
            <text:p>28.1</text:p>
          </table:table-cell>
          <table:table-cell office:value-type="float" office:value="2.708" calcext:value-type="float">
            <text:p>2.708</text:p>
          </table:table-cell>
          <table:table-cell office:value-type="float" office:value="-3.357" calcext:value-type="float">
            <text:p>-3.357</text:p>
          </table:table-cell>
          <table:table-cell office:value-type="float" office:value="-0.992109691321" calcext:value-type="float">
            <text:p>-0.9921096913</text:p>
          </table:table-cell>
          <table:table-cell office:value-type="float" office:value="-0.613017529761" calcext:value-type="float">
            <text:p>-0.6130175298</text:p>
          </table:table-cell>
          <table:table-cell office:value-type="float" office:value="1.60875545855" calcext:value-type="float">
            <text:p>1.6087554586</text:p>
          </table:table-cell>
          <table:table-cell office:value-type="float" office:value="-178.203125" calcext:value-type="float">
            <text:p>-178.203125</text:p>
          </table:table-cell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2.658" calcext:value-type="float">
            <text:p>2.658</text:p>
          </table:table-cell>
          <table:table-cell office:value-type="float" office:value="-3.344" calcext:value-type="float">
            <text:p>-3.344</text:p>
          </table:table-cell>
          <table:table-cell office:value-type="float" office:value="-0.992481344923" calcext:value-type="float">
            <text:p>-0.9924813449</text:p>
          </table:table-cell>
          <table:table-cell office:value-type="float" office:value="-0.587308790823" calcext:value-type="float">
            <text:p>-0.5873087908</text:p>
          </table:table-cell>
          <table:table-cell office:value-type="float" office:value="1.61223284034" calcext:value-type="float">
            <text:p>1.6122328403</text:p>
          </table:table-cell>
          <table:table-cell office:value-type="float" office:value="-178.109436035" calcext:value-type="float">
            <text:p>-178.109436035</text:p>
          </table:table-cell>
        </table:table-row>
        <table:table-row table:style-name="ro1">
          <table:table-cell office:value-type="float" office:value="28.3" calcext:value-type="float">
            <text:p>28.3</text:p>
          </table:table-cell>
          <table:table-cell office:value-type="float" office:value="2.607" calcext:value-type="float">
            <text:p>2.607</text:p>
          </table:table-cell>
          <table:table-cell office:value-type="float" office:value="-3.331" calcext:value-type="float">
            <text:p>-3.331</text:p>
          </table:table-cell>
          <table:table-cell office:value-type="float" office:value="-0.992724151791" calcext:value-type="float">
            <text:p>-0.9927241518</text:p>
          </table:table-cell>
          <table:table-cell office:value-type="float" office:value="-0.55516922659" calcext:value-type="float">
            <text:p>-0.5551692266</text:p>
          </table:table-cell>
          <table:table-cell office:value-type="float" office:value="1.61855998381" calcext:value-type="float">
            <text:p>1.6185599838</text:p>
          </table:table-cell>
          <table:table-cell office:value-type="float" office:value="-178.080184937" calcext:value-type="float">
            <text:p>-178.080184937</text:p>
          </table:table-cell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float" office:value="2.557" calcext:value-type="float">
            <text:p>2.557</text:p>
          </table:table-cell>
          <table:table-cell office:value-type="float" office:value="-3.319" calcext:value-type="float">
            <text:p>-3.319</text:p>
          </table:table-cell>
          <table:table-cell office:value-type="float" office:value="-0.992784233093" calcext:value-type="float">
            <text:p>-0.9927842331</text:p>
          </table:table-cell>
          <table:table-cell office:value-type="float" office:value="-0.5323193421" calcext:value-type="float">
            <text:p>-0.5323193421</text:p>
          </table:table-cell>
          <table:table-cell office:value-type="float" office:value="1.62433412588" calcext:value-type="float">
            <text:p>1.6243341259</text:p>
          </table:table-cell>
          <table:table-cell office:value-type="float" office:value="-178.178344727" calcext:value-type="float">
            <text:p>-178.178344727</text:p>
          </table:table-cell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2.504" calcext:value-type="float">
            <text:p>2.504</text:p>
          </table:table-cell>
          <table:table-cell office:value-type="float" office:value="-3.306" calcext:value-type="float">
            <text:p>-3.306</text:p>
          </table:table-cell>
          <table:table-cell office:value-type="float" office:value="-0.992844066199" calcext:value-type="float">
            <text:p>-0.9928440662</text:p>
          </table:table-cell>
          <table:table-cell office:value-type="float" office:value="-0.520887173281" calcext:value-type="float">
            <text:p>-0.5208871733</text:p>
          </table:table-cell>
          <table:table-cell office:value-type="float" office:value="1.62923336777" calcext:value-type="float">
            <text:p>1.6292333678</text:p>
          </table:table-cell>
          <table:table-cell office:value-type="float" office:value="-178.612060547" calcext:value-type="float">
            <text:p>-178.612060547</text:p>
          </table:table-cell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2.451" calcext:value-type="float">
            <text:p>2.451</text:p>
          </table:table-cell>
          <table:table-cell office:value-type="float" office:value="-3.293" calcext:value-type="float">
            <text:p>-3.293</text:p>
          </table:table-cell>
          <table:table-cell office:value-type="float" office:value="-0.992542418858" calcext:value-type="float">
            <text:p>-0.9925424189</text:p>
          </table:table-cell>
          <table:table-cell office:value-type="float" office:value="-0.508930524373" calcext:value-type="float">
            <text:p>-0.5089305244</text:p>
          </table:table-cell>
          <table:table-cell office:value-type="float" office:value="1.63425128101" calcext:value-type="float">
            <text:p>1.634251281</text:p>
          </table:table-cell>
          <table:table-cell office:value-type="float" office:value="-178.869735718" calcext:value-type="float">
            <text:p>-178.869735718</text:p>
          </table:table-cell>
        </table:table-row>
        <table:table-row table:style-name="ro1">
          <table:table-cell office:value-type="float" office:value="28.7" calcext:value-type="float">
            <text:p>28.7</text:p>
          </table:table-cell>
          <table:table-cell office:value-type="float" office:value="2.398" calcext:value-type="float">
            <text:p>2.398</text:p>
          </table:table-cell>
          <table:table-cell office:value-type="float" office:value="-3.28" calcext:value-type="float">
            <text:p>-3.28</text:p>
          </table:table-cell>
          <table:table-cell office:value-type="float" office:value="-0.992358452706" calcext:value-type="float">
            <text:p>-0.9923584527</text:p>
          </table:table-cell>
          <table:table-cell office:value-type="float" office:value="-0.494028928354" calcext:value-type="float">
            <text:p>-0.4940289284</text:p>
          </table:table-cell>
          <table:table-cell office:value-type="float" office:value="1.63729453148" calcext:value-type="float">
            <text:p>1.6372945315</text:p>
          </table:table-cell>
          <table:table-cell office:value-type="float" office:value="-178.555892944" calcext:value-type="float">
            <text:p>-178.555892944</text:p>
          </table:table-cell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2.345" calcext:value-type="float">
            <text:p>2.345</text:p>
          </table:table-cell>
          <table:table-cell office:value-type="float" office:value="-3.266" calcext:value-type="float">
            <text:p>-3.266</text:p>
          </table:table-cell>
          <table:table-cell office:value-type="float" office:value="-0.992172253747" calcext:value-type="float">
            <text:p>-0.9921722537</text:p>
          </table:table-cell>
          <table:table-cell office:value-type="float" office:value="-0.474174864992" calcext:value-type="float">
            <text:p>-0.474174865</text:p>
          </table:table-cell>
          <table:table-cell office:value-type="float" office:value="1.64361528955" calcext:value-type="float">
            <text:p>1.6436152896</text:p>
          </table:table-cell>
          <table:table-cell office:value-type="float" office:value="-178.725906372" calcext:value-type="float">
            <text:p>-178.725906372</text:p>
          </table:table-cell>
        </table:table-row>
        <table:table-row table:style-name="ro1">
          <table:table-cell office:value-type="float" office:value="28.9" calcext:value-type="float">
            <text:p>28.9</text:p>
          </table:table-cell>
          <table:table-cell office:value-type="float" office:value="2.292" calcext:value-type="float">
            <text:p>2.292</text:p>
          </table:table-cell>
          <table:table-cell office:value-type="float" office:value="-3.253" calcext:value-type="float">
            <text:p>-3.253</text:p>
          </table:table-cell>
          <table:table-cell office:value-type="float" office:value="-0.992172253747" calcext:value-type="float">
            <text:p>-0.9921722537</text:p>
          </table:table-cell>
          <table:table-cell office:value-type="float" office:value="-0.45510552402" calcext:value-type="float">
            <text:p>-0.455105524</text:p>
          </table:table-cell>
          <table:table-cell office:value-type="float" office:value="1.6519976927" calcext:value-type="float">
            <text:p>1.6519976927</text:p>
          </table:table-cell>
          <table:table-cell office:value-type="float" office:value="-179.233398438" calcext:value-type="float">
            <text:p>-179.23339843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.238" calcext:value-type="float">
            <text:p>2.238</text:p>
          </table:table-cell>
          <table:table-cell office:value-type="float" office:value="-3.239" calcext:value-type="float">
            <text:p>-3.239</text:p>
          </table:table-cell>
          <table:table-cell office:value-type="float" office:value="-0.992358452706" calcext:value-type="float">
            <text:p>-0.9923584527</text:p>
          </table:table-cell>
          <table:table-cell office:value-type="float" office:value="-0.437871336974" calcext:value-type="float">
            <text:p>-0.437871337</text:p>
          </table:table-cell>
          <table:table-cell office:value-type="float" office:value="1.65798269882" calcext:value-type="float">
            <text:p>1.6579826988</text:p>
          </table:table-cell>
          <table:table-cell office:value-type="float" office:value="-179.378845215" calcext:value-type="float">
            <text:p>-179.378845215</text:p>
          </table:table-cell>
        </table:table-row>
        <table:table-row table:style-name="ro1">
          <table:table-cell office:value-type="float" office:value="29.1" calcext:value-type="float">
            <text:p>29.1</text:p>
          </table:table-cell>
          <table:table-cell office:value-type="float" office:value="2.185" calcext:value-type="float">
            <text:p>2.185</text:p>
          </table:table-cell>
          <table:table-cell office:value-type="float" office:value="-3.225" calcext:value-type="float">
            <text:p>-3.225</text:p>
          </table:table-cell>
          <table:table-cell office:value-type="float" office:value="-0.992420022867" calcext:value-type="float">
            <text:p>-0.9924200229</text:p>
          </table:table-cell>
          <table:table-cell office:value-type="float" office:value="-0.420342998439" calcext:value-type="float">
            <text:p>-0.4203429984</text:p>
          </table:table-cell>
          <table:table-cell office:value-type="float" office:value="1.66211625228" calcext:value-type="float">
            <text:p>1.6621162523</text:p>
          </table:table-cell>
          <table:table-cell office:value-type="float" office:value="-179.241241455" calcext:value-type="float">
            <text:p>-179.241241455</text:p>
          </table:table-cell>
        </table:table-row>
        <table:table-row table:style-name="ro1">
          <table:table-cell office:value-type="float" office:value="29.2" calcext:value-type="float">
            <text:p>29.2</text:p>
          </table:table-cell>
          <table:table-cell office:value-type="float" office:value="2.131" calcext:value-type="float">
            <text:p>2.131</text:p>
          </table:table-cell>
          <table:table-cell office:value-type="float" office:value="-3.212" calcext:value-type="float">
            <text:p>-3.212</text:p>
          </table:table-cell>
          <table:table-cell office:value-type="float" office:value="-0.992420022867" calcext:value-type="float">
            <text:p>-0.9924200229</text:p>
          </table:table-cell>
          <table:table-cell office:value-type="float" office:value="-0.405230795271" calcext:value-type="float">
            <text:p>-0.4052307953</text:p>
          </table:table-cell>
          <table:table-cell office:value-type="float" office:value="1.66810829132" calcext:value-type="float">
            <text:p>1.6681082913</text:p>
          </table:table-cell>
          <table:table-cell office:value-type="float" office:value="-179.373199463" calcext:value-type="float">
            <text:p>-179.373199463</text:p>
          </table:table-cell>
        </table:table-row>
        <table:table-row table:style-name="ro1">
          <table:table-cell office:value-type="float" office:value="29.3" calcext:value-type="float">
            <text:p>29.3</text:p>
          </table:table-cell>
          <table:table-cell office:value-type="float" office:value="2.077" calcext:value-type="float">
            <text:p>2.077</text:p>
          </table:table-cell>
          <table:table-cell office:value-type="float" office:value="-3.198" calcext:value-type="float">
            <text:p>-3.198</text:p>
          </table:table-cell>
          <table:table-cell office:value-type="float" office:value="-0.992358452706" calcext:value-type="float">
            <text:p>-0.9923584527</text:p>
          </table:table-cell>
          <table:table-cell office:value-type="float" office:value="-0.393277870194" calcext:value-type="float">
            <text:p>-0.3932778702</text:p>
          </table:table-cell>
          <table:table-cell office:value-type="float" office:value="1.67356437515" calcext:value-type="float">
            <text:p>1.6735643752</text:p>
          </table:table-cell>
          <table:table-cell office:value-type="float" office:value="-179.368377686" calcext:value-type="float">
            <text:p>-179.368377686</text:p>
          </table:table-cell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2.023" calcext:value-type="float">
            <text:p>2.023</text:p>
          </table:table-cell>
          <table:table-cell office:value-type="float" office:value="-3.185" calcext:value-type="float">
            <text:p>-3.185</text:p>
          </table:table-cell>
          <table:table-cell office:value-type="float" office:value="-0.992420022867" calcext:value-type="float">
            <text:p>-0.9924200229</text:p>
          </table:table-cell>
          <table:table-cell office:value-type="float" office:value="-0.381754172932" calcext:value-type="float">
            <text:p>-0.3817541729</text:p>
          </table:table-cell>
          <table:table-cell office:value-type="float" office:value="1.67664114759" calcext:value-type="float">
            <text:p>1.6766411476</text:p>
          </table:table-cell>
          <table:table-cell office:value-type="float" office:value="-179.233779907" calcext:value-type="float">
            <text:p>-179.233779907</text:p>
          </table:table-cell>
        </table:table-row>
        <table:table-row table:style-name="ro1">
          <table:table-cell office:value-type="float" office:value="29.5" calcext:value-type="float">
            <text:p>29.5</text:p>
          </table:table-cell>
          <table:table-cell office:value-type="float" office:value="1.969" calcext:value-type="float">
            <text:p>1.969</text:p>
          </table:table-cell>
          <table:table-cell office:value-type="float" office:value="-3.171" calcext:value-type="float">
            <text:p>-3.171</text:p>
          </table:table-cell>
          <table:table-cell office:value-type="float" office:value="-0.992844066199" calcext:value-type="float">
            <text:p>-0.9928440662</text:p>
          </table:table-cell>
          <table:table-cell office:value-type="float" office:value="-0.371610895894" calcext:value-type="float">
            <text:p>-0.3716108959</text:p>
          </table:table-cell>
          <table:table-cell office:value-type="float" office:value="1.68194378747" calcext:value-type="float">
            <text:p>1.6819437875</text:p>
          </table:table-cell>
          <table:table-cell office:value-type="float" office:value="-179.501937866" calcext:value-type="float">
            <text:p>-179.501937866</text:p>
          </table:table-cell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1.916" calcext:value-type="float">
            <text:p>1.916</text:p>
          </table:table-cell>
          <table:table-cell office:value-type="float" office:value="-3.158" calcext:value-type="float">
            <text:p>-3.158</text:p>
          </table:table-cell>
          <table:table-cell office:value-type="float" office:value="-0.992844066199" calcext:value-type="float">
            <text:p>-0.9928440662</text:p>
          </table:table-cell>
          <table:table-cell office:value-type="float" office:value="-0.362353223137" calcext:value-type="float">
            <text:p>-0.3623532231</text:p>
          </table:table-cell>
          <table:table-cell office:value-type="float" office:value="1.68696337492" calcext:value-type="float">
            <text:p>1.6869633749</text:p>
          </table:table-cell>
          <table:table-cell office:value-type="float" office:value="-179.776229858" calcext:value-type="float">
            <text:p>-179.776229858</text:p>
          </table:table-cell>
        </table:table-row>
        <table:table-row table:style-name="ro1">
          <table:table-cell office:value-type="float" office:value="29.7" calcext:value-type="float">
            <text:p>29.7</text:p>
          </table:table-cell>
          <table:table-cell office:value-type="float" office:value="1.859" calcext:value-type="float">
            <text:p>1.859</text:p>
          </table:table-cell>
          <table:table-cell office:value-type="float" office:value="-3.145" calcext:value-type="float">
            <text:p>-3.145</text:p>
          </table:table-cell>
          <table:table-cell office:value-type="float" office:value="-0.993022076192" calcext:value-type="float">
            <text:p>-0.9930220762</text:p>
          </table:table-cell>
          <table:table-cell office:value-type="float" office:value="-0.352451316009" calcext:value-type="float">
            <text:p>-0.352451316</text:p>
          </table:table-cell>
          <table:table-cell office:value-type="float" office:value="1.68961402584" calcext:value-type="float">
            <text:p>1.6896140258</text:p>
          </table:table-cell>
          <table:table-cell office:value-type="float" office:value="-179.594528198" calcext:value-type="float">
            <text:p>-179.594528198</text:p>
          </table:table-cell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1.805" calcext:value-type="float">
            <text:p>1.805</text:p>
          </table:table-cell>
          <table:table-cell office:value-type="float" office:value="-3.131" calcext:value-type="float">
            <text:p>-3.131</text:p>
          </table:table-cell>
          <table:table-cell office:value-type="float" office:value="-0.993022076192" calcext:value-type="float">
            <text:p>-0.9930220762</text:p>
          </table:table-cell>
          <table:table-cell office:value-type="float" office:value="-0.333805645796" calcext:value-type="float">
            <text:p>-0.3338056458</text:p>
          </table:table-cell>
          <table:table-cell office:value-type="float" office:value="1.69427233014" calcext:value-type="float">
            <text:p>1.6942723301</text:p>
          </table:table-cell>
          <table:table-cell office:value-type="float" office:value="-179.272094727" calcext:value-type="float">
            <text:p>-179.272094727</text:p>
          </table:table-cell>
        </table:table-row>
        <table:table-row table:style-name="ro1">
          <table:table-cell office:value-type="float" office:value="29.9" calcext:value-type="float">
            <text:p>29.9</text:p>
          </table:table-cell>
          <table:table-cell office:value-type="float" office:value="1.75" calcext:value-type="float">
            <text:p>1.75</text:p>
          </table:table-cell>
          <table:table-cell office:value-type="float" office:value="-3.118" calcext:value-type="float">
            <text:p>-3.118</text:p>
          </table:table-cell>
          <table:table-cell office:value-type="float" office:value="-0.992962987763" calcext:value-type="float">
            <text:p>-0.9929629878</text:p>
          </table:table-cell>
          <table:table-cell office:value-type="float" office:value="-0.316298360601" calcext:value-type="float">
            <text:p>-0.3162983606</text:p>
          </table:table-cell>
          <table:table-cell office:value-type="float" office:value="1.70249253638" calcext:value-type="float">
            <text:p>1.7024925364</text:p>
          </table:table-cell>
          <table:table-cell office:value-type="float" office:value="-179.503631592" calcext:value-type="float">
            <text:p>-179.50363159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696" calcext:value-type="float">
            <text:p>1.696</text:p>
          </table:table-cell>
          <table:table-cell office:value-type="float" office:value="-3.105" calcext:value-type="float">
            <text:p>-3.105</text:p>
          </table:table-cell>
          <table:table-cell office:value-type="float" office:value="-0.993080916365" calcext:value-type="float">
            <text:p>-0.9930809164</text:p>
          </table:table-cell>
          <table:table-cell office:value-type="float" office:value="-0.300372820707" calcext:value-type="float">
            <text:p>-0.3003728207</text:p>
          </table:table-cell>
          <table:table-cell office:value-type="float" office:value="1.71104418139" calcext:value-type="float">
            <text:p>1.7110441814</text:p>
          </table:table-cell>
          <table:table-cell office:value-type="float" office:value="-179.925064087" calcext:value-type="float">
            <text:p>-179.925064087</text:p>
          </table:table-cell>
        </table:table-row>
        <table:table-row table:style-name="ro1">
          <table:table-cell office:value-type="float" office:value="30.1" calcext:value-type="float">
            <text:p>30.1</text:p>
          </table:table-cell>
          <table:table-cell office:value-type="float" office:value="1.642" calcext:value-type="float">
            <text:p>1.642</text:p>
          </table:table-cell>
          <table:table-cell office:value-type="float" office:value="-3.092" calcext:value-type="float">
            <text:p>-3.092</text:p>
          </table:table-cell>
          <table:table-cell office:value-type="float" office:value="-0.993255947204" calcext:value-type="float">
            <text:p>-0.9932559472</text:p>
          </table:table-cell>
          <table:table-cell office:value-type="float" office:value="-0.27717307875" calcext:value-type="float">
            <text:p>-0.2771730788</text:p>
          </table:table-cell>
          <table:table-cell office:value-type="float" office:value="1.71683130276" calcext:value-type="float">
            <text:p>1.7168313028</text:p>
          </table:table-cell>
          <table:table-cell office:value-type="float" office:value="-179.743148804" calcext:value-type="float">
            <text:p>-179.743148804</text:p>
          </table:table-cell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1.589" calcext:value-type="float">
            <text:p>1.589</text:p>
          </table:table-cell>
          <table:table-cell office:value-type="float" office:value="-3.08" calcext:value-type="float">
            <text:p>-3.08</text:p>
          </table:table-cell>
          <table:table-cell office:value-type="float" office:value="-0.993485845193" calcext:value-type="float">
            <text:p>-0.9934858452</text:p>
          </table:table-cell>
          <table:table-cell office:value-type="float" office:value="-0.257793581743" calcext:value-type="float">
            <text:p>-0.2577935817</text:p>
          </table:table-cell>
          <table:table-cell office:value-type="float" office:value="1.72210577621" calcext:value-type="float">
            <text:p>1.7221057762</text:p>
          </table:table-cell>
          <table:table-cell office:value-type="float" office:value="-179.579788208" calcext:value-type="float">
            <text:p>-179.579788208</text:p>
          </table:table-cell>
        </table:table-row>
        <table:table-row table:style-name="ro1">
          <table:table-cell office:value-type="float" office:value="30.3" calcext:value-type="float">
            <text:p>30.3</text:p>
          </table:table-cell>
          <table:table-cell office:value-type="float" office:value="1.535" calcext:value-type="float">
            <text:p>1.535</text:p>
          </table:table-cell>
          <table:table-cell office:value-type="float" office:value="-3.067" calcext:value-type="float">
            <text:p>-3.067</text:p>
          </table:table-cell>
          <table:table-cell office:value-type="float" office:value="-0.993878603833" calcext:value-type="float">
            <text:p>-0.9938786038</text:p>
          </table:table-cell>
          <table:table-cell office:value-type="float" office:value="-0.240137832032" calcext:value-type="float">
            <text:p>-0.240137832</text:p>
          </table:table-cell>
          <table:table-cell office:value-type="float" office:value="1.73006163927" calcext:value-type="float">
            <text:p>1.7300616393</text:p>
          </table:table-cell>
          <table:table-cell office:value-type="float" office:value="179.931640625" calcext:value-type="float">
            <text:p>179.931640625</text:p>
          </table:table-cell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1.481" calcext:value-type="float">
            <text:p>1.481</text:p>
          </table:table-cell>
          <table:table-cell office:value-type="float" office:value="-3.055" calcext:value-type="float">
            <text:p>-3.055</text:p>
          </table:table-cell>
          <table:table-cell office:value-type="float" office:value="-0.994097571317" calcext:value-type="float">
            <text:p>-0.9940975713</text:p>
          </table:table-cell>
          <table:table-cell office:value-type="float" office:value="-0.223830552942" calcext:value-type="float">
            <text:p>-0.2238305529</text:p>
          </table:table-cell>
          <table:table-cell office:value-type="float" office:value="1.73835248996" calcext:value-type="float">
            <text:p>1.73835249</text:p>
          </table:table-cell>
          <table:table-cell office:value-type="float" office:value="179.34777832" calcext:value-type="float">
            <text:p>179.34777832</text:p>
          </table:table-cell>
        </table:table-row>
        <table:table-row table:style-name="ro1">
          <table:table-cell office:value-type="float" office:value="30.5" calcext:value-type="float">
            <text:p>30.5</text:p>
          </table:table-cell>
          <table:table-cell office:value-type="float" office:value="1.427" calcext:value-type="float">
            <text:p>1.427</text:p>
          </table:table-cell>
          <table:table-cell office:value-type="float" office:value="-3.044" calcext:value-type="float">
            <text:p>-3.044</text:p>
          </table:table-cell>
          <table:table-cell office:value-type="float" office:value="-0.994575708175" calcext:value-type="float">
            <text:p>-0.9945757082</text:p>
          </table:table-cell>
          <table:table-cell office:value-type="float" office:value="-0.202598136396" calcext:value-type="float">
            <text:p>-0.2025981364</text:p>
          </table:table-cell>
          <table:table-cell office:value-type="float" office:value="1.74313280633" calcext:value-type="float">
            <text:p>1.7431328063</text:p>
          </table:table-cell>
          <table:table-cell office:value-type="float" office:value="179.482192993" calcext:value-type="float">
            <text:p>179.482192993</text:p>
          </table:table-cell>
        </table:table-row>
        <table:table-row table:style-name="ro1">
          <table:table-cell office:value-type="float" office:value="30.6" calcext:value-type="float">
            <text:p>30.6</text:p>
          </table:table-cell>
          <table:table-cell office:value-type="float" office:value="1.374" calcext:value-type="float">
            <text:p>1.374</text:p>
          </table:table-cell>
          <table:table-cell office:value-type="float" office:value="-3.032" calcext:value-type="float">
            <text:p>-3.032</text:p>
          </table:table-cell>
          <table:table-cell office:value-type="float" office:value="-0.994679226064" calcext:value-type="float">
            <text:p>-0.9946792261</text:p>
          </table:table-cell>
          <table:table-cell office:value-type="float" office:value="-0.181230211525" calcext:value-type="float">
            <text:p>-0.1812302115</text:p>
          </table:table-cell>
          <table:table-cell office:value-type="float" office:value="1.74852349017" calcext:value-type="float">
            <text:p>1.7485234902</text:p>
          </table:table-cell>
          <table:table-cell office:value-type="float" office:value="179.537963867" calcext:value-type="float">
            <text:p>179.537963867</text:p>
          </table:table-cell>
        </table:table-row>
        <table:table-row table:style-name="ro1">
          <table:table-cell office:value-type="float" office:value="30.7" calcext:value-type="float">
            <text:p>30.7</text:p>
          </table:table-cell>
          <table:table-cell office:value-type="float" office:value="1.319" calcext:value-type="float">
            <text:p>1.319</text:p>
          </table:table-cell>
          <table:table-cell office:value-type="float" office:value="-3.021" calcext:value-type="float">
            <text:p>-3.021</text:p>
          </table:table-cell>
          <table:table-cell office:value-type="float" office:value="-0.994832637843" calcext:value-type="float">
            <text:p>-0.9948326378</text:p>
          </table:table-cell>
          <table:table-cell office:value-type="float" office:value="-0.155999767404" calcext:value-type="float">
            <text:p>-0.1559997674</text:p>
          </table:table-cell>
          <table:table-cell office:value-type="float" office:value="1.75993258671" calcext:value-type="float">
            <text:p>1.7599325867</text:p>
          </table:table-cell>
          <table:table-cell office:value-type="float" office:value="179.144042969" calcext:value-type="float">
            <text:p>179.144042969</text:p>
          </table:table-cell>
        </table:table-row>
        <table:table-row table:style-name="ro1">
          <table:table-cell office:value-type="float" office:value="30.8" calcext:value-type="float">
            <text:p>30.8</text:p>
          </table:table-cell>
          <table:table-cell office:value-type="float" office:value="1.266" calcext:value-type="float">
            <text:p>1.266</text:p>
          </table:table-cell>
          <table:table-cell office:value-type="float" office:value="-3.01" calcext:value-type="float">
            <text:p>-3.01</text:p>
          </table:table-cell>
          <table:table-cell office:value-type="float" office:value="-0.995033704909" calcext:value-type="float">
            <text:p>-0.9950337049</text:p>
          </table:table-cell>
          <table:table-cell office:value-type="float" office:value="-0.134521018506" calcext:value-type="float">
            <text:p>-0.1345210185</text:p>
          </table:table-cell>
          <table:table-cell office:value-type="float" office:value="1.76800408213" calcext:value-type="float">
            <text:p>1.7680040821</text:p>
          </table:table-cell>
          <table:table-cell office:value-type="float" office:value="178.987747192" calcext:value-type="float">
            <text:p>178.987747192</text:p>
          </table:table-cell>
        </table:table-row>
        <table:table-row table:style-name="ro1">
          <table:table-cell office:value-type="float" office:value="30.9" calcext:value-type="float">
            <text:p>30.9</text:p>
          </table:table-cell>
          <table:table-cell office:value-type="float" office:value="1.212" calcext:value-type="float">
            <text:p>1.212</text:p>
          </table:table-cell>
          <table:table-cell office:value-type="float" office:value="-2.999" calcext:value-type="float">
            <text:p>-2.999</text:p>
          </table:table-cell>
          <table:table-cell office:value-type="float" office:value="-0.995279441585" calcext:value-type="float">
            <text:p>-0.9952794416</text:p>
          </table:table-cell>
          <table:table-cell office:value-type="float" office:value="-0.114209327533" calcext:value-type="float">
            <text:p>-0.1142093275</text:p>
          </table:table-cell>
          <table:table-cell office:value-type="float" office:value="1.77390386827" calcext:value-type="float">
            <text:p>1.7739038683</text:p>
          </table:table-cell>
          <table:table-cell office:value-type="float" office:value="179.024185181" calcext:value-type="float">
            <text:p>179.02418518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156" calcext:value-type="float">
            <text:p>1.156</text:p>
          </table:table-cell>
          <table:table-cell office:value-type="float" office:value="-2.988" calcext:value-type="float">
            <text:p>-2.988</text:p>
          </table:table-cell>
          <table:table-cell office:value-type="float" office:value="-0.995279441585" calcext:value-type="float">
            <text:p>-0.9952794416</text:p>
          </table:table-cell>
          <table:table-cell office:value-type="float" office:value="-0.0960785869533" calcext:value-type="float">
            <text:p>-0.096078587</text:p>
          </table:table-cell>
          <table:table-cell office:value-type="float" office:value="1.78029672643" calcext:value-type="float">
            <text:p>1.7802967264</text:p>
          </table:table-cell>
          <table:table-cell office:value-type="float" office:value="178.87449646" calcext:value-type="float">
            <text:p>178.87449646</text:p>
          </table:table-cell>
        </table:table-row>
        <table:table-row table:style-name="ro1">
          <table:table-cell office:value-type="float" office:value="31.1" calcext:value-type="float">
            <text:p>31.1</text:p>
          </table:table-cell>
          <table:table-cell office:value-type="float" office:value="1.101" calcext:value-type="float">
            <text:p>1.101</text:p>
          </table:table-cell>
          <table:table-cell office:value-type="float" office:value="-2.978" calcext:value-type="float">
            <text:p>-2.978</text:p>
          </table:table-cell>
          <table:table-cell office:value-type="float" office:value="-0.995375994603" calcext:value-type="float">
            <text:p>-0.9953759946</text:p>
          </table:table-cell>
          <table:table-cell office:value-type="float" office:value="-0.0830506102773" calcext:value-type="float">
            <text:p>-0.0830506103</text:p>
          </table:table-cell>
          <table:table-cell office:value-type="float" office:value="1.78651391404" calcext:value-type="float">
            <text:p>1.786513914</text:p>
          </table:table-cell>
          <table:table-cell office:value-type="float" office:value="178.65486145" calcext:value-type="float">
            <text:p>178.65486145</text:p>
          </table:table-cell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1.046" calcext:value-type="float">
            <text:p>1.046</text:p>
          </table:table-cell>
          <table:table-cell office:value-type="float" office:value="-2.967" calcext:value-type="float">
            <text:p>-2.967</text:p>
          </table:table-cell>
          <table:table-cell office:value-type="float" office:value="-0.995423897851" calcext:value-type="float">
            <text:p>-0.9954238979</text:p>
          </table:table-cell>
          <table:table-cell office:value-type="float" office:value="-0.0704748669292" calcext:value-type="float">
            <text:p>-0.0704748669</text:p>
          </table:table-cell>
          <table:table-cell office:value-type="float" office:value="1.7896644596" calcext:value-type="float">
            <text:p>1.7896644596</text:p>
          </table:table-cell>
          <table:table-cell office:value-type="float" office:value="178.806243896" calcext:value-type="float">
            <text:p>178.806243896</text:p>
          </table:table-cell>
        </table:table-row>
        <table:table-row table:style-name="ro1">
          <table:table-cell office:value-type="float" office:value="31.3" calcext:value-type="float">
            <text:p>31.3</text:p>
          </table:table-cell>
          <table:table-cell office:value-type="float" office:value="0.993" calcext:value-type="float">
            <text:p>0.993</text:p>
          </table:table-cell>
          <table:table-cell office:value-type="float" office:value="-2.957" calcext:value-type="float">
            <text:p>-2.957</text:p>
          </table:table-cell>
          <table:table-cell office:value-type="float" office:value="-0.995423897851" calcext:value-type="float">
            <text:p>-0.9954238979</text:p>
          </table:table-cell>
          <table:table-cell office:value-type="float" office:value="-0.0633505693075" calcext:value-type="float">
            <text:p>-0.0633505693</text:p>
          </table:table-cell>
          <table:table-cell office:value-type="float" office:value="1.79171849163" calcext:value-type="float">
            <text:p>1.7917184916</text:p>
          </table:table-cell>
          <table:table-cell office:value-type="float" office:value="178.801147461" calcext:value-type="float">
            <text:p>178.801147461</text:p>
          </table:table-cell>
        </table:table-row>
        <table:table-row table:style-name="ro1">
          <table:table-cell office:value-type="float" office:value="31.4" calcext:value-type="float">
            <text:p>31.4</text:p>
          </table:table-cell>
          <table:table-cell office:value-type="float" office:value="0.94" calcext:value-type="float">
            <text:p>0.94</text:p>
          </table:table-cell>
          <table:table-cell office:value-type="float" office:value="-2.946" calcext:value-type="float">
            <text:p>-2.946</text:p>
          </table:table-cell>
          <table:table-cell office:value-type="float" office:value="-0.995471552244" calcext:value-type="float">
            <text:p>-0.9954715522</text:p>
          </table:table-cell>
          <table:table-cell office:value-type="float" office:value="-0.0536121160988" calcext:value-type="float">
            <text:p>-0.0536121161</text:p>
          </table:table-cell>
          <table:table-cell office:value-type="float" office:value="1.79616993621" calcext:value-type="float">
            <text:p>1.7961699362</text:p>
          </table:table-cell>
          <table:table-cell office:value-type="float" office:value="178.517532349" calcext:value-type="float">
            <text:p>178.517532349</text:p>
          </table:table-cell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0.887" calcext:value-type="float">
            <text:p>0.887</text:p>
          </table:table-cell>
          <table:table-cell office:value-type="float" office:value="-2.936" calcext:value-type="float">
            <text:p>-2.936</text:p>
          </table:table-cell>
          <table:table-cell office:value-type="float" office:value="-0.995659681018" calcext:value-type="float">
            <text:p>-0.995659681</text:p>
          </table:table-cell>
          <table:table-cell office:value-type="float" office:value="-0.0466384449745" calcext:value-type="float">
            <text:p>-0.046638445</text:p>
          </table:table-cell>
          <table:table-cell office:value-type="float" office:value="1.79764034332" calcext:value-type="float">
            <text:p>1.7976403433</text:p>
          </table:table-cell>
          <table:table-cell office:value-type="float" office:value="178.655776978" calcext:value-type="float">
            <text:p>178.655776978</text:p>
          </table:table-cell>
        </table:table-row>
        <table:table-row table:style-name="ro1">
          <table:table-cell office:value-type="float" office:value="31.6" calcext:value-type="float">
            <text:p>31.6</text:p>
          </table:table-cell>
          <table:table-cell office:value-type="float" office:value="0.833" calcext:value-type="float">
            <text:p>0.833</text:p>
          </table:table-cell>
          <table:table-cell office:value-type="float" office:value="-2.926" calcext:value-type="float">
            <text:p>-2.926</text:p>
          </table:table-cell>
          <table:table-cell office:value-type="float" office:value="-0.995613022167" calcext:value-type="float">
            <text:p>-0.9956130222</text:p>
          </table:table-cell>
          <table:table-cell office:value-type="float" office:value="-0.0393290249073" calcext:value-type="float">
            <text:p>-0.0393290249</text:p>
          </table:table-cell>
          <table:table-cell office:value-type="float" office:value="1.79752390011" calcext:value-type="float">
            <text:p>1.7975239001</text:p>
          </table:table-cell>
          <table:table-cell office:value-type="float" office:value="179.186080933" calcext:value-type="float">
            <text:p>179.186080933</text:p>
          </table:table-cell>
        </table:table-row>
        <table:table-row table:style-name="ro1">
          <table:table-cell office:value-type="float" office:value="31.7" calcext:value-type="float">
            <text:p>31.7</text:p>
          </table:table-cell>
          <table:table-cell office:value-type="float" office:value="0.779" calcext:value-type="float">
            <text:p>0.779</text:p>
          </table:table-cell>
          <table:table-cell office:value-type="float" office:value="-2.916" calcext:value-type="float">
            <text:p>-2.916</text:p>
          </table:table-cell>
          <table:table-cell office:value-type="float" office:value="-0.995230791841" calcext:value-type="float">
            <text:p>-0.9952307918</text:p>
          </table:table-cell>
          <table:table-cell office:value-type="float" office:value="-0.027234005908" calcext:value-type="float">
            <text:p>-0.0272340059</text:p>
          </table:table-cell>
          <table:table-cell office:value-type="float" office:value="1.80205936214" calcext:value-type="float">
            <text:p>1.8020593621</text:p>
          </table:table-cell>
          <table:table-cell office:value-type="float" office:value="179.329299927" calcext:value-type="float">
            <text:p>179.329299927</text:p>
          </table:table-cell>
        </table:table-row>
        <table:table-row table:style-name="ro1">
          <table:table-cell office:value-type="float" office:value="31.8" calcext:value-type="float">
            <text:p>31.8</text:p>
          </table:table-cell>
          <table:table-cell office:value-type="float" office:value="0.725" calcext:value-type="float">
            <text:p>0.725</text:p>
          </table:table-cell>
          <table:table-cell office:value-type="float" office:value="-2.905" calcext:value-type="float">
            <text:p>-2.905</text:p>
          </table:table-cell>
          <table:table-cell office:value-type="float" office:value="-0.995033704909" calcext:value-type="float">
            <text:p>-0.9950337049</text:p>
          </table:table-cell>
          <table:table-cell office:value-type="float" office:value="-0.00437603208318" calcext:value-type="float">
            <text:p>-0.0043760321</text:p>
          </table:table-cell>
          <table:table-cell office:value-type="float" office:value="1.81219593477" calcext:value-type="float">
            <text:p>1.8121959348</text:p>
          </table:table-cell>
          <table:table-cell office:value-type="float" office:value="179.058364868" calcext:value-type="float">
            <text:p>179.058364868</text:p>
          </table:table-cell>
        </table:table-row>
        <table:table-row table:style-name="ro1">
          <table:table-cell office:value-type="float" office:value="31.9" calcext:value-type="float">
            <text:p>31.9</text:p>
          </table:table-cell>
          <table:table-cell office:value-type="float" office:value="0.671" calcext:value-type="float">
            <text:p>0.671</text:p>
          </table:table-cell>
          <table:table-cell office:value-type="float" office:value="-2.894" calcext:value-type="float">
            <text:p>-2.894</text:p>
          </table:table-cell>
          <table:table-cell office:value-type="float" office:value="-0.995033704909" calcext:value-type="float">
            <text:p>-0.9950337049</text:p>
          </table:table-cell>
          <table:table-cell office:value-type="float" office:value="0.021758854486" calcext:value-type="float">
            <text:p>0.0217588545</text:p>
          </table:table-cell>
          <table:table-cell office:value-type="float" office:value="1.81884032813" calcext:value-type="float">
            <text:p>1.8188403281</text:p>
          </table:table-cell>
          <table:table-cell office:value-type="float" office:value="179.275360107" calcext:value-type="float">
            <text:p>179.2753601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618" calcext:value-type="float">
            <text:p>0.618</text:p>
          </table:table-cell>
          <table:table-cell office:value-type="float" office:value="-2.883" calcext:value-type="float">
            <text:p>-2.883</text:p>
          </table:table-cell>
          <table:table-cell office:value-type="float" office:value="-0.994883277703" calcext:value-type="float">
            <text:p>-0.9948832777</text:p>
          </table:table-cell>
          <table:table-cell office:value-type="float" office:value="0.0459721301567" calcext:value-type="float">
            <text:p>0.0459721302</text:p>
          </table:table-cell>
          <table:table-cell office:value-type="float" office:value="1.82234058951" calcext:value-type="float">
            <text:p>1.8223405895</text:p>
          </table:table-cell>
          <table:table-cell office:value-type="float" office:value="179.815139771" calcext:value-type="float">
            <text:p>179.815139771</text:p>
          </table:table-cell>
        </table:table-row>
        <table:table-row table:style-name="ro1">
          <table:table-cell office:value-type="float" office:value="32.1" calcext:value-type="float">
            <text:p>32.1</text:p>
          </table:table-cell>
          <table:table-cell office:value-type="float" office:value="0.565" calcext:value-type="float">
            <text:p>0.565</text:p>
          </table:table-cell>
          <table:table-cell office:value-type="float" office:value="-2.872" calcext:value-type="float">
            <text:p>-2.872</text:p>
          </table:table-cell>
          <table:table-cell office:value-type="float" office:value="-0.994679226064" calcext:value-type="float">
            <text:p>-0.9946792261</text:p>
          </table:table-cell>
          <table:table-cell office:value-type="float" office:value="0.0620736742558" calcext:value-type="float">
            <text:p>0.0620736743</text:p>
          </table:table-cell>
          <table:table-cell office:value-type="float" office:value="1.8261804812" calcext:value-type="float">
            <text:p>1.8261804812</text:p>
          </table:table-cell>
          <table:table-cell office:value-type="float" office:value="-179.905075073" calcext:value-type="float">
            <text:p>-179.905075073</text:p>
          </table:table-cell>
        </table:table-row>
        <table:table-row table:style-name="ro1">
          <table:table-cell office:value-type="float" office:value="32.2" calcext:value-type="float">
            <text:p>32.2</text:p>
          </table:table-cell>
          <table:table-cell office:value-type="float" office:value="0.513" calcext:value-type="float">
            <text:p>0.513</text:p>
          </table:table-cell>
          <table:table-cell office:value-type="float" office:value="-2.861" calcext:value-type="float">
            <text:p>-2.861</text:p>
          </table:table-cell>
          <table:table-cell office:value-type="float" office:value="-0.994575708175" calcext:value-type="float">
            <text:p>-0.9945757082</text:p>
          </table:table-cell>
          <table:table-cell office:value-type="float" office:value="0.0740834877998" calcext:value-type="float">
            <text:p>0.0740834878</text:p>
          </table:table-cell>
          <table:table-cell office:value-type="float" office:value="1.82729172731" calcext:value-type="float">
            <text:p>1.8272917273</text:p>
          </table:table-cell>
          <table:table-cell office:value-type="float" office:value="-179.682281494" calcext:value-type="float">
            <text:p>-179.682281494</text:p>
          </table:table-cell>
        </table:table-row>
        <table:table-row table:style-name="ro1">
          <table:table-cell office:value-type="float" office:value="32.3" calcext:value-type="float">
            <text:p>32.3</text:p>
          </table:table-cell>
          <table:table-cell office:value-type="float" office:value="0.46" calcext:value-type="float">
            <text:p>0.46</text:p>
          </table:table-cell>
          <table:table-cell office:value-type="float" office:value="-2.85" calcext:value-type="float">
            <text:p>-2.85</text:p>
          </table:table-cell>
          <table:table-cell office:value-type="float" office:value="-0.994365688773" calcext:value-type="float">
            <text:p>-0.9943656888</text:p>
          </table:table-cell>
          <table:table-cell office:value-type="float" office:value="0.0891840950457" calcext:value-type="float">
            <text:p>0.089184095</text:p>
          </table:table-cell>
          <table:table-cell office:value-type="float" office:value="1.826273517" calcext:value-type="float">
            <text:p>1.826273517</text:p>
          </table:table-cell>
          <table:table-cell office:value-type="float" office:value="-179.232254028" calcext:value-type="float">
            <text:p>-179.232254028</text:p>
          </table:table-cell>
        </table:table-row>
        <table:table-row table:style-name="ro1">
          <table:table-cell office:value-type="float" office:value="32.4" calcext:value-type="float">
            <text:p>32.4</text:p>
          </table:table-cell>
          <table:table-cell office:value-type="float" office:value="0.408" calcext:value-type="float">
            <text:p>0.408</text:p>
          </table:table-cell>
          <table:table-cell office:value-type="float" office:value="-2.839" calcext:value-type="float">
            <text:p>-2.839</text:p>
          </table:table-cell>
          <table:table-cell office:value-type="float" office:value="-0.994043202198" calcext:value-type="float">
            <text:p>-0.9940432022</text:p>
          </table:table-cell>
          <table:table-cell office:value-type="float" office:value="0.153854965747" calcext:value-type="float">
            <text:p>0.1538549657</text:p>
          </table:table-cell>
          <table:table-cell office:value-type="float" office:value="1.83520841276" calcext:value-type="float">
            <text:p>1.8352084128</text:p>
          </table:table-cell>
          <table:table-cell office:value-type="float" office:value="-178.346450806" calcext:value-type="float">
            <text:p>-178.346450806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  <table:table-cell office:value-type="float" office:value="0.361" calcext:value-type="float">
            <text:p>0.361</text:p>
          </table:table-cell>
          <table:table-cell office:value-type="float" office:value="-2.828" calcext:value-type="float">
            <text:p>-2.828</text:p>
          </table:table-cell>
          <table:table-cell office:value-type="float" office:value="-0.993485845193" calcext:value-type="float">
            <text:p>-0.9934858452</text:p>
          </table:table-cell>
          <table:table-cell office:value-type="float" office:value="0.185801082405" calcext:value-type="float">
            <text:p>0.1858010824</text:p>
          </table:table-cell>
          <table:table-cell office:value-type="float" office:value="1.82837281469" calcext:value-type="float">
            <text:p>1.8283728147</text:p>
          </table:table-cell>
          <table:table-cell office:value-type="float" office:value="-176.893371582" calcext:value-type="float">
            <text:p>-176.893371582</text:p>
          </table:table-cell>
        </table:table-row>
        <table:table-row table:style-name="ro1">
          <table:table-cell office:value-type="float" office:value="32.6" calcext:value-type="float">
            <text:p>32.6</text:p>
          </table:table-cell>
          <table:table-cell office:value-type="float" office:value="0.318" calcext:value-type="float">
            <text:p>0.318</text:p>
          </table:table-cell>
          <table:table-cell office:value-type="float" office:value="-2.818" calcext:value-type="float">
            <text:p>-2.818</text:p>
          </table:table-cell>
          <table:table-cell office:value-type="float" office:value="-0.992542418858" calcext:value-type="float">
            <text:p>-0.9925424189</text:p>
          </table:table-cell>
          <table:table-cell office:value-type="float" office:value="0.219959712564" calcext:value-type="float">
            <text:p>0.2199597126</text:p>
          </table:table-cell>
          <table:table-cell office:value-type="float" office:value="1.82070279506" calcext:value-type="float">
            <text:p>1.8207027951</text:p>
          </table:table-cell>
          <table:table-cell office:value-type="float" office:value="-175.57119751" calcext:value-type="float">
            <text:p>-175.57119751</text:p>
          </table:table-cell>
        </table:table-row>
        <table:table-row table:style-name="ro1">
          <table:table-cell office:value-type="float" office:value="32.7" calcext:value-type="float">
            <text:p>32.7</text:p>
          </table:table-cell>
          <table:table-cell office:value-type="float" office:value="0.281" calcext:value-type="float">
            <text:p>0.281</text:p>
          </table:table-cell>
          <table:table-cell office:value-type="float" office:value="-2.808" calcext:value-type="float">
            <text:p>-2.808</text:p>
          </table:table-cell>
          <table:table-cell office:value-type="float" office:value="-0.991207781702" calcext:value-type="float">
            <text:p>-0.9912077817</text:p>
          </table:table-cell>
          <table:table-cell office:value-type="float" office:value="0.241655177752" calcext:value-type="float">
            <text:p>0.2416551778</text:p>
          </table:table-cell>
          <table:table-cell office:value-type="float" office:value="1.80854858725" calcext:value-type="float">
            <text:p>1.8085485873</text:p>
          </table:table-cell>
          <table:table-cell office:value-type="float" office:value="-173.990203857" calcext:value-type="float">
            <text:p>-173.990203857</text:p>
          </table:table-cell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0.251" calcext:value-type="float">
            <text:p>0.251</text:p>
          </table:table-cell>
          <table:table-cell office:value-type="float" office:value="-2.8" calcext:value-type="float">
            <text:p>-2.8</text:p>
          </table:table-cell>
          <table:table-cell office:value-type="float" office:value="-0.98940398545" calcext:value-type="float">
            <text:p>-0.9894039855</text:p>
          </table:table-cell>
          <table:table-cell office:value-type="float" office:value="0.247161814694" calcext:value-type="float">
            <text:p>0.2471618147</text:p>
          </table:table-cell>
          <table:table-cell office:value-type="float" office:value="1.79394216145" calcext:value-type="float">
            <text:p>1.7939421615</text:p>
          </table:table-cell>
          <table:table-cell office:value-type="float" office:value="-172.417816162" calcext:value-type="float">
            <text:p>-172.417816162</text:p>
          </table:table-cell>
        </table:table-row>
        <table:table-row table:style-name="ro1">
          <table:table-cell office:value-type="float" office:value="32.9" calcext:value-type="float">
            <text:p>32.9</text:p>
          </table:table-cell>
          <table:table-cell office:value-type="float" office:value="0.228" calcext:value-type="float">
            <text:p>0.228</text:p>
          </table:table-cell>
          <table:table-cell office:value-type="float" office:value="-2.793" calcext:value-type="float">
            <text:p>-2.793</text:p>
          </table:table-cell>
          <table:table-cell office:value-type="float" office:value="-0.987114931016" calcext:value-type="float">
            <text:p>-0.987114931</text:p>
          </table:table-cell>
          <table:table-cell office:value-type="float" office:value="0.266175131991" calcext:value-type="float">
            <text:p>0.266175132</text:p>
          </table:table-cell>
          <table:table-cell office:value-type="float" office:value="1.78133624249" calcext:value-type="float">
            <text:p>1.7813362425</text:p>
          </table:table-cell>
          <table:table-cell office:value-type="float" office:value="-170.917236328" calcext:value-type="float">
            <text:p>-170.91723632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21" calcext:value-type="float">
            <text:p>0.21</text:p>
          </table:table-cell>
          <table:table-cell office:value-type="float" office:value="-2.786" calcext:value-type="float">
            <text:p>-2.786</text:p>
          </table:table-cell>
          <table:table-cell office:value-type="float" office:value="-0.984691057318" calcext:value-type="float">
            <text:p>-0.9846910573</text:p>
          </table:table-cell>
          <table:table-cell office:value-type="float" office:value="0.298525577337" calcext:value-type="float">
            <text:p>0.2985255773</text:p>
          </table:table-cell>
          <table:table-cell office:value-type="float" office:value="1.76707754383" calcext:value-type="float">
            <text:p>1.7670775438</text:p>
          </table:table-cell>
          <table:table-cell office:value-type="float" office:value="-169.239929199" calcext:value-type="float">
            <text:p>-169.239929199</text:p>
          </table:table-cell>
        </table:table-row>
        <table:table-row table:style-name="ro1">
          <table:table-cell office:value-type="float" office:value="33.1" calcext:value-type="float">
            <text:p>33.1</text:p>
          </table:table-cell>
          <table:table-cell office:value-type="float" office:value="0.193" calcext:value-type="float">
            <text:p>0.193</text:p>
          </table:table-cell>
          <table:table-cell office:value-type="float" office:value="-2.78" calcext:value-type="float">
            <text:p>-2.78</text:p>
          </table:table-cell>
          <table:table-cell office:value-type="float" office:value="-0.982341902868" calcext:value-type="float">
            <text:p>-0.9823419029</text:p>
          </table:table-cell>
          <table:table-cell office:value-type="float" office:value="0.320359288925" calcext:value-type="float">
            <text:p>0.3203592889</text:p>
          </table:table-cell>
          <table:table-cell office:value-type="float" office:value="1.75017646177" calcext:value-type="float">
            <text:p>1.7501764618</text:p>
          </table:table-cell>
          <table:table-cell office:value-type="float" office:value="-167.52381897" calcext:value-type="float">
            <text:p>-167.52381897</text:p>
          </table:table-cell>
        </table:table-row>
        <table:table-row table:style-name="ro1">
          <table:table-cell office:value-type="float" office:value="33.2" calcext:value-type="float">
            <text:p>33.2</text:p>
          </table:table-cell>
          <table:table-cell office:value-type="float" office:value="0.177" calcext:value-type="float">
            <text:p>0.177</text:p>
          </table:table-cell>
          <table:table-cell office:value-type="float" office:value="-2.773" calcext:value-type="float">
            <text:p>-2.773</text:p>
          </table:table-cell>
          <table:table-cell office:value-type="float" office:value="-0.979525859482" calcext:value-type="float">
            <text:p>-0.9795258595</text:p>
          </table:table-cell>
          <table:table-cell office:value-type="float" office:value="0.328474963213" calcext:value-type="float">
            <text:p>0.3284749632</text:p>
          </table:table-cell>
          <table:table-cell office:value-type="float" office:value="1.73174603612" calcext:value-type="float">
            <text:p>1.7317460361</text:p>
          </table:table-cell>
          <table:table-cell office:value-type="float" office:value="-165.892379761" calcext:value-type="float">
            <text:p>-165.892379761</text:p>
          </table:table-cell>
        </table:table-row>
        <table:table-row table:style-name="ro1">
          <table:table-cell office:value-type="float" office:value="33.3" calcext:value-type="float">
            <text:p>33.3</text:p>
          </table:table-cell>
          <table:table-cell office:value-type="float" office:value="0.16" calcext:value-type="float">
            <text:p>0.16</text:p>
          </table:table-cell>
          <table:table-cell office:value-type="float" office:value="-2.766" calcext:value-type="float">
            <text:p>-2.766</text:p>
          </table:table-cell>
          <table:table-cell office:value-type="float" office:value="-0.976396002412" calcext:value-type="float">
            <text:p>-0.9763960024</text:p>
          </table:table-cell>
          <table:table-cell office:value-type="float" office:value="0.35052692708" calcext:value-type="float">
            <text:p>0.3505269271</text:p>
          </table:table-cell>
          <table:table-cell office:value-type="float" office:value="1.71960554658" calcext:value-type="float">
            <text:p>1.7196055466</text:p>
          </table:table-cell>
          <table:table-cell office:value-type="float" office:value="-164.527267456" calcext:value-type="float">
            <text:p>-164.527267456</text:p>
          </table:table-cell>
        </table:table-row>
        <table:table-row table:style-name="ro1">
          <table:table-cell office:value-type="float" office:value="33.4" calcext:value-type="float">
            <text:p>33.4</text:p>
          </table:table-cell>
          <table:table-cell office:value-type="float" office:value="0.143" calcext:value-type="float">
            <text:p>0.143</text:p>
          </table:table-cell>
          <table:table-cell office:value-type="float" office:value="-2.758" calcext:value-type="float">
            <text:p>-2.758</text:p>
          </table:table-cell>
          <table:table-cell office:value-type="float" office:value="-0.97304646036" calcext:value-type="float">
            <text:p>-0.9730464604</text:p>
          </table:table-cell>
          <table:table-cell office:value-type="float" office:value="0.361141281492" calcext:value-type="float">
            <text:p>0.3611412815</text:p>
          </table:table-cell>
          <table:table-cell office:value-type="float" office:value="1.70419872781" calcext:value-type="float">
            <text:p>1.7041987278</text:p>
          </table:table-cell>
          <table:table-cell office:value-type="float" office:value="-162.977310181" calcext:value-type="float">
            <text:p>-162.977310181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0.124" calcext:value-type="float">
            <text:p>0.124</text:p>
          </table:table-cell>
          <table:table-cell office:value-type="float" office:value="-2.748" calcext:value-type="float">
            <text:p>-2.748</text:p>
          </table:table-cell>
          <table:table-cell office:value-type="float" office:value="-0.968985691592" calcext:value-type="float">
            <text:p>-0.9689856916</text:p>
          </table:table-cell>
          <table:table-cell office:value-type="float" office:value="0.387328337749" calcext:value-type="float">
            <text:p>0.3873283377</text:p>
          </table:table-cell>
          <table:table-cell office:value-type="float" office:value="1.69448827203" calcext:value-type="float">
            <text:p>1.694488272</text:p>
          </table:table-cell>
          <table:table-cell office:value-type="float" office:value="-161.485717773" calcext:value-type="float">
            <text:p>-161.485717773</text:p>
          </table:table-cell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0.106" calcext:value-type="float">
            <text:p>0.106</text:p>
          </table:table-cell>
          <table:table-cell office:value-type="float" office:value="-2.738" calcext:value-type="float">
            <text:p>-2.738</text:p>
          </table:table-cell>
          <table:table-cell office:value-type="float" office:value="-0.964907963427" calcext:value-type="float">
            <text:p>-0.9649079634</text:p>
          </table:table-cell>
          <table:table-cell office:value-type="float" office:value="0.403021953755" calcext:value-type="float">
            <text:p>0.4030219538</text:p>
          </table:table-cell>
          <table:table-cell office:value-type="float" office:value="1.67989927757" calcext:value-type="float">
            <text:p>1.6798992776</text:p>
          </table:table-cell>
          <table:table-cell office:value-type="float" office:value="-159.947677612" calcext:value-type="float">
            <text:p>-159.947677612</text:p>
          </table:table-cell>
        </table:table-row>
        <table:table-row table:style-name="ro1">
          <table:table-cell office:value-type="float" office:value="33.7" calcext:value-type="float">
            <text:p>33.7</text:p>
          </table:table-cell>
          <table:table-cell office:value-type="float" office:value="0.089" calcext:value-type="float">
            <text:p>0.089</text:p>
          </table:table-cell>
          <table:table-cell office:value-type="float" office:value="-2.727" calcext:value-type="float">
            <text:p>-2.727</text:p>
          </table:table-cell>
          <table:table-cell office:value-type="float" office:value="-0.960722100299" calcext:value-type="float">
            <text:p>-0.9607221003</text:p>
          </table:table-cell>
          <table:table-cell office:value-type="float" office:value="0.415198587892" calcext:value-type="float">
            <text:p>0.4151985879</text:p>
          </table:table-cell>
          <table:table-cell office:value-type="float" office:value="1.66558116414" calcext:value-type="float">
            <text:p>1.6655811641</text:p>
          </table:table-cell>
          <table:table-cell office:value-type="float" office:value="-158.348846436" calcext:value-type="float">
            <text:p>-158.348846436</text:p>
          </table:table-cell>
        </table:table-row>
        <table:table-row table:style-name="ro1">
          <table:table-cell office:value-type="float" office:value="33.8" calcext:value-type="float">
            <text:p>33.8</text:p>
          </table:table-cell>
          <table:table-cell office:value-type="float" office:value="0.072" calcext:value-type="float">
            <text:p>0.072</text:p>
          </table:table-cell>
          <table:table-cell office:value-type="float" office:value="-2.717" calcext:value-type="float">
            <text:p>-2.717</text:p>
          </table:table-cell>
          <table:table-cell office:value-type="float" office:value="-0.956012580699" calcext:value-type="float">
            <text:p>-0.9560125807</text:p>
          </table:table-cell>
          <table:table-cell office:value-type="float" office:value="0.428732811673" calcext:value-type="float">
            <text:p>0.4287328117</text:p>
          </table:table-cell>
          <table:table-cell office:value-type="float" office:value="1.64656939881" calcext:value-type="float">
            <text:p>1.6465693988</text:p>
          </table:table-cell>
          <table:table-cell office:value-type="float" office:value="-156.551345825" calcext:value-type="float">
            <text:p>-156.551345825</text:p>
          </table:table-cell>
        </table:table-row>
        <table:table-row table:style-name="ro1">
          <table:table-cell office:value-type="float" office:value="33.9" calcext:value-type="float">
            <text:p>33.9</text:p>
          </table:table-cell>
          <table:table-cell office:value-type="float" office:value="0.056" calcext:value-type="float">
            <text:p>0.056</text:p>
          </table:table-cell>
          <table:table-cell office:value-type="float" office:value="-2.705" calcext:value-type="float">
            <text:p>-2.705</text:p>
          </table:table-cell>
          <table:table-cell office:value-type="float" office:value="-0.951659008538" calcext:value-type="float">
            <text:p>-0.9516590085</text:p>
          </table:table-cell>
          <table:table-cell office:value-type="float" office:value="0.441005336637" calcext:value-type="float">
            <text:p>0.4410053366</text:p>
          </table:table-cell>
          <table:table-cell office:value-type="float" office:value="1.63353543645" calcext:value-type="float">
            <text:p>1.6335354365</text:p>
          </table:table-cell>
          <table:table-cell office:value-type="float" office:value="-155.044845581" calcext:value-type="float">
            <text:p>-155.04484558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39" calcext:value-type="float">
            <text:p>0.039</text:p>
          </table:table-cell>
          <table:table-cell office:value-type="float" office:value="-2.693" calcext:value-type="float">
            <text:p>-2.693</text:p>
          </table:table-cell>
          <table:table-cell office:value-type="float" office:value="-0.947265696586" calcext:value-type="float">
            <text:p>-0.9472656966</text:p>
          </table:table-cell>
          <table:table-cell office:value-type="float" office:value="0.455611841514" calcext:value-type="float">
            <text:p>0.4556118415</text:p>
          </table:table-cell>
          <table:table-cell office:value-type="float" office:value="1.61857682873" calcext:value-type="float">
            <text:p>1.6185768287</text:p>
          </table:table-cell>
          <table:table-cell office:value-type="float" office:value="-153.475006104" calcext:value-type="float">
            <text:p>-153.475006104</text:p>
          </table:table-cell>
        </table:table-row>
        <table:table-row table:style-name="ro1">
          <table:table-cell office:value-type="float" office:value="34.1" calcext:value-type="float">
            <text:p>34.1</text:p>
          </table:table-cell>
          <table:table-cell office:value-type="float" office:value="0.023" calcext:value-type="float">
            <text:p>0.023</text:p>
          </table:table-cell>
          <table:table-cell office:value-type="float" office:value="-2.68" calcext:value-type="float">
            <text:p>-2.68</text:p>
          </table:table-cell>
          <table:table-cell office:value-type="float" office:value="-0.942352573203" calcext:value-type="float">
            <text:p>-0.9423525732</text:p>
          </table:table-cell>
          <table:table-cell office:value-type="float" office:value="0.469026855415" calcext:value-type="float">
            <text:p>0.4690268554</text:p>
          </table:table-cell>
          <table:table-cell office:value-type="float" office:value="1.60530384879" calcext:value-type="float">
            <text:p>1.6053038488</text:p>
          </table:table-cell>
          <table:table-cell office:value-type="float" office:value="-151.944091797" calcext:value-type="float">
            <text:p>-151.944091797</text:p>
          </table:table-cell>
        </table:table-row>
        <table:table-row table:style-name="ro1">
          <table:table-cell office:value-type="float" office:value="34.2" calcext:value-type="float">
            <text:p>34.2</text:p>
          </table:table-cell>
          <table:table-cell office:value-type="float" office:value="0.007" calcext:value-type="float">
            <text:p>0.007</text:p>
          </table:table-cell>
          <table:table-cell office:value-type="float" office:value="-2.667" calcext:value-type="float">
            <text:p>-2.667</text:p>
          </table:table-cell>
          <table:table-cell office:value-type="float" office:value="-0.937227424467" calcext:value-type="float">
            <text:p>-0.9372274245</text:p>
          </table:table-cell>
          <table:table-cell office:value-type="float" office:value="0.482028340647" calcext:value-type="float">
            <text:p>0.4820283406</text:p>
          </table:table-cell>
          <table:table-cell office:value-type="float" office:value="1.59143691662" calcext:value-type="float">
            <text:p>1.5914369166</text:p>
          </table:table-cell>
          <table:table-cell office:value-type="float" office:value="-150.498168945" calcext:value-type="float">
            <text:p>-150.498168945</text:p>
          </table:table-cell>
        </table:table-row>
        <table:table-row table:style-name="ro1">
          <table:table-cell office:value-type="float" office:value="34.3" calcext:value-type="float">
            <text:p>34.3</text:p>
          </table:table-cell>
          <table:table-cell office:value-type="float" office:value="-0.009" calcext:value-type="float">
            <text:p>-0.009</text:p>
          </table:table-cell>
          <table:table-cell office:value-type="float" office:value="-2.653" calcext:value-type="float">
            <text:p>-2.653</text:p>
          </table:table-cell>
          <table:table-cell office:value-type="float" office:value="-0.932072655713" calcext:value-type="float">
            <text:p>-0.9320726557</text:p>
          </table:table-cell>
          <table:table-cell office:value-type="float" office:value="0.494301569341" calcext:value-type="float">
            <text:p>0.4943015693</text:p>
          </table:table-cell>
          <table:table-cell office:value-type="float" office:value="1.58003485959" calcext:value-type="float">
            <text:p>1.5800348596</text:p>
          </table:table-cell>
          <table:table-cell office:value-type="float" office:value="-149.068374634" calcext:value-type="float">
            <text:p>-149.068374634</text:p>
          </table:table-cell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-0.025" calcext:value-type="float">
            <text:p>-0.025</text:p>
          </table:table-cell>
          <table:table-cell office:value-type="float" office:value="-2.638" calcext:value-type="float">
            <text:p>-2.638</text:p>
          </table:table-cell>
          <table:table-cell office:value-type="float" office:value="-0.926721922118" calcext:value-type="float">
            <text:p>-0.9267219221</text:p>
          </table:table-cell>
          <table:table-cell office:value-type="float" office:value="0.507911775339" calcext:value-type="float">
            <text:p>0.5079117753</text:p>
          </table:table-cell>
          <table:table-cell office:value-type="float" office:value="1.56570193042" calcext:value-type="float">
            <text:p>1.5657019304</text:p>
          </table:table-cell>
          <table:table-cell office:value-type="float" office:value="-147.353622437" calcext:value-type="float">
            <text:p>-147.353622437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-0.04" calcext:value-type="float">
            <text:p>-0.04</text:p>
          </table:table-cell>
          <table:table-cell office:value-type="float" office:value="-2.623" calcext:value-type="float">
            <text:p>-2.623</text:p>
          </table:table-cell>
          <table:table-cell office:value-type="float" office:value="-0.920981660817" calcext:value-type="float">
            <text:p>-0.9209816608</text:p>
          </table:table-cell>
          <table:table-cell office:value-type="float" office:value="0.513906568927" calcext:value-type="float">
            <text:p>0.5139065689</text:p>
          </table:table-cell>
          <table:table-cell office:value-type="float" office:value="1.56027058625" calcext:value-type="float">
            <text:p>1.5602705863</text:p>
          </table:table-cell>
          <table:table-cell office:value-type="float" office:value="-145.950790405" calcext:value-type="float">
            <text:p>-145.950790405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-0.054" calcext:value-type="float">
            <text:p>-0.054</text:p>
          </table:table-cell>
          <table:table-cell office:value-type="float" office:value="-2.608" calcext:value-type="float">
            <text:p>-2.608</text:p>
          </table:table-cell>
          <table:table-cell office:value-type="float" office:value="-0.915437101251" calcext:value-type="float">
            <text:p>-0.9154371013</text:p>
          </table:table-cell>
          <table:table-cell office:value-type="float" office:value="0.521241526186" calcext:value-type="float">
            <text:p>0.5212415262</text:p>
          </table:table-cell>
          <table:table-cell office:value-type="float" office:value="1.55152767108" calcext:value-type="float">
            <text:p>1.5515276711</text:p>
          </table:table-cell>
          <table:table-cell office:value-type="float" office:value="-144.407287598" calcext:value-type="float">
            <text:p>-144.407287598</text:p>
          </table:table-cell>
        </table:table-row>
        <table:table-row table:style-name="ro1">
          <table:table-cell office:value-type="float" office:value="34.7" calcext:value-type="float">
            <text:p>34.7</text:p>
          </table:table-cell>
          <table:table-cell office:value-type="float" office:value="-0.068" calcext:value-type="float">
            <text:p>-0.068</text:p>
          </table:table-cell>
          <table:table-cell office:value-type="float" office:value="-2.593" calcext:value-type="float">
            <text:p>-2.593</text:p>
          </table:table-cell>
          <table:table-cell office:value-type="float" office:value="-0.909297426826" calcext:value-type="float">
            <text:p>-0.9092974268</text:p>
          </table:table-cell>
          <table:table-cell office:value-type="float" office:value="0.523151528731" calcext:value-type="float">
            <text:p>0.5231515287</text:p>
          </table:table-cell>
          <table:table-cell office:value-type="float" office:value="1.54755622177" calcext:value-type="float">
            <text:p>1.5475562218</text:p>
          </table:table-cell>
          <table:table-cell office:value-type="float" office:value="-142.807312012" calcext:value-type="float">
            <text:p>-142.807312012</text:p>
          </table:table-cell>
        </table:table-row>
        <table:table-row table:style-name="ro1">
          <table:table-cell office:value-type="float" office:value="34.8" calcext:value-type="float">
            <text:p>34.8</text:p>
          </table:table-cell>
          <table:table-cell office:value-type="float" office:value="-0.081" calcext:value-type="float">
            <text:p>-0.081</text:p>
          </table:table-cell>
          <table:table-cell office:value-type="float" office:value="-2.577" calcext:value-type="float">
            <text:p>-2.577</text:p>
          </table:table-cell>
          <table:table-cell office:value-type="float" office:value="-0.903167920922" calcext:value-type="float">
            <text:p>-0.9031679209</text:p>
          </table:table-cell>
          <table:table-cell office:value-type="float" office:value="0.5270021195" calcext:value-type="float">
            <text:p>0.5270021195</text:p>
          </table:table-cell>
          <table:table-cell office:value-type="float" office:value="1.53913574342" calcext:value-type="float">
            <text:p>1.5391357434</text:p>
          </table:table-cell>
          <table:table-cell office:value-type="float" office:value="-141.179733276" calcext:value-type="float">
            <text:p>-141.179733276</text:p>
          </table:table-cell>
        </table:table-row>
        <table:table-row table:style-name="ro1">
          <table:table-cell office:value-type="float" office:value="34.9" calcext:value-type="float">
            <text:p>34.9</text:p>
          </table:table-cell>
          <table:table-cell office:value-type="float" office:value="-0.094" calcext:value-type="float">
            <text:p>-0.094</text:p>
          </table:table-cell>
          <table:table-cell office:value-type="float" office:value="-2.561" calcext:value-type="float">
            <text:p>-2.561</text:p>
          </table:table-cell>
          <table:table-cell office:value-type="float" office:value="-0.896627246299" calcext:value-type="float">
            <text:p>-0.8966272463</text:p>
          </table:table-cell>
          <table:table-cell office:value-type="float" office:value="0.527816210022" calcext:value-type="float">
            <text:p>0.52781621</text:p>
          </table:table-cell>
          <table:table-cell office:value-type="float" office:value="1.53385161103" calcext:value-type="float">
            <text:p>1.533851611</text:p>
          </table:table-cell>
          <table:table-cell office:value-type="float" office:value="-139.624984741" calcext:value-type="float">
            <text:p>-139.62498474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0.106" calcext:value-type="float">
            <text:p>-0.106</text:p>
          </table:table-cell>
          <table:table-cell office:value-type="float" office:value="-2.545" calcext:value-type="float">
            <text:p>-2.545</text:p>
          </table:table-cell>
          <table:table-cell office:value-type="float" office:value="-0.89034057456" calcext:value-type="float">
            <text:p>-0.8903405746</text:p>
          </table:table-cell>
          <table:table-cell office:value-type="float" office:value="0.531245964843" calcext:value-type="float">
            <text:p>0.5312459648</text:p>
          </table:table-cell>
          <table:table-cell office:value-type="float" office:value="1.52434843358" calcext:value-type="float">
            <text:p>1.5243484336</text:p>
          </table:table-cell>
          <table:table-cell office:value-type="float" office:value="-138.076324463" calcext:value-type="float">
            <text:p>-138.076324463</text:p>
          </table:table-cell>
        </table:table-row>
        <table:table-row table:style-name="ro1">
          <table:table-cell office:value-type="float" office:value="35.1" calcext:value-type="float">
            <text:p>35.1</text:p>
          </table:table-cell>
          <table:table-cell office:value-type="float" office:value="-0.118" calcext:value-type="float">
            <text:p>-0.118</text:p>
          </table:table-cell>
          <table:table-cell office:value-type="float" office:value="-2.528" calcext:value-type="float">
            <text:p>-2.528</text:p>
          </table:table-cell>
          <table:table-cell office:value-type="float" office:value="-0.883879398918" calcext:value-type="float">
            <text:p>-0.8838793989</text:p>
          </table:table-cell>
          <table:table-cell office:value-type="float" office:value="0.53167010522" calcext:value-type="float">
            <text:p>0.5316701052</text:p>
          </table:table-cell>
          <table:table-cell office:value-type="float" office:value="1.51670013885" calcext:value-type="float">
            <text:p>1.5167001389</text:p>
          </table:table-cell>
          <table:table-cell office:value-type="float" office:value="-136.490020752" calcext:value-type="float">
            <text:p>-136.490020752</text:p>
          </table:table-cell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-0.129" calcext:value-type="float">
            <text:p>-0.129</text:p>
          </table:table-cell>
          <table:table-cell office:value-type="float" office:value="-2.511" calcext:value-type="float">
            <text:p>-2.511</text:p>
          </table:table-cell>
          <table:table-cell office:value-type="float" office:value="-0.876764504249" calcext:value-type="float">
            <text:p>-0.8767645042</text:p>
          </table:table-cell>
          <table:table-cell office:value-type="float" office:value="0.532483008953" calcext:value-type="float">
            <text:p>0.532483009</text:p>
          </table:table-cell>
          <table:table-cell office:value-type="float" office:value="1.50662937574" calcext:value-type="float">
            <text:p>1.5066293757</text:p>
          </table:table-cell>
          <table:table-cell office:value-type="float" office:value="-134.87272644" calcext:value-type="float">
            <text:p>-134.87272644</text:p>
          </table:table-cell>
        </table:table-row>
        <table:table-row table:style-name="ro1">
          <table:table-cell office:value-type="float" office:value="35.3" calcext:value-type="float">
            <text:p>35.3</text:p>
          </table:table-cell>
          <table:table-cell office:value-type="float" office:value="-0.14" calcext:value-type="float">
            <text:p>-0.14</text:p>
          </table:table-cell>
          <table:table-cell office:value-type="float" office:value="-2.493" calcext:value-type="float">
            <text:p>-2.493</text:p>
          </table:table-cell>
          <table:table-cell office:value-type="float" office:value="-0.869699240988" calcext:value-type="float">
            <text:p>-0.869699241</text:p>
          </table:table-cell>
          <table:table-cell office:value-type="float" office:value="0.533097314904" calcext:value-type="float">
            <text:p>0.5330973149</text:p>
          </table:table-cell>
          <table:table-cell office:value-type="float" office:value="1.49625170086" calcext:value-type="float">
            <text:p>1.4962517009</text:p>
          </table:table-cell>
          <table:table-cell office:value-type="float" office:value="-133.255874634" calcext:value-type="float">
            <text:p>-133.255874634</text:p>
          </table:table-cell>
        </table:table-row>
        <table:table-row table:style-name="ro1">
          <table:table-cell office:value-type="float" office:value="35.4" calcext:value-type="float">
            <text:p>35.4</text:p>
          </table:table-cell>
          <table:table-cell office:value-type="float" office:value="-0.149" calcext:value-type="float">
            <text:p>-0.149</text:p>
          </table:table-cell>
          <table:table-cell office:value-type="float" office:value="-2.478" calcext:value-type="float">
            <text:p>-2.478</text:p>
          </table:table-cell>
          <table:table-cell office:value-type="float" office:value="-0.859654324234" calcext:value-type="float">
            <text:p>-0.8596543242</text:p>
          </table:table-cell>
          <table:table-cell office:value-type="float" office:value="0.531984864231" calcext:value-type="float">
            <text:p>0.5319848642</text:p>
          </table:table-cell>
          <table:table-cell office:value-type="float" office:value="1.49009569368" calcext:value-type="float">
            <text:p>1.4900956937</text:p>
          </table:table-cell>
          <table:table-cell office:value-type="float" office:value="-131.706222534" calcext:value-type="float">
            <text:p>-131.706222534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-0.155" calcext:value-type="float">
            <text:p>-0.155</text:p>
          </table:table-cell>
          <table:table-cell office:value-type="float" office:value="-2.466" calcext:value-type="float">
            <text:p>-2.466</text:p>
          </table:table-cell>
          <table:table-cell office:value-type="float" office:value="-0.846348914179" calcext:value-type="float">
            <text:p>-0.8463489142</text:p>
          </table:table-cell>
          <table:table-cell office:value-type="float" office:value="0.531933315323" calcext:value-type="float">
            <text:p>0.5319333153</text:p>
          </table:table-cell>
          <table:table-cell office:value-type="float" office:value="1.48115544161" calcext:value-type="float">
            <text:p>1.4811554416</text:p>
          </table:table-cell>
          <table:table-cell office:value-type="float" office:value="-130.171447754" calcext:value-type="float">
            <text:p>-130.171447754</text:p>
          </table:table-cell>
        </table:table-row>
        <table:table-row table:style-name="ro1">
          <table:table-cell office:value-type="float" office:value="35.6" calcext:value-type="float">
            <text:p>35.6</text:p>
          </table:table-cell>
          <table:table-cell office:value-type="float" office:value="-0.164" calcext:value-type="float">
            <text:p>-0.164</text:p>
          </table:table-cell>
          <table:table-cell office:value-type="float" office:value="-2.448" calcext:value-type="float">
            <text:p>-2.448</text:p>
          </table:table-cell>
          <table:table-cell office:value-type="float" office:value="-0.838809412716" calcext:value-type="float">
            <text:p>-0.8388094127</text:p>
          </table:table-cell>
          <table:table-cell office:value-type="float" office:value="0.53056948187" calcext:value-type="float">
            <text:p>0.5305694819</text:p>
          </table:table-cell>
          <table:table-cell office:value-type="float" office:value="1.47125236229" calcext:value-type="float">
            <text:p>1.4712523623</text:p>
          </table:table-cell>
          <table:table-cell office:value-type="float" office:value="-128.626541138" calcext:value-type="float">
            <text:p>-128.626541138</text:p>
          </table:table-cell>
        </table:table-row>
        <table:table-row table:style-name="ro1">
          <table:table-cell office:value-type="float" office:value="35.7" calcext:value-type="float">
            <text:p>35.7</text:p>
          </table:table-cell>
          <table:table-cell office:value-type="float" office:value="-0.171" calcext:value-type="float">
            <text:p>-0.171</text:p>
          </table:table-cell>
          <table:table-cell office:value-type="float" office:value="-2.43" calcext:value-type="float">
            <text:p>-2.43</text:p>
          </table:table-cell>
          <table:table-cell office:value-type="float" office:value="-0.831105507294" calcext:value-type="float">
            <text:p>-0.8311055073</text:p>
          </table:table-cell>
          <table:table-cell office:value-type="float" office:value="0.527242972799" calcext:value-type="float">
            <text:p>0.5272429728</text:p>
          </table:table-cell>
          <table:table-cell office:value-type="float" office:value="1.46249690274" calcext:value-type="float">
            <text:p>1.4624969027</text:p>
          </table:table-cell>
          <table:table-cell office:value-type="float" office:value="-127.035545349" calcext:value-type="float">
            <text:p>-127.035545349</text:p>
          </table:table-cell>
        </table:table-row>
        <table:table-row table:style-name="ro1">
          <table:table-cell office:value-type="float" office:value="35.8" calcext:value-type="float">
            <text:p>35.8</text:p>
          </table:table-cell>
          <table:table-cell office:value-type="float" office:value="-0.178" calcext:value-type="float">
            <text:p>-0.178</text:p>
          </table:table-cell>
          <table:table-cell office:value-type="float" office:value="-2.413" calcext:value-type="float">
            <text:p>-2.413</text:p>
          </table:table-cell>
          <table:table-cell office:value-type="float" office:value="-0.822101671399" calcext:value-type="float">
            <text:p>-0.8221016714</text:p>
          </table:table-cell>
          <table:table-cell office:value-type="float" office:value="0.52582957456" calcext:value-type="float">
            <text:p>0.5258295746</text:p>
          </table:table-cell>
          <table:table-cell office:value-type="float" office:value="1.45092404758" calcext:value-type="float">
            <text:p>1.4509240476</text:p>
          </table:table-cell>
          <table:table-cell office:value-type="float" office:value="-125.497787476" calcext:value-type="float">
            <text:p>-125.497787476</text:p>
          </table:table-cell>
        </table:table-row>
        <table:table-row table:style-name="ro1">
          <table:table-cell office:value-type="float" office:value="35.9" calcext:value-type="float">
            <text:p>35.9</text:p>
          </table:table-cell>
          <table:table-cell office:value-type="float" office:value="-0.184" calcext:value-type="float">
            <text:p>-0.184</text:p>
          </table:table-cell>
          <table:table-cell office:value-type="float" office:value="-2.396" calcext:value-type="float">
            <text:p>-2.396</text:p>
          </table:table-cell>
          <table:table-cell office:value-type="float" office:value="-0.813760098489" calcext:value-type="float">
            <text:p>-0.8137600985</text:p>
          </table:table-cell>
          <table:table-cell office:value-type="float" office:value="0.523224363626" calcext:value-type="float">
            <text:p>0.5232243636</text:p>
          </table:table-cell>
          <table:table-cell office:value-type="float" office:value="1.44047846951" calcext:value-type="float">
            <text:p>1.4404784695</text:p>
          </table:table-cell>
          <table:table-cell office:value-type="float" office:value="-123.956634521" calcext:value-type="float">
            <text:p>-123.95663452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0.189" calcext:value-type="float">
            <text:p>-0.189</text:p>
          </table:table-cell>
          <table:table-cell office:value-type="float" office:value="-2.381" calcext:value-type="float">
            <text:p>-2.381</text:p>
          </table:table-cell>
          <table:table-cell office:value-type="float" office:value="-0.805247435516" calcext:value-type="float">
            <text:p>-0.8052474355</text:p>
          </table:table-cell>
          <table:table-cell office:value-type="float" office:value="0.51912278058" calcext:value-type="float">
            <text:p>0.5191227806</text:p>
          </table:table-cell>
          <table:table-cell office:value-type="float" office:value="1.43237956975" calcext:value-type="float">
            <text:p>1.4323795698</text:p>
          </table:table-cell>
          <table:table-cell office:value-type="float" office:value="-122.469398499" calcext:value-type="float">
            <text:p>-122.469398499</text:p>
          </table:table-cell>
        </table:table-row>
        <table:table-row table:style-name="ro1">
          <table:table-cell office:value-type="float" office:value="36.1" calcext:value-type="float">
            <text:p>36.1</text:p>
          </table:table-cell>
          <table:table-cell office:value-type="float" office:value="-0.194" calcext:value-type="float">
            <text:p>-0.194</text:p>
          </table:table-cell>
          <table:table-cell office:value-type="float" office:value="-2.366" calcext:value-type="float">
            <text:p>-2.366</text:p>
          </table:table-cell>
          <table:table-cell office:value-type="float" office:value="-0.796263096542" calcext:value-type="float">
            <text:p>-0.7962630965</text:p>
          </table:table-cell>
          <table:table-cell office:value-type="float" office:value="0.515047088561" calcext:value-type="float">
            <text:p>0.5150470886</text:p>
          </table:table-cell>
          <table:table-cell office:value-type="float" office:value="1.42580062586" calcext:value-type="float">
            <text:p>1.4258006259</text:p>
          </table:table-cell>
          <table:table-cell office:value-type="float" office:value="-121.123405457" calcext:value-type="float">
            <text:p>-121.123405457</text:p>
          </table:table-cell>
        </table:table-row>
        <table:table-row table:style-name="ro1">
          <table:table-cell office:value-type="float" office:value="36.2" calcext:value-type="float">
            <text:p>36.2</text:p>
          </table:table-cell>
          <table:table-cell office:value-type="float" office:value="-0.197" calcext:value-type="float">
            <text:p>-0.197</text:p>
          </table:table-cell>
          <table:table-cell office:value-type="float" office:value="-2.354" calcext:value-type="float">
            <text:p>-2.354</text:p>
          </table:table-cell>
          <table:table-cell office:value-type="float" office:value="-0.787716034" calcext:value-type="float">
            <text:p>-0.787716034</text:p>
          </table:table-cell>
          <table:table-cell office:value-type="float" office:value="0.512308880209" calcext:value-type="float">
            <text:p>0.5123088802</text:p>
          </table:table-cell>
          <table:table-cell office:value-type="float" office:value="1.41529293052" calcext:value-type="float">
            <text:p>1.4152929305</text:p>
          </table:table-cell>
          <table:table-cell office:value-type="float" office:value="-119.838218689" calcext:value-type="float">
            <text:p>-119.838218689</text:p>
          </table:table-cell>
        </table:table-row>
        <table:table-row table:style-name="ro1">
          <table:table-cell office:value-type="float" office:value="36.3" calcext:value-type="float">
            <text:p>36.3</text:p>
          </table:table-cell>
          <table:table-cell office:value-type="float" office:value="-0.199" calcext:value-type="float">
            <text:p>-0.199</text:p>
          </table:table-cell>
          <table:table-cell office:value-type="float" office:value="-2.344" calcext:value-type="float">
            <text:p>-2.344</text:p>
          </table:table-cell>
          <table:table-cell office:value-type="float" office:value="-0.779014581636" calcext:value-type="float">
            <text:p>-0.7790145816</text:p>
          </table:table-cell>
          <table:table-cell office:value-type="float" office:value="0.51147081689" calcext:value-type="float">
            <text:p>0.5114708169</text:p>
          </table:table-cell>
          <table:table-cell office:value-type="float" office:value="1.39867591925" calcext:value-type="float">
            <text:p>1.3986759193</text:p>
          </table:table-cell>
          <table:table-cell office:value-type="float" office:value="-118.609321594" calcext:value-type="float">
            <text:p>-118.609321594</text:p>
          </table:table-cell>
        </table:table-row>
        <table:table-row table:style-name="ro1">
          <table:table-cell office:value-type="float" office:value="36.4" calcext:value-type="float">
            <text:p>36.4</text:p>
          </table:table-cell>
          <table:table-cell office:value-type="float" office:value="-0.201" calcext:value-type="float">
            <text:p>-0.201</text:p>
          </table:table-cell>
          <table:table-cell office:value-type="float" office:value="-2.337" calcext:value-type="float">
            <text:p>-2.337</text:p>
          </table:table-cell>
          <table:table-cell office:value-type="float" office:value="-0.771434604156" calcext:value-type="float">
            <text:p>-0.7714346042</text:p>
          </table:table-cell>
          <table:table-cell office:value-type="float" office:value="0.510979385505" calcext:value-type="float">
            <text:p>0.5109793855</text:p>
          </table:table-cell>
          <table:table-cell office:value-type="float" office:value="1.3828601468" calcext:value-type="float">
            <text:p>1.3828601468</text:p>
          </table:table-cell>
          <table:table-cell office:value-type="float" office:value="-117.495346069" calcext:value-type="float">
            <text:p>-117.495346069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-0.202" calcext:value-type="float">
            <text:p>-0.202</text:p>
          </table:table-cell>
          <table:table-cell office:value-type="float" office:value="-2.332" calcext:value-type="float">
            <text:p>-2.332</text:p>
          </table:table-cell>
          <table:table-cell office:value-type="float" office:value="-0.76471096154" calcext:value-type="float">
            <text:p>-0.7647109615</text:p>
          </table:table-cell>
          <table:table-cell office:value-type="float" office:value="0.50735186141" calcext:value-type="float">
            <text:p>0.5073518614</text:p>
          </table:table-cell>
          <table:table-cell office:value-type="float" office:value="1.37329436716" calcext:value-type="float">
            <text:p>1.3732943672</text:p>
          </table:table-cell>
          <table:table-cell office:value-type="float" office:value="-116.346931458" calcext:value-type="float">
            <text:p>-116.346931458</text:p>
          </table:table-cell>
        </table:table-row>
        <table:table-row table:style-name="ro1">
          <table:table-cell office:value-type="float" office:value="36.6" calcext:value-type="float">
            <text:p>36.6</text:p>
          </table:table-cell>
          <table:table-cell office:value-type="float" office:value="-0.202" calcext:value-type="float">
            <text:p>-0.202</text:p>
          </table:table-cell>
          <table:table-cell office:value-type="float" office:value="-2.328" calcext:value-type="float">
            <text:p>-2.328</text:p>
          </table:table-cell>
          <table:table-cell office:value-type="float" office:value="-0.758229099189" calcext:value-type="float">
            <text:p>-0.7582290992</text:p>
          </table:table-cell>
          <table:table-cell office:value-type="float" office:value="0.501536495145" calcext:value-type="float">
            <text:p>0.5015364951</text:p>
          </table:table-cell>
          <table:table-cell office:value-type="float" office:value="1.36747955468" calcext:value-type="float">
            <text:p>1.3674795547</text:p>
          </table:table-cell>
          <table:table-cell office:value-type="float" office:value="-115.162109375" calcext:value-type="float">
            <text:p>-115.162109375</text:p>
          </table:table-cell>
        </table:table-row>
        <table:table-row table:style-name="ro1">
          <table:table-cell office:value-type="float" office:value="36.7" calcext:value-type="float">
            <text:p>36.7</text:p>
          </table:table-cell>
          <table:table-cell office:value-type="float" office:value="-0.203" calcext:value-type="float">
            <text:p>-0.203</text:p>
          </table:table-cell>
          <table:table-cell office:value-type="float" office:value="-2.325" calcext:value-type="float">
            <text:p>-2.325</text:p>
          </table:table-cell>
          <table:table-cell office:value-type="float" office:value="-0.752001089477" calcext:value-type="float">
            <text:p>-0.7520010895</text:p>
          </table:table-cell>
          <table:table-cell office:value-type="float" office:value="0.496872842402" calcext:value-type="float">
            <text:p>0.4968728424</text:p>
          </table:table-cell>
          <table:table-cell office:value-type="float" office:value="1.35817681831" calcext:value-type="float">
            <text:p>1.3581768183</text:p>
          </table:table-cell>
          <table:table-cell office:value-type="float" office:value="-113.899513245" calcext:value-type="float">
            <text:p>-113.899513245</text:p>
          </table:table-cell>
        </table:table-row>
        <table:table-row table:style-name="ro1">
          <table:table-cell office:value-type="float" office:value="36.8" calcext:value-type="float">
            <text:p>36.8</text:p>
          </table:table-cell>
          <table:table-cell office:value-type="float" office:value="-0.203" calcext:value-type="float">
            <text:p>-0.203</text:p>
          </table:table-cell>
          <table:table-cell office:value-type="float" office:value="-2.321" calcext:value-type="float">
            <text:p>-2.321</text:p>
          </table:table-cell>
          <table:table-cell office:value-type="float" office:value="-0.745038563414" calcext:value-type="float">
            <text:p>-0.7450385634</text:p>
          </table:table-cell>
          <table:table-cell office:value-type="float" office:value="0.493270033582" calcext:value-type="float">
            <text:p>0.4932700336</text:p>
          </table:table-cell>
          <table:table-cell office:value-type="float" office:value="1.3422546849" calcext:value-type="float">
            <text:p>1.3422546849</text:p>
          </table:table-cell>
          <table:table-cell office:value-type="float" office:value="-112.539535522" calcext:value-type="float">
            <text:p>-112.539535522</text:p>
          </table:table-cell>
        </table:table-row>
        <table:table-row table:style-name="ro1">
          <table:table-cell office:value-type="float" office:value="36.9" calcext:value-type="float">
            <text:p>36.9</text:p>
          </table:table-cell>
          <table:table-cell office:value-type="float" office:value="-0.204" calcext:value-type="float">
            <text:p>-0.204</text:p>
          </table:table-cell>
          <table:table-cell office:value-type="float" office:value="-2.317" calcext:value-type="float">
            <text:p>-2.317</text:p>
          </table:table-cell>
          <table:table-cell office:value-type="float" office:value="-0.737656401676" calcext:value-type="float">
            <text:p>-0.7376564017</text:p>
          </table:table-cell>
          <table:table-cell office:value-type="float" office:value="0.489882985811" calcext:value-type="float">
            <text:p>0.4898829858</text:p>
          </table:table-cell>
          <table:table-cell office:value-type="float" office:value="1.31948827501" calcext:value-type="float">
            <text:p>1.319488275</text:p>
          </table:table-cell>
          <table:table-cell office:value-type="float" office:value="-111.067848206" calcext:value-type="float">
            <text:p>-111.06784820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0.204" calcext:value-type="float">
            <text:p>-0.204</text:p>
          </table:table-cell>
          <table:table-cell office:value-type="float" office:value="-2.312" calcext:value-type="float">
            <text:p>-2.312</text:p>
          </table:table-cell>
          <table:table-cell office:value-type="float" office:value="-0.727789143645" calcext:value-type="float">
            <text:p>-0.7277891436</text:p>
          </table:table-cell>
          <table:table-cell office:value-type="float" office:value="0.485428783604" calcext:value-type="float">
            <text:p>0.4854287836</text:p>
          </table:table-cell>
          <table:table-cell office:value-type="float" office:value="1.29404013218" calcext:value-type="float">
            <text:p>1.2940401322</text:p>
          </table:table-cell>
          <table:table-cell office:value-type="float" office:value="-109.498733521" calcext:value-type="float">
            <text:p>-109.498733521</text:p>
          </table:table-cell>
        </table:table-row>
        <table:table-row table:style-name="ro1">
          <table:table-cell office:value-type="float" office:value="37.1" calcext:value-type="float">
            <text:p>37.1</text:p>
          </table:table-cell>
          <table:table-cell office:value-type="float" office:value="-0.204" calcext:value-type="float">
            <text:p>-0.204</text:p>
          </table:table-cell>
          <table:table-cell office:value-type="float" office:value="-2.305" calcext:value-type="float">
            <text:p>-2.305</text:p>
          </table:table-cell>
          <table:table-cell office:value-type="float" office:value="-0.717420640198" calcext:value-type="float">
            <text:p>-0.7174206402</text:p>
          </table:table-cell>
          <table:table-cell office:value-type="float" office:value="0.478607473029" calcext:value-type="float">
            <text:p>0.478607473</text:p>
          </table:table-cell>
          <table:table-cell office:value-type="float" office:value="1.27172537761" calcext:value-type="float">
            <text:p>1.2717253776</text:p>
          </table:table-cell>
          <table:table-cell office:value-type="float" office:value="-107.820358276" calcext:value-type="float">
            <text:p>-107.820358276</text:p>
          </table:table-cell>
        </table:table-row>
        <table:table-row table:style-name="ro1">
          <table:table-cell office:value-type="float" office:value="37.2" calcext:value-type="float">
            <text:p>37.2</text:p>
          </table:table-cell>
          <table:table-cell office:value-type="float" office:value="-0.204" calcext:value-type="float">
            <text:p>-0.204</text:p>
          </table:table-cell>
          <table:table-cell office:value-type="float" office:value="-2.298" calcext:value-type="float">
            <text:p>-2.298</text:p>
          </table:table-cell>
          <table:table-cell office:value-type="float" office:value="-0.706890720134" calcext:value-type="float">
            <text:p>-0.7068907201</text:p>
          </table:table-cell>
          <table:table-cell office:value-type="float" office:value="0.471237171185" calcext:value-type="float">
            <text:p>0.4712371712</text:p>
          </table:table-cell>
          <table:table-cell office:value-type="float" office:value="1.24280897284" calcext:value-type="float">
            <text:p>1.2428089728</text:p>
          </table:table-cell>
          <table:table-cell office:value-type="float" office:value="-106.117622375" calcext:value-type="float">
            <text:p>-106.117622375</text:p>
          </table:table-cell>
        </table:table-row>
        <table:table-row table:style-name="ro1">
          <table:table-cell office:value-type="float" office:value="37.3" calcext:value-type="float">
            <text:p>37.3</text:p>
          </table:table-cell>
          <table:table-cell office:value-type="float" office:value="-0.204" calcext:value-type="float">
            <text:p>-0.204</text:p>
          </table:table-cell>
          <table:table-cell office:value-type="float" office:value="-2.289" calcext:value-type="float">
            <text:p>-2.289</text:p>
          </table:table-cell>
          <table:table-cell office:value-type="float" office:value="-0.695842742546" calcext:value-type="float">
            <text:p>-0.6958427425</text:p>
          </table:table-cell>
          <table:table-cell office:value-type="float" office:value="0.460298046812" calcext:value-type="float">
            <text:p>0.4602980468</text:p>
          </table:table-cell>
          <table:table-cell office:value-type="float" office:value="1.22376817005" calcext:value-type="float">
            <text:p>1.2237681701</text:p>
          </table:table-cell>
          <table:table-cell office:value-type="float" office:value="-104.218009949" calcext:value-type="float">
            <text:p>-104.218009949</text:p>
          </table:table-cell>
        </table:table-row>
        <table:table-row table:style-name="ro1">
          <table:table-cell office:value-type="float" office:value="37.4" calcext:value-type="float">
            <text:p>37.4</text:p>
          </table:table-cell>
          <table:table-cell office:value-type="float" office:value="-0.204" calcext:value-type="float">
            <text:p>-0.204</text:p>
          </table:table-cell>
          <table:table-cell office:value-type="float" office:value="-2.28" calcext:value-type="float">
            <text:p>-2.28</text:p>
          </table:table-cell>
          <table:table-cell office:value-type="float" office:value="-0.683898356857" calcext:value-type="float">
            <text:p>-0.6838983569</text:p>
          </table:table-cell>
          <table:table-cell office:value-type="float" office:value="0.449072931215" calcext:value-type="float">
            <text:p>0.4490729312</text:p>
          </table:table-cell>
          <table:table-cell office:value-type="float" office:value="1.20864532885" calcext:value-type="float">
            <text:p>1.2086453289</text:p>
          </table:table-cell>
          <table:table-cell office:value-type="float" office:value="-102.287704468" calcext:value-type="float">
            <text:p>-102.287704468</text:p>
          </table:table-cell>
        </table:table-row>
        <table:table-row table:style-name="ro1">
          <table:table-cell office:value-type="float" office:value="37.5" calcext:value-type="float">
            <text:p>37.5</text:p>
          </table:table-cell>
          <table:table-cell office:value-type="float" office:value="-0.203" calcext:value-type="float">
            <text:p>-0.203</text:p>
          </table:table-cell>
          <table:table-cell office:value-type="float" office:value="-2.27" calcext:value-type="float">
            <text:p>-2.27</text:p>
          </table:table-cell>
          <table:table-cell office:value-type="float" office:value="-0.671397319208" calcext:value-type="float">
            <text:p>-0.6713973192</text:p>
          </table:table-cell>
          <table:table-cell office:value-type="float" office:value="0.439154911784" calcext:value-type="float">
            <text:p>0.4391549118</text:p>
          </table:table-cell>
          <table:table-cell office:value-type="float" office:value="1.19751798092" calcext:value-type="float">
            <text:p>1.1975179809</text:p>
          </table:table-cell>
          <table:table-cell office:value-type="float" office:value="-100.456390381" calcext:value-type="float">
            <text:p>-100.456390381</text:p>
          </table:table-cell>
        </table:table-row>
        <table:table-row table:style-name="ro1">
          <table:table-cell office:value-type="float" office:value="37.6" calcext:value-type="float">
            <text:p>37.6</text:p>
          </table:table-cell>
          <table:table-cell office:value-type="float" office:value="-0.202" calcext:value-type="float">
            <text:p>-0.202</text:p>
          </table:table-cell>
          <table:table-cell office:value-type="float" office:value="-2.26" calcext:value-type="float">
            <text:p>-2.26</text:p>
          </table:table-cell>
          <table:table-cell office:value-type="float" office:value="-0.65832596823" calcext:value-type="float">
            <text:p>-0.6583259682</text:p>
          </table:table-cell>
          <table:table-cell office:value-type="float" office:value="0.432492146319" calcext:value-type="float">
            <text:p>0.4324921463</text:p>
          </table:table-cell>
          <table:table-cell office:value-type="float" office:value="1.18694018008" calcext:value-type="float">
            <text:p>1.1869401801</text:p>
          </table:table-cell>
          <table:table-cell office:value-type="float" office:value="-98.9484024048" calcext:value-type="float">
            <text:p>-98.9484024048</text:p>
          </table:table-cell>
        </table:table-row>
        <table:table-row table:style-name="ro1">
          <table:table-cell office:value-type="float" office:value="37.7" calcext:value-type="float">
            <text:p>37.7</text:p>
          </table:table-cell>
          <table:table-cell office:value-type="float" office:value="-0.2" calcext:value-type="float">
            <text:p>-0.2</text:p>
          </table:table-cell>
          <table:table-cell office:value-type="float" office:value="-2.249" calcext:value-type="float">
            <text:p>-2.249</text:p>
          </table:table-cell>
          <table:table-cell office:value-type="float" office:value="-0.644670860542" calcext:value-type="float">
            <text:p>-0.6446708605</text:p>
          </table:table-cell>
          <table:table-cell office:value-type="float" office:value="0.427924000289" calcext:value-type="float">
            <text:p>0.4279240003</text:p>
          </table:table-cell>
          <table:table-cell office:value-type="float" office:value="1.17232793076" calcext:value-type="float">
            <text:p>1.1723279308</text:p>
          </table:table-cell>
          <table:table-cell office:value-type="float" office:value="-97.6536712646" calcext:value-type="float">
            <text:p>-97.6536712646</text:p>
          </table:table-cell>
        </table:table-row>
        <table:table-row table:style-name="ro1">
          <table:table-cell office:value-type="float" office:value="37.8" calcext:value-type="float">
            <text:p>37.8</text:p>
          </table:table-cell>
          <table:table-cell office:value-type="float" office:value="-0.198" calcext:value-type="float">
            <text:p>-0.198</text:p>
          </table:table-cell>
          <table:table-cell office:value-type="float" office:value="-2.236" calcext:value-type="float">
            <text:p>-2.236</text:p>
          </table:table-cell>
          <table:table-cell office:value-type="float" office:value="-0.631970084838" calcext:value-type="float">
            <text:p>-0.6319700848</text:p>
          </table:table-cell>
          <table:table-cell office:value-type="float" office:value="0.424434218158" calcext:value-type="float">
            <text:p>0.4244342182</text:p>
          </table:table-cell>
          <table:table-cell office:value-type="float" office:value="1.15380731581" calcext:value-type="float">
            <text:p>1.1538073158</text:p>
          </table:table-cell>
          <table:table-cell office:value-type="float" office:value="-96.4634857178" calcext:value-type="float">
            <text:p>-96.4634857178</text:p>
          </table:table-cell>
        </table:table-row>
        <table:table-row table:style-name="ro1">
          <table:table-cell office:value-type="float" office:value="37.9" calcext:value-type="float">
            <text:p>37.9</text:p>
          </table:table-cell>
          <table:table-cell office:value-type="float" office:value="-0.195" calcext:value-type="float">
            <text:p>-0.195</text:p>
          </table:table-cell>
          <table:table-cell office:value-type="float" office:value="-2.22" calcext:value-type="float">
            <text:p>-2.22</text:p>
          </table:table-cell>
          <table:table-cell office:value-type="float" office:value="-0.620274533737" calcext:value-type="float">
            <text:p>-0.6202745337</text:p>
          </table:table-cell>
          <table:table-cell office:value-type="float" office:value="0.421068489255" calcext:value-type="float">
            <text:p>0.4210684893</text:p>
          </table:table-cell>
          <table:table-cell office:value-type="float" office:value="1.13179487078" calcext:value-type="float">
            <text:p>1.1317948708</text:p>
          </table:table-cell>
          <table:table-cell office:value-type="float" office:value="-95.4167022705" calcext:value-type="float">
            <text:p>-95.416702270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0.19" calcext:value-type="float">
            <text:p>-0.19</text:p>
          </table:table-cell>
          <table:table-cell office:value-type="float" office:value="-2.203" calcext:value-type="float">
            <text:p>-2.203</text:p>
          </table:table-cell>
          <table:table-cell office:value-type="float" office:value="-0.610025406187" calcext:value-type="float">
            <text:p>-0.6100254062</text:p>
          </table:table-cell>
          <table:table-cell office:value-type="float" office:value="0.417685479217" calcext:value-type="float">
            <text:p>0.4176854792</text:p>
          </table:table-cell>
          <table:table-cell office:value-type="float" office:value="1.10720307383" calcext:value-type="float">
            <text:p>1.1072030738</text:p>
          </table:table-cell>
          <table:table-cell office:value-type="float" office:value="-94.459487915" calcext:value-type="float">
            <text:p>-94.459487915</text:p>
          </table:table-cell>
        </table:table-row>
        <table:table-row table:style-name="ro1">
          <table:table-cell office:value-type="float" office:value="38.1" calcext:value-type="float">
            <text:p>38.1</text:p>
          </table:table-cell>
          <table:table-cell office:value-type="float" office:value="-0.185" calcext:value-type="float">
            <text:p>-0.185</text:p>
          </table:table-cell>
          <table:table-cell office:value-type="float" office:value="-2.183" calcext:value-type="float">
            <text:p>-2.183</text:p>
          </table:table-cell>
          <table:table-cell office:value-type="float" office:value="-0.60167192225" calcext:value-type="float">
            <text:p>-0.6016719223</text:p>
          </table:table-cell>
          <table:table-cell office:value-type="float" office:value="0.413969077143" calcext:value-type="float">
            <text:p>0.4139690771</text:p>
          </table:table-cell>
          <table:table-cell office:value-type="float" office:value="1.0858488689" calcext:value-type="float">
            <text:p>1.0858488689</text:p>
          </table:table-cell>
          <table:table-cell office:value-type="float" office:value="-93.5283126831" calcext:value-type="float">
            <text:p>-93.5283126831</text:p>
          </table:table-cell>
        </table:table-row>
        <table:table-row table:style-name="ro1">
          <table:table-cell office:value-type="float" office:value="38.2" calcext:value-type="float">
            <text:p>38.2</text:p>
          </table:table-cell>
          <table:table-cell office:value-type="float" office:value="-0.179" calcext:value-type="float">
            <text:p>-0.179</text:p>
          </table:table-cell>
          <table:table-cell office:value-type="float" office:value="-2.162" calcext:value-type="float">
            <text:p>-2.162</text:p>
          </table:table-cell>
          <table:table-cell office:value-type="float" office:value="-0.594056824565" calcext:value-type="float">
            <text:p>-0.5940568246</text:p>
          </table:table-cell>
          <table:table-cell office:value-type="float" office:value="0.411081972951" calcext:value-type="float">
            <text:p>0.411081973</text:p>
          </table:table-cell>
          <table:table-cell office:value-type="float" office:value="1.0664813677" calcext:value-type="float">
            <text:p>1.0664813677</text:p>
          </table:table-cell>
          <table:table-cell office:value-type="float" office:value="-92.7547149658" calcext:value-type="float">
            <text:p>-92.7547149658</text:p>
          </table:table-cell>
        </table:table-row>
        <table:table-row table:style-name="ro1">
          <table:table-cell office:value-type="float" office:value="38.3" calcext:value-type="float">
            <text:p>38.3</text:p>
          </table:table-cell>
          <table:table-cell office:value-type="float" office:value="-0.171" calcext:value-type="float">
            <text:p>-0.171</text:p>
          </table:table-cell>
          <table:table-cell office:value-type="float" office:value="-2.139" calcext:value-type="float">
            <text:p>-2.139</text:p>
          </table:table-cell>
          <table:table-cell office:value-type="float" office:value="-0.587602498864" calcext:value-type="float">
            <text:p>-0.5876024989</text:p>
          </table:table-cell>
          <table:table-cell office:value-type="float" office:value="0.411105860699" calcext:value-type="float">
            <text:p>0.4111058607</text:p>
          </table:table-cell>
          <table:table-cell office:value-type="float" office:value="1.04906638666" calcext:value-type="float">
            <text:p>1.0490663867</text:p>
          </table:table-cell>
          <table:table-cell office:value-type="float" office:value="-92.2376251221" calcext:value-type="float">
            <text:p>-92.2376251221</text:p>
          </table:table-cell>
        </table:table-row>
        <table:table-row table:style-name="ro1">
          <table:table-cell office:value-type="float" office:value="38.4" calcext:value-type="float">
            <text:p>38.4</text:p>
          </table:table-cell>
          <table:table-cell office:value-type="float" office:value="-0.163" calcext:value-type="float">
            <text:p>-0.163</text:p>
          </table:table-cell>
          <table:table-cell office:value-type="float" office:value="-2.115" calcext:value-type="float">
            <text:p>-2.115</text:p>
          </table:table-cell>
          <table:table-cell office:value-type="float" office:value="-0.582330649524" calcext:value-type="float">
            <text:p>-0.5823306495</text:p>
          </table:table-cell>
          <table:table-cell office:value-type="float" office:value="0.413807497896" calcext:value-type="float">
            <text:p>0.4138074979</text:p>
          </table:table-cell>
          <table:table-cell office:value-type="float" office:value="1.03236722765" calcext:value-type="float">
            <text:p>1.0323672277</text:p>
          </table:table-cell>
          <table:table-cell office:value-type="float" office:value="-91.8248138428" calcext:value-type="float">
            <text:p>-91.8248138428</text:p>
          </table:table-cell>
        </table:table-row>
        <table:table-row table:style-name="ro1">
          <table:table-cell office:value-type="float" office:value="38.5" calcext:value-type="float">
            <text:p>38.5</text:p>
          </table:table-cell>
          <table:table-cell office:value-type="float" office:value="-0.154" calcext:value-type="float">
            <text:p>-0.154</text:p>
          </table:table-cell>
          <table:table-cell office:value-type="float" office:value="-2.089" calcext:value-type="float">
            <text:p>-2.089</text:p>
          </table:table-cell>
          <table:table-cell office:value-type="float" office:value="-0.577442484647" calcext:value-type="float">
            <text:p>-0.5774424846</text:p>
          </table:table-cell>
          <table:table-cell office:value-type="float" office:value="0.416518403186" calcext:value-type="float">
            <text:p>0.4165184032</text:p>
          </table:table-cell>
          <table:table-cell office:value-type="float" office:value="1.01617264593" calcext:value-type="float">
            <text:p>1.0161726459</text:p>
          </table:table-cell>
          <table:table-cell office:value-type="float" office:value="-91.4569015503" calcext:value-type="float">
            <text:p>-91.4569015503</text:p>
          </table:table-cell>
        </table:table-row>
        <table:table-row table:style-name="ro1">
          <table:table-cell office:value-type="float" office:value="38.6" calcext:value-type="float">
            <text:p>38.6</text:p>
          </table:table-cell>
          <table:table-cell office:value-type="float" office:value="-0.144" calcext:value-type="float">
            <text:p>-0.144</text:p>
          </table:table-cell>
          <table:table-cell office:value-type="float" office:value="-2.061" calcext:value-type="float">
            <text:p>-2.061</text:p>
          </table:table-cell>
          <table:table-cell office:value-type="float" office:value="-0.574172148355" calcext:value-type="float">
            <text:p>-0.5741721484</text:p>
          </table:table-cell>
          <table:table-cell office:value-type="float" office:value="0.42042725395" calcext:value-type="float">
            <text:p>0.420427254</text:p>
          </table:table-cell>
          <table:table-cell office:value-type="float" office:value="1.00126848048" calcext:value-type="float">
            <text:p>1.0012684805</text:p>
          </table:table-cell>
          <table:table-cell office:value-type="float" office:value="-91.1197662354" calcext:value-type="float">
            <text:p>-91.1197662354</text:p>
          </table:table-cell>
        </table:table-row>
        <table:table-row table:style-name="ro1">
          <table:table-cell office:value-type="float" office:value="38.7" calcext:value-type="float">
            <text:p>38.7</text:p>
          </table:table-cell>
          <table:table-cell office:value-type="float" office:value="-0.134" calcext:value-type="float">
            <text:p>-0.134</text:p>
          </table:table-cell>
          <table:table-cell office:value-type="float" office:value="-2.032" calcext:value-type="float">
            <text:p>-2.032</text:p>
          </table:table-cell>
          <table:table-cell office:value-type="float" office:value="-0.571713364468" calcext:value-type="float">
            <text:p>-0.5717133645</text:p>
          </table:table-cell>
          <table:table-cell office:value-type="float" office:value="0.424489396811" calcext:value-type="float">
            <text:p>0.4244893968</text:p>
          </table:table-cell>
          <table:table-cell office:value-type="float" office:value="0.987258365533" calcext:value-type="float">
            <text:p>0.9872583655</text:p>
          </table:table-cell>
          <table:table-cell office:value-type="float" office:value="-90.7560958862" calcext:value-type="float">
            <text:p>-90.7560958862</text:p>
          </table:table-cell>
        </table:table-row>
        <table:table-row table:style-name="ro1">
          <table:table-cell office:value-type="float" office:value="38.8" calcext:value-type="float">
            <text:p>38.8</text:p>
          </table:table-cell>
          <table:table-cell office:value-type="float" office:value="-0.122" calcext:value-type="float">
            <text:p>-0.122</text:p>
          </table:table-cell>
          <table:table-cell office:value-type="float" office:value="-2.001" calcext:value-type="float">
            <text:p>-2.001</text:p>
          </table:table-cell>
          <table:table-cell office:value-type="float" office:value="-0.569249435166" calcext:value-type="float">
            <text:p>-0.5692494352</text:p>
          </table:table-cell>
          <table:table-cell office:value-type="float" office:value="0.427033995163" calcext:value-type="float">
            <text:p>0.4270339952</text:p>
          </table:table-cell>
          <table:table-cell office:value-type="float" office:value="0.974566599664" calcext:value-type="float">
            <text:p>0.9745665997</text:p>
          </table:table-cell>
          <table:table-cell office:value-type="float" office:value="-90.2729110718" calcext:value-type="float">
            <text:p>-90.2729110718</text:p>
          </table:table-cell>
        </table:table-row>
        <table:table-row table:style-name="ro1">
          <table:table-cell office:value-type="float" office:value="38.9" calcext:value-type="float">
            <text:p>38.9</text:p>
          </table:table-cell>
          <table:table-cell office:value-type="float" office:value="-0.11" calcext:value-type="float">
            <text:p>-0.11</text:p>
          </table:table-cell>
          <table:table-cell office:value-type="float" office:value="-1.969" calcext:value-type="float">
            <text:p>-1.969</text:p>
          </table:table-cell>
          <table:table-cell office:value-type="float" office:value="-0.566780382622" calcext:value-type="float">
            <text:p>-0.5667803826</text:p>
          </table:table-cell>
          <table:table-cell office:value-type="float" office:value="0.430014507278" calcext:value-type="float">
            <text:p>0.4300145073</text:p>
          </table:table-cell>
          <table:table-cell office:value-type="float" office:value="0.956224011677" calcext:value-type="float">
            <text:p>0.9562240117</text:p>
          </table:table-cell>
          <table:table-cell office:value-type="float" office:value="-89.9912261963" calcext:value-type="float">
            <text:p>-89.991226196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0.097" calcext:value-type="float">
            <text:p>-0.097</text:p>
          </table:table-cell>
          <table:table-cell office:value-type="float" office:value="-1.935" calcext:value-type="float">
            <text:p>-1.935</text:p>
          </table:table-cell>
          <table:table-cell office:value-type="float" office:value="-0.566368377331" calcext:value-type="float">
            <text:p>-0.5663683773</text:p>
          </table:table-cell>
          <table:table-cell office:value-type="float" office:value="0.434229501313" calcext:value-type="float">
            <text:p>0.4342295013</text:p>
          </table:table-cell>
          <table:table-cell office:value-type="float" office:value="0.931283454503" calcext:value-type="float">
            <text:p>0.9312834545</text:p>
          </table:table-cell>
          <table:table-cell office:value-type="float" office:value="-89.8640670776" calcext:value-type="float">
            <text:p>-89.8640670776</text:p>
          </table:table-cell>
        </table:table-row>
        <table:table-row table:style-name="ro1">
          <table:table-cell office:value-type="float" office:value="39.1" calcext:value-type="float">
            <text:p>39.1</text:p>
          </table:table-cell>
          <table:table-cell office:value-type="float" office:value="-0.084" calcext:value-type="float">
            <text:p>-0.084</text:p>
          </table:table-cell>
          <table:table-cell office:value-type="float" office:value="-1.901" calcext:value-type="float">
            <text:p>-1.901</text:p>
          </table:table-cell>
          <table:table-cell office:value-type="float" office:value="-0.565543942077" calcext:value-type="float">
            <text:p>-0.5655439421</text:p>
          </table:table-cell>
          <table:table-cell office:value-type="float" office:value="0.437548133866" calcext:value-type="float">
            <text:p>0.4375481339</text:p>
          </table:table-cell>
          <table:table-cell office:value-type="float" office:value="0.905284606985" calcext:value-type="float">
            <text:p>0.905284607</text:p>
          </table:table-cell>
          <table:table-cell office:value-type="float" office:value="-89.5350036621" calcext:value-type="float">
            <text:p>-89.5350036621</text:p>
          </table:table-cell>
        </table:table-row>
        <table:table-row table:style-name="ro1">
          <table:table-cell office:value-type="float" office:value="39.2" calcext:value-type="float">
            <text:p>39.2</text:p>
          </table:table-cell>
          <table:table-cell office:value-type="float" office:value="-0.07" calcext:value-type="float">
            <text:p>-0.07</text:p>
          </table:table-cell>
          <table:table-cell office:value-type="float" office:value="-1.865" calcext:value-type="float">
            <text:p>-1.865</text:p>
          </table:table-cell>
          <table:table-cell office:value-type="float" office:value="-0.563480381492" calcext:value-type="float">
            <text:p>-0.5634803815</text:p>
          </table:table-cell>
          <table:table-cell office:value-type="float" office:value="0.440555157011" calcext:value-type="float">
            <text:p>0.440555157</text:p>
          </table:table-cell>
          <table:table-cell office:value-type="float" office:value="0.879341044987" calcext:value-type="float">
            <text:p>0.879341045</text:p>
          </table:table-cell>
          <table:table-cell office:value-type="float" office:value="-89.2564163208" calcext:value-type="float">
            <text:p>-89.2564163208</text:p>
          </table:table-cell>
        </table:table-row>
        <table:table-row table:style-name="ro1">
          <table:table-cell office:value-type="float" office:value="39.3" calcext:value-type="float">
            <text:p>39.3</text:p>
          </table:table-cell>
          <table:table-cell office:value-type="float" office:value="-0.056" calcext:value-type="float">
            <text:p>-0.056</text:p>
          </table:table-cell>
          <table:table-cell office:value-type="float" office:value="-1.829" calcext:value-type="float">
            <text:p>-1.829</text:p>
          </table:table-cell>
          <table:table-cell office:value-type="float" office:value="-0.560171364687" calcext:value-type="float">
            <text:p>-0.5601713647</text:p>
          </table:table-cell>
          <table:table-cell office:value-type="float" office:value="0.445736065481" calcext:value-type="float">
            <text:p>0.4457360655</text:p>
          </table:table-cell>
          <table:table-cell office:value-type="float" office:value="0.857245965218" calcext:value-type="float">
            <text:p>0.8572459652</text:p>
          </table:table-cell>
          <table:table-cell office:value-type="float" office:value="-89.1488571167" calcext:value-type="float">
            <text:p>-89.1488571167</text:p>
          </table:table-cell>
        </table:table-row>
        <table:table-row table:style-name="ro1">
          <table:table-cell office:value-type="float" office:value="39.4" calcext:value-type="float">
            <text:p>39.4</text:p>
          </table:table-cell>
          <table:table-cell office:value-type="float" office:value="-0.041" calcext:value-type="float">
            <text:p>-0.041</text:p>
          </table:table-cell>
          <table:table-cell office:value-type="float" office:value="-1.791" calcext:value-type="float">
            <text:p>-1.791</text:p>
          </table:table-cell>
          <table:table-cell office:value-type="float" office:value="-0.558513491946" calcext:value-type="float">
            <text:p>-0.5585134919</text:p>
          </table:table-cell>
          <table:table-cell office:value-type="float" office:value="0.449411604841" calcext:value-type="float">
            <text:p>0.4494116048</text:p>
          </table:table-cell>
          <table:table-cell office:value-type="float" office:value="0.832461304307" calcext:value-type="float">
            <text:p>0.8324613043</text:p>
          </table:table-cell>
          <table:table-cell office:value-type="float" office:value="-88.9771499634" calcext:value-type="float">
            <text:p>-88.9771499634</text:p>
          </table:table-cell>
        </table:table-row>
        <table:table-row table:style-name="ro1">
          <table:table-cell office:value-type="float" office:value="39.5" calcext:value-type="float">
            <text:p>39.5</text:p>
          </table:table-cell>
          <table:table-cell office:value-type="float" office:value="-0.025" calcext:value-type="float">
            <text:p>-0.025</text:p>
          </table:table-cell>
          <table:table-cell office:value-type="float" office:value="-1.753" calcext:value-type="float">
            <text:p>-1.753</text:p>
          </table:table-cell>
          <table:table-cell office:value-type="float" office:value="-0.556853385153" calcext:value-type="float">
            <text:p>-0.5568533852</text:p>
          </table:table-cell>
          <table:table-cell office:value-type="float" office:value="0.456588460611" calcext:value-type="float">
            <text:p>0.4565884606</text:p>
          </table:table-cell>
          <table:table-cell office:value-type="float" office:value="0.819185937491" calcext:value-type="float">
            <text:p>0.8191859375</text:p>
          </table:table-cell>
          <table:table-cell office:value-type="float" office:value="-89.0980758667" calcext:value-type="float">
            <text:p>-89.0980758667</text:p>
          </table:table-cell>
        </table:table-row>
        <table:table-row table:style-name="ro1">
          <table:table-cell office:value-type="float" office:value="39.6" calcext:value-type="float">
            <text:p>39.6</text:p>
          </table:table-cell>
          <table:table-cell office:value-type="float" office:value="-0.008" calcext:value-type="float">
            <text:p>-0.008</text:p>
          </table:table-cell>
          <table:table-cell office:value-type="float" office:value="-1.713" calcext:value-type="float">
            <text:p>-1.713</text:p>
          </table:table-cell>
          <table:table-cell office:value-type="float" office:value="-0.556022496061" calcext:value-type="float">
            <text:p>-0.5560224961</text:p>
          </table:table-cell>
          <table:table-cell office:value-type="float" office:value="0.461218236792" calcext:value-type="float">
            <text:p>0.4612182368</text:p>
          </table:table-cell>
          <table:table-cell office:value-type="float" office:value="0.803762736027" calcext:value-type="float">
            <text:p>0.803762736</text:p>
          </table:table-cell>
          <table:table-cell office:value-type="float" office:value="-89.204788208" calcext:value-type="float">
            <text:p>-89.204788208</text:p>
          </table:table-cell>
        </table:table-row>
        <table:table-row table:style-name="ro1">
          <table:table-cell office:value-type="float" office:value="39.7" calcext:value-type="float">
            <text:p>39.7</text:p>
          </table:table-cell>
          <table:table-cell office:value-type="float" office:value="0.008" calcext:value-type="float">
            <text:p>0.008</text:p>
          </table:table-cell>
          <table:table-cell office:value-type="float" office:value="-1.673" calcext:value-type="float">
            <text:p>-1.673</text:p>
          </table:table-cell>
          <table:table-cell office:value-type="float" office:value="-0.555191050946" calcext:value-type="float">
            <text:p>-0.5551910509</text:p>
          </table:table-cell>
          <table:table-cell office:value-type="float" office:value="0.466855062252" calcext:value-type="float">
            <text:p>0.4668550623</text:p>
          </table:table-cell>
          <table:table-cell office:value-type="float" office:value="0.778119883726" calcext:value-type="float">
            <text:p>0.7781198837</text:p>
          </table:table-cell>
          <table:table-cell office:value-type="float" office:value="-89.1805953979" calcext:value-type="float">
            <text:p>-89.1805953979</text:p>
          </table:table-cell>
        </table:table-row>
        <table:table-row table:style-name="ro1">
          <table:table-cell office:value-type="float" office:value="39.8" calcext:value-type="float">
            <text:p>39.8</text:p>
          </table:table-cell>
          <table:table-cell office:value-type="float" office:value="0.024" calcext:value-type="float">
            <text:p>0.024</text:p>
          </table:table-cell>
          <table:table-cell office:value-type="float" office:value="-1.634" calcext:value-type="float">
            <text:p>-1.634</text:p>
          </table:table-cell>
          <table:table-cell office:value-type="float" office:value="-0.55477512014" calcext:value-type="float">
            <text:p>-0.5547751201</text:p>
          </table:table-cell>
          <table:table-cell office:value-type="float" office:value="0.473152064115" calcext:value-type="float">
            <text:p>0.4731520641</text:p>
          </table:table-cell>
          <table:table-cell office:value-type="float" office:value="0.753446625469" calcext:value-type="float">
            <text:p>0.7534466255</text:p>
          </table:table-cell>
          <table:table-cell office:value-type="float" office:value="-89.2411499023" calcext:value-type="float">
            <text:p>-89.2411499023</text:p>
          </table:table-cell>
        </table:table-row>
        <table:table-row table:style-name="ro1">
          <table:table-cell office:value-type="float" office:value="39.9" calcext:value-type="float">
            <text:p>39.9</text:p>
          </table:table-cell>
          <table:table-cell office:value-type="float" office:value="0.041" calcext:value-type="float">
            <text:p>0.041</text:p>
          </table:table-cell>
          <table:table-cell office:value-type="float" office:value="-1.594" calcext:value-type="float">
            <text:p>-1.594</text:p>
          </table:table-cell>
          <table:table-cell office:value-type="float" office:value="-0.555606842954" calcext:value-type="float">
            <text:p>-0.555606843</text:p>
          </table:table-cell>
          <table:table-cell office:value-type="float" office:value="0.480019784956" calcext:value-type="float">
            <text:p>0.480019785</text:p>
          </table:table-cell>
          <table:table-cell office:value-type="float" office:value="0.727946646022" calcext:value-type="float">
            <text:p>0.727946646</text:p>
          </table:table-cell>
          <table:table-cell office:value-type="float" office:value="-89.4202575684" calcext:value-type="float">
            <text:p>-89.420257568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57" calcext:value-type="float">
            <text:p>0.057</text:p>
          </table:table-cell>
          <table:table-cell office:value-type="float" office:value="-1.556" calcext:value-type="float">
            <text:p>-1.556</text:p>
          </table:table-cell>
          <table:table-cell office:value-type="float" office:value="-0.556022496061" calcext:value-type="float">
            <text:p>-0.5560224961</text:p>
          </table:table-cell>
          <table:table-cell office:value-type="float" office:value="0.487112193515" calcext:value-type="float">
            <text:p>0.4871121935</text:p>
          </table:table-cell>
          <table:table-cell office:value-type="float" office:value="0.699487470233" calcext:value-type="float">
            <text:p>0.6994874702</text:p>
          </table:table-cell>
          <table:table-cell office:value-type="float" office:value="-89.6346588135" calcext:value-type="float">
            <text:p>-89.6346588135</text:p>
          </table:table-cell>
        </table:table-row>
        <table:table-row table:style-name="ro1">
          <table:table-cell office:value-type="float" office:value="40.1" calcext:value-type="float">
            <text:p>40.1</text:p>
          </table:table-cell>
          <table:table-cell office:value-type="float" office:value="0.073" calcext:value-type="float">
            <text:p>0.073</text:p>
          </table:table-cell>
          <table:table-cell office:value-type="float" office:value="-1.517" calcext:value-type="float">
            <text:p>-1.517</text:p>
          </table:table-cell>
          <table:table-cell office:value-type="float" office:value="-0.559342707988" calcext:value-type="float">
            <text:p>-0.559342708</text:p>
          </table:table-cell>
          <table:table-cell office:value-type="float" office:value="0.494091045832" calcext:value-type="float">
            <text:p>0.4940910458</text:p>
          </table:table-cell>
          <table:table-cell office:value-type="float" office:value="0.673303550809" calcext:value-type="float">
            <text:p>0.6733035508</text:p>
          </table:table-cell>
          <table:table-cell office:value-type="float" office:value="-89.7589187622" calcext:value-type="float">
            <text:p>-89.7589187622</text:p>
          </table:table-cell>
        </table:table-row>
        <table:table-row table:style-name="ro1">
          <table:table-cell office:value-type="float" office:value="40.2" calcext:value-type="float">
            <text:p>40.2</text:p>
          </table:table-cell>
          <table:table-cell office:value-type="float" office:value="0.088" calcext:value-type="float">
            <text:p>0.088</text:p>
          </table:table-cell>
          <table:table-cell office:value-type="float" office:value="-1.479" calcext:value-type="float">
            <text:p>-1.479</text:p>
          </table:table-cell>
          <table:table-cell office:value-type="float" office:value="-0.560585483024" calcext:value-type="float">
            <text:p>-0.560585483</text:p>
          </table:table-cell>
          <table:table-cell office:value-type="float" office:value="0.501368626584" calcext:value-type="float">
            <text:p>0.5013686266</text:p>
          </table:table-cell>
          <table:table-cell office:value-type="float" office:value="0.647447522663" calcext:value-type="float">
            <text:p>0.6474475227</text:p>
          </table:table-cell>
          <table:table-cell office:value-type="float" office:value="-89.9256134033" calcext:value-type="float">
            <text:p>-89.9256134033</text:p>
          </table:table-cell>
        </table:table-row>
        <table:table-row table:style-name="ro1">
          <table:table-cell office:value-type="float" office:value="40.3" calcext:value-type="float">
            <text:p>40.3</text:p>
          </table:table-cell>
          <table:table-cell office:value-type="float" office:value="0.102" calcext:value-type="float">
            <text:p>0.102</text:p>
          </table:table-cell>
          <table:table-cell office:value-type="float" office:value="-1.443" calcext:value-type="float">
            <text:p>-1.443</text:p>
          </table:table-cell>
          <table:table-cell office:value-type="float" office:value="-0.562653970444" calcext:value-type="float">
            <text:p>-0.5626539704</text:p>
          </table:table-cell>
          <table:table-cell office:value-type="float" office:value="0.508635068355" calcext:value-type="float">
            <text:p>0.5086350684</text:p>
          </table:table-cell>
          <table:table-cell office:value-type="float" office:value="0.628348288308" calcext:value-type="float">
            <text:p>0.6283482883</text:p>
          </table:table-cell>
          <table:table-cell office:value-type="float" office:value="-90.1647567749" calcext:value-type="float">
            <text:p>-90.1647567749</text:p>
          </table:table-cell>
        </table:table-row>
        <table:table-row table:style-name="ro1">
          <table:table-cell office:value-type="float" office:value="40.4" calcext:value-type="float">
            <text:p>40.4</text:p>
          </table:table-cell>
          <table:table-cell office:value-type="float" office:value="0.117" calcext:value-type="float">
            <text:p>0.117</text:p>
          </table:table-cell>
          <table:table-cell office:value-type="float" office:value="-1.406" calcext:value-type="float">
            <text:p>-1.406</text:p>
          </table:table-cell>
          <table:table-cell office:value-type="float" office:value="-0.564718941279" calcext:value-type="float">
            <text:p>-0.5647189413</text:p>
          </table:table-cell>
          <table:table-cell office:value-type="float" office:value="0.514571376484" calcext:value-type="float">
            <text:p>0.5145713765</text:p>
          </table:table-cell>
          <table:table-cell office:value-type="float" office:value="0.616541115832" calcext:value-type="float">
            <text:p>0.6165411158</text:p>
          </table:table-cell>
          <table:table-cell office:value-type="float" office:value="-90.3733291626" calcext:value-type="float">
            <text:p>-90.3733291626</text:p>
          </table:table-cell>
        </table:table-row>
        <table:table-row table:style-name="ro1">
          <table:table-cell office:value-type="float" office:value="40.5" calcext:value-type="float">
            <text:p>40.5</text:p>
          </table:table-cell>
          <table:table-cell office:value-type="float" office:value="0.131" calcext:value-type="float">
            <text:p>0.131</text:p>
          </table:table-cell>
          <table:table-cell office:value-type="float" office:value="-1.368" calcext:value-type="float">
            <text:p>-1.368</text:p>
          </table:table-cell>
          <table:table-cell office:value-type="float" office:value="-0.565543942077" calcext:value-type="float">
            <text:p>-0.5655439421</text:p>
          </table:table-cell>
          <table:table-cell office:value-type="float" office:value="0.51999367473" calcext:value-type="float">
            <text:p>0.5199936747</text:p>
          </table:table-cell>
          <table:table-cell office:value-type="float" office:value="0.604741296211" calcext:value-type="float">
            <text:p>0.6047412962</text:p>
          </table:table-cell>
          <table:table-cell office:value-type="float" office:value="-90.5439224243" calcext:value-type="float">
            <text:p>-90.5439224243</text:p>
          </table:table-cell>
        </table:table-row>
        <table:table-row table:style-name="ro1">
          <table:table-cell office:value-type="float" office:value="40.6" calcext:value-type="float">
            <text:p>40.6</text:p>
          </table:table-cell>
          <table:table-cell office:value-type="float" office:value="0.145" calcext:value-type="float">
            <text:p>0.145</text:p>
          </table:table-cell>
          <table:table-cell office:value-type="float" office:value="-1.332" calcext:value-type="float">
            <text:p>-1.332</text:p>
          </table:table-cell>
          <table:table-cell office:value-type="float" office:value="-0.567192246217" calcext:value-type="float">
            <text:p>-0.5671922462</text:p>
          </table:table-cell>
          <table:table-cell office:value-type="float" office:value="0.525729746366" calcext:value-type="float">
            <text:p>0.5257297464</text:p>
          </table:table-cell>
          <table:table-cell office:value-type="float" office:value="0.589848682646" calcext:value-type="float">
            <text:p>0.5898486826</text:p>
          </table:table-cell>
          <table:table-cell office:value-type="float" office:value="-90.6940994263" calcext:value-type="float">
            <text:p>-90.6940994263</text:p>
          </table:table-cell>
        </table:table-row>
        <table:table-row table:style-name="ro1">
          <table:table-cell office:value-type="float" office:value="40.7" calcext:value-type="float">
            <text:p>40.7</text:p>
          </table:table-cell>
          <table:table-cell office:value-type="float" office:value="0.16" calcext:value-type="float">
            <text:p>0.16</text:p>
          </table:table-cell>
          <table:table-cell office:value-type="float" office:value="-1.294" calcext:value-type="float">
            <text:p>-1.294</text:p>
          </table:table-cell>
          <table:table-cell office:value-type="float" office:value="-0.567603968015" calcext:value-type="float">
            <text:p>-0.567603968</text:p>
          </table:table-cell>
          <table:table-cell office:value-type="float" office:value="0.531943082848" calcext:value-type="float">
            <text:p>0.5319430828</text:p>
          </table:table-cell>
          <table:table-cell office:value-type="float" office:value="0.574190091918" calcext:value-type="float">
            <text:p>0.5741900919</text:p>
          </table:table-cell>
          <table:table-cell office:value-type="float" office:value="-90.7316207886" calcext:value-type="float">
            <text:p>-90.7316207886</text:p>
          </table:table-cell>
        </table:table-row>
        <table:table-row table:style-name="ro1">
          <table:table-cell office:value-type="float" office:value="40.8" calcext:value-type="float">
            <text:p>40.8</text:p>
          </table:table-cell>
          <table:table-cell office:value-type="float" office:value="0.174" calcext:value-type="float">
            <text:p>0.174</text:p>
          </table:table-cell>
          <table:table-cell office:value-type="float" office:value="-1.255" calcext:value-type="float">
            <text:p>-1.255</text:p>
          </table:table-cell>
          <table:table-cell office:value-type="float" office:value="-0.569249435166" calcext:value-type="float">
            <text:p>-0.5692494352</text:p>
          </table:table-cell>
          <table:table-cell office:value-type="float" office:value="0.537468100613" calcext:value-type="float">
            <text:p>0.5374681006</text:p>
          </table:table-cell>
          <table:table-cell office:value-type="float" office:value="0.560314910975" calcext:value-type="float">
            <text:p>0.560314911</text:p>
          </table:table-cell>
          <table:table-cell office:value-type="float" office:value="-90.8106765747" calcext:value-type="float">
            <text:p>-90.8106765747</text:p>
          </table:table-cell>
        </table:table-row>
        <table:table-row table:style-name="ro1">
          <table:table-cell office:value-type="float" office:value="40.9" calcext:value-type="float">
            <text:p>40.9</text:p>
          </table:table-cell>
          <table:table-cell office:value-type="float" office:value="0.189" calcext:value-type="float">
            <text:p>0.189</text:p>
          </table:table-cell>
          <table:table-cell office:value-type="float" office:value="-1.216" calcext:value-type="float">
            <text:p>-1.216</text:p>
          </table:table-cell>
          <table:table-cell office:value-type="float" office:value="-0.569660446429" calcext:value-type="float">
            <text:p>-0.5696604464</text:p>
          </table:table-cell>
          <table:table-cell office:value-type="float" office:value="0.545342462206" calcext:value-type="float">
            <text:p>0.5453424622</text:p>
          </table:table-cell>
          <table:table-cell office:value-type="float" office:value="0.546267601702" calcext:value-type="float">
            <text:p>0.5462676017</text:p>
          </table:table-cell>
          <table:table-cell office:value-type="float" office:value="-91.0427856445" calcext:value-type="float">
            <text:p>-91.042785644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204" calcext:value-type="float">
            <text:p>0.204</text:p>
          </table:table-cell>
          <table:table-cell office:value-type="float" office:value="-1.175" calcext:value-type="float">
            <text:p>-1.175</text:p>
          </table:table-cell>
          <table:table-cell office:value-type="float" office:value="-0.571303066307" calcext:value-type="float">
            <text:p>-0.5713030663</text:p>
          </table:table-cell>
          <table:table-cell office:value-type="float" office:value="0.552905658753" calcext:value-type="float">
            <text:p>0.5529056588</text:p>
          </table:table-cell>
          <table:table-cell office:value-type="float" office:value="0.534143171947" calcext:value-type="float">
            <text:p>0.5341431719</text:p>
          </table:table-cell>
          <table:table-cell office:value-type="float" office:value="-91.1887207031" calcext:value-type="float">
            <text:p>-91.1887207031</text:p>
          </table:table-cell>
        </table:table-row>
        <table:table-row table:style-name="ro1">
          <table:table-cell office:value-type="float" office:value="41.1" calcext:value-type="float">
            <text:p>41.1</text:p>
          </table:table-cell>
          <table:table-cell office:value-type="float" office:value="0.22" calcext:value-type="float">
            <text:p>0.22</text:p>
          </table:table-cell>
          <table:table-cell office:value-type="float" office:value="-1.133" calcext:value-type="float">
            <text:p>-1.133</text:p>
          </table:table-cell>
          <table:table-cell office:value-type="float" office:value="-0.57089262532" calcext:value-type="float">
            <text:p>-0.5708926253</text:p>
          </table:table-cell>
          <table:table-cell office:value-type="float" office:value="0.558533819746" calcext:value-type="float">
            <text:p>0.5585338197</text:p>
          </table:table-cell>
          <table:table-cell office:value-type="float" office:value="0.524802818107" calcext:value-type="float">
            <text:p>0.5248028181</text:p>
          </table:table-cell>
          <table:table-cell office:value-type="float" office:value="-91.2684936523" calcext:value-type="float">
            <text:p>-91.2684936523</text:p>
          </table:table-cell>
        </table:table-row>
        <table:table-row table:style-name="ro1">
          <table:table-cell office:value-type="float" office:value="41.2" calcext:value-type="float">
            <text:p>41.2</text:p>
          </table:table-cell>
          <table:table-cell office:value-type="float" office:value="0.236" calcext:value-type="float">
            <text:p>0.236</text:p>
          </table:table-cell>
          <table:table-cell office:value-type="float" office:value="-1.09" calcext:value-type="float">
            <text:p>-1.09</text:p>
          </table:table-cell>
          <table:table-cell office:value-type="float" office:value="-0.572533531904" calcext:value-type="float">
            <text:p>-0.5725335319</text:p>
          </table:table-cell>
          <table:table-cell office:value-type="float" office:value="0.565318158465" calcext:value-type="float">
            <text:p>0.5653181585</text:p>
          </table:table-cell>
          <table:table-cell office:value-type="float" office:value="0.51622059525" calcext:value-type="float">
            <text:p>0.5162205953</text:p>
          </table:table-cell>
          <table:table-cell office:value-type="float" office:value="-91.5302124023" calcext:value-type="float">
            <text:p>-91.5302124023</text:p>
          </table:table-cell>
        </table:table-row>
        <table:table-row table:style-name="ro1">
          <table:table-cell office:value-type="float" office:value="41.3" calcext:value-type="float">
            <text:p>41.3</text:p>
          </table:table-cell>
          <table:table-cell office:value-type="float" office:value="0.252" calcext:value-type="float">
            <text:p>0.252</text:p>
          </table:table-cell>
          <table:table-cell office:value-type="float" office:value="-1.047" calcext:value-type="float">
            <text:p>-1.047</text:p>
          </table:table-cell>
          <table:table-cell office:value-type="float" office:value="-0.573353126806" calcext:value-type="float">
            <text:p>-0.5733531268</text:p>
          </table:table-cell>
          <table:table-cell office:value-type="float" office:value="0.572029958125" calcext:value-type="float">
            <text:p>0.5720299581</text:p>
          </table:table-cell>
          <table:table-cell office:value-type="float" office:value="0.508052344243" calcext:value-type="float">
            <text:p>0.5080523442</text:p>
          </table:table-cell>
          <table:table-cell office:value-type="float" office:value="-91.7640991211" calcext:value-type="float">
            <text:p>-91.7640991211</text:p>
          </table:table-cell>
        </table:table-row>
        <table:table-row table:style-name="ro1">
          <table:table-cell office:value-type="float" office:value="41.4" calcext:value-type="float">
            <text:p>41.4</text:p>
          </table:table-cell>
          <table:table-cell office:value-type="float" office:value="0.267" calcext:value-type="float">
            <text:p>0.267</text:p>
          </table:table-cell>
          <table:table-cell office:value-type="float" office:value="-1.006" calcext:value-type="float">
            <text:p>-1.006</text:p>
          </table:table-cell>
          <table:table-cell office:value-type="float" office:value="-0.573353126806" calcext:value-type="float">
            <text:p>-0.5733531268</text:p>
          </table:table-cell>
          <table:table-cell office:value-type="float" office:value="0.577228831574" calcext:value-type="float">
            <text:p>0.5772288316</text:p>
          </table:table-cell>
          <table:table-cell office:value-type="float" office:value="0.493781081172" calcext:value-type="float">
            <text:p>0.4937810812</text:p>
          </table:table-cell>
          <table:table-cell office:value-type="float" office:value="-91.9356536865" calcext:value-type="float">
            <text:p>-91.9356536865</text:p>
          </table:table-cell>
        </table:table-row>
        <table:table-row table:style-name="ro1">
          <table:table-cell office:value-type="float" office:value="41.5" calcext:value-type="float">
            <text:p>41.5</text:p>
          </table:table-cell>
          <table:table-cell office:value-type="float" office:value="0.282" calcext:value-type="float">
            <text:p>0.282</text:p>
          </table:table-cell>
          <table:table-cell office:value-type="float" office:value="-0.965" calcext:value-type="float">
            <text:p>-0.965</text:p>
          </table:table-cell>
          <table:table-cell office:value-type="float" office:value="-0.574172148355" calcext:value-type="float">
            <text:p>-0.5741721484</text:p>
          </table:table-cell>
          <table:table-cell office:value-type="float" office:value="0.585486646452" calcext:value-type="float">
            <text:p>0.5854866465</text:p>
          </table:table-cell>
          <table:table-cell office:value-type="float" office:value="0.470280367527" calcext:value-type="float">
            <text:p>0.4702803675</text:p>
          </table:table-cell>
          <table:table-cell office:value-type="float" office:value="-92.3173828125" calcext:value-type="float">
            <text:p>-92.3173828125</text:p>
          </table:table-cell>
        </table:table-row>
        <table:table-row table:style-name="ro1">
          <table:table-cell office:value-type="float" office:value="41.6" calcext:value-type="float">
            <text:p>41.6</text:p>
          </table:table-cell>
          <table:table-cell office:value-type="float" office:value="0.297" calcext:value-type="float">
            <text:p>0.297</text:p>
          </table:table-cell>
          <table:table-cell office:value-type="float" office:value="-0.923" calcext:value-type="float">
            <text:p>-0.923</text:p>
          </table:table-cell>
          <table:table-cell office:value-type="float" office:value="-0.578666481616" calcext:value-type="float">
            <text:p>-0.5786664816</text:p>
          </table:table-cell>
          <table:table-cell office:value-type="float" office:value="0.595140861695" calcext:value-type="float">
            <text:p>0.5951408617</text:p>
          </table:table-cell>
          <table:table-cell office:value-type="float" office:value="0.445934396032" calcext:value-type="float">
            <text:p>0.445934396</text:p>
          </table:table-cell>
          <table:table-cell office:value-type="float" office:value="-92.6311035156" calcext:value-type="float">
            <text:p>-92.6311035156</text:p>
          </table:table-cell>
        </table:table-row>
        <table:table-row table:style-name="ro1">
          <table:table-cell office:value-type="float" office:value="41.7" calcext:value-type="float">
            <text:p>41.7</text:p>
          </table:table-cell>
          <table:table-cell office:value-type="float" office:value="0.311" calcext:value-type="float">
            <text:p>0.311</text:p>
          </table:table-cell>
          <table:table-cell office:value-type="float" office:value="-0.882" calcext:value-type="float">
            <text:p>-0.882</text:p>
          </table:table-cell>
          <table:table-cell office:value-type="float" office:value="-0.580296451766" calcext:value-type="float">
            <text:p>-0.5802964518</text:p>
          </table:table-cell>
          <table:table-cell office:value-type="float" office:value="0.603575023413" calcext:value-type="float">
            <text:p>0.6035750234</text:p>
          </table:table-cell>
          <table:table-cell office:value-type="float" office:value="0.424750439741" calcext:value-type="float">
            <text:p>0.4247504397</text:p>
          </table:table-cell>
          <table:table-cell office:value-type="float" office:value="-92.8058395386" calcext:value-type="float">
            <text:p>-92.8058395386</text:p>
          </table:table-cell>
        </table:table-row>
        <table:table-row table:style-name="ro1">
          <table:table-cell office:value-type="float" office:value="41.8" calcext:value-type="float">
            <text:p>41.8</text:p>
          </table:table-cell>
          <table:table-cell office:value-type="float" office:value="0.324" calcext:value-type="float">
            <text:p>0.324</text:p>
          </table:table-cell>
          <table:table-cell office:value-type="float" office:value="-0.843" calcext:value-type="float">
            <text:p>-0.843</text:p>
          </table:table-cell>
          <table:table-cell office:value-type="float" office:value="-0.581517406457" calcext:value-type="float">
            <text:p>-0.5815174065</text:p>
          </table:table-cell>
          <table:table-cell office:value-type="float" office:value="0.61151066772" calcext:value-type="float">
            <text:p>0.6115106677</text:p>
          </table:table-cell>
          <table:table-cell office:value-type="float" office:value="0.410864028627" calcext:value-type="float">
            <text:p>0.4108640286</text:p>
          </table:table-cell>
          <table:table-cell office:value-type="float" office:value="-93.2854995728" calcext:value-type="float">
            <text:p>-93.2854995728</text:p>
          </table:table-cell>
        </table:table-row>
        <table:table-row table:style-name="ro1">
          <table:table-cell office:value-type="float" office:value="41.9" calcext:value-type="float">
            <text:p>41.9</text:p>
          </table:table-cell>
          <table:table-cell office:value-type="float" office:value="0.338" calcext:value-type="float">
            <text:p>0.338</text:p>
          </table:table-cell>
          <table:table-cell office:value-type="float" office:value="-0.803" calcext:value-type="float">
            <text:p>-0.803</text:p>
          </table:table-cell>
          <table:table-cell office:value-type="float" office:value="-0.584361207717" calcext:value-type="float">
            <text:p>-0.5843612077</text:p>
          </table:table-cell>
          <table:table-cell office:value-type="float" office:value="0.619886201685" calcext:value-type="float">
            <text:p>0.6198862017</text:p>
          </table:table-cell>
          <table:table-cell office:value-type="float" office:value="0.401883358985" calcext:value-type="float">
            <text:p>0.401883359</text:p>
          </table:table-cell>
          <table:table-cell office:value-type="float" office:value="-93.9696578979" calcext:value-type="float">
            <text:p>-93.969657897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351" calcext:value-type="float">
            <text:p>0.351</text:p>
          </table:table-cell>
          <table:table-cell office:value-type="float" office:value="-0.763" calcext:value-type="float">
            <text:p>-0.763</text:p>
          </table:table-cell>
          <table:table-cell office:value-type="float" office:value="-0.58719785056" calcext:value-type="float">
            <text:p>-0.5871978506</text:p>
          </table:table-cell>
          <table:table-cell office:value-type="float" office:value="0.626269687913" calcext:value-type="float">
            <text:p>0.6262696879</text:p>
          </table:table-cell>
          <table:table-cell office:value-type="float" office:value="0.390625617733" calcext:value-type="float">
            <text:p>0.3906256177</text:p>
          </table:table-cell>
          <table:table-cell office:value-type="float" office:value="-94.2132873535" calcext:value-type="float">
            <text:p>-94.2132873535</text:p>
          </table:table-cell>
        </table:table-row>
        <table:table-row table:style-name="ro1">
          <table:table-cell office:value-type="float" office:value="42.1" calcext:value-type="float">
            <text:p>42.1</text:p>
          </table:table-cell>
          <table:table-cell office:value-type="float" office:value="0.364" calcext:value-type="float">
            <text:p>0.364</text:p>
          </table:table-cell>
          <table:table-cell office:value-type="float" office:value="-0.723" calcext:value-type="float">
            <text:p>-0.723</text:p>
          </table:table-cell>
          <table:table-cell office:value-type="float" office:value="-0.590027300237" calcext:value-type="float">
            <text:p>-0.5900273002</text:p>
          </table:table-cell>
          <table:table-cell office:value-type="float" office:value="0.633160353945" calcext:value-type="float">
            <text:p>0.6331603539</text:p>
          </table:table-cell>
          <table:table-cell office:value-type="float" office:value="0.377927950137" calcext:value-type="float">
            <text:p>0.3779279501</text:p>
          </table:table-cell>
          <table:table-cell office:value-type="float" office:value="-94.3490600586" calcext:value-type="float">
            <text:p>-94.3490600586</text:p>
          </table:table-cell>
        </table:table-row>
        <table:table-row table:style-name="ro1">
          <table:table-cell office:value-type="float" office:value="42.2" calcext:value-type="float">
            <text:p>42.2</text:p>
          </table:table-cell>
          <table:table-cell office:value-type="float" office:value="0.376" calcext:value-type="float">
            <text:p>0.376</text:p>
          </table:table-cell>
          <table:table-cell office:value-type="float" office:value="-0.684" calcext:value-type="float">
            <text:p>-0.684</text:p>
          </table:table-cell>
          <table:table-cell office:value-type="float" office:value="-0.592043912537" calcext:value-type="float">
            <text:p>-0.5920439125</text:p>
          </table:table-cell>
          <table:table-cell office:value-type="float" office:value="0.641950874368" calcext:value-type="float">
            <text:p>0.6419508744</text:p>
          </table:table-cell>
          <table:table-cell office:value-type="float" office:value="0.364960572164" calcext:value-type="float">
            <text:p>0.3649605722</text:p>
          </table:table-cell>
          <table:table-cell office:value-type="float" office:value="-94.5682983398" calcext:value-type="float">
            <text:p>-94.5682983398</text:p>
          </table:table-cell>
        </table:table-row>
        <table:table-row table:style-name="ro1">
          <table:table-cell office:value-type="float" office:value="42.3" calcext:value-type="float">
            <text:p>42.3</text:p>
          </table:table-cell>
          <table:table-cell office:value-type="float" office:value="0.389" calcext:value-type="float">
            <text:p>0.389</text:p>
          </table:table-cell>
          <table:table-cell office:value-type="float" office:value="-0.643" calcext:value-type="float">
            <text:p>-0.643</text:p>
          </table:table-cell>
          <table:table-cell office:value-type="float" office:value="-0.594860950481" calcext:value-type="float">
            <text:p>-0.5948609505</text:p>
          </table:table-cell>
          <table:table-cell office:value-type="float" office:value="0.648816586953" calcext:value-type="float">
            <text:p>0.648816587</text:p>
          </table:table-cell>
          <table:table-cell office:value-type="float" office:value="0.352686337412" calcext:value-type="float">
            <text:p>0.3526863374</text:p>
          </table:table-cell>
          <table:table-cell office:value-type="float" office:value="-94.584815979" calcext:value-type="float">
            <text:p>-94.584815979</text:p>
          </table:table-cell>
        </table:table-row>
        <table:table-row table:style-name="ro1">
          <table:table-cell office:value-type="float" office:value="42.4" calcext:value-type="float">
            <text:p>42.4</text:p>
          </table:table-cell>
          <table:table-cell office:value-type="float" office:value="0.402" calcext:value-type="float">
            <text:p>0.402</text:p>
          </table:table-cell>
          <table:table-cell office:value-type="float" office:value="-0.601" calcext:value-type="float">
            <text:p>-0.601</text:p>
          </table:table-cell>
          <table:table-cell office:value-type="float" office:value="-0.598472144104" calcext:value-type="float">
            <text:p>-0.5984721441</text:p>
          </table:table-cell>
          <table:table-cell office:value-type="float" office:value="0.657151621259" calcext:value-type="float">
            <text:p>0.6571516213</text:p>
          </table:table-cell>
          <table:table-cell office:value-type="float" office:value="0.335613262987" calcext:value-type="float">
            <text:p>0.335613263</text:p>
          </table:table-cell>
          <table:table-cell office:value-type="float" office:value="-94.961265564" calcext:value-type="float">
            <text:p>-94.961265564</text:p>
          </table:table-cell>
        </table:table-row>
        <table:table-row table:style-name="ro1">
          <table:table-cell office:value-type="float" office:value="42.5" calcext:value-type="float">
            <text:p>42.5</text:p>
          </table:table-cell>
          <table:table-cell office:value-type="float" office:value="0.414" calcext:value-type="float">
            <text:p>0.414</text:p>
          </table:table-cell>
          <table:table-cell office:value-type="float" office:value="-0.558" calcext:value-type="float">
            <text:p>-0.558</text:p>
          </table:table-cell>
          <table:table-cell office:value-type="float" office:value="-0.600473130832" calcext:value-type="float">
            <text:p>-0.6004731308</text:p>
          </table:table-cell>
          <table:table-cell office:value-type="float" office:value="0.668302235751" calcext:value-type="float">
            <text:p>0.6683022358</text:p>
          </table:table-cell>
          <table:table-cell office:value-type="float" office:value="0.315404855355" calcext:value-type="float">
            <text:p>0.3154048554</text:p>
          </table:table-cell>
          <table:table-cell office:value-type="float" office:value="-95.5584335327" calcext:value-type="float">
            <text:p>-95.5584335327</text:p>
          </table:table-cell>
        </table:table-row>
        <table:table-row table:style-name="ro1">
          <table:table-cell office:value-type="float" office:value="42.6" calcext:value-type="float">
            <text:p>42.6</text:p>
          </table:table-cell>
          <table:table-cell office:value-type="float" office:value="0.427" calcext:value-type="float">
            <text:p>0.427</text:p>
          </table:table-cell>
          <table:table-cell office:value-type="float" office:value="-0.514" calcext:value-type="float">
            <text:p>-0.514</text:p>
          </table:table-cell>
          <table:table-cell office:value-type="float" office:value="-0.60326820449" calcext:value-type="float">
            <text:p>-0.6032682045</text:p>
          </table:table-cell>
          <table:table-cell office:value-type="float" office:value="0.678719825322" calcext:value-type="float">
            <text:p>0.6787198253</text:p>
          </table:table-cell>
          <table:table-cell office:value-type="float" office:value="0.294376702537" calcext:value-type="float">
            <text:p>0.2943767025</text:p>
          </table:table-cell>
          <table:table-cell office:value-type="float" office:value="-95.8889846802" calcext:value-type="float">
            <text:p>-95.8889846802</text:p>
          </table:table-cell>
        </table:table-row>
        <table:table-row table:style-name="ro1">
          <table:table-cell office:value-type="float" office:value="42.7" calcext:value-type="float">
            <text:p>42.7</text:p>
          </table:table-cell>
          <table:table-cell office:value-type="float" office:value="0.439" calcext:value-type="float">
            <text:p>0.439</text:p>
          </table:table-cell>
          <table:table-cell office:value-type="float" office:value="-0.471" calcext:value-type="float">
            <text:p>-0.471</text:p>
          </table:table-cell>
          <table:table-cell office:value-type="float" office:value="-0.605658101347" calcext:value-type="float">
            <text:p>-0.6056581013</text:p>
          </table:table-cell>
          <table:table-cell office:value-type="float" office:value="0.689317199026" calcext:value-type="float">
            <text:p>0.689317199</text:p>
          </table:table-cell>
          <table:table-cell office:value-type="float" office:value="0.273871811736" calcext:value-type="float">
            <text:p>0.2738718117</text:p>
          </table:table-cell>
          <table:table-cell office:value-type="float" office:value="-96.4628067017" calcext:value-type="float">
            <text:p>-96.4628067017</text:p>
          </table:table-cell>
        </table:table-row>
        <table:table-row table:style-name="ro1">
          <table:table-cell office:value-type="float" office:value="42.8" calcext:value-type="float">
            <text:p>42.8</text:p>
          </table:table-cell>
          <table:table-cell office:value-type="float" office:value="0.451" calcext:value-type="float">
            <text:p>0.451</text:p>
          </table:table-cell>
          <table:table-cell office:value-type="float" office:value="-0.429" calcext:value-type="float">
            <text:p>-0.429</text:p>
          </table:table-cell>
          <table:table-cell office:value-type="float" office:value="-0.606453523378" calcext:value-type="float">
            <text:p>-0.6064535234</text:p>
          </table:table-cell>
          <table:table-cell office:value-type="float" office:value="0.698553573302" calcext:value-type="float">
            <text:p>0.6985535733</text:p>
          </table:table-cell>
          <table:table-cell office:value-type="float" office:value="0.260868803014" calcext:value-type="float">
            <text:p>0.260868803</text:p>
          </table:table-cell>
          <table:table-cell office:value-type="float" office:value="-97.0613174438" calcext:value-type="float">
            <text:p>-97.0613174438</text:p>
          </table:table-cell>
        </table:table-row>
        <table:table-row table:style-name="ro1">
          <table:table-cell office:value-type="float" office:value="42.9" calcext:value-type="float">
            <text:p>42.9</text:p>
          </table:table-cell>
          <table:table-cell office:value-type="float" office:value="0.462" calcext:value-type="float">
            <text:p>0.462</text:p>
          </table:table-cell>
          <table:table-cell office:value-type="float" office:value="-0.386" calcext:value-type="float">
            <text:p>-0.386</text:p>
          </table:table-cell>
          <table:table-cell office:value-type="float" office:value="-0.608042547286" calcext:value-type="float">
            <text:p>-0.6080425473</text:p>
          </table:table-cell>
          <table:table-cell office:value-type="float" office:value="0.703806908605" calcext:value-type="float">
            <text:p>0.7038069086</text:p>
          </table:table-cell>
          <table:table-cell office:value-type="float" office:value="0.253197838907" calcext:value-type="float">
            <text:p>0.2531978389</text:p>
          </table:table-cell>
          <table:table-cell office:value-type="float" office:value="-97.09715271" calcext:value-type="float">
            <text:p>-97.0971527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474" calcext:value-type="float">
            <text:p>0.474</text:p>
          </table:table-cell>
          <table:table-cell office:value-type="float" office:value="-0.344" calcext:value-type="float">
            <text:p>-0.344</text:p>
          </table:table-cell>
          <table:table-cell office:value-type="float" office:value="-0.608439423484" calcext:value-type="float">
            <text:p>-0.6084394235</text:p>
          </table:table-cell>
          <table:table-cell office:value-type="float" office:value="0.709826697259" calcext:value-type="float">
            <text:p>0.7098266973</text:p>
          </table:table-cell>
          <table:table-cell office:value-type="float" office:value="0.241771752814" calcext:value-type="float">
            <text:p>0.2417717528</text:p>
          </table:table-cell>
          <table:table-cell office:value-type="float" office:value="-97.0554504395" calcext:value-type="float">
            <text:p>-97.0554504395</text:p>
          </table:table-cell>
        </table:table-row>
        <table:table-row table:style-name="ro1">
          <table:table-cell office:value-type="float" office:value="43.1" calcext:value-type="float">
            <text:p>43.1</text:p>
          </table:table-cell>
          <table:table-cell office:value-type="float" office:value="0.486" calcext:value-type="float">
            <text:p>0.486</text:p>
          </table:table-cell>
          <table:table-cell office:value-type="float" office:value="-0.299" calcext:value-type="float">
            <text:p>-0.299</text:p>
          </table:table-cell>
          <table:table-cell office:value-type="float" office:value="-0.610421520845" calcext:value-type="float">
            <text:p>-0.6104215208</text:p>
          </table:table-cell>
          <table:table-cell office:value-type="float" office:value="0.718385398735" calcext:value-type="float">
            <text:p>0.7183853987</text:p>
          </table:table-cell>
          <table:table-cell office:value-type="float" office:value="0.224113921115" calcext:value-type="float">
            <text:p>0.2241139211</text:p>
          </table:table-cell>
          <table:table-cell office:value-type="float" office:value="-97.1661758423" calcext:value-type="float">
            <text:p>-97.1661758423</text:p>
          </table:table-cell>
        </table:table-row>
        <table:table-row table:style-name="ro1">
          <table:table-cell office:value-type="float" office:value="43.2" calcext:value-type="float">
            <text:p>43.2</text:p>
          </table:table-cell>
          <table:table-cell office:value-type="float" office:value="0.497" calcext:value-type="float">
            <text:p>0.497</text:p>
          </table:table-cell>
          <table:table-cell office:value-type="float" office:value="-0.255" calcext:value-type="float">
            <text:p>-0.255</text:p>
          </table:table-cell>
          <table:table-cell office:value-type="float" office:value="-0.614374257806" calcext:value-type="float">
            <text:p>-0.6143742578</text:p>
          </table:table-cell>
          <table:table-cell office:value-type="float" office:value="0.726474225983" calcext:value-type="float">
            <text:p>0.726474226</text:p>
          </table:table-cell>
          <table:table-cell office:value-type="float" office:value="0.204274749099" calcext:value-type="float">
            <text:p>0.2042747491</text:p>
          </table:table-cell>
          <table:table-cell office:value-type="float" office:value="-96.9425735474" calcext:value-type="float">
            <text:p>-96.9425735474</text:p>
          </table:table-cell>
        </table:table-row>
        <table:table-row table:style-name="ro1">
          <table:table-cell office:value-type="float" office:value="43.3" calcext:value-type="float">
            <text:p>43.3</text:p>
          </table:table-cell>
          <table:table-cell office:value-type="float" office:value="0.508" calcext:value-type="float">
            <text:p>0.508</text:p>
          </table:table-cell>
          <table:table-cell office:value-type="float" office:value="-0.21" calcext:value-type="float">
            <text:p>-0.21</text:p>
          </table:table-cell>
          <table:table-cell office:value-type="float" office:value="-0.6159510575" calcext:value-type="float">
            <text:p>-0.6159510575</text:p>
          </table:table-cell>
          <table:table-cell office:value-type="float" office:value="0.737250121978" calcext:value-type="float">
            <text:p>0.737250122</text:p>
          </table:table-cell>
          <table:table-cell office:value-type="float" office:value="0.174749754061" calcext:value-type="float">
            <text:p>0.1747497541</text:p>
          </table:table-cell>
          <table:table-cell office:value-type="float" office:value="-96.5550384521" calcext:value-type="float">
            <text:p>-96.5550384521</text:p>
          </table:table-cell>
        </table:table-row>
        <table:table-row table:style-name="ro1">
          <table:table-cell office:value-type="float" office:value="43.4" calcext:value-type="float">
            <text:p>43.4</text:p>
          </table:table-cell>
          <table:table-cell office:value-type="float" office:value="0.519" calcext:value-type="float">
            <text:p>0.519</text:p>
          </table:table-cell>
          <table:table-cell office:value-type="float" office:value="-0.166" calcext:value-type="float">
            <text:p>-0.166</text:p>
          </table:table-cell>
          <table:table-cell office:value-type="float" office:value="-0.617132040744" calcext:value-type="float">
            <text:p>-0.6171320407</text:p>
          </table:table-cell>
          <table:table-cell office:value-type="float" office:value="0.747969178246" calcext:value-type="float">
            <text:p>0.7479691782</text:p>
          </table:table-cell>
          <table:table-cell office:value-type="float" office:value="0.147903250149" calcext:value-type="float">
            <text:p>0.1479032501</text:p>
          </table:table-cell>
          <table:table-cell office:value-type="float" office:value="-96.75390625" calcext:value-type="float">
            <text:p>-96.75390625</text:p>
          </table:table-cell>
        </table:table-row>
        <table:table-row table:style-name="ro1">
          <table:table-cell office:value-type="float" office:value="43.5" calcext:value-type="float">
            <text:p>43.5</text:p>
          </table:table-cell>
          <table:table-cell office:value-type="float" office:value="0.53" calcext:value-type="float">
            <text:p>0.53</text:p>
          </table:table-cell>
          <table:table-cell office:value-type="float" office:value="-0.121" calcext:value-type="float">
            <text:p>-0.121</text:p>
          </table:table-cell>
          <table:table-cell office:value-type="float" office:value="-0.618311635442" calcext:value-type="float">
            <text:p>-0.6183116354</text:p>
          </table:table-cell>
          <table:table-cell office:value-type="float" office:value="0.759202935155" calcext:value-type="float">
            <text:p>0.7592029352</text:p>
          </table:table-cell>
          <table:table-cell office:value-type="float" office:value="0.121969876432" calcext:value-type="float">
            <text:p>0.1219698764</text:p>
          </table:table-cell>
          <table:table-cell office:value-type="float" office:value="-97.3088378906" calcext:value-type="float">
            <text:p>-97.3088378906</text:p>
          </table:table-cell>
        </table:table-row>
        <table:table-row table:style-name="ro1">
          <table:table-cell office:value-type="float" office:value="43.6" calcext:value-type="float">
            <text:p>43.6</text:p>
          </table:table-cell>
          <table:table-cell office:value-type="float" office:value="0.541" calcext:value-type="float">
            <text:p>0.541</text:p>
          </table:table-cell>
          <table:table-cell office:value-type="float" office:value="-0.075" calcext:value-type="float">
            <text:p>-0.075</text:p>
          </table:table-cell>
          <table:table-cell office:value-type="float" office:value="-0.61870452465" calcext:value-type="float">
            <text:p>-0.6187045247</text:p>
          </table:table-cell>
          <table:table-cell office:value-type="float" office:value="0.763973920589" calcext:value-type="float">
            <text:p>0.7639739206</text:p>
          </table:table-cell>
          <table:table-cell office:value-type="float" office:value="0.101349910838" calcext:value-type="float">
            <text:p>0.1013499108</text:p>
          </table:table-cell>
          <table:table-cell office:value-type="float" office:value="-97.2110061646" calcext:value-type="float">
            <text:p>-97.2110061646</text:p>
          </table:table-cell>
        </table:table-row>
        <table:table-row table:style-name="ro1">
          <table:table-cell office:value-type="float" office:value="43.7" calcext:value-type="float">
            <text:p>43.7</text:p>
          </table:table-cell>
          <table:table-cell office:value-type="float" office:value="0.552" calcext:value-type="float">
            <text:p>0.552</text:p>
          </table:table-cell>
          <table:table-cell office:value-type="float" office:value="-0.03" calcext:value-type="float">
            <text:p>-0.03</text:p>
          </table:table-cell>
          <table:table-cell office:value-type="float" office:value="-0.6159510575" calcext:value-type="float">
            <text:p>-0.6159510575</text:p>
          </table:table-cell>
          <table:table-cell office:value-type="float" office:value="0.768484284689" calcext:value-type="float">
            <text:p>0.7684842847</text:p>
          </table:table-cell>
          <table:table-cell office:value-type="float" office:value="0.0807301859705" calcext:value-type="float">
            <text:p>0.080730186</text:p>
          </table:table-cell>
          <table:table-cell office:value-type="float" office:value="-96.7974090576" calcext:value-type="float">
            <text:p>-96.7974090576</text:p>
          </table:table-cell>
        </table:table-row>
        <table:table-row table:style-name="ro1">
          <table:table-cell office:value-type="float" office:value="43.8" calcext:value-type="float">
            <text:p>43.8</text:p>
          </table:table-cell>
          <table:table-cell office:value-type="float" office:value="0.564" calcext:value-type="float">
            <text:p>0.564</text:p>
          </table:table-cell>
          <table:table-cell office:value-type="float" office:value="0.015" calcext:value-type="float">
            <text:p>0.015</text:p>
          </table:table-cell>
          <table:table-cell office:value-type="float" office:value="-0.612795000615" calcext:value-type="float">
            <text:p>-0.6127950006</text:p>
          </table:table-cell>
          <table:table-cell office:value-type="float" office:value="0.77777853597" calcext:value-type="float">
            <text:p>0.777778536</text:p>
          </table:table-cell>
          <table:table-cell office:value-type="float" office:value="0.058960370305" calcext:value-type="float">
            <text:p>0.0589603703</text:p>
          </table:table-cell>
          <table:table-cell office:value-type="float" office:value="-96.8169708252" calcext:value-type="float">
            <text:p>-96.8169708252</text:p>
          </table:table-cell>
        </table:table-row>
        <table:table-row table:style-name="ro1">
          <table:table-cell office:value-type="float" office:value="43.9" calcext:value-type="float">
            <text:p>43.9</text:p>
          </table:table-cell>
          <table:table-cell office:value-type="float" office:value="0.575" calcext:value-type="float">
            <text:p>0.575</text:p>
          </table:table-cell>
          <table:table-cell office:value-type="float" office:value="0.061" calcext:value-type="float">
            <text:p>0.061</text:p>
          </table:table-cell>
          <table:table-cell office:value-type="float" office:value="-0.611213292245" calcext:value-type="float">
            <text:p>-0.6112132922</text:p>
          </table:table-cell>
          <table:table-cell office:value-type="float" office:value="0.78685220788" calcext:value-type="float">
            <text:p>0.7868522079</text:p>
          </table:table-cell>
          <table:table-cell office:value-type="float" office:value="0.036058969393" calcext:value-type="float">
            <text:p>0.0360589694</text:p>
          </table:table-cell>
          <table:table-cell office:value-type="float" office:value="-96.7754974365" calcext:value-type="float">
            <text:p>-96.775497436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87" calcext:value-type="float">
            <text:p>0.587</text:p>
          </table:table-cell>
          <table:table-cell office:value-type="float" office:value="0.104" calcext:value-type="float">
            <text:p>0.104</text:p>
          </table:table-cell>
          <table:table-cell office:value-type="float" office:value="-0.609629139023" calcext:value-type="float">
            <text:p>-0.609629139</text:p>
          </table:table-cell>
          <table:table-cell office:value-type="float" office:value="0.794593121464" calcext:value-type="float">
            <text:p>0.7945931215</text:p>
          </table:table-cell>
          <table:table-cell office:value-type="float" office:value="0.00907455500111" calcext:value-type="float">
            <text:p>0.009074555</text:p>
          </table:table-cell>
          <table:table-cell office:value-type="float" office:value="-96.3524703979" calcext:value-type="float">
            <text:p>-96.3524703979</text:p>
          </table:table-cell>
        </table:table-row>
        <table:table-row table:style-name="ro1">
          <table:table-cell office:value-type="float" office:value="44.1" calcext:value-type="float">
            <text:p>44.1</text:p>
          </table:table-cell>
          <table:table-cell office:value-type="float" office:value="0.598" calcext:value-type="float">
            <text:p>0.598</text:p>
          </table:table-cell>
          <table:table-cell office:value-type="float" office:value="0.147" calcext:value-type="float">
            <text:p>0.147</text:p>
          </table:table-cell>
          <table:table-cell office:value-type="float" office:value="-0.607645519076" calcext:value-type="float">
            <text:p>-0.6076455191</text:p>
          </table:table-cell>
          <table:table-cell office:value-type="float" office:value="0.802325146419" calcext:value-type="float">
            <text:p>0.8023251464</text:p>
          </table:table-cell>
          <table:table-cell office:value-type="float" office:value="-0.0145064570514" calcext:value-type="float">
            <text:p>-0.0145064571</text:p>
          </table:table-cell>
          <table:table-cell office:value-type="float" office:value="-96.2912063599" calcext:value-type="float">
            <text:p>-96.2912063599</text:p>
          </table:table-cell>
        </table:table-row>
        <table:table-row table:style-name="ro1">
          <table:table-cell office:value-type="float" office:value="44.2" calcext:value-type="float">
            <text:p>44.2</text:p>
          </table:table-cell>
          <table:table-cell office:value-type="float" office:value="0.61" calcext:value-type="float">
            <text:p>0.61</text:p>
          </table:table-cell>
          <table:table-cell office:value-type="float" office:value="0.19" calcext:value-type="float">
            <text:p>0.19</text:p>
          </table:table-cell>
          <table:table-cell office:value-type="float" office:value="-0.605658101347" calcext:value-type="float">
            <text:p>-0.6056581013</text:p>
          </table:table-cell>
          <table:table-cell office:value-type="float" office:value="0.810477904402" calcext:value-type="float">
            <text:p>0.8104779044</text:p>
          </table:table-cell>
          <table:table-cell office:value-type="float" office:value="-0.0374399764445" calcext:value-type="float">
            <text:p>-0.0374399764</text:p>
          </table:table-cell>
          <table:table-cell office:value-type="float" office:value="-96.3787536621" calcext:value-type="float">
            <text:p>-96.3787536621</text:p>
          </table:table-cell>
        </table:table-row>
        <table:table-row table:style-name="ro1">
          <table:table-cell office:value-type="float" office:value="44.3" calcext:value-type="float">
            <text:p>44.3</text:p>
          </table:table-cell>
          <table:table-cell office:value-type="float" office:value="0.623" calcext:value-type="float">
            <text:p>0.623</text:p>
          </table:table-cell>
          <table:table-cell office:value-type="float" office:value="0.235" calcext:value-type="float">
            <text:p>0.235</text:p>
          </table:table-cell>
          <table:table-cell office:value-type="float" office:value="-0.606453523378" calcext:value-type="float">
            <text:p>-0.6064535234</text:p>
          </table:table-cell>
          <table:table-cell office:value-type="float" office:value="0.814031036689" calcext:value-type="float">
            <text:p>0.8140310367</text:p>
          </table:table-cell>
          <table:table-cell office:value-type="float" office:value="-0.0530867166016" calcext:value-type="float">
            <text:p>-0.0530867166</text:p>
          </table:table-cell>
          <table:table-cell office:value-type="float" office:value="-95.9188995361" calcext:value-type="float">
            <text:p>-95.9188995361</text:p>
          </table:table-cell>
        </table:table-row>
        <table:table-row table:style-name="ro1">
          <table:table-cell office:value-type="float" office:value="44.4" calcext:value-type="float">
            <text:p>44.4</text:p>
          </table:table-cell>
          <table:table-cell office:value-type="float" office:value="0.635" calcext:value-type="float">
            <text:p>0.635</text:p>
          </table:table-cell>
          <table:table-cell office:value-type="float" office:value="0.279" calcext:value-type="float">
            <text:p>0.279</text:p>
          </table:table-cell>
          <table:table-cell office:value-type="float" office:value="-0.60605588812" calcext:value-type="float">
            <text:p>-0.6060558881</text:p>
          </table:table-cell>
          <table:table-cell office:value-type="float" office:value="0.817730710594" calcext:value-type="float">
            <text:p>0.8177307106</text:p>
          </table:table-cell>
          <table:table-cell office:value-type="float" office:value="-0.0676406985303" calcext:value-type="float">
            <text:p>-0.0676406985</text:p>
          </table:table-cell>
          <table:table-cell office:value-type="float" office:value="-95.635848999" calcext:value-type="float">
            <text:p>-95.635848999</text:p>
          </table:table-cell>
        </table:table-row>
        <table:table-row table:style-name="ro1">
          <table:table-cell office:value-type="float" office:value="44.5" calcext:value-type="float">
            <text:p>44.5</text:p>
          </table:table-cell>
          <table:table-cell office:value-type="float" office:value="0.647" calcext:value-type="float">
            <text:p>0.647</text:p>
          </table:table-cell>
          <table:table-cell office:value-type="float" office:value="0.323" calcext:value-type="float">
            <text:p>0.323</text:p>
          </table:table-cell>
          <table:table-cell office:value-type="float" office:value="-0.60326820449" calcext:value-type="float">
            <text:p>-0.6032682045</text:p>
          </table:table-cell>
          <table:table-cell office:value-type="float" office:value="0.825474215268" calcext:value-type="float">
            <text:p>0.8254742153</text:p>
          </table:table-cell>
          <table:table-cell office:value-type="float" office:value="-0.0914772248929" calcext:value-type="float">
            <text:p>-0.0914772249</text:p>
          </table:table-cell>
          <table:table-cell office:value-type="float" office:value="-95.6396179199" calcext:value-type="float">
            <text:p>-95.6396179199</text:p>
          </table:table-cell>
        </table:table-row>
        <table:table-row table:style-name="ro1">
          <table:table-cell office:value-type="float" office:value="44.6" calcext:value-type="float">
            <text:p>44.6</text:p>
          </table:table-cell>
          <table:table-cell office:value-type="float" office:value="0.659" calcext:value-type="float">
            <text:p>0.659</text:p>
          </table:table-cell>
          <table:table-cell office:value-type="float" office:value="0.365" calcext:value-type="float">
            <text:p>0.365</text:p>
          </table:table-cell>
          <table:table-cell office:value-type="float" office:value="-0.599673185796" calcext:value-type="float">
            <text:p>-0.5996731858</text:p>
          </table:table-cell>
          <table:table-cell office:value-type="float" office:value="0.829235607713" calcext:value-type="float">
            <text:p>0.8292356077</text:p>
          </table:table-cell>
          <table:table-cell office:value-type="float" office:value="-0.114260933226" calcext:value-type="float">
            <text:p>-0.1142609332</text:p>
          </table:table-cell>
          <table:table-cell office:value-type="float" office:value="-95.1488800049" calcext:value-type="float">
            <text:p>-95.1488800049</text:p>
          </table:table-cell>
        </table:table-row>
        <table:table-row table:style-name="ro1">
          <table:table-cell office:value-type="float" office:value="44.7" calcext:value-type="float">
            <text:p>44.7</text:p>
          </table:table-cell>
          <table:table-cell office:value-type="float" office:value="0.672" calcext:value-type="float">
            <text:p>0.672</text:p>
          </table:table-cell>
          <table:table-cell office:value-type="float" office:value="0.409" calcext:value-type="float">
            <text:p>0.409</text:p>
          </table:table-cell>
          <table:table-cell office:value-type="float" office:value="-0.596467416927" calcext:value-type="float">
            <text:p>-0.5964674169</text:p>
          </table:table-cell>
          <table:table-cell office:value-type="float" office:value="0.831985505142" calcext:value-type="float">
            <text:p>0.8319855051</text:p>
          </table:table-cell>
          <table:table-cell office:value-type="float" office:value="-0.136110168153" calcext:value-type="float">
            <text:p>-0.1361101682</text:p>
          </table:table-cell>
          <table:table-cell office:value-type="float" office:value="-94.5376815796" calcext:value-type="float">
            <text:p>-94.5376815796</text:p>
          </table:table-cell>
        </table:table-row>
        <table:table-row table:style-name="ro1">
          <table:table-cell office:value-type="float" office:value="44.8" calcext:value-type="float">
            <text:p>44.8</text:p>
          </table:table-cell>
          <table:table-cell office:value-type="float" office:value="0.685" calcext:value-type="float">
            <text:p>0.685</text:p>
          </table:table-cell>
          <table:table-cell office:value-type="float" office:value="0.452" calcext:value-type="float">
            <text:p>0.452</text:p>
          </table:table-cell>
          <table:table-cell office:value-type="float" office:value="-0.592446791367" calcext:value-type="float">
            <text:p>-0.5924467914</text:p>
          </table:table-cell>
          <table:table-cell office:value-type="float" office:value="0.838635165833" calcext:value-type="float">
            <text:p>0.8386351658</text:p>
          </table:table-cell>
          <table:table-cell office:value-type="float" office:value="-0.159759364308" calcext:value-type="float">
            <text:p>-0.1597593643</text:p>
          </table:table-cell>
          <table:table-cell office:value-type="float" office:value="-94.2856750488" calcext:value-type="float">
            <text:p>-94.2856750488</text:p>
          </table:table-cell>
        </table:table-row>
        <table:table-row table:style-name="ro1">
          <table:table-cell office:value-type="float" office:value="44.9" calcext:value-type="float">
            <text:p>44.9</text:p>
          </table:table-cell>
          <table:table-cell office:value-type="float" office:value="0.698" calcext:value-type="float">
            <text:p>0.698</text:p>
          </table:table-cell>
          <table:table-cell office:value-type="float" office:value="0.494" calcext:value-type="float">
            <text:p>0.494</text:p>
          </table:table-cell>
          <table:table-cell office:value-type="float" office:value="-0.590834388383" calcext:value-type="float">
            <text:p>-0.5908343884</text:p>
          </table:table-cell>
          <table:table-cell office:value-type="float" office:value="0.838040374687" calcext:value-type="float">
            <text:p>0.8380403747</text:p>
          </table:table-cell>
          <table:table-cell office:value-type="float" office:value="-0.165502754883" calcext:value-type="float">
            <text:p>-0.1655027549</text:p>
          </table:table-cell>
          <table:table-cell office:value-type="float" office:value="-93.8402023315" calcext:value-type="float">
            <text:p>-93.84020233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711" calcext:value-type="float">
            <text:p>0.711</text:p>
          </table:table-cell>
          <table:table-cell office:value-type="float" office:value="0.534" calcext:value-type="float">
            <text:p>0.534</text:p>
          </table:table-cell>
          <table:table-cell office:value-type="float" office:value="-0.588007000267" calcext:value-type="float">
            <text:p>-0.5880070003</text:p>
          </table:table-cell>
          <table:table-cell office:value-type="float" office:value="0.839221096567" calcext:value-type="float">
            <text:p>0.8392210966</text:p>
          </table:table-cell>
          <table:table-cell office:value-type="float" office:value="-0.174635325483" calcext:value-type="float">
            <text:p>-0.1746353255</text:p>
          </table:table-cell>
          <table:table-cell office:value-type="float" office:value="-93.6449813843" calcext:value-type="float">
            <text:p>-93.6449813843</text:p>
          </table:table-cell>
        </table:table-row>
        <table:table-row table:style-name="ro1">
          <table:table-cell office:value-type="float" office:value="45.1" calcext:value-type="float">
            <text:p>45.1</text:p>
          </table:table-cell>
          <table:table-cell office:value-type="float" office:value="0.724" calcext:value-type="float">
            <text:p>0.724</text:p>
          </table:table-cell>
          <table:table-cell office:value-type="float" office:value="0.574" calcext:value-type="float">
            <text:p>0.574</text:p>
          </table:table-cell>
          <table:table-cell office:value-type="float" office:value="-0.583549422001" calcext:value-type="float">
            <text:p>-0.583549422</text:p>
          </table:table-cell>
          <table:table-cell office:value-type="float" office:value="0.838543873412" calcext:value-type="float">
            <text:p>0.8385438734</text:p>
          </table:table-cell>
          <table:table-cell office:value-type="float" office:value="-0.207323571469" calcext:value-type="float">
            <text:p>-0.2073235715</text:p>
          </table:table-cell>
          <table:table-cell office:value-type="float" office:value="-92.491104126" calcext:value-type="float">
            <text:p>-92.491104126</text:p>
          </table:table-cell>
        </table:table-row>
        <table:table-row table:style-name="ro1">
          <table:table-cell office:value-type="float" office:value="45.2" calcext:value-type="float">
            <text:p>45.2</text:p>
          </table:table-cell>
          <table:table-cell office:value-type="float" office:value="0.737" calcext:value-type="float">
            <text:p>0.737</text:p>
          </table:table-cell>
          <table:table-cell office:value-type="float" office:value="0.611" calcext:value-type="float">
            <text:p>0.611</text:p>
          </table:table-cell>
          <table:table-cell office:value-type="float" office:value="-0.578666481616" calcext:value-type="float">
            <text:p>-0.5786664816</text:p>
          </table:table-cell>
          <table:table-cell office:value-type="float" office:value="0.840883247392" calcext:value-type="float">
            <text:p>0.8408832474</text:p>
          </table:table-cell>
          <table:table-cell office:value-type="float" office:value="-0.238951457317" calcext:value-type="float">
            <text:p>-0.2389514573</text:p>
          </table:table-cell>
          <table:table-cell office:value-type="float" office:value="-91.8554763794" calcext:value-type="float">
            <text:p>-91.8554763794</text:p>
          </table:table-cell>
        </table:table-row>
        <table:table-row table:style-name="ro1">
          <table:table-cell office:value-type="float" office:value="45.3" calcext:value-type="float">
            <text:p>45.3</text:p>
          </table:table-cell>
          <table:table-cell office:value-type="float" office:value="0.749" calcext:value-type="float">
            <text:p>0.749</text:p>
          </table:table-cell>
          <table:table-cell office:value-type="float" office:value="0.646" calcext:value-type="float">
            <text:p>0.646</text:p>
          </table:table-cell>
          <table:table-cell office:value-type="float" office:value="-0.573353126806" calcext:value-type="float">
            <text:p>-0.5733531268</text:p>
          </table:table-cell>
          <table:table-cell office:value-type="float" office:value="0.838283651757" calcext:value-type="float">
            <text:p>0.8382836518</text:p>
          </table:table-cell>
          <table:table-cell office:value-type="float" office:value="-0.263213126959" calcext:value-type="float">
            <text:p>-0.263213127</text:p>
          </table:table-cell>
          <table:table-cell office:value-type="float" office:value="-90.820350647" calcext:value-type="float">
            <text:p>-90.820350647</text:p>
          </table:table-cell>
        </table:table-row>
        <table:table-row table:style-name="ro1">
          <table:table-cell office:value-type="float" office:value="45.4" calcext:value-type="float">
            <text:p>45.4</text:p>
          </table:table-cell>
          <table:table-cell office:value-type="float" office:value="0.762" calcext:value-type="float">
            <text:p>0.762</text:p>
          </table:table-cell>
          <table:table-cell office:value-type="float" office:value="0.681" calcext:value-type="float">
            <text:p>0.681</text:p>
          </table:table-cell>
          <table:table-cell office:value-type="float" office:value="-0.566368377331" calcext:value-type="float">
            <text:p>-0.5663683773</text:p>
          </table:table-cell>
          <table:table-cell office:value-type="float" office:value="0.834947874634" calcext:value-type="float">
            <text:p>0.8349478746</text:p>
          </table:table-cell>
          <table:table-cell office:value-type="float" office:value="-0.280415880374" calcext:value-type="float">
            <text:p>-0.2804158804</text:p>
          </table:table-cell>
          <table:table-cell office:value-type="float" office:value="-89.7321014404" calcext:value-type="float">
            <text:p>-89.7321014404</text:p>
          </table:table-cell>
        </table:table-row>
        <table:table-row table:style-name="ro1">
          <table:table-cell office:value-type="float" office:value="45.5" calcext:value-type="float">
            <text:p>45.5</text:p>
          </table:table-cell>
          <table:table-cell office:value-type="float" office:value="0.776" calcext:value-type="float">
            <text:p>0.776</text:p>
          </table:table-cell>
          <table:table-cell office:value-type="float" office:value="0.716" calcext:value-type="float">
            <text:p>0.716</text:p>
          </table:table-cell>
          <table:table-cell office:value-type="float" office:value="-0.557268620931" calcext:value-type="float">
            <text:p>-0.5572686209</text:p>
          </table:table-cell>
          <table:table-cell office:value-type="float" office:value="0.829693333523" calcext:value-type="float">
            <text:p>0.8296933335</text:p>
          </table:table-cell>
          <table:table-cell office:value-type="float" office:value="-0.297009939132" calcext:value-type="float">
            <text:p>-0.2970099391</text:p>
          </table:table-cell>
          <table:table-cell office:value-type="float" office:value="-88.5646972656" calcext:value-type="float">
            <text:p>-88.5646972656</text:p>
          </table:table-cell>
        </table:table-row>
        <table:table-row table:style-name="ro1">
          <table:table-cell office:value-type="float" office:value="45.6" calcext:value-type="float">
            <text:p>45.6</text:p>
          </table:table-cell>
          <table:table-cell office:value-type="float" office:value="0.79" calcext:value-type="float">
            <text:p>0.79</text:p>
          </table:table-cell>
          <table:table-cell office:value-type="float" office:value="0.749" calcext:value-type="float">
            <text:p>0.749</text:p>
          </table:table-cell>
          <table:table-cell office:value-type="float" office:value="-0.548101435707" calcext:value-type="float">
            <text:p>-0.5481014357</text:p>
          </table:table-cell>
          <table:table-cell office:value-type="float" office:value="0.822729314414" calcext:value-type="float">
            <text:p>0.8227293144</text:p>
          </table:table-cell>
          <table:table-cell office:value-type="float" office:value="-0.305981089307" calcext:value-type="float">
            <text:p>-0.3059810893</text:p>
          </table:table-cell>
          <table:table-cell office:value-type="float" office:value="-87.379524231" calcext:value-type="float">
            <text:p>-87.379524231</text:p>
          </table:table-cell>
        </table:table-row>
        <table:table-row table:style-name="ro1">
          <table:table-cell office:value-type="float" office:value="45.7" calcext:value-type="float">
            <text:p>45.7</text:p>
          </table:table-cell>
          <table:table-cell office:value-type="float" office:value="0.804" calcext:value-type="float">
            <text:p>0.804</text:p>
          </table:table-cell>
          <table:table-cell office:value-type="float" office:value="0.781" calcext:value-type="float">
            <text:p>0.781</text:p>
          </table:table-cell>
          <table:table-cell office:value-type="float" office:value="-0.538867930878" calcext:value-type="float">
            <text:p>-0.5388679309</text:p>
          </table:table-cell>
          <table:table-cell office:value-type="float" office:value="0.816380592941" calcext:value-type="float">
            <text:p>0.8163805929</text:p>
          </table:table-cell>
          <table:table-cell office:value-type="float" office:value="-0.323836099766" calcext:value-type="float">
            <text:p>-0.3238360998</text:p>
          </table:table-cell>
          <table:table-cell office:value-type="float" office:value="-86.1260986328" calcext:value-type="float">
            <text:p>-86.1260986328</text:p>
          </table:table-cell>
        </table:table-row>
        <table:table-row table:style-name="ro1">
          <table:table-cell office:value-type="float" office:value="45.8" calcext:value-type="float">
            <text:p>45.8</text:p>
          </table:table-cell>
          <table:table-cell office:value-type="float" office:value="0.819" calcext:value-type="float">
            <text:p>0.819</text:p>
          </table:table-cell>
          <table:table-cell office:value-type="float" office:value="0.811" calcext:value-type="float">
            <text:p>0.811</text:p>
          </table:table-cell>
          <table:table-cell office:value-type="float" office:value="-0.529569223687" calcext:value-type="float">
            <text:p>-0.5295692237</text:p>
          </table:table-cell>
          <table:table-cell office:value-type="float" office:value="0.810455084609" calcext:value-type="float">
            <text:p>0.8104550846</text:p>
          </table:table-cell>
          <table:table-cell office:value-type="float" office:value="-0.341399380434" calcext:value-type="float">
            <text:p>-0.3413993804</text:p>
          </table:table-cell>
          <table:table-cell office:value-type="float" office:value="-84.9439697266" calcext:value-type="float">
            <text:p>-84.9439697266</text:p>
          </table:table-cell>
        </table:table-row>
        <table:table-row table:style-name="ro1">
          <table:table-cell office:value-type="float" office:value="45.9" calcext:value-type="float">
            <text:p>45.9</text:p>
          </table:table-cell>
          <table:table-cell office:value-type="float" office:value="0.833" calcext:value-type="float">
            <text:p>0.833</text:p>
          </table:table-cell>
          <table:table-cell office:value-type="float" office:value="0.841" calcext:value-type="float">
            <text:p>0.841</text:p>
          </table:table-cell>
          <table:table-cell office:value-type="float" office:value="-0.519352138755" calcext:value-type="float">
            <text:p>-0.5193521388</text:p>
          </table:table-cell>
          <table:table-cell office:value-type="float" office:value="0.8032873687" calcext:value-type="float">
            <text:p>0.8032873687</text:p>
          </table:table-cell>
          <table:table-cell office:value-type="float" office:value="-0.359011641199" calcext:value-type="float">
            <text:p>-0.3590116412</text:p>
          </table:table-cell>
          <table:table-cell office:value-type="float" office:value="-83.6360015869" calcext:value-type="float">
            <text:p>-83.636001586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848" calcext:value-type="float">
            <text:p>0.848</text:p>
          </table:table-cell>
          <table:table-cell office:value-type="float" office:value="0.868" calcext:value-type="float">
            <text:p>0.868</text:p>
          </table:table-cell>
          <table:table-cell office:value-type="float" office:value="-0.508199282749" calcext:value-type="float">
            <text:p>-0.5081992827</text:p>
          </table:table-cell>
          <table:table-cell office:value-type="float" office:value="0.794525672857" calcext:value-type="float">
            <text:p>0.7945256729</text:p>
          </table:table-cell>
          <table:table-cell office:value-type="float" office:value="-0.373045036499" calcext:value-type="float">
            <text:p>-0.3730450365</text:p>
          </table:table-cell>
          <table:table-cell office:value-type="float" office:value="-82.1205978394" calcext:value-type="float">
            <text:p>-82.1205978394</text:p>
          </table:table-cell>
        </table:table-row>
        <table:table-row table:style-name="ro1">
          <table:table-cell office:value-type="float" office:value="46.1" calcext:value-type="float">
            <text:p>46.1</text:p>
          </table:table-cell>
          <table:table-cell office:value-type="float" office:value="0.863" calcext:value-type="float">
            <text:p>0.863</text:p>
          </table:table-cell>
          <table:table-cell office:value-type="float" office:value="0.894" calcext:value-type="float">
            <text:p>0.894</text:p>
          </table:table-cell>
          <table:table-cell office:value-type="float" office:value="-0.496526593602" calcext:value-type="float">
            <text:p>-0.4965265936</text:p>
          </table:table-cell>
          <table:table-cell office:value-type="float" office:value="0.785039005286" calcext:value-type="float">
            <text:p>0.7850390053</text:p>
          </table:table-cell>
          <table:table-cell office:value-type="float" office:value="-0.381316754202" calcext:value-type="float">
            <text:p>-0.3813167542</text:p>
          </table:table-cell>
          <table:table-cell office:value-type="float" office:value="-80.6384735107" calcext:value-type="float">
            <text:p>-80.6384735107</text:p>
          </table:table-cell>
        </table:table-row>
        <table:table-row table:style-name="ro1">
          <table:table-cell office:value-type="float" office:value="46.2" calcext:value-type="float">
            <text:p>46.2</text:p>
          </table:table-cell>
          <table:table-cell office:value-type="float" office:value="0.877" calcext:value-type="float">
            <text:p>0.877</text:p>
          </table:table-cell>
          <table:table-cell office:value-type="float" office:value="0.918" calcext:value-type="float">
            <text:p>0.918</text:p>
          </table:table-cell>
          <table:table-cell office:value-type="float" office:value="-0.484763413858" calcext:value-type="float">
            <text:p>-0.4847634139</text:p>
          </table:table-cell>
          <table:table-cell office:value-type="float" office:value="0.775663664009" calcext:value-type="float">
            <text:p>0.775663664</text:p>
          </table:table-cell>
          <table:table-cell office:value-type="float" office:value="-0.392473746885" calcext:value-type="float">
            <text:p>-0.3924737469</text:p>
          </table:table-cell>
          <table:table-cell office:value-type="float" office:value="-79.1768798828" calcext:value-type="float">
            <text:p>-79.1768798828</text:p>
          </table:table-cell>
        </table:table-row>
        <table:table-row table:style-name="ro1">
          <table:table-cell office:value-type="float" office:value="46.3" calcext:value-type="float">
            <text:p>46.3</text:p>
          </table:table-cell>
          <table:table-cell office:value-type="float" office:value="0.891" calcext:value-type="float">
            <text:p>0.891</text:p>
          </table:table-cell>
          <table:table-cell office:value-type="float" office:value="0.94" calcext:value-type="float">
            <text:p>0.94</text:p>
          </table:table-cell>
          <table:table-cell office:value-type="float" office:value="-0.473352383054" calcext:value-type="float">
            <text:p>-0.4733523831</text:p>
          </table:table-cell>
          <table:table-cell office:value-type="float" office:value="0.766048657315" calcext:value-type="float">
            <text:p>0.7660486573</text:p>
          </table:table-cell>
          <table:table-cell office:value-type="float" office:value="-0.406734151136" calcext:value-type="float">
            <text:p>-0.4067341511</text:p>
          </table:table-cell>
          <table:table-cell office:value-type="float" office:value="-77.6300354004" calcext:value-type="float">
            <text:p>-77.6300354004</text:p>
          </table:table-cell>
        </table:table-row>
        <table:table-row table:style-name="ro1">
          <table:table-cell office:value-type="float" office:value="46.4" calcext:value-type="float">
            <text:p>46.4</text:p>
          </table:table-cell>
          <table:table-cell office:value-type="float" office:value="0.905" calcext:value-type="float">
            <text:p>0.905</text:p>
          </table:table-cell>
          <table:table-cell office:value-type="float" office:value="0.96" calcext:value-type="float">
            <text:p>0.96</text:p>
          </table:table-cell>
          <table:table-cell office:value-type="float" office:value="-0.461417823042" calcext:value-type="float">
            <text:p>-0.461417823</text:p>
          </table:table-cell>
          <table:table-cell office:value-type="float" office:value="0.754780506358" calcext:value-type="float">
            <text:p>0.7547805064</text:p>
          </table:table-cell>
          <table:table-cell office:value-type="float" office:value="-0.424112235648" calcext:value-type="float">
            <text:p>-0.4241122356</text:p>
          </table:table-cell>
          <table:table-cell office:value-type="float" office:value="-75.9685440063" calcext:value-type="float">
            <text:p>-75.9685440063</text:p>
          </table:table-cell>
        </table:table-row>
        <table:table-row table:style-name="ro1">
          <table:table-cell office:value-type="float" office:value="46.5" calcext:value-type="float">
            <text:p>46.5</text:p>
          </table:table-cell>
          <table:table-cell office:value-type="float" office:value="0.919" calcext:value-type="float">
            <text:p>0.919</text:p>
          </table:table-cell>
          <table:table-cell office:value-type="float" office:value="0.98" calcext:value-type="float">
            <text:p>0.98</text:p>
          </table:table-cell>
          <table:table-cell office:value-type="float" office:value="-0.450292277122" calcext:value-type="float">
            <text:p>-0.4502922771</text:p>
          </table:table-cell>
          <table:table-cell office:value-type="float" office:value="0.74362455629" calcext:value-type="float">
            <text:p>0.7436245563</text:p>
          </table:table-cell>
          <table:table-cell office:value-type="float" office:value="-0.432469796804" calcext:value-type="float">
            <text:p>-0.4324697968</text:p>
          </table:table-cell>
          <table:table-cell office:value-type="float" office:value="-74.4150161743" calcext:value-type="float">
            <text:p>-74.4150161743</text:p>
          </table:table-cell>
        </table:table-row>
        <table:table-row table:style-name="ro1">
          <table:table-cell office:value-type="float" office:value="46.6" calcext:value-type="float">
            <text:p>46.6</text:p>
          </table:table-cell>
          <table:table-cell office:value-type="float" office:value="0.933" calcext:value-type="float">
            <text:p>0.933</text:p>
          </table:table-cell>
          <table:table-cell office:value-type="float" office:value="0.998" calcext:value-type="float">
            <text:p>0.998</text:p>
          </table:table-cell>
          <table:table-cell office:value-type="float" office:value="-0.439545539028" calcext:value-type="float">
            <text:p>-0.439545539</text:p>
          </table:table-cell>
          <table:table-cell office:value-type="float" office:value="0.732933607185" calcext:value-type="float">
            <text:p>0.7329336072</text:p>
          </table:table-cell>
          <table:table-cell office:value-type="float" office:value="-0.437851748011" calcext:value-type="float">
            <text:p>-0.437851748</text:p>
          </table:table-cell>
          <table:table-cell office:value-type="float" office:value="-72.8623962402" calcext:value-type="float">
            <text:p>-72.8623962402</text:p>
          </table:table-cell>
        </table:table-row>
        <table:table-row table:style-name="ro1">
          <table:table-cell office:value-type="float" office:value="46.7" calcext:value-type="float">
            <text:p>46.7</text:p>
          </table:table-cell>
          <table:table-cell office:value-type="float" office:value="0.946" calcext:value-type="float">
            <text:p>0.946</text:p>
          </table:table-cell>
          <table:table-cell office:value-type="float" office:value="1.015" calcext:value-type="float">
            <text:p>1.015</text:p>
          </table:table-cell>
          <table:table-cell office:value-type="float" office:value="-0.426927790759" calcext:value-type="float">
            <text:p>-0.4269277908</text:p>
          </table:table-cell>
          <table:table-cell office:value-type="float" office:value="0.721505540679" calcext:value-type="float">
            <text:p>0.7215055407</text:p>
          </table:table-cell>
          <table:table-cell office:value-type="float" office:value="-0.443819304604" calcext:value-type="float">
            <text:p>-0.4438193046</text:p>
          </table:table-cell>
          <table:table-cell office:value-type="float" office:value="-71.2818145752" calcext:value-type="float">
            <text:p>-71.2818145752</text:p>
          </table:table-cell>
        </table:table-row>
        <table:table-row table:style-name="ro1">
          <table:table-cell office:value-type="float" office:value="46.8" calcext:value-type="float">
            <text:p>46.8</text:p>
          </table:table-cell>
          <table:table-cell office:value-type="float" office:value="0.96" calcext:value-type="float">
            <text:p>0.96</text:p>
          </table:table-cell>
          <table:table-cell office:value-type="float" office:value="1.032" calcext:value-type="float">
            <text:p>1.032</text:p>
          </table:table-cell>
          <table:table-cell office:value-type="float" office:value="-0.41468140116" calcext:value-type="float">
            <text:p>-0.4146814012</text:p>
          </table:table-cell>
          <table:table-cell office:value-type="float" office:value="0.710043679484" calcext:value-type="float">
            <text:p>0.7100436795</text:p>
          </table:table-cell>
          <table:table-cell office:value-type="float" office:value="-0.451520139435" calcext:value-type="float">
            <text:p>-0.4515201394</text:p>
          </table:table-cell>
          <table:table-cell office:value-type="float" office:value="-69.6662597656" calcext:value-type="float">
            <text:p>-69.6662597656</text:p>
          </table:table-cell>
        </table:table-row>
        <table:table-row table:style-name="ro1">
          <table:table-cell office:value-type="float" office:value="46.9" calcext:value-type="float">
            <text:p>46.9</text:p>
          </table:table-cell>
          <table:table-cell office:value-type="float" office:value="0.975" calcext:value-type="float">
            <text:p>0.975</text:p>
          </table:table-cell>
          <table:table-cell office:value-type="float" office:value="1.048" calcext:value-type="float">
            <text:p>1.048</text:p>
          </table:table-cell>
          <table:table-cell office:value-type="float" office:value="-0.400985762218" calcext:value-type="float">
            <text:p>-0.4009857622</text:p>
          </table:table-cell>
          <table:table-cell office:value-type="float" office:value="0.697494984462" calcext:value-type="float">
            <text:p>0.6974949845</text:p>
          </table:table-cell>
          <table:table-cell office:value-type="float" office:value="-0.457219208474" calcext:value-type="float">
            <text:p>-0.4572192085</text:p>
          </table:table-cell>
          <table:table-cell office:value-type="float" office:value="-68.0048904419" calcext:value-type="float">
            <text:p>-68.004890441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99" calcext:value-type="float">
            <text:p>0.99</text:p>
          </table:table-cell>
          <table:table-cell office:value-type="float" office:value="1.064" calcext:value-type="float">
            <text:p>1.064</text:p>
          </table:table-cell>
          <table:table-cell office:value-type="float" office:value="-0.387660852647" calcext:value-type="float">
            <text:p>-0.3876608526</text:p>
          </table:table-cell>
          <table:table-cell office:value-type="float" office:value="0.685498467027" calcext:value-type="float">
            <text:p>0.685498467</text:p>
          </table:table-cell>
          <table:table-cell office:value-type="float" office:value="-0.463960162536" calcext:value-type="float">
            <text:p>-0.4639601625</text:p>
          </table:table-cell>
          <table:table-cell office:value-type="float" office:value="-66.3827056885" calcext:value-type="float">
            <text:p>-66.3827056885</text:p>
          </table:table-cell>
        </table:table-row>
        <table:table-row table:style-name="ro1">
          <table:table-cell office:value-type="float" office:value="47.1" calcext:value-type="float">
            <text:p>47.1</text:p>
          </table:table-cell>
          <table:table-cell office:value-type="float" office:value="1.005" calcext:value-type="float">
            <text:p>1.005</text:p>
          </table:table-cell>
          <table:table-cell office:value-type="float" office:value="1.079" calcext:value-type="float">
            <text:p>1.079</text:p>
          </table:table-cell>
          <table:table-cell office:value-type="float" office:value="-0.37425443881" calcext:value-type="float">
            <text:p>-0.3742544388</text:p>
          </table:table-cell>
          <table:table-cell office:value-type="float" office:value="0.671943501629" calcext:value-type="float">
            <text:p>0.6719435016</text:p>
          </table:table-cell>
          <table:table-cell office:value-type="float" office:value="-0.472199684447" calcext:value-type="float">
            <text:p>-0.4721996844</text:p>
          </table:table-cell>
          <table:table-cell office:value-type="float" office:value="-64.7481536865" calcext:value-type="float">
            <text:p>-64.7481536865</text:p>
          </table:table-cell>
        </table:table-row>
        <table:table-row table:style-name="ro1">
          <table:table-cell office:value-type="float" office:value="47.2" calcext:value-type="float">
            <text:p>47.2</text:p>
          </table:table-cell>
          <table:table-cell office:value-type="float" office:value="1.02" calcext:value-type="float">
            <text:p>1.02</text:p>
          </table:table-cell>
          <table:table-cell office:value-type="float" office:value="1.094" calcext:value-type="float">
            <text:p>1.094</text:p>
          </table:table-cell>
          <table:table-cell office:value-type="float" office:value="-0.361235621776" calcext:value-type="float">
            <text:p>-0.3612356218</text:p>
          </table:table-cell>
          <table:table-cell office:value-type="float" office:value="0.659271126811" calcext:value-type="float">
            <text:p>0.6592711268</text:p>
          </table:table-cell>
          <table:table-cell office:value-type="float" office:value="-0.475692026531" calcext:value-type="float">
            <text:p>-0.4756920265</text:p>
          </table:table-cell>
          <table:table-cell office:value-type="float" office:value="-63.1010284424" calcext:value-type="float">
            <text:p>-63.1010284424</text:p>
          </table:table-cell>
        </table:table-row>
        <table:table-row table:style-name="ro1">
          <table:table-cell office:value-type="float" office:value="47.3" calcext:value-type="float">
            <text:p>47.3</text:p>
          </table:table-cell>
          <table:table-cell office:value-type="float" office:value="1.035" calcext:value-type="float">
            <text:p>1.035</text:p>
          </table:table-cell>
          <table:table-cell office:value-type="float" office:value="1.107" calcext:value-type="float">
            <text:p>1.107</text:p>
          </table:table-cell>
          <table:table-cell office:value-type="float" office:value="-0.347677240057" calcext:value-type="float">
            <text:p>-0.3476772401</text:p>
          </table:table-cell>
          <table:table-cell office:value-type="float" office:value="0.648164469423" calcext:value-type="float">
            <text:p>0.6481644694</text:p>
          </table:table-cell>
          <table:table-cell office:value-type="float" office:value="-0.478086607214" calcext:value-type="float">
            <text:p>-0.4780866072</text:p>
          </table:table-cell>
          <table:table-cell office:value-type="float" office:value="-61.4337654114" calcext:value-type="float">
            <text:p>-61.4337654114</text:p>
          </table:table-cell>
        </table:table-row>
        <table:table-row table:style-name="ro1">
          <table:table-cell office:value-type="float" office:value="47.4" calcext:value-type="float">
            <text:p>47.4</text:p>
          </table:table-cell>
          <table:table-cell office:value-type="float" office:value="1.051" calcext:value-type="float">
            <text:p>1.051</text:p>
          </table:table-cell>
          <table:table-cell office:value-type="float" office:value="1.121" calcext:value-type="float">
            <text:p>1.121</text:p>
          </table:table-cell>
          <table:table-cell office:value-type="float" office:value="-0.334045760478" calcext:value-type="float">
            <text:p>-0.3340457605</text:p>
          </table:table-cell>
          <table:table-cell office:value-type="float" office:value="0.637904657827" calcext:value-type="float">
            <text:p>0.6379046578</text:p>
          </table:table-cell>
          <table:table-cell office:value-type="float" office:value="-0.481432138903" calcext:value-type="float">
            <text:p>-0.4814321389</text:p>
          </table:table-cell>
          <table:table-cell office:value-type="float" office:value="-59.8406791687" calcext:value-type="float">
            <text:p>-59.8406791687</text:p>
          </table:table-cell>
        </table:table-row>
        <table:table-row table:style-name="ro1">
          <table:table-cell office:value-type="float" office:value="47.5" calcext:value-type="float">
            <text:p>47.5</text:p>
          </table:table-cell>
          <table:table-cell office:value-type="float" office:value="1.068" calcext:value-type="float">
            <text:p>1.068</text:p>
          </table:table-cell>
          <table:table-cell office:value-type="float" office:value="1.134" calcext:value-type="float">
            <text:p>1.134</text:p>
          </table:table-cell>
          <table:table-cell office:value-type="float" office:value="-0.318922737255" calcext:value-type="float">
            <text:p>-0.3189227373</text:p>
          </table:table-cell>
          <table:table-cell office:value-type="float" office:value="0.628352697745" calcext:value-type="float">
            <text:p>0.6283526977</text:p>
          </table:table-cell>
          <table:table-cell office:value-type="float" office:value="-0.482335716383" calcext:value-type="float">
            <text:p>-0.4823357164</text:p>
          </table:table-cell>
          <table:table-cell office:value-type="float" office:value="-58.2456207275" calcext:value-type="float">
            <text:p>-58.2456207275</text:p>
          </table:table-cell>
        </table:table-row>
        <table:table-row table:style-name="ro1">
          <table:table-cell/>
          <table:table-cell office:value-type="float" office:value="1.084" calcext:value-type="float">
            <text:p>1.084</text:p>
          </table:table-cell>
          <table:table-cell office:value-type="float" office:value="1.146" calcext:value-type="float">
            <text:p>1.146</text:p>
          </table:table-cell>
          <table:table-cell office:value-type="float" office:value="-0.305146872258" calcext:value-type="float">
            <text:p>-0.3051468723</text:p>
          </table:table-cell>
          <table:table-cell office:value-type="float" office:value="0.61820266606" calcext:value-type="float">
            <text:p>0.6182026661</text:p>
          </table:table-cell>
          <table:table-cell office:value-type="float" office:value="-0.483635175386" calcext:value-type="float">
            <text:p>-0.4836351754</text:p>
          </table:table-cell>
          <table:table-cell office:value-type="float" office:value="-56.5783958435" calcext:value-type="float">
            <text:p>-56.5783958435</text:p>
          </table:table-cell>
        </table:table-row>
        <table:table-row table:style-name="ro1">
          <table:table-cell/>
          <table:table-cell office:value-type="float" office:value="1.101" calcext:value-type="float">
            <text:p>1.101</text:p>
          </table:table-cell>
          <table:table-cell office:value-type="float" office:value="1.158" calcext:value-type="float">
            <text:p>1.158</text:p>
          </table:table-cell>
          <table:table-cell office:value-type="float" office:value="-0.291306851255" calcext:value-type="float">
            <text:p>-0.2913068513</text:p>
          </table:table-cell>
          <table:table-cell office:value-type="float" office:value="0.607198002232" calcext:value-type="float">
            <text:p>0.6071980022</text:p>
          </table:table-cell>
          <table:table-cell office:value-type="float" office:value="-0.487097533551" calcext:value-type="float">
            <text:p>-0.4870975336</text:p>
          </table:table-cell>
          <table:table-cell office:value-type="float" office:value="-54.9466743469" calcext:value-type="float">
            <text:p>-54.9466743469</text:p>
          </table:table-cell>
        </table:table-row>
        <table:table-row table:style-name="ro1">
          <table:table-cell/>
          <table:table-cell office:value-type="float" office:value="1.118" calcext:value-type="float">
            <text:p>1.118</text:p>
          </table:table-cell>
          <table:table-cell office:value-type="float" office:value="1.169" calcext:value-type="float">
            <text:p>1.169</text:p>
          </table:table-cell>
          <table:table-cell office:value-type="float" office:value="-0.276444692614" calcext:value-type="float">
            <text:p>-0.2764446926</text:p>
          </table:table-cell>
          <table:table-cell office:value-type="float" office:value="0.596872693176" calcext:value-type="float">
            <text:p>0.5968726932</text:p>
          </table:table-cell>
          <table:table-cell office:value-type="float" office:value="-0.490080370357" calcext:value-type="float">
            <text:p>-0.4900803704</text:p>
          </table:table-cell>
          <table:table-cell office:value-type="float" office:value="-53.3451881409" calcext:value-type="float">
            <text:p>-53.3451881409</text:p>
          </table:table-cell>
        </table:table-row>
        <table:table-row table:style-name="ro1">
          <table:table-cell/>
          <table:table-cell office:value-type="float" office:value="1.135" calcext:value-type="float">
            <text:p>1.135</text:p>
          </table:table-cell>
          <table:table-cell office:value-type="float" office:value="1.179" calcext:value-type="float">
            <text:p>1.179</text:p>
          </table:table-cell>
          <table:table-cell office:value-type="float" office:value="-0.26199868631" calcext:value-type="float">
            <text:p>-0.2619986863</text:p>
          </table:table-cell>
          <table:table-cell office:value-type="float" office:value="0.587196439587" calcext:value-type="float">
            <text:p>0.5871964396</text:p>
          </table:table-cell>
          <table:table-cell office:value-type="float" office:value="-0.491363722983" calcext:value-type="float">
            <text:p>-0.491363723</text:p>
          </table:table-cell>
          <table:table-cell office:value-type="float" office:value="-51.7550392151" calcext:value-type="float">
            <text:p>-51.7550392151</text:p>
          </table:table-cell>
        </table:table-row>
        <table:table-row table:style-name="ro1">
          <table:table-cell/>
          <table:table-cell office:value-type="float" office:value="1.152" calcext:value-type="float">
            <text:p>1.152</text:p>
          </table:table-cell>
          <table:table-cell office:value-type="float" office:value="1.188" calcext:value-type="float">
            <text:p>1.188</text:p>
          </table:table-cell>
          <table:table-cell office:value-type="float" office:value="-0.247978145197" calcext:value-type="float">
            <text:p>-0.2479781452</text:p>
          </table:table-cell>
          <table:table-cell office:value-type="float" office:value="0.57563319734" calcext:value-type="float">
            <text:p>0.5756331973</text:p>
          </table:table-cell>
          <table:table-cell office:value-type="float" office:value="-0.490843648427" calcext:value-type="float">
            <text:p>-0.4908436484</text:p>
          </table:table-cell>
          <table:table-cell office:value-type="float" office:value="-50.0740852356" calcext:value-type="float">
            <text:p>-50.0740852356</text:p>
          </table:table-cell>
        </table:table-row>
        <table:table-row table:style-name="ro1">
          <table:table-cell/>
          <table:table-cell office:value-type="float" office:value="1.168" calcext:value-type="float">
            <text:p>1.168</text:p>
          </table:table-cell>
          <table:table-cell office:value-type="float" office:value="1.197" calcext:value-type="float">
            <text:p>1.197</text:p>
          </table:table-cell>
          <table:table-cell office:value-type="float" office:value="-0.233905467592" calcext:value-type="float">
            <text:p>-0.2339054676</text:p>
          </table:table-cell>
          <table:table-cell office:value-type="float" office:value="0.564774687561" calcext:value-type="float">
            <text:p>0.5647746876</text:p>
          </table:table-cell>
          <table:table-cell office:value-type="float" office:value="-0.488894011294" calcext:value-type="float">
            <text:p>-0.4888940113</text:p>
          </table:table-cell>
          <table:table-cell office:value-type="float" office:value="-48.5212936401" calcext:value-type="float">
            <text:p>-48.5212936401</text:p>
          </table:table-cell>
        </table:table-row>
        <table:table-row table:style-name="ro1">
          <table:table-cell/>
          <table:table-cell office:value-type="float" office:value="1.182" calcext:value-type="float">
            <text:p>1.182</text:p>
          </table:table-cell>
          <table:table-cell office:value-type="float" office:value="1.204" calcext:value-type="float">
            <text:p>1.204</text:p>
          </table:table-cell>
          <table:table-cell office:value-type="float" office:value="-0.218807953848" calcext:value-type="float">
            <text:p>-0.2188079538</text:p>
          </table:table-cell>
          <table:table-cell office:value-type="float" office:value="0.556575956667" calcext:value-type="float">
            <text:p>0.5565759567</text:p>
          </table:table-cell>
          <table:table-cell office:value-type="float" office:value="-0.486174458643" calcext:value-type="float">
            <text:p>-0.4861744586</text:p>
          </table:table-cell>
          <table:table-cell office:value-type="float" office:value="-47.1377258301" calcext:value-type="float">
            <text:p>-47.1377258301</text:p>
          </table:table-cell>
        </table:table-row>
        <table:table-row table:style-name="ro1">
          <table:table-cell/>
          <table:table-cell office:value-type="float" office:value="1.195" calcext:value-type="float">
            <text:p>1.195</text:p>
          </table:table-cell>
          <table:table-cell office:value-type="float" office:value="1.21" calcext:value-type="float">
            <text:p>1.21</text:p>
          </table:table-cell>
          <table:table-cell office:value-type="float" office:value="-0.203168326049" calcext:value-type="float">
            <text:p>-0.203168326</text:p>
          </table:table-cell>
          <table:table-cell office:value-type="float" office:value="0.539142028809" calcext:value-type="float">
            <text:p>0.5391420288</text:p>
          </table:table-cell>
          <table:table-cell office:value-type="float" office:value="-0.492260628422" calcext:value-type="float">
            <text:p>-0.4922606284</text:p>
          </table:table-cell>
          <table:table-cell office:value-type="float" office:value="-45.7303886414" calcext:value-type="float">
            <text:p>-45.7303886414</text:p>
          </table:table-cell>
        </table:table-row>
        <table:table-row table:style-name="ro1">
          <table:table-cell/>
          <table:table-cell office:value-type="float" office:value="1.205" calcext:value-type="float">
            <text:p>1.205</text:p>
          </table:table-cell>
          <table:table-cell office:value-type="float" office:value="1.214" calcext:value-type="float">
            <text:p>1.214</text:p>
          </table:table-cell>
          <table:table-cell office:value-type="float" office:value="-0.188949880383" calcext:value-type="float">
            <text:p>-0.1889498804</text:p>
          </table:table-cell>
          <table:table-cell office:value-type="float" office:value="0.527645808734" calcext:value-type="float">
            <text:p>0.5276458087</text:p>
          </table:table-cell>
          <table:table-cell office:value-type="float" office:value="-0.494543835645" calcext:value-type="float">
            <text:p>-0.4945438356</text:p>
          </table:table-cell>
          <table:table-cell office:value-type="float" office:value="-44.587097168" calcext:value-type="float">
            <text:p>-44.587097168</text:p>
          </table:table-cell>
        </table:table-row>
        <table:table-row table:style-name="ro1">
          <table:table-cell/>
          <table:table-cell office:value-type="float" office:value="1.212" calcext:value-type="float">
            <text:p>1.212</text:p>
          </table:table-cell>
          <table:table-cell office:value-type="float" office:value="1.217" calcext:value-type="float">
            <text:p>1.217</text:p>
          </table:table-cell>
          <table:table-cell office:value-type="float" office:value="-0.176168446389" calcext:value-type="float">
            <text:p>-0.1761684464</text:p>
          </table:table-cell>
          <table:table-cell office:value-type="float" office:value="0.511248207971" calcext:value-type="float">
            <text:p>0.511248208</text:p>
          </table:table-cell>
          <table:table-cell office:value-type="float" office:value="-0.497812981662" calcext:value-type="float">
            <text:p>-0.4978129817</text:p>
          </table:table-cell>
          <table:table-cell office:value-type="float" office:value="-43.4739151001" calcext:value-type="float">
            <text:p>-43.4739151001</text:p>
          </table:table-cell>
        </table:table-row>
        <table:table-row table:style-name="ro1">
          <table:table-cell/>
          <table:table-cell office:value-type="float" office:value="1.217" calcext:value-type="float">
            <text:p>1.217</text:p>
          </table:table-cell>
          <table:table-cell office:value-type="float" office:value="1.219" calcext:value-type="float">
            <text:p>1.219</text:p>
          </table:table-cell>
          <table:table-cell office:value-type="float" office:value="-0.165823144744" calcext:value-type="float">
            <text:p>-0.1658231447</text:p>
          </table:table-cell>
          <table:table-cell office:value-type="float" office:value="0.494027216806" calcext:value-type="float">
            <text:p>0.4940272168</text:p>
          </table:table-cell>
          <table:table-cell office:value-type="float" office:value="-0.499294994279" calcext:value-type="float">
            <text:p>-0.4992949943</text:p>
          </table:table-cell>
          <table:table-cell office:value-type="float" office:value="-42.2076148987" calcext:value-type="float">
            <text:p>-42.2076148987</text:p>
          </table:table-cell>
        </table:table-row>
        <table:table-row table:style-name="ro1">
          <table:table-cell/>
          <table:table-cell office:value-type="float" office:value="1.222" calcext:value-type="float">
            <text:p>1.222</text:p>
          </table:table-cell>
          <table:table-cell office:value-type="float" office:value="1.22" calcext:value-type="float">
            <text:p>1.22</text:p>
          </table:table-cell>
          <table:table-cell office:value-type="float" office:value="-0.156941149204" calcext:value-type="float">
            <text:p>-0.1569411492</text:p>
          </table:table-cell>
          <table:table-cell office:value-type="float" office:value="0.481125209367" calcext:value-type="float">
            <text:p>0.4811252094</text:p>
          </table:table-cell>
          <table:table-cell office:value-type="float" office:value="-0.496323993664" calcext:value-type="float">
            <text:p>-0.4963239937</text:p>
          </table:table-cell>
          <table:table-cell office:value-type="float" office:value="-40.8899497986" calcext:value-type="float">
            <text:p>-40.8899497986</text:p>
          </table:table-cell>
        </table:table-row>
        <table:table-row table:style-name="ro1">
          <table:table-cell/>
          <table:table-cell office:value-type="float" office:value="1.225" calcext:value-type="float">
            <text:p>1.225</text:p>
          </table:table-cell>
          <table:table-cell office:value-type="float" office:value="1.222" calcext:value-type="float">
            <text:p>1.222</text:p>
          </table:table-cell>
          <table:table-cell office:value-type="float" office:value="-0.148540913194" calcext:value-type="float">
            <text:p>-0.1485409132</text:p>
          </table:table-cell>
          <table:table-cell office:value-type="float" office:value="0.469368472628" calcext:value-type="float">
            <text:p>0.4693684726</text:p>
          </table:table-cell>
          <table:table-cell office:value-type="float" office:value="-0.495462443375" calcext:value-type="float">
            <text:p>-0.4954624434</text:p>
          </table:table-cell>
          <table:table-cell office:value-type="float" office:value="-39.6222076416" calcext:value-type="float">
            <text:p>-39.6222076416</text:p>
          </table:table-cell>
        </table:table-row>
        <table:table-row table:style-name="ro1">
          <table:table-cell/>
          <table:table-cell office:value-type="float" office:value="1.228" calcext:value-type="float">
            <text:p>1.228</text:p>
          </table:table-cell>
          <table:table-cell office:value-type="float" office:value="1.223" calcext:value-type="float">
            <text:p>1.223</text:p>
          </table:table-cell>
          <table:table-cell office:value-type="float" office:value="-0.139139742147" calcext:value-type="float">
            <text:p>-0.1391397421</text:p>
          </table:table-cell>
          <table:table-cell office:value-type="float" office:value="0.455431708746" calcext:value-type="float">
            <text:p>0.4554317087</text:p>
          </table:table-cell>
          <table:table-cell office:value-type="float" office:value="-0.494668746773" calcext:value-type="float">
            <text:p>-0.4946687468</text:p>
          </table:table-cell>
          <table:table-cell office:value-type="float" office:value="-38.2386512756" calcext:value-type="float">
            <text:p>-38.2386512756</text:p>
          </table:table-cell>
        </table:table-row>
        <table:table-row table:style-name="ro1">
          <table:table-cell/>
          <table:table-cell office:value-type="float" office:value="1.232" calcext:value-type="float">
            <text:p>1.232</text:p>
          </table:table-cell>
          <table:table-cell office:value-type="float" office:value="1.224" calcext:value-type="float">
            <text:p>1.224</text:p>
          </table:table-cell>
          <table:table-cell office:value-type="float" office:value="-0.128734399256" calcext:value-type="float">
            <text:p>-0.1287343993</text:p>
          </table:table-cell>
          <table:table-cell office:value-type="float" office:value="0.443768667417" calcext:value-type="float">
            <text:p>0.4437686674</text:p>
          </table:table-cell>
          <table:table-cell office:value-type="float" office:value="-0.494533535308" calcext:value-type="float">
            <text:p>-0.4945335353</text:p>
          </table:table-cell>
          <table:table-cell office:value-type="float" office:value="-36.7701416016" calcext:value-type="float">
            <text:p>-36.7701416016</text:p>
          </table:table-cell>
        </table:table-row>
        <table:table-row table:style-name="ro1">
          <table:table-cell/>
          <table:table-cell office:value-type="float" office:value="1.238" calcext:value-type="float">
            <text:p>1.238</text:p>
          </table:table-cell>
          <table:table-cell office:value-type="float" office:value="1.225" calcext:value-type="float">
            <text:p>1.225</text:p>
          </table:table-cell>
          <table:table-cell office:value-type="float" office:value="-0.116825266789" calcext:value-type="float">
            <text:p>-0.1168252668</text:p>
          </table:table-cell>
          <table:table-cell office:value-type="float" office:value="0.42988868598" calcext:value-type="float">
            <text:p>0.429888686</text:p>
          </table:table-cell>
          <table:table-cell office:value-type="float" office:value="-0.49336267384" calcext:value-type="float">
            <text:p>-0.4933626738</text:p>
          </table:table-cell>
          <table:table-cell office:value-type="float" office:value="-35.2786407471" calcext:value-type="float">
            <text:p>-35.2786407471</text:p>
          </table:table-cell>
        </table:table-row>
        <table:table-row table:style-name="ro1">
          <table:table-cell/>
          <table:table-cell office:value-type="float" office:value="1.244" calcext:value-type="float">
            <text:p>1.244</text:p>
          </table:table-cell>
          <table:table-cell office:value-type="float" office:value="1.226" calcext:value-type="float">
            <text:p>1.226</text:p>
          </table:table-cell>
          <table:table-cell office:value-type="float" office:value="-0.103407469961" calcext:value-type="float">
            <text:p>-0.10340747</text:p>
          </table:table-cell>
          <table:table-cell office:value-type="float" office:value="0.415147843533" calcext:value-type="float">
            <text:p>0.4151478435</text:p>
          </table:table-cell>
          <table:table-cell office:value-type="float" office:value="-0.491041425453" calcext:value-type="float">
            <text:p>-0.4910414255</text:p>
          </table:table-cell>
          <table:table-cell office:value-type="float" office:value="-33.6965904236" calcext:value-type="float">
            <text:p>-33.6965904236</text:p>
          </table:table-cell>
        </table:table-row>
        <table:table-row table:style-name="ro1">
          <table:table-cell/>
          <table:table-cell office:value-type="float" office:value="1.25" calcext:value-type="float">
            <text:p>1.25</text:p>
          </table:table-cell>
          <table:table-cell office:value-type="float" office:value="1.228" calcext:value-type="float">
            <text:p>1.228</text:p>
          </table:table-cell>
          <table:table-cell office:value-type="float" office:value="-0.0894728439819" calcext:value-type="float">
            <text:p>-0.089472844</text:p>
          </table:table-cell>
          <table:table-cell office:value-type="float" office:value="0.402846779591" calcext:value-type="float">
            <text:p>0.4028467796</text:p>
          </table:table-cell>
          <table:table-cell office:value-type="float" office:value="-0.489676776065" calcext:value-type="float">
            <text:p>-0.4896767761</text:p>
          </table:table-cell>
          <table:table-cell office:value-type="float" office:value="-32.1016273499" calcext:value-type="float">
            <text:p>-32.1016273499</text:p>
          </table:table-cell>
        </table:table-row>
        <table:table-row table:style-name="ro1">
          <table:table-cell/>
          <table:table-cell office:value-type="float" office:value="1.257" calcext:value-type="float">
            <text:p>1.257</text:p>
          </table:table-cell>
          <table:table-cell office:value-type="float" office:value="1.229" calcext:value-type="float">
            <text:p>1.229</text:p>
          </table:table-cell>
          <table:table-cell office:value-type="float" office:value="-0.0750221000747" calcext:value-type="float">
            <text:p>-0.0750221001</text:p>
          </table:table-cell>
          <table:table-cell office:value-type="float" office:value="0.396460153611" calcext:value-type="float">
            <text:p>0.3964601536</text:p>
          </table:table-cell>
          <table:table-cell office:value-type="float" office:value="-0.487877452253" calcext:value-type="float">
            <text:p>-0.4878774523</text:p>
          </table:table-cell>
          <table:table-cell office:value-type="float" office:value="-30.5273532867" calcext:value-type="float">
            <text:p>-30.5273532867</text:p>
          </table:table-cell>
        </table:table-row>
        <table:table-row table:style-name="ro1">
          <table:table-cell/>
          <table:table-cell office:value-type="float" office:value="1.264" calcext:value-type="float">
            <text:p>1.264</text:p>
          </table:table-cell>
          <table:table-cell office:value-type="float" office:value="1.23" calcext:value-type="float">
            <text:p>1.23</text:p>
          </table:table-cell>
          <table:table-cell office:value-type="float" office:value="-0.0600564930853" calcext:value-type="float">
            <text:p>-0.0600564931</text:p>
          </table:table-cell>
          <table:table-cell office:value-type="float" office:value="0.390786063643" calcext:value-type="float">
            <text:p>0.3907860636</text:p>
          </table:table-cell>
          <table:table-cell office:value-type="float" office:value="-0.48554977025" calcext:value-type="float">
            <text:p>-0.4855497703</text:p>
          </table:table-cell>
          <table:table-cell office:value-type="float" office:value="-28.9986152649" calcext:value-type="float">
            <text:p>-28.9986152649</text:p>
          </table:table-cell>
        </table:table-row>
        <table:table-row table:style-name="ro1">
          <table:table-cell/>
          <table:table-cell office:value-type="float" office:value="1.272" calcext:value-type="float">
            <text:p>1.272</text:p>
          </table:table-cell>
          <table:table-cell office:value-type="float" office:value="1.231" calcext:value-type="float">
            <text:p>1.231</text:p>
          </table:table-cell>
          <table:table-cell office:value-type="float" office:value="-0.0445778762752" calcext:value-type="float">
            <text:p>-0.0445778763</text:p>
          </table:table-cell>
          <table:table-cell office:value-type="float" office:value="0.382370215592" calcext:value-type="float">
            <text:p>0.3823702156</text:p>
          </table:table-cell>
          <table:table-cell office:value-type="float" office:value="-0.480942874083" calcext:value-type="float">
            <text:p>-0.4809428741</text:p>
          </table:table-cell>
          <table:table-cell office:value-type="float" office:value="-27.4788684845" calcext:value-type="float">
            <text:p>-27.4788684845</text:p>
          </table:table-cell>
        </table:table-row>
        <table:table-row table:style-name="ro1">
          <table:table-cell/>
          <table:table-cell office:value-type="float" office:value="1.279" calcext:value-type="float">
            <text:p>1.279</text:p>
          </table:table-cell>
          <table:table-cell office:value-type="float" office:value="1.231" calcext:value-type="float">
            <text:p>1.231</text:p>
          </table:table-cell>
          <table:table-cell office:value-type="float" office:value="-0.0295883346071" calcext:value-type="float">
            <text:p>-0.0295883346</text:p>
          </table:table-cell>
          <table:table-cell office:value-type="float" office:value="0.373813172672" calcext:value-type="float">
            <text:p>0.3738131727</text:p>
          </table:table-cell>
          <table:table-cell office:value-type="float" office:value="-0.47636999748" calcext:value-type="float">
            <text:p>-0.4763699975</text:p>
          </table:table-cell>
          <table:table-cell office:value-type="float" office:value="-25.9582748413" calcext:value-type="float">
            <text:p>-25.9582748413</text:p>
          </table:table-cell>
        </table:table-row>
        <table:table-row table:style-name="ro1">
          <table:table-cell/>
          <table:table-cell office:value-type="float" office:value="1.287" calcext:value-type="float">
            <text:p>1.287</text:p>
          </table:table-cell>
          <table:table-cell office:value-type="float" office:value="1.232" calcext:value-type="float">
            <text:p>1.232</text:p>
          </table:table-cell>
          <table:table-cell office:value-type="float" office:value="-0.0145921356886" calcext:value-type="float">
            <text:p>-0.0145921357</text:p>
          </table:table-cell>
          <table:table-cell office:value-type="float" office:value="0.365360465081" calcext:value-type="float">
            <text:p>0.3653604651</text:p>
          </table:table-cell>
          <table:table-cell office:value-type="float" office:value="-0.471324751466" calcext:value-type="float">
            <text:p>-0.4713247515</text:p>
          </table:table-cell>
          <table:table-cell office:value-type="float" office:value="-24.398557663" calcext:value-type="float">
            <text:p>-24.398557663</text:p>
          </table:table-cell>
        </table:table-row>
        <table:table-row table:style-name="ro1">
          <table:table-cell/>
          <table:table-cell office:value-type="float" office:value="1.294" calcext:value-type="float">
            <text:p>1.294</text:p>
          </table:table-cell>
          <table:table-cell office:value-type="float" office:value="1.232" calcext:value-type="float">
            <text:p>1.232</text:p>
          </table:table-cell>
          <table:table-cell office:value-type="float" office:value="-0.0000926535896605" calcext:value-type="float">
            <text:p>-9.26535896605E-05</text:p>
          </table:table-cell>
          <table:table-cell office:value-type="float" office:value="0.356621607363" calcext:value-type="float">
            <text:p>0.3566216074</text:p>
          </table:table-cell>
          <table:table-cell office:value-type="float" office:value="-0.465612710511" calcext:value-type="float">
            <text:p>-0.4656127105</text:p>
          </table:table-cell>
          <table:table-cell office:value-type="float" office:value="-22.8247203827" calcext:value-type="float">
            <text:p>-22.8247203827</text:p>
          </table:table-cell>
        </table:table-row>
        <table:table-row table:style-name="ro1">
          <table:table-cell/>
          <table:table-cell office:value-type="float" office:value="1.302" calcext:value-type="float">
            <text:p>1.302</text:p>
          </table:table-cell>
          <table:table-cell office:value-type="float" office:value="1.232" calcext:value-type="float">
            <text:p>1.232</text:p>
          </table:table-cell>
          <table:table-cell office:value-type="float" office:value="0.0139068981013" calcext:value-type="float">
            <text:p>0.0139068981</text:p>
          </table:table-cell>
          <table:table-cell office:value-type="float" office:value="0.350262216648" calcext:value-type="float">
            <text:p>0.3502622166</text:p>
          </table:table-cell>
          <table:table-cell office:value-type="float" office:value="-0.458940087872" calcext:value-type="float">
            <text:p>-0.4589400879</text:p>
          </table:table-cell>
          <table:table-cell office:value-type="float" office:value="-21.2143859863" calcext:value-type="float">
            <text:p>-21.2143859863</text:p>
          </table:table-cell>
        </table:table-row>
        <table:table-row table:style-name="ro1">
          <table:table-cell/>
          <table:table-cell office:value-type="float" office:value="1.31" calcext:value-type="float">
            <text:p>1.31</text:p>
          </table:table-cell>
          <table:table-cell office:value-type="float" office:value="1.231" calcext:value-type="float">
            <text:p>1.231</text:p>
          </table:table-cell>
          <table:table-cell office:value-type="float" office:value="0.0284035258836" calcext:value-type="float">
            <text:p>0.0284035259</text:p>
          </table:table-cell>
          <table:table-cell office:value-type="float" office:value="0.343250464974" calcext:value-type="float">
            <text:p>0.343250465</text:p>
          </table:table-cell>
          <table:table-cell office:value-type="float" office:value="-0.452412513496" calcext:value-type="float">
            <text:p>-0.4524125135</text:p>
          </table:table-cell>
          <table:table-cell office:value-type="float" office:value="-19.5700893402" calcext:value-type="float">
            <text:p>-19.5700893402</text:p>
          </table:table-cell>
        </table:table-row>
        <table:table-row table:style-name="ro1">
          <table:table-cell/>
          <table:table-cell office:value-type="float" office:value="1.317" calcext:value-type="float">
            <text:p>1.317</text:p>
          </table:table-cell>
          <table:table-cell office:value-type="float" office:value="1.231" calcext:value-type="float">
            <text:p>1.231</text:p>
          </table:table-cell>
          <table:table-cell office:value-type="float" office:value="0.0428941819292" calcext:value-type="float">
            <text:p>0.0428941819</text:p>
          </table:table-cell>
          <table:table-cell office:value-type="float" office:value="0.334836133764" calcext:value-type="float">
            <text:p>0.3348361338</text:p>
          </table:table-cell>
          <table:table-cell office:value-type="float" office:value="-0.446066769131" calcext:value-type="float">
            <text:p>-0.4460667691</text:p>
          </table:table-cell>
          <table:table-cell office:value-type="float" office:value="-17.9632301331" calcext:value-type="float">
            <text:p>-17.9632301331</text:p>
          </table:table-cell>
        </table:table-row>
        <table:table-row table:style-name="ro1">
          <table:table-cell/>
          <table:table-cell office:value-type="float" office:value="1.325" calcext:value-type="float">
            <text:p>1.325</text:p>
          </table:table-cell>
          <table:table-cell office:value-type="float" office:value="1.23" calcext:value-type="float">
            <text:p>1.23</text:p>
          </table:table-cell>
          <table:table-cell office:value-type="float" office:value="0.0568766361545" calcext:value-type="float">
            <text:p>0.0568766362</text:p>
          </table:table-cell>
          <table:table-cell office:value-type="float" office:value="0.328167241676" calcext:value-type="float">
            <text:p>0.3281672417</text:p>
          </table:table-cell>
          <table:table-cell office:value-type="float" office:value="-0.439114643356" calcext:value-type="float">
            <text:p>-0.4391146434</text:p>
          </table:table-cell>
          <table:table-cell office:value-type="float" office:value="-16.3526096344" calcext:value-type="float">
            <text:p>-16.3526096344</text:p>
          </table:table-cell>
        </table:table-row>
        <table:table-row table:style-name="ro1">
          <table:table-cell/>
          <table:table-cell office:value-type="float" office:value="1.333" calcext:value-type="float">
            <text:p>1.333</text:p>
          </table:table-cell>
          <table:table-cell office:value-type="float" office:value="1.229" calcext:value-type="float">
            <text:p>1.229</text:p>
          </table:table-cell>
          <table:table-cell office:value-type="float" office:value="0.0713466774281" calcext:value-type="float">
            <text:p>0.0713466774</text:p>
          </table:table-cell>
          <table:table-cell office:value-type="float" office:value="0.320692647619" calcext:value-type="float">
            <text:p>0.3206926476</text:p>
          </table:table-cell>
          <table:table-cell office:value-type="float" office:value="-0.431747748942" calcext:value-type="float">
            <text:p>-0.4317477489</text:p>
          </table:table-cell>
          <table:table-cell office:value-type="float" office:value="-14.7251911163" calcext:value-type="float">
            <text:p>-14.7251911163</text:p>
          </table:table-cell>
        </table:table-row>
        <table:table-row table:style-name="ro1">
          <table:table-cell/>
          <table:table-cell office:value-type="float" office:value="1.342" calcext:value-type="float">
            <text:p>1.342</text:p>
          </table:table-cell>
          <table:table-cell office:value-type="float" office:value="1.228" calcext:value-type="float">
            <text:p>1.228</text:p>
          </table:table-cell>
          <table:table-cell office:value-type="float" office:value="0.0867979874914" calcext:value-type="float">
            <text:p>0.0867979875</text:p>
          </table:table-cell>
          <table:table-cell office:value-type="float" office:value="0.314571963649" calcext:value-type="float">
            <text:p>0.3145719636</text:p>
          </table:table-cell>
          <table:table-cell office:value-type="float" office:value="-0.423990074808" calcext:value-type="float">
            <text:p>-0.4239900748</text:p>
          </table:table-cell>
          <table:table-cell office:value-type="float" office:value="-13.0864934921" calcext:value-type="float">
            <text:p>-13.0864934921</text:p>
          </table:table-cell>
        </table:table-row>
        <table:table-row table:style-name="ro1">
          <table:table-cell/>
          <table:table-cell office:value-type="float" office:value="1.35" calcext:value-type="float">
            <text:p>1.35</text:p>
          </table:table-cell>
          <table:table-cell office:value-type="float" office:value="1.226" calcext:value-type="float">
            <text:p>1.226</text:p>
          </table:table-cell>
          <table:table-cell office:value-type="float" office:value="0.101731051523" calcext:value-type="float">
            <text:p>0.1017310515</text:p>
          </table:table-cell>
          <table:table-cell office:value-type="float" office:value="0.309957440927" calcext:value-type="float">
            <text:p>0.3099574409</text:p>
          </table:table-cell>
          <table:table-cell office:value-type="float" office:value="-0.417057472837" calcext:value-type="float">
            <text:p>-0.4170574728</text:p>
          </table:table-cell>
          <table:table-cell office:value-type="float" office:value="-11.5123872757" calcext:value-type="float">
            <text:p>-11.5123872757</text:p>
          </table:table-cell>
        </table:table-row>
        <table:table-row table:style-name="ro1">
          <table:table-cell/>
          <table:table-cell office:value-type="float" office:value="1.359" calcext:value-type="float">
            <text:p>1.359</text:p>
          </table:table-cell>
          <table:table-cell office:value-type="float" office:value="1.224" calcext:value-type="float">
            <text:p>1.224</text:p>
          </table:table-cell>
          <table:table-cell office:value-type="float" office:value="0.116641226498" calcext:value-type="float">
            <text:p>0.1166412265</text:p>
          </table:table-cell>
          <table:table-cell office:value-type="float" office:value="0.30359302032" calcext:value-type="float">
            <text:p>0.3035930203</text:p>
          </table:table-cell>
          <table:table-cell office:value-type="float" office:value="-0.409530184844" calcext:value-type="float">
            <text:p>-0.4095301848</text:p>
          </table:table-cell>
          <table:table-cell office:value-type="float" office:value="-9.96764564514" calcext:value-type="float">
            <text:p>-9.9676456451</text:p>
          </table:table-cell>
        </table:table-row>
        <table:table-row table:style-name="ro1">
          <table:table-cell/>
          <table:table-cell office:value-type="float" office:value="1.367" calcext:value-type="float">
            <text:p>1.367</text:p>
          </table:table-cell>
          <table:table-cell office:value-type="float" office:value="1.222" calcext:value-type="float">
            <text:p>1.222</text:p>
          </table:table-cell>
          <table:table-cell office:value-type="float" office:value="0.131525157689" calcext:value-type="float">
            <text:p>0.1315251577</text:p>
          </table:table-cell>
          <table:table-cell office:value-type="float" office:value="0.299789064908" calcext:value-type="float">
            <text:p>0.2997890649</text:p>
          </table:table-cell>
          <table:table-cell office:value-type="float" office:value="-0.402387527283" calcext:value-type="float">
            <text:p>-0.4023875273</text:p>
          </table:table-cell>
          <table:table-cell office:value-type="float" office:value="-8.46804046631" calcext:value-type="float">
            <text:p>-8.4680404663</text:p>
          </table:table-cell>
        </table:table-row>
        <table:table-row table:style-name="ro1">
          <table:table-cell/>
          <table:table-cell office:value-type="float" office:value="1.376" calcext:value-type="float">
            <text:p>1.376</text:p>
          </table:table-cell>
          <table:table-cell office:value-type="float" office:value="1.22" calcext:value-type="float">
            <text:p>1.22</text:p>
          </table:table-cell>
          <table:table-cell office:value-type="float" office:value="0.146379496274" calcext:value-type="float">
            <text:p>0.1463794963</text:p>
          </table:table-cell>
          <table:table-cell office:value-type="float" office:value="0.29593183588" calcext:value-type="float">
            <text:p>0.2959318359</text:p>
          </table:table-cell>
          <table:table-cell office:value-type="float" office:value="-0.397123411952" calcext:value-type="float">
            <text:p>-0.397123412</text:p>
          </table:table-cell>
          <table:table-cell office:value-type="float" office:value="-7.18878078461" calcext:value-type="float">
            <text:p>-7.1887807846</text:p>
          </table:table-cell>
        </table:table-row>
        <table:table-row table:style-name="ro1">
          <table:table-cell/>
          <table:table-cell office:value-type="float" office:value="1.383" calcext:value-type="float">
            <text:p>1.383</text:p>
          </table:table-cell>
          <table:table-cell office:value-type="float" office:value="1.217" calcext:value-type="float">
            <text:p>1.217</text:p>
          </table:table-cell>
          <table:table-cell office:value-type="float" office:value="0.160707419154" calcext:value-type="float">
            <text:p>0.1607074192</text:p>
          </table:table-cell>
          <table:table-cell office:value-type="float" office:value="0.28866275153" calcext:value-type="float">
            <text:p>0.2886627515</text:p>
          </table:table-cell>
          <table:table-cell office:value-type="float" office:value="-0.392772546871" calcext:value-type="float">
            <text:p>-0.3927725469</text:p>
          </table:table-cell>
          <table:table-cell office:value-type="float" office:value="-6.2581114769" calcext:value-type="float">
            <text:p>-6.2581114769</text:p>
          </table:table-cell>
        </table:table-row>
        <table:table-row table:style-name="ro1">
          <table:table-cell/>
          <table:table-cell office:value-type="float" office:value="1.391" calcext:value-type="float">
            <text:p>1.391</text:p>
          </table:table-cell>
          <table:table-cell office:value-type="float" office:value="1.215" calcext:value-type="float">
            <text:p>1.215</text:p>
          </table:table-cell>
          <table:table-cell office:value-type="float" office:value="0.173524505333" calcext:value-type="float">
            <text:p>0.1735245053</text:p>
          </table:table-cell>
          <table:table-cell office:value-type="float" office:value="0.276613167702" calcext:value-type="float">
            <text:p>0.2766131677</text:p>
          </table:table-cell>
          <table:table-cell office:value-type="float" office:value="-0.389498935907" calcext:value-type="float">
            <text:p>-0.3894989359</text:p>
          </table:table-cell>
          <table:table-cell office:value-type="float" office:value="-5.85526704788" calcext:value-type="float">
            <text:p>-5.8552670479</text:p>
          </table:table-cell>
        </table:table-row>
        <table:table-row table:style-name="ro1">
          <table:table-cell/>
          <table:table-cell office:value-type="float" office:value="1.396" calcext:value-type="float">
            <text:p>1.396</text:p>
          </table:table-cell>
          <table:table-cell office:value-type="float" office:value="1.213" calcext:value-type="float">
            <text:p>1.213</text:p>
          </table:table-cell>
          <table:table-cell office:value-type="float" office:value="0.183855460166" calcext:value-type="float">
            <text:p>0.1838554602</text:p>
          </table:table-cell>
          <table:table-cell office:value-type="float" office:value="0.268503048656" calcext:value-type="float">
            <text:p>0.2685030487</text:p>
          </table:table-cell>
          <table:table-cell office:value-type="float" office:value="-0.389359582291" calcext:value-type="float">
            <text:p>-0.3893595823</text:p>
          </table:table-cell>
          <table:table-cell office:value-type="float" office:value="-6.00485467911" calcext:value-type="float">
            <text:p>-6.0048546791</text:p>
          </table:table-cell>
        </table:table-row>
        <table:table-row table:style-name="ro1">
          <table:table-cell/>
          <table:table-cell office:value-type="float" office:value="1.399" calcext:value-type="float">
            <text:p>1.399</text:p>
          </table:table-cell>
          <table:table-cell office:value-type="float" office:value="1.212" calcext:value-type="float">
            <text:p>1.212</text:p>
          </table:table-cell>
          <table:table-cell office:value-type="float" office:value="0.190731572562" calcext:value-type="float">
            <text:p>0.1907315726</text:p>
          </table:table-cell>
          <table:table-cell office:value-type="float" office:value="0.247683946422" calcext:value-type="float">
            <text:p>0.2476839464</text:p>
          </table:table-cell>
          <table:table-cell office:value-type="float" office:value="-0.383308146067" calcext:value-type="float">
            <text:p>-0.3833081461</text:p>
          </table:table-cell>
          <table:table-cell office:value-type="float" office:value="-6.11666250229" calcext:value-type="float">
            <text:p>-6.1166625023</text:p>
          </table:table-cell>
        </table:table-row>
        <table:table-row table:style-name="ro1">
          <table:table-cell/>
          <table:table-cell office:value-type="float" office:value="1.399" calcext:value-type="float">
            <text:p>1.399</text:p>
          </table:table-cell>
          <table:table-cell office:value-type="float" office:value="1.212" calcext:value-type="float">
            <text:p>1.212</text:p>
          </table:table-cell>
          <table:table-cell office:value-type="float" office:value="0.191713119262" calcext:value-type="float">
            <text:p>0.1917131193</text:p>
          </table:table-cell>
          <table:table-cell office:value-type="float" office:value="0.231244878922" calcext:value-type="float">
            <text:p>0.2312448789</text:p>
          </table:table-cell>
          <table:table-cell office:value-type="float" office:value="-0.3760205696" calcext:value-type="float">
            <text:p>-0.3760205696</text:p>
          </table:table-cell>
          <table:table-cell office:value-type="float" office:value="-5.88680696487" calcext:value-type="float">
            <text:p>-5.8868069649</text:p>
          </table:table-cell>
        </table:table-row>
        <table:table-row table:style-name="ro1">
          <table:table-cell/>
          <table:table-cell office:value-type="float" office:value="1.4" calcext:value-type="float">
            <text:p>1.4</text:p>
          </table:table-cell>
          <table:table-cell office:value-type="float" office:value="1.211" calcext:value-type="float">
            <text:p>1.211</text:p>
          </table:table-cell>
          <table:table-cell office:value-type="float" office:value="0.188767907948" calcext:value-type="float">
            <text:p>0.1887679079</text:p>
          </table:table-cell>
          <table:table-cell office:value-type="float" office:value="0.222324527485" calcext:value-type="float">
            <text:p>0.2223245275</text:p>
          </table:table-cell>
          <table:table-cell office:value-type="float" office:value="-0.373176737431" calcext:value-type="float">
            <text:p>-0.3731767374</text:p>
          </table:table-cell>
          <table:table-cell office:value-type="float" office:value="-5.62136411667" calcext:value-type="float">
            <text:p>-5.6213641167</text:p>
          </table:table-cell>
        </table:table-row>
        <table:table-row table:style-name="ro1">
          <table:table-cell/>
          <table:table-cell office:value-type="float" office:value="1.399" calcext:value-type="float">
            <text:p>1.399</text:p>
          </table:table-cell>
          <table:table-cell office:value-type="float" office:value="1.212" calcext:value-type="float">
            <text:p>1.212</text:p>
          </table:table-cell>
          <table:table-cell office:value-type="float" office:value="0.186803488263" calcext:value-type="float">
            <text:p>0.1868034883</text:p>
          </table:table-cell>
          <table:table-cell office:value-type="float" office:value="0.221178368955" calcext:value-type="float">
            <text:p>0.221178369</text:p>
          </table:table-cell>
          <table:table-cell office:value-type="float" office:value="-0.374137519375" calcext:value-type="float">
            <text:p>-0.3741375194</text:p>
          </table:table-cell>
          <table:table-cell office:value-type="float" office:value="-5.72019004822" calcext:value-type="float">
            <text:p>-5.7201900482</text:p>
          </table:table-cell>
        </table:table-row>
        <table:table-row table:style-name="ro1">
          <table:table-cell/>
          <table:table-cell office:value-type="float" office:value="1.399" calcext:value-type="float">
            <text:p>1.399</text:p>
          </table:table-cell>
          <table:table-cell office:value-type="float" office:value="1.212" calcext:value-type="float">
            <text:p>1.212</text:p>
          </table:table-cell>
          <table:table-cell office:value-type="float" office:value="0.186803488263" calcext:value-type="float">
            <text:p>0.1868034883</text:p>
          </table:table-cell>
          <table:table-cell office:value-type="float" office:value="0.221655110421" calcext:value-type="float">
            <text:p>0.2216551104</text:p>
          </table:table-cell>
          <table:table-cell office:value-type="float" office:value="-0.373668503239" calcext:value-type="float">
            <text:p>-0.3736685032</text:p>
          </table:table-cell>
          <table:table-cell office:value-type="float" office:value="-5.76615190506" calcext:value-type="float">
            <text:p>-5.7661519051</text:p>
          </table:table-cell>
        </table:table-row>
        <table:table-row table:style-name="ro1">
          <table:table-cell/>
          <table:table-cell office:value-type="float" office:value="1.399" calcext:value-type="float">
            <text:p>1.399</text:p>
          </table:table-cell>
          <table:table-cell office:value-type="float" office:value="1.212" calcext:value-type="float">
            <text:p>1.212</text:p>
          </table:table-cell>
          <table:table-cell office:value-type="float" office:value="0.186803488263" calcext:value-type="float">
            <text:p>0.1868034883</text:p>
          </table:table-cell>
          <table:table-cell office:value-type="float" office:value="0.22082359229" calcext:value-type="float">
            <text:p>0.2208235923</text:p>
          </table:table-cell>
          <table:table-cell office:value-type="float" office:value="-0.371869664992" calcext:value-type="float">
            <text:p>-0.371869665</text:p>
          </table:table-cell>
          <table:table-cell office:value-type="float" office:value="-5.67716503143" calcext:value-type="float">
            <text:p>-5.6771650314</text:p>
          </table:table-cell>
        </table:table-row>
        <table:table-row table:style-name="ro1">
          <table:table-cell/>
          <table:table-cell office:value-type="float" office:value="1.399" calcext:value-type="float">
            <text:p>1.399</text:p>
          </table:table-cell>
          <table:table-cell office:value-type="float" office:value="1.211" calcext:value-type="float">
            <text:p>1.211</text:p>
          </table:table-cell>
          <table:table-cell office:value-type="float" office:value="0.186312266283" calcext:value-type="float">
            <text:p>0.1863122663</text:p>
          </table:table-cell>
          <table:table-cell office:value-type="float" office:value="0.218903996275" calcext:value-type="float">
            <text:p>0.2189039963</text:p>
          </table:table-cell>
          <table:table-cell office:value-type="float" office:value="-0.371738028401" calcext:value-type="float">
            <text:p>-0.3717380284</text:p>
          </table:table-cell>
          <table:table-cell office:value-type="float" office:value="-5.78291320801" calcext:value-type="float">
            <text:p>-5.782913208</text:p>
          </table:table-cell>
        </table:table-row>
        <table:table-row table:style-name="ro1">
          <table:table-cell/>
          <table:table-cell office:value-type="float" office:value="1.399" calcext:value-type="float">
            <text:p>1.399</text:p>
          </table:table-cell>
          <table:table-cell office:value-type="float" office:value="1.211" calcext:value-type="float">
            <text:p>1.211</text:p>
          </table:table-cell>
          <table:table-cell office:value-type="float" office:value="0.186312266283" calcext:value-type="float">
            <text:p>0.1863122663</text:p>
          </table:table-cell>
          <table:table-cell office:value-type="float" office:value="0.216180741642" calcext:value-type="float">
            <text:p>0.2161807416</text:p>
          </table:table-cell>
          <table:table-cell office:value-type="float" office:value="-0.371424602501" calcext:value-type="float">
            <text:p>-0.3714246025</text:p>
          </table:table-cell>
          <table:table-cell office:value-type="float" office:value="-5.84091711044" calcext:value-type="float">
            <text:p>-5.8409171104</text:p>
          </table:table-cell>
        </table:table-row>
        <table:table-row table:style-name="ro1">
          <table:table-cell/>
          <table:table-cell office:value-type="float" office:value="1.399" calcext:value-type="float">
            <text:p>1.399</text:p>
          </table:table-cell>
          <table:table-cell office:value-type="float" office:value="1.211" calcext:value-type="float">
            <text:p>1.211</text:p>
          </table:table-cell>
          <table:table-cell office:value-type="float" office:value="0.185820997724" calcext:value-type="float">
            <text:p>0.1858209977</text:p>
          </table:table-cell>
          <table:table-cell office:value-type="float" office:value="0.213954091772" calcext:value-type="float">
            <text:p>0.2139540918</text:p>
          </table:table-cell>
          <table:table-cell office:value-type="float" office:value="-0.370601957328" calcext:value-type="float">
            <text:p>-0.3706019573</text:p>
          </table:table-cell>
          <table:table-cell office:value-type="float" office:value="-5.88883495331" calcext:value-type="float">
            <text:p>-5.8888349533</text:p>
          </table:table-cell>
        </table:table-row>
        <table:table-row table:style-name="ro1">
          <table:table-cell/>
          <table:table-cell office:value-type="float" office:value="1.399" calcext:value-type="float">
            <text:p>1.399</text:p>
          </table:table-cell>
          <table:table-cell office:value-type="float" office:value="1.211" calcext:value-type="float">
            <text:p>1.211</text:p>
          </table:table-cell>
          <table:table-cell office:value-type="float" office:value="0.185820997724" calcext:value-type="float">
            <text:p>0.1858209977</text:p>
          </table:table-cell>
          <table:table-cell office:value-type="float" office:value="0.211930988117" calcext:value-type="float">
            <text:p>0.2119309881</text:p>
          </table:table-cell>
          <table:table-cell office:value-type="float" office:value="-0.37057449302" calcext:value-type="float">
            <text:p>-0.370574493</text:p>
          </table:table-cell>
          <table:table-cell office:value-type="float" office:value="-6.02676010132" calcext:value-type="float">
            <text:p>-6.0267601013</text:p>
          </table:table-cell>
        </table:table-row>
        <table:table-row table:style-name="ro1">
          <table:table-cell/>
          <table:table-cell office:value-type="float" office:value="1.399" calcext:value-type="float">
            <text:p>1.399</text:p>
          </table:table-cell>
          <table:table-cell office:value-type="float" office:value="1.211" calcext:value-type="float">
            <text:p>1.211</text:p>
          </table:table-cell>
          <table:table-cell office:value-type="float" office:value="0.185820997724" calcext:value-type="float">
            <text:p>0.1858209977</text:p>
          </table:table-cell>
          <table:table-cell office:value-type="float" office:value="0.209536156983" calcext:value-type="float">
            <text:p>0.209536157</text:p>
          </table:table-cell>
          <table:table-cell office:value-type="float" office:value="-0.370487241492" calcext:value-type="float">
            <text:p>-0.3704872415</text:p>
          </table:table-cell>
          <table:table-cell office:value-type="float" office:value="-6.07306194305" calcext:value-type="float">
            <text:p>-6.0730619431</text:p>
          </table:table-cell>
        </table:table-row>
        <table:table-row table:style-name="ro1">
          <table:table-cell/>
          <table:table-cell office:value-type="float" office:value="1.399" calcext:value-type="float">
            <text:p>1.399</text:p>
          </table:table-cell>
          <table:table-cell office:value-type="float" office:value="1.211" calcext:value-type="float">
            <text:p>1.211</text:p>
          </table:table-cell>
          <table:table-cell office:value-type="float" office:value="0.185820997724" calcext:value-type="float">
            <text:p>0.1858209977</text:p>
          </table:table-cell>
          <table:table-cell office:value-type="float" office:value="0.207360489836" calcext:value-type="float">
            <text:p>0.2073604898</text:p>
          </table:table-cell>
          <table:table-cell office:value-type="float" office:value="-0.370057214365" calcext:value-type="float">
            <text:p>-0.3700572144</text:p>
          </table:table-cell>
          <table:table-cell office:value-type="float" office:value="-6.10998678207" calcext:value-type="float">
            <text:p>-6.1099867821</text:p>
          </table:table-cell>
        </table:table-row>
        <table:table-row table:style-name="ro1">
          <table:table-cell/>
          <table:table-cell office:value-type="float" office:value="1.399" calcext:value-type="float">
            <text:p>1.399</text:p>
          </table:table-cell>
          <table:table-cell office:value-type="float" office:value="1.211" calcext:value-type="float">
            <text:p>1.211</text:p>
          </table:table-cell>
          <table:table-cell office:value-type="float" office:value="0.185820997724" calcext:value-type="float">
            <text:p>0.1858209977</text:p>
          </table:table-cell>
          <table:table-cell office:value-type="float" office:value="0.205361931902" calcext:value-type="float">
            <text:p>0.2053619319</text:p>
          </table:table-cell>
          <table:table-cell office:value-type="float" office:value="-0.369994343131" calcext:value-type="float">
            <text:p>-0.3699943431</text:p>
          </table:table-cell>
          <table:table-cell office:value-type="float" office:value="-6.14331674576" calcext:value-type="float">
            <text:p>-6.1433167458</text:p>
          </table:table-cell>
        </table:table-row>
        <table:table-row table:style-name="ro1">
          <table:table-cell/>
          <table:table-cell office:value-type="float" office:value="1.399" calcext:value-type="float">
            <text:p>1.399</text:p>
          </table:table-cell>
          <table:table-cell office:value-type="float" office:value="1.211" calcext:value-type="float">
            <text:p>1.211</text:p>
          </table:table-cell>
          <table:table-cell office:value-type="float" office:value="0.185820997724" calcext:value-type="float">
            <text:p>0.1858209977</text:p>
          </table:table-cell>
          <table:table-cell office:value-type="float" office:value="0.203204116168" calcext:value-type="float">
            <text:p>0.2032041162</text:p>
          </table:table-cell>
          <table:table-cell office:value-type="float" office:value="-0.369222842342" calcext:value-type="float">
            <text:p>-0.3692228423</text:p>
          </table:table-cell>
          <table:table-cell office:value-type="float" office:value="-6.1202878952" calcext:value-type="float">
            <text:p>-6.1202878952</text:p>
          </table:table-cell>
        </table:table-row>
        <table:table-row table:style-name="ro1">
          <table:table-cell/>
          <table:table-cell office:value-type="float" office:value="1.4" calcext:value-type="float">
            <text:p>1.4</text:p>
          </table:table-cell>
          <table:table-cell office:value-type="float" office:value="1.211" calcext:value-type="float">
            <text:p>1.211</text:p>
          </table:table-cell>
          <table:table-cell office:value-type="float" office:value="0.186312266283" calcext:value-type="float">
            <text:p>0.1863122663</text:p>
          </table:table-cell>
          <table:table-cell office:value-type="float" office:value="0.201271340011" calcext:value-type="float">
            <text:p>0.20127134</text:p>
          </table:table-cell>
          <table:table-cell office:value-type="float" office:value="-0.369100949304" calcext:value-type="float">
            <text:p>-0.3691009493</text:p>
          </table:table-cell>
          <table:table-cell office:value-type="float" office:value="-6.12055826187" calcext:value-type="float">
            <text:p>-6.1205582619</text:p>
          </table:table-cell>
        </table:table-row>
        <table:table-row table:style-name="ro1">
          <table:table-cell/>
          <table:table-cell office:value-type="float" office:value="1.4" calcext:value-type="float">
            <text:p>1.4</text:p>
          </table:table-cell>
          <table:table-cell office:value-type="float" office:value="1.211" calcext:value-type="float">
            <text:p>1.211</text:p>
          </table:table-cell>
          <table:table-cell office:value-type="float" office:value="0.186803488263" calcext:value-type="float">
            <text:p>0.1868034883</text:p>
          </table:table-cell>
          <table:table-cell office:value-type="float" office:value="0.199474115143" calcext:value-type="float">
            <text:p>0.1994741151</text:p>
          </table:table-cell>
          <table:table-cell office:value-type="float" office:value="-0.368758111149" calcext:value-type="float">
            <text:p>-0.3687581111</text:p>
          </table:table-cell>
          <table:table-cell office:value-type="float" office:value="-6.09553623199" calcext:value-type="float">
            <text:p>-6.095536232</text:p>
          </table:table-cell>
        </table:table-row>
        <table:table-row table:style-name="ro1">
          <table:table-cell/>
          <table:table-cell office:value-type="float" office:value="1.401" calcext:value-type="float">
            <text:p>1.401</text:p>
          </table:table-cell>
          <table:table-cell office:value-type="float" office:value="1.211" calcext:value-type="float">
            <text:p>1.211</text:p>
          </table:table-cell>
          <table:table-cell office:value-type="float" office:value="0.187294663543" calcext:value-type="float">
            <text:p>0.1872946635</text:p>
          </table:table-cell>
          <table:table-cell office:value-type="float" office:value="0.197992299318" calcext:value-type="float">
            <text:p>0.1979922993</text:p>
          </table:table-cell>
          <table:table-cell office:value-type="float" office:value="-0.368598153275" calcext:value-type="float">
            <text:p>-0.3685981533</text:p>
          </table:table-cell>
          <table:table-cell office:value-type="float" office:value="-6.035405159" calcext:value-type="float">
            <text:p>-6.035405159</text:p>
          </table:table-cell>
        </table:table-row>
        <table:table-row table:style-name="ro1">
          <table:table-cell/>
          <table:table-cell office:value-type="float" office:value="1.401" calcext:value-type="float">
            <text:p>1.401</text:p>
          </table:table-cell>
          <table:table-cell office:value-type="float" office:value="1.211" calcext:value-type="float">
            <text:p>1.211</text:p>
          </table:table-cell>
          <table:table-cell office:value-type="float" office:value="0.187785791999" calcext:value-type="float">
            <text:p>0.187785792</text:p>
          </table:table-cell>
          <table:table-cell office:value-type="float" office:value="0.196511940985" calcext:value-type="float">
            <text:p>0.196511941</text:p>
          </table:table-cell>
          <table:table-cell office:value-type="float" office:value="-0.368278762588" calcext:value-type="float">
            <text:p>-0.3682787626</text:p>
          </table:table-cell>
          <table:table-cell office:value-type="float" office:value="-5.9903588295" calcext:value-type="float">
            <text:p>-5.9903588295</text:p>
          </table:table-cell>
        </table:table-row>
        <table:table-row table:style-name="ro1">
          <table:table-cell/>
          <table:table-cell office:value-type="float" office:value="1.402" calcext:value-type="float">
            <text:p>1.402</text:p>
          </table:table-cell>
          <table:table-cell office:value-type="float" office:value="1.21" calcext:value-type="float">
            <text:p>1.21</text:p>
          </table:table-cell>
          <table:table-cell office:value-type="float" office:value="0.188767907948" calcext:value-type="float">
            <text:p>0.1887679079</text:p>
          </table:table-cell>
          <table:table-cell office:value-type="float" office:value="0.19512593531" calcext:value-type="float">
            <text:p>0.1951259353</text:p>
          </table:table-cell>
          <table:table-cell office:value-type="float" office:value="-0.367747863669" calcext:value-type="float">
            <text:p>-0.3677478637</text:p>
          </table:table-cell>
          <table:table-cell office:value-type="float" office:value="-5.90262413025" calcext:value-type="float">
            <text:p>-5.9026241303</text:p>
          </table:table-cell>
        </table:table-row>
        <table:table-row table:style-name="ro1">
          <table:table-cell/>
          <table:table-cell office:value-type="float" office:value="1.403" calcext:value-type="float">
            <text:p>1.403</text:p>
          </table:table-cell>
          <table:table-cell office:value-type="float" office:value="1.21" calcext:value-type="float">
            <text:p>1.21</text:p>
          </table:table-cell>
          <table:table-cell office:value-type="float" office:value="0.189258895197" calcext:value-type="float">
            <text:p>0.1892588952</text:p>
          </table:table-cell>
          <table:table-cell office:value-type="float" office:value="0.193832521824" calcext:value-type="float">
            <text:p>0.1938325218</text:p>
          </table:table-cell>
          <table:table-cell office:value-type="float" office:value="-0.36716475569" calcext:value-type="float">
            <text:p>-0.3671647557</text:p>
          </table:table-cell>
          <table:table-cell office:value-type="float" office:value="-5.81466341019" calcext:value-type="float">
            <text:p>-5.8146634102</text:p>
          </table:table-cell>
        </table:table-row>
        <table:table-row table:style-name="ro1">
          <table:table-cell/>
          <table:table-cell office:value-type="float" office:value="1.404" calcext:value-type="float">
            <text:p>1.404</text:p>
          </table:table-cell>
          <table:table-cell office:value-type="float" office:value="1.21" calcext:value-type="float">
            <text:p>1.21</text:p>
          </table:table-cell>
          <table:table-cell office:value-type="float" office:value="0.190240727626" calcext:value-type="float">
            <text:p>0.1902407276</text:p>
          </table:table-cell>
          <table:table-cell office:value-type="float" office:value="0.192308779124" calcext:value-type="float">
            <text:p>0.1923087791</text:p>
          </table:table-cell>
          <table:table-cell office:value-type="float" office:value="-0.366396725919" calcext:value-type="float">
            <text:p>-0.3663967259</text:p>
          </table:table-cell>
          <table:table-cell office:value-type="float" office:value="-5.69423818588" calcext:value-type="float">
            <text:p>-5.6942381859</text:p>
          </table:table-cell>
        </table:table-row>
        <table:table-row table:style-name="ro1">
          <table:table-cell/>
          <table:table-cell office:value-type="float" office:value="1.405" calcext:value-type="float">
            <text:p>1.405</text:p>
          </table:table-cell>
          <table:table-cell office:value-type="float" office:value="1.209" calcext:value-type="float">
            <text:p>1.209</text:p>
          </table:table-cell>
          <table:table-cell office:value-type="float" office:value="0.191222369815" calcext:value-type="float">
            <text:p>0.1912223698</text:p>
          </table:table-cell>
          <table:table-cell office:value-type="float" office:value="0.190400710048" calcext:value-type="float">
            <text:p>0.19040071</text:p>
          </table:table-cell>
          <table:table-cell office:value-type="float" office:value="-0.364709197402" calcext:value-type="float">
            <text:p>-0.3647091974</text:p>
          </table:table-cell>
          <table:table-cell office:value-type="float" office:value="-5.49711990356" calcext:value-type="float">
            <text:p>-5.4971199036</text:p>
          </table:table-cell>
        </table:table-row>
        <table:table-row table:style-name="ro1">
          <table:table-cell/>
          <table:table-cell office:value-type="float" office:value="1.406" calcext:value-type="float">
            <text:p>1.406</text:p>
          </table:table-cell>
          <table:table-cell office:value-type="float" office:value="1.209" calcext:value-type="float">
            <text:p>1.209</text:p>
          </table:table-cell>
          <table:table-cell office:value-type="float" office:value="0.19269447425" calcext:value-type="float">
            <text:p>0.1926944743</text:p>
          </table:table-cell>
          <table:table-cell office:value-type="float" office:value="0.188281325812" calcext:value-type="float">
            <text:p>0.1882813258</text:p>
          </table:table-cell>
          <table:table-cell office:value-type="float" office:value="-0.363216195838" calcext:value-type="float">
            <text:p>-0.3632161958</text:p>
          </table:table-cell>
          <table:table-cell office:value-type="float" office:value="-5.28378534317" calcext:value-type="float">
            <text:p>-5.2837853432</text:p>
          </table:table-cell>
        </table:table-row>
        <table:table-row table:style-name="ro1">
          <table:table-cell/>
          <table:table-cell office:value-type="float" office:value="1.407" calcext:value-type="float">
            <text:p>1.407</text:p>
          </table:table-cell>
          <table:table-cell office:value-type="float" office:value="1.208" calcext:value-type="float">
            <text:p>1.208</text:p>
          </table:table-cell>
          <table:table-cell office:value-type="float" office:value="0.194166145122" calcext:value-type="float">
            <text:p>0.1941661451</text:p>
          </table:table-cell>
          <table:table-cell office:value-type="float" office:value="0.186641649181" calcext:value-type="float">
            <text:p>0.1866416492</text:p>
          </table:table-cell>
          <table:table-cell office:value-type="float" office:value="-0.361180535797" calcext:value-type="float">
            <text:p>-0.3611805358</text:p>
          </table:table-cell>
          <table:table-cell office:value-type="float" office:value="-5.06195259094" calcext:value-type="float">
            <text:p>-5.0619525909</text:p>
          </table:table-cell>
        </table:table-row>
        <table:table-row table:style-name="ro1">
          <table:table-cell/>
          <table:table-cell office:value-type="float" office:value="1.409" calcext:value-type="float">
            <text:p>1.409</text:p>
          </table:table-cell>
          <table:table-cell office:value-type="float" office:value="1.207" calcext:value-type="float">
            <text:p>1.207</text:p>
          </table:table-cell>
          <table:table-cell office:value-type="float" office:value="0.196127692798" calcext:value-type="float">
            <text:p>0.1961276928</text:p>
          </table:table-cell>
          <table:table-cell office:value-type="float" office:value="0.184798826331" calcext:value-type="float">
            <text:p>0.1847988263</text:p>
          </table:table-cell>
          <table:table-cell office:value-type="float" office:value="-0.359801784039" calcext:value-type="float">
            <text:p>-0.359801784</text:p>
          </table:table-cell>
          <table:table-cell office:value-type="float" office:value="-4.86079549789" calcext:value-type="float">
            <text:p>-4.8607954979</text:p>
          </table:table-cell>
        </table:table-row>
        <table:table-row table:style-name="ro1">
          <table:table-cell/>
          <table:table-cell office:value-type="float" office:value="1.411" calcext:value-type="float">
            <text:p>1.411</text:p>
          </table:table-cell>
          <table:table-cell office:value-type="float" office:value="1.207" calcext:value-type="float">
            <text:p>1.207</text:p>
          </table:table-cell>
          <table:table-cell office:value-type="float" office:value="0.198578523256" calcext:value-type="float">
            <text:p>0.1985785233</text:p>
          </table:table-cell>
          <table:table-cell office:value-type="float" office:value="0.18264238521" calcext:value-type="float">
            <text:p>0.1826423852</text:p>
          </table:table-cell>
          <table:table-cell office:value-type="float" office:value="-0.358483370332" calcext:value-type="float">
            <text:p>-0.3584833703</text:p>
          </table:table-cell>
          <table:table-cell office:value-type="float" office:value="-4.65958213806" calcext:value-type="float">
            <text:p>-4.6595821381</text:p>
          </table:table-cell>
        </table:table-row>
        <table:table-row table:style-name="ro1">
          <table:table-cell/>
          <table:table-cell office:value-type="float" office:value="1.412" calcext:value-type="float">
            <text:p>1.412</text:p>
          </table:table-cell>
          <table:table-cell office:value-type="float" office:value="1.206" calcext:value-type="float">
            <text:p>1.206</text:p>
          </table:table-cell>
          <table:table-cell office:value-type="float" office:value="0.200538294754" calcext:value-type="float">
            <text:p>0.2005382948</text:p>
          </table:table-cell>
          <table:table-cell office:value-type="float" office:value="0.180837727018" calcext:value-type="float">
            <text:p>0.180837727</text:p>
          </table:table-cell>
          <table:table-cell office:value-type="float" office:value="-0.357202406941" calcext:value-type="float">
            <text:p>-0.3572024069</text:p>
          </table:table-cell>
          <table:table-cell office:value-type="float" office:value="-4.46555709839" calcext:value-type="float">
            <text:p>-4.4655570984</text:p>
          </table:table-cell>
        </table:table-row>
        <table:table-row table:style-name="ro1">
          <table:table-cell/>
          <table:table-cell office:value-type="float" office:value="1.414" calcext:value-type="float">
            <text:p>1.414</text:p>
          </table:table-cell>
          <table:table-cell office:value-type="float" office:value="1.205" calcext:value-type="float">
            <text:p>1.205</text:p>
          </table:table-cell>
          <table:table-cell office:value-type="float" office:value="0.2024972641" calcext:value-type="float">
            <text:p>0.2024972641</text:p>
          </table:table-cell>
          <table:table-cell office:value-type="float" office:value="0.179126363053" calcext:value-type="float">
            <text:p>0.1791263631</text:p>
          </table:table-cell>
          <table:table-cell office:value-type="float" office:value="-0.35570890092" calcext:value-type="float">
            <text:p>-0.3557089009</text:p>
          </table:table-cell>
          <table:table-cell office:value-type="float" office:value="-4.25137424469" calcext:value-type="float">
            <text:p>-4.2513742447</text:p>
          </table:table-cell>
        </table:table-row>
        <table:table-row table:style-name="ro1">
          <table:table-cell/>
          <table:table-cell office:value-type="float" office:value="1.416" calcext:value-type="float">
            <text:p>1.416</text:p>
          </table:table-cell>
          <table:table-cell office:value-type="float" office:value="1.205" calcext:value-type="float">
            <text:p>1.205</text:p>
          </table:table-cell>
          <table:table-cell office:value-type="float" office:value="0.204455423456" calcext:value-type="float">
            <text:p>0.2044554235</text:p>
          </table:table-cell>
          <table:table-cell office:value-type="float" office:value="0.177003726766" calcext:value-type="float">
            <text:p>0.1770037268</text:p>
          </table:table-cell>
          <table:table-cell office:value-type="float" office:value="-0.353701831085" calcext:value-type="float">
            <text:p>-0.3537018311</text:p>
          </table:table-cell>
          <table:table-cell office:value-type="float" office:value="-4.01053905487" calcext:value-type="float">
            <text:p>-4.0105390549</text:p>
          </table:table-cell>
        </table:table-row>
        <table:table-row table:style-name="ro1">
          <table:table-cell/>
          <table:table-cell office:value-type="float" office:value="1.417" calcext:value-type="float">
            <text:p>1.417</text:p>
          </table:table-cell>
          <table:table-cell office:value-type="float" office:value="1.204" calcext:value-type="float">
            <text:p>1.204</text:p>
          </table:table-cell>
          <table:table-cell office:value-type="float" office:value="0.206412764992" calcext:value-type="float">
            <text:p>0.206412765</text:p>
          </table:table-cell>
          <table:table-cell office:value-type="float" office:value="0.175273378116" calcext:value-type="float">
            <text:p>0.1752733781</text:p>
          </table:table-cell>
          <table:table-cell office:value-type="float" office:value="-0.351617372615" calcext:value-type="float">
            <text:p>-0.3516173726</text:p>
          </table:table-cell>
          <table:table-cell office:value-type="float" office:value="-3.7864279747" calcext:value-type="float">
            <text:p>-3.7864279747</text:p>
          </table:table-cell>
        </table:table-row>
        <table:table-row table:style-name="ro1">
          <table:table-cell/>
          <table:table-cell office:value-type="float" office:value="1.419" calcext:value-type="float">
            <text:p>1.419</text:p>
          </table:table-cell>
          <table:table-cell office:value-type="float" office:value="1.203" calcext:value-type="float">
            <text:p>1.203</text:p>
          </table:table-cell>
          <table:table-cell office:value-type="float" office:value="0.208858279922" calcext:value-type="float">
            <text:p>0.2088582799</text:p>
          </table:table-cell>
          <table:table-cell office:value-type="float" office:value="0.173382312914" calcext:value-type="float">
            <text:p>0.1733823129</text:p>
          </table:table-cell>
          <table:table-cell office:value-type="float" office:value="-0.349752001006" calcext:value-type="float">
            <text:p>-0.349752001</text:p>
          </table:table-cell>
          <table:table-cell office:value-type="float" office:value="-3.58104848862" calcext:value-type="float">
            <text:p>-3.5810484886</text:p>
          </table:table-cell>
        </table:table-row>
        <table:table-row table:style-name="ro1">
          <table:table-cell/>
          <table:table-cell office:value-type="float" office:value="1.42" calcext:value-type="float">
            <text:p>1.42</text:p>
          </table:table-cell>
          <table:table-cell office:value-type="float" office:value="1.203" calcext:value-type="float">
            <text:p>1.203</text:p>
          </table:table-cell>
          <table:table-cell office:value-type="float" office:value="0.210324963284" calcext:value-type="float">
            <text:p>0.2103249633</text:p>
          </table:table-cell>
          <table:table-cell office:value-type="float" office:value="0.171698875664" calcext:value-type="float">
            <text:p>0.1716988757</text:p>
          </table:table-cell>
          <table:table-cell office:value-type="float" office:value="-0.348059815946" calcext:value-type="float">
            <text:p>-0.3480598159</text:p>
          </table:table-cell>
          <table:table-cell office:value-type="float" office:value="-3.39189124107" calcext:value-type="float">
            <text:p>-3.3918912411</text:p>
          </table:table-cell>
        </table:table-row>
        <table:table-row table:style-name="ro1">
          <table:table-cell/>
          <table:table-cell office:value-type="float" office:value="1.422" calcext:value-type="float">
            <text:p>1.422</text:p>
          </table:table-cell>
          <table:table-cell office:value-type="float" office:value="1.202" calcext:value-type="float">
            <text:p>1.202</text:p>
          </table:table-cell>
          <table:table-cell office:value-type="float" office:value="0.2127683823" calcext:value-type="float">
            <text:p>0.2127683823</text:p>
          </table:table-cell>
          <table:table-cell office:value-type="float" office:value="0.171282840834" calcext:value-type="float">
            <text:p>0.1712828408</text:p>
          </table:table-cell>
          <table:table-cell office:value-type="float" office:value="-0.347325154502" calcext:value-type="float">
            <text:p>-0.3473251545</text:p>
          </table:table-cell>
          <table:table-cell office:value-type="float" office:value="-3.29406428337" calcext:value-type="float">
            <text:p>-3.2940642834</text:p>
          </table:table-cell>
        </table:table-row>
        <table:table-row table:style-name="ro1">
          <table:table-cell/>
          <table:table-cell office:value-type="float" office:value="1.424" calcext:value-type="float">
            <text:p>1.424</text:p>
          </table:table-cell>
          <table:table-cell office:value-type="float" office:value="1.201" calcext:value-type="float">
            <text:p>1.201</text:p>
          </table:table-cell>
          <table:table-cell office:value-type="float" office:value="0.214722160788" calcext:value-type="float">
            <text:p>0.2147221608</text:p>
          </table:table-cell>
          <table:table-cell office:value-type="float" office:value="0.171907728141" calcext:value-type="float">
            <text:p>0.1719077281</text:p>
          </table:table-cell>
          <table:table-cell office:value-type="float" office:value="-0.347488978826" calcext:value-type="float">
            <text:p>-0.3474889788</text:p>
          </table:table-cell>
          <table:table-cell office:value-type="float" office:value="-3.3098988533" calcext:value-type="float">
            <text:p>-3.3098988533</text:p>
          </table:table-cell>
        </table:table-row>
        <table:table-row table:style-name="ro1">
          <table:table-cell/>
          <table:table-cell office:value-type="float" office:value="1.425" calcext:value-type="float">
            <text:p>1.425</text:p>
          </table:table-cell>
          <table:table-cell office:value-type="float" office:value="1.2" calcext:value-type="float">
            <text:p>1.2</text:p>
          </table:table-cell>
          <table:table-cell office:value-type="float" office:value="0.216186931435" calcext:value-type="float">
            <text:p>0.2161869314</text:p>
          </table:table-cell>
          <table:table-cell office:value-type="float" office:value="0.172629823978" calcext:value-type="float">
            <text:p>0.172629824</text:p>
          </table:table-cell>
          <table:table-cell office:value-type="float" office:value="-0.347151046584" calcext:value-type="float">
            <text:p>-0.3471510466</text:p>
          </table:table-cell>
          <table:table-cell office:value-type="float" office:value="-3.33531761169" calcext:value-type="float">
            <text:p>-3.3353176117</text:p>
          </table:table-cell>
        </table:table-row>
        <table:table-row table:style-name="ro1">
          <table:table-cell/>
          <table:table-cell office:value-type="float" office:value="1.426" calcext:value-type="float">
            <text:p>1.426</text:p>
          </table:table-cell>
          <table:table-cell office:value-type="float" office:value="1.2" calcext:value-type="float">
            <text:p>1.2</text:p>
          </table:table-cell>
          <table:table-cell office:value-type="float" office:value="0.21716317517" calcext:value-type="float">
            <text:p>0.2171631752</text:p>
          </table:table-cell>
          <table:table-cell office:value-type="float" office:value="0.172537267322" calcext:value-type="float">
            <text:p>0.1725372673</text:p>
          </table:table-cell>
          <table:table-cell office:value-type="float" office:value="-0.346815367458" calcext:value-type="float">
            <text:p>-0.3468153675</text:p>
          </table:table-cell>
          <table:table-cell office:value-type="float" office:value="-3.33115673065" calcext:value-type="float">
            <text:p>-3.3311567307</text:p>
          </table:table-cell>
        </table:table-row>
        <table:table-row table:style-name="ro1">
          <table:table-cell/>
          <table:table-cell office:value-type="float" office:value="1.426" calcext:value-type="float">
            <text:p>1.426</text:p>
          </table:table-cell>
          <table:table-cell office:value-type="float" office:value="1.2" calcext:value-type="float">
            <text:p>1.2</text:p>
          </table:table-cell>
          <table:table-cell office:value-type="float" office:value="0.21716317517" calcext:value-type="float">
            <text:p>0.2171631752</text:p>
          </table:table-cell>
          <table:table-cell office:value-type="float" office:value="0.172068264775" calcext:value-type="float">
            <text:p>0.1720682648</text:p>
          </table:table-cell>
          <table:table-cell office:value-type="float" office:value="-0.346783548571" calcext:value-type="float">
            <text:p>-0.3467835486</text:p>
          </table:table-cell>
          <table:table-cell office:value-type="float" office:value="-3.33848619461" calcext:value-type="float">
            <text:p>-3.3384861946</text:p>
          </table:table-cell>
        </table:table-row>
        <table:table-row table:style-name="ro1">
          <table:table-cell/>
          <table:table-cell office:value-type="float" office:value="1.426" calcext:value-type="float">
            <text:p>1.426</text:p>
          </table:table-cell>
          <table:table-cell office:value-type="float" office:value="1.2" calcext:value-type="float">
            <text:p>1.2</text:p>
          </table:table-cell>
          <table:table-cell office:value-type="float" office:value="0.216675080387" calcext:value-type="float">
            <text:p>0.2166750804</text:p>
          </table:table-cell>
          <table:table-cell office:value-type="float" office:value="0.171657093018" calcext:value-type="float">
            <text:p>0.171657093</text:p>
          </table:table-cell>
          <table:table-cell office:value-type="float" office:value="-0.346650876436" calcext:value-type="float">
            <text:p>-0.3466508764</text:p>
          </table:table-cell>
          <table:table-cell office:value-type="float" office:value="-3.35524296761" calcext:value-type="float">
            <text:p>-3.3552429676</text:p>
          </table:table-cell>
        </table:table-row>
        <table:table-row table:style-name="ro1">
          <table:table-cell/>
          <table:table-cell office:value-type="float" office:value="1.426" calcext:value-type="float">
            <text:p>1.426</text:p>
          </table:table-cell>
          <table:table-cell office:value-type="float" office:value="1.2" calcext:value-type="float">
            <text:p>1.2</text:p>
          </table:table-cell>
          <table:table-cell office:value-type="float" office:value="0.216675080387" calcext:value-type="float">
            <text:p>0.2166750804</text:p>
          </table:table-cell>
          <table:table-cell office:value-type="float" office:value="0.171550365489" calcext:value-type="float">
            <text:p>0.1715503655</text:p>
          </table:table-cell>
          <table:table-cell office:value-type="float" office:value="-0.34616148097" calcext:value-type="float">
            <text:p>-0.346161481</text:p>
          </table:table-cell>
          <table:table-cell office:value-type="float" office:value="-3.33577847481" calcext:value-type="float">
            <text:p>-3.3357784748</text:p>
          </table:table-cell>
        </table:table-row>
        <table:table-row table:style-name="ro1">
          <table:table-cell/>
          <table:table-cell office:value-type="float" office:value="1.426" calcext:value-type="float">
            <text:p>1.426</text:p>
          </table:table-cell>
          <table:table-cell office:value-type="float" office:value="1.2" calcext:value-type="float">
            <text:p>1.2</text:p>
          </table:table-cell>
          <table:table-cell office:value-type="float" office:value="0.216675080387" calcext:value-type="float">
            <text:p>0.2166750804</text:p>
          </table:table-cell>
          <table:table-cell office:value-type="float" office:value="0.170111076859" calcext:value-type="float">
            <text:p>0.1701110769</text:p>
          </table:table-cell>
          <table:table-cell office:value-type="float" office:value="-0.344247790993" calcext:value-type="float">
            <text:p>-0.344247791</text:p>
          </table:table-cell>
          <table:table-cell office:value-type="float" office:value="-3.18796682358" calcext:value-type="float">
            <text:p>-3.1879668236</text:p>
          </table:table-cell>
        </table:table-row>
        <table:table-row table:style-name="ro1">
          <table:table-cell/>
          <table:table-cell office:value-type="float" office:value="1.426" calcext:value-type="float">
            <text:p>1.426</text:p>
          </table:table-cell>
          <table:table-cell office:value-type="float" office:value="1.2" calcext:value-type="float">
            <text:p>1.2</text:p>
          </table:table-cell>
          <table:table-cell office:value-type="float" office:value="0.216675080387" calcext:value-type="float">
            <text:p>0.2166750804</text:p>
          </table:table-cell>
          <table:table-cell office:value-type="float" office:value="0.167798577869" calcext:value-type="float">
            <text:p>0.1677985779</text:p>
          </table:table-cell>
          <table:table-cell office:value-type="float" office:value="-0.342003122243" calcext:value-type="float">
            <text:p>-0.3420031222</text:p>
          </table:table-cell>
          <table:table-cell office:value-type="float" office:value="-2.93588352203" calcext:value-type="float">
            <text:p>-2.935883522</text:p>
          </table:table-cell>
        </table:table-row>
        <table:table-row table:style-name="ro1">
          <table:table-cell/>
          <table:table-cell office:value-type="float" office:value="1.426" calcext:value-type="float">
            <text:p>1.426</text:p>
          </table:table-cell>
          <table:table-cell office:value-type="float" office:value="1.2" calcext:value-type="float">
            <text:p>1.2</text:p>
          </table:table-cell>
          <table:table-cell office:value-type="float" office:value="0.21716317517" calcext:value-type="float">
            <text:p>0.2171631752</text:p>
          </table:table-cell>
          <table:table-cell office:value-type="float" office:value="0.16527248279" calcext:value-type="float">
            <text:p>0.1652724828</text:p>
          </table:table-cell>
          <table:table-cell office:value-type="float" office:value="-0.339766878105" calcext:value-type="float">
            <text:p>-0.3397668781</text:p>
          </table:table-cell>
          <table:table-cell office:value-type="float" office:value="-2.67584705353" calcext:value-type="float">
            <text:p>-2.6758470535</text:p>
          </table:table-cell>
        </table:table-row>
        <table:table-row table:style-name="ro1">
          <table:table-cell/>
          <table:table-cell office:value-type="float" office:value="1.427" calcext:value-type="float">
            <text:p>1.427</text:p>
          </table:table-cell>
          <table:table-cell office:value-type="float" office:value="1.2" calcext:value-type="float">
            <text:p>1.2</text:p>
          </table:table-cell>
          <table:table-cell office:value-type="float" office:value="0.218627133287" calcext:value-type="float">
            <text:p>0.2186271333</text:p>
          </table:table-cell>
          <table:table-cell office:value-type="float" office:value="0.163391976797" calcext:value-type="float">
            <text:p>0.1633919768</text:p>
          </table:table-cell>
          <table:table-cell office:value-type="float" office:value="-0.337434356553" calcext:value-type="float">
            <text:p>-0.3374343566</text:p>
          </table:table-cell>
          <table:table-cell office:value-type="float" office:value="-2.45720887184" calcext:value-type="float">
            <text:p>-2.4572088718</text:p>
          </table:table-cell>
        </table:table-row>
        <table:table-row table:style-name="ro1">
          <table:table-cell/>
          <table:table-cell office:value-type="float" office:value="1.428" calcext:value-type="float">
            <text:p>1.428</text:p>
          </table:table-cell>
          <table:table-cell office:value-type="float" office:value="1.199" calcext:value-type="float">
            <text:p>1.199</text:p>
          </table:table-cell>
          <table:table-cell office:value-type="float" office:value="0.220578311678" calcext:value-type="float">
            <text:p>0.2205783117</text:p>
          </table:table-cell>
          <table:table-cell office:value-type="float" office:value="0.161839868142" calcext:value-type="float">
            <text:p>0.1618398681</text:p>
          </table:table-cell>
          <table:table-cell office:value-type="float" office:value="-0.334858968302" calcext:value-type="float">
            <text:p>-0.3348589683</text:p>
          </table:table-cell>
          <table:table-cell office:value-type="float" office:value="-2.18969774246" calcext:value-type="float">
            <text:p>-2.1896977425</text:p>
          </table:table-cell>
        </table:table-row>
        <table:table-row table:style-name="ro1">
          <table:table-cell/>
          <table:table-cell office:value-type="float" office:value="1.429" calcext:value-type="float">
            <text:p>1.429</text:p>
          </table:table-cell>
          <table:table-cell office:value-type="float" office:value="1.198" calcext:value-type="float">
            <text:p>1.198</text:p>
          </table:table-cell>
          <table:table-cell office:value-type="float" office:value="0.222528607757" calcext:value-type="float">
            <text:p>0.2225286078</text:p>
          </table:table-cell>
          <table:table-cell office:value-type="float" office:value="0.160980557484" calcext:value-type="float">
            <text:p>0.1609805575</text:p>
          </table:table-cell>
          <table:table-cell office:value-type="float" office:value="-0.333132669581" calcext:value-type="float">
            <text:p>-0.3331326696</text:p>
          </table:table-cell>
          <table:table-cell office:value-type="float" office:value="-2.02058935165" calcext:value-type="float">
            <text:p>-2.0205893517</text:p>
          </table:table-cell>
        </table:table-row>
        <table:table-row table:style-name="ro1">
          <table:table-cell/>
          <table:table-cell office:value-type="float" office:value="1.43" calcext:value-type="float">
            <text:p>1.43</text:p>
          </table:table-cell>
          <table:table-cell office:value-type="float" office:value="1.198" calcext:value-type="float">
            <text:p>1.198</text:p>
          </table:table-cell>
          <table:table-cell office:value-type="float" office:value="0.224478013721" calcext:value-type="float">
            <text:p>0.2244780137</text:p>
          </table:table-cell>
          <table:table-cell office:value-type="float" office:value="0.161380618609" calcext:value-type="float">
            <text:p>0.1613806186</text:p>
          </table:table-cell>
          <table:table-cell office:value-type="float" office:value="-0.333410998291" calcext:value-type="float">
            <text:p>-0.3334109983</text:p>
          </table:table-cell>
          <table:table-cell office:value-type="float" office:value="-2.05346870422" calcext:value-type="float">
            <text:p>-2.0534687042</text:p>
          </table:table-cell>
        </table:table-row>
        <table:table-row table:style-name="ro1">
          <table:table-cell/>
          <table:table-cell office:value-type="float" office:value="1.431" calcext:value-type="float">
            <text:p>1.431</text:p>
          </table:table-cell>
          <table:table-cell office:value-type="float" office:value="1.197" calcext:value-type="float">
            <text:p>1.197</text:p>
          </table:table-cell>
          <table:table-cell office:value-type="float" office:value="0.226426521774" calcext:value-type="float">
            <text:p>0.2264265218</text:p>
          </table:table-cell>
          <table:table-cell office:value-type="float" office:value="0.161708141339" calcext:value-type="float">
            <text:p>0.1617081413</text:p>
          </table:table-cell>
          <table:table-cell office:value-type="float" office:value="-0.333404189434" calcext:value-type="float">
            <text:p>-0.3334041894</text:p>
          </table:table-cell>
          <table:table-cell office:value-type="float" office:value="-2.06940150261" calcext:value-type="float">
            <text:p>-2.0694015026</text:p>
          </table:table-cell>
        </table:table-row>
        <table:table-row table:style-name="ro1">
          <table:table-cell/>
          <table:table-cell office:value-type="float" office:value="1.432" calcext:value-type="float">
            <text:p>1.432</text:p>
          </table:table-cell>
          <table:table-cell office:value-type="float" office:value="1.197" calcext:value-type="float">
            <text:p>1.197</text:p>
          </table:table-cell>
          <table:table-cell office:value-type="float" office:value="0.227400436647" calcext:value-type="float">
            <text:p>0.2274004366</text:p>
          </table:table-cell>
          <table:table-cell office:value-type="float" office:value="0.16169306031" calcext:value-type="float">
            <text:p>0.1616930603</text:p>
          </table:table-cell>
          <table:table-cell office:value-type="float" office:value="-0.333062309863" calcext:value-type="float">
            <text:p>-0.3330623099</text:p>
          </table:table-cell>
          <table:table-cell office:value-type="float" office:value="-2.0526304245" calcext:value-type="float">
            <text:p>-2.0526304245</text:p>
          </table:table-cell>
        </table:table-row>
        <table:table-row table:style-name="ro1">
          <table:table-cell/>
          <table:table-cell office:value-type="float" office:value="1.432" calcext:value-type="float">
            <text:p>1.432</text:p>
          </table:table-cell>
          <table:table-cell office:value-type="float" office:value="1.197" calcext:value-type="float">
            <text:p>1.197</text:p>
          </table:table-cell>
          <table:table-cell office:value-type="float" office:value="0.227400436647" calcext:value-type="float">
            <text:p>0.2274004366</text:p>
          </table:table-cell>
          <table:table-cell office:value-type="float" office:value="0.160686420154" calcext:value-type="float">
            <text:p>0.1606864202</text:p>
          </table:table-cell>
          <table:table-cell office:value-type="float" office:value="-0.3328034139" calcext:value-type="float">
            <text:p>-0.3328034139</text:p>
          </table:table-cell>
          <table:table-cell office:value-type="float" office:value="-2.08608365059" calcext:value-type="float">
            <text:p>-2.0860836506</text:p>
          </table:table-cell>
        </table:table-row>
        <table:table-row table:style-name="ro1">
          <table:table-cell/>
          <table:table-cell office:value-type="float" office:value="1.432" calcext:value-type="float">
            <text:p>1.432</text:p>
          </table:table-cell>
          <table:table-cell office:value-type="float" office:value="1.197" calcext:value-type="float">
            <text:p>1.197</text:p>
          </table:table-cell>
          <table:table-cell office:value-type="float" office:value="0.227400436647" calcext:value-type="float">
            <text:p>0.2274004366</text:p>
          </table:table-cell>
          <table:table-cell office:value-type="float" office:value="0.160114903084" calcext:value-type="float">
            <text:p>0.1601149031</text:p>
          </table:table-cell>
          <table:table-cell office:value-type="float" office:value="-0.331913238599" calcext:value-type="float">
            <text:p>-0.3319132386</text:p>
          </table:table-cell>
          <table:table-cell office:value-type="float" office:value="-2.05841112137" calcext:value-type="float">
            <text:p>-2.0584111214</text:p>
          </table:table-cell>
        </table:table-row>
        <table:table-row table:style-name="ro1">
          <table:table-cell/>
          <table:table-cell office:value-type="float" office:value="1.432" calcext:value-type="float">
            <text:p>1.432</text:p>
          </table:table-cell>
          <table:table-cell office:value-type="float" office:value="1.197" calcext:value-type="float">
            <text:p>1.197</text:p>
          </table:table-cell>
          <table:table-cell office:value-type="float" office:value="0.227400436647" calcext:value-type="float">
            <text:p>0.2274004366</text:p>
          </table:table-cell>
          <table:table-cell office:value-type="float" office:value="0.160043411664" calcext:value-type="float">
            <text:p>0.1600434117</text:p>
          </table:table-cell>
          <table:table-cell office:value-type="float" office:value="-0.33137729641" calcext:value-type="float">
            <text:p>-0.3313772964</text:p>
          </table:table-cell>
          <table:table-cell office:value-type="float" office:value="-2.05413842201" calcext:value-type="float">
            <text:p>-2.054138422</text:p>
          </table:table-cell>
        </table:table-row>
        <table:table-row table:style-name="ro1">
          <table:table-cell/>
          <table:table-cell office:value-type="float" office:value="1.432" calcext:value-type="float">
            <text:p>1.432</text:p>
          </table:table-cell>
          <table:table-cell office:value-type="float" office:value="1.197" calcext:value-type="float">
            <text:p>1.197</text:p>
          </table:table-cell>
          <table:table-cell office:value-type="float" office:value="0.227400436647" calcext:value-type="float">
            <text:p>0.2274004366</text:p>
          </table:table-cell>
          <table:table-cell office:value-type="float" office:value="0.159965254687" calcext:value-type="float">
            <text:p>0.1599652547</text:p>
          </table:table-cell>
          <table:table-cell office:value-type="float" office:value="-0.331438376138" calcext:value-type="float">
            <text:p>-0.3314383761</text:p>
          </table:table-cell>
          <table:table-cell office:value-type="float" office:value="-2.07464504242" calcext:value-type="float">
            <text:p>-2.0746450424</text:p>
          </table:table-cell>
        </table:table-row>
        <table:table-row table:style-name="ro1">
          <table:table-cell/>
          <table:table-cell office:value-type="float" office:value="1.432" calcext:value-type="float">
            <text:p>1.432</text:p>
          </table:table-cell>
          <table:table-cell office:value-type="float" office:value="1.197" calcext:value-type="float">
            <text:p>1.197</text:p>
          </table:table-cell>
          <table:table-cell office:value-type="float" office:value="0.227400436647" calcext:value-type="float">
            <text:p>0.2274004366</text:p>
          </table:table-cell>
          <table:table-cell office:value-type="float" office:value="0.15920041309" calcext:value-type="float">
            <text:p>0.1592004131</text:p>
          </table:table-cell>
          <table:table-cell office:value-type="float" office:value="-0.33114985608" calcext:value-type="float">
            <text:p>-0.3311498561</text:p>
          </table:table-cell>
          <table:table-cell office:value-type="float" office:value="-2.06475806236" calcext:value-type="float">
            <text:p>-2.0647580624</text:p>
          </table:table-cell>
        </table:table-row>
        <table:table-row table:style-name="ro1">
          <table:table-cell/>
          <table:table-cell office:value-type="float" office:value="1.432" calcext:value-type="float">
            <text:p>1.432</text:p>
          </table:table-cell>
          <table:table-cell office:value-type="float" office:value="1.197" calcext:value-type="float">
            <text:p>1.197</text:p>
          </table:table-cell>
          <table:table-cell office:value-type="float" office:value="0.227400436647" calcext:value-type="float">
            <text:p>0.2274004366</text:p>
          </table:table-cell>
          <table:table-cell office:value-type="float" office:value="0.159377704926" calcext:value-type="float">
            <text:p>0.1593777049</text:p>
          </table:table-cell>
          <table:table-cell office:value-type="float" office:value="-0.330932382786" calcext:value-type="float">
            <text:p>-0.3309323828</text:p>
          </table:table-cell>
          <table:table-cell office:value-type="float" office:value="-2.07514452934" calcext:value-type="float">
            <text:p>-2.0751445293</text:p>
          </table:table-cell>
        </table:table-row>
        <table:table-row table:style-name="ro1">
          <table:table-cell/>
          <table:table-cell office:value-type="float" office:value="1.432" calcext:value-type="float">
            <text:p>1.432</text:p>
          </table:table-cell>
          <table:table-cell office:value-type="float" office:value="1.197" calcext:value-type="float">
            <text:p>1.197</text:p>
          </table:table-cell>
          <table:table-cell office:value-type="float" office:value="0.227400436647" calcext:value-type="float">
            <text:p>0.2274004366</text:p>
          </table:table-cell>
          <table:table-cell office:value-type="float" office:value="0.159347417727" calcext:value-type="float">
            <text:p>0.1593474177</text:p>
          </table:table-cell>
          <table:table-cell office:value-type="float" office:value="-0.330635058731" calcext:value-type="float">
            <text:p>-0.3306350587</text:p>
          </table:table-cell>
          <table:table-cell office:value-type="float" office:value="-2.08793234825" calcext:value-type="float">
            <text:p>-2.0879323483</text:p>
          </table:table-cell>
        </table:table-row>
        <table:table-row table:style-name="ro1">
          <table:table-cell/>
          <table:table-cell office:value-type="float" office:value="1.432" calcext:value-type="float">
            <text:p>1.432</text:p>
          </table:table-cell>
          <table:table-cell office:value-type="float" office:value="1.197" calcext:value-type="float">
            <text:p>1.197</text:p>
          </table:table-cell>
          <table:table-cell office:value-type="float" office:value="0.227400436647" calcext:value-type="float">
            <text:p>0.2274004366</text:p>
          </table:table-cell>
          <table:table-cell office:value-type="float" office:value="0.159323900166" calcext:value-type="float">
            <text:p>0.1593239002</text:p>
          </table:table-cell>
          <table:table-cell office:value-type="float" office:value="-0.330062109807" calcext:value-type="float">
            <text:p>-0.3300621098</text:p>
          </table:table-cell>
          <table:table-cell office:value-type="float" office:value="-2.07365942001" calcext:value-type="float">
            <text:p>-2.07365942</text:p>
          </table:table-cell>
        </table:table-row>
        <table:table-row table:style-name="ro1">
          <table:table-cell/>
          <table:table-cell office:value-type="float" office:value="1.432" calcext:value-type="float">
            <text:p>1.432</text:p>
          </table:table-cell>
          <table:table-cell office:value-type="float" office:value="1.197" calcext:value-type="float">
            <text:p>1.197</text:p>
          </table:table-cell>
          <table:table-cell office:value-type="float" office:value="0.227400436647" calcext:value-type="float">
            <text:p>0.2274004366</text:p>
          </table:table-cell>
          <table:table-cell office:value-type="float" office:value="0.159102951234" calcext:value-type="float">
            <text:p>0.1591029512</text:p>
          </table:table-cell>
          <table:table-cell office:value-type="float" office:value="-0.329791776233" calcext:value-type="float">
            <text:p>-0.3297917762</text:p>
          </table:table-cell>
          <table:table-cell office:value-type="float" office:value="-2.07617092133" calcext:value-type="float">
            <text:p>-2.0761709213</text:p>
          </table:table-cell>
        </table:table-row>
        <table:table-row table:style-name="ro1">
          <table:table-cell/>
          <table:table-cell office:value-type="float" office:value="1.432" calcext:value-type="float">
            <text:p>1.432</text:p>
          </table:table-cell>
          <table:table-cell office:value-type="float" office:value="1.197" calcext:value-type="float">
            <text:p>1.197</text:p>
          </table:table-cell>
          <table:table-cell office:value-type="float" office:value="0.227400436647" calcext:value-type="float">
            <text:p>0.2274004366</text:p>
          </table:table-cell>
          <table:table-cell office:value-type="float" office:value="0.158875047089" calcext:value-type="float">
            <text:p>0.1588750471</text:p>
          </table:table-cell>
          <table:table-cell office:value-type="float" office:value="-0.329410835546" calcext:value-type="float">
            <text:p>-0.3294108355</text:p>
          </table:table-cell>
          <table:table-cell office:value-type="float" office:value="-2.06681513786" calcext:value-type="float">
            <text:p>-2.0668151379</text:p>
          </table:table-cell>
        </table:table-row>
        <table:table-row table:style-name="ro1">
          <table:table-cell/>
          <table:table-cell office:value-type="float" office:value="1.432" calcext:value-type="float">
            <text:p>1.432</text:p>
          </table:table-cell>
          <table:table-cell office:value-type="float" office:value="1.197" calcext:value-type="float">
            <text:p>1.197</text:p>
          </table:table-cell>
          <table:table-cell office:value-type="float" office:value="0.227400436647" calcext:value-type="float">
            <text:p>0.2274004366</text:p>
          </table:table-cell>
          <table:table-cell office:value-type="float" office:value="0.158724733218" calcext:value-type="float">
            <text:p>0.1587247332</text:p>
          </table:table-cell>
          <table:table-cell office:value-type="float" office:value="-0.328915434492" calcext:value-type="float">
            <text:p>-0.3289154345</text:p>
          </table:table-cell>
          <table:table-cell office:value-type="float" office:value="-2.07592225075" calcext:value-type="float">
            <text:p>-2.0759222508</text:p>
          </table:table-cell>
        </table:table-row>
        <table:table-row table:style-name="ro1">
          <table:table-cell/>
          <table:table-cell office:value-type="float" office:value="1.432" calcext:value-type="float">
            <text:p>1.432</text:p>
          </table:table-cell>
          <table:table-cell office:value-type="float" office:value="1.197" calcext:value-type="float">
            <text:p>1.197</text:p>
          </table:table-cell>
          <table:table-cell office:value-type="float" office:value="0.227400436647" calcext:value-type="float">
            <text:p>0.2274004366</text:p>
          </table:table-cell>
          <table:table-cell office:value-type="float" office:value="0.158494945173" calcext:value-type="float">
            <text:p>0.1584949452</text:p>
          </table:table-cell>
          <table:table-cell office:value-type="float" office:value="-0.328847548389" calcext:value-type="float">
            <text:p>-0.3288475484</text:p>
          </table:table-cell>
          <table:table-cell office:value-type="float" office:value="-2.09384918213" calcext:value-type="float">
            <text:p>-2.0938491821</text:p>
          </table:table-cell>
        </table:table-row>
        <table:table-row table:style-name="ro1">
          <table:table-cell/>
          <table:table-cell office:value-type="float" office:value="1.432" calcext:value-type="float">
            <text:p>1.432</text:p>
          </table:table-cell>
          <table:table-cell office:value-type="float" office:value="1.197" calcext:value-type="float">
            <text:p>1.197</text:p>
          </table:table-cell>
          <table:table-cell office:value-type="float" office:value="0.227400436647" calcext:value-type="float">
            <text:p>0.2274004366</text:p>
          </table:table-cell>
          <table:table-cell office:value-type="float" office:value="0.158453703775" calcext:value-type="float">
            <text:p>0.1584537038</text:p>
          </table:table-cell>
          <table:table-cell office:value-type="float" office:value="-0.328675659786" calcext:value-type="float">
            <text:p>-0.3286756598</text:p>
          </table:table-cell>
          <table:table-cell office:value-type="float" office:value="-2.08984017372" calcext:value-type="float">
            <text:p>-2.0898401737</text:p>
          </table:table-cell>
        </table:table-row>
        <table:table-row table:style-name="ro1">
          <table:table-cell/>
          <table:table-cell office:value-type="float" office:value="1.432" calcext:value-type="float">
            <text:p>1.432</text:p>
          </table:table-cell>
          <table:table-cell office:value-type="float" office:value="1.197" calcext:value-type="float">
            <text:p>1.197</text:p>
          </table:table-cell>
          <table:table-cell office:value-type="float" office:value="0.227400436647" calcext:value-type="float">
            <text:p>0.2274004366</text:p>
          </table:table-cell>
          <table:table-cell office:value-type="float" office:value="0.158379395342" calcext:value-type="float">
            <text:p>0.1583793953</text:p>
          </table:table-cell>
          <table:table-cell office:value-type="float" office:value="-0.328407926573" calcext:value-type="float">
            <text:p>-0.3284079266</text:p>
          </table:table-cell>
          <table:table-cell office:value-type="float" office:value="-2.09502911568" calcext:value-type="float">
            <text:p>-2.0950291157</text:p>
          </table:table-cell>
        </table:table-row>
        <table:table-row table:style-name="ro1">
          <table:table-cell/>
          <table:table-cell office:value-type="float" office:value="1.432" calcext:value-type="float">
            <text:p>1.432</text:p>
          </table:table-cell>
          <table:table-cell office:value-type="float" office:value="1.197" calcext:value-type="float">
            <text:p>1.197</text:p>
          </table:table-cell>
          <table:table-cell office:value-type="float" office:value="0.227400436647" calcext:value-type="float">
            <text:p>0.2274004366</text:p>
          </table:table-cell>
          <table:table-cell office:value-type="float" office:value="0.158195441783" calcext:value-type="float">
            <text:p>0.1581954418</text:p>
          </table:table-cell>
          <table:table-cell office:value-type="float" office:value="-0.32769485809" calcext:value-type="float">
            <text:p>-0.3276948581</text:p>
          </table:table-cell>
          <table:table-cell office:value-type="float" office:value="-2.01063585281" calcext:value-type="float">
            <text:p>-2.0106358528</text:p>
          </table:table-cell>
        </table:table-row>
        <table:table-row table:style-name="ro1">
          <table:table-cell/>
          <table:table-cell office:value-type="float" office:value="1.432" calcext:value-type="float">
            <text:p>1.432</text:p>
          </table:table-cell>
          <table:table-cell office:value-type="float" office:value="1.197" calcext:value-type="float">
            <text:p>1.197</text:p>
          </table:table-cell>
          <table:table-cell office:value-type="float" office:value="0.227400436647" calcext:value-type="float">
            <text:p>0.2274004366</text:p>
          </table:table-cell>
          <table:table-cell office:value-type="float" office:value="0.158433441275" calcext:value-type="float">
            <text:p>0.1584334413</text:p>
          </table:table-cell>
          <table:table-cell office:value-type="float" office:value="-0.328899407818" calcext:value-type="float">
            <text:p>-0.3288994078</text:p>
          </table:table-cell>
          <table:table-cell office:value-type="float" office:value="-2.2007317543" calcext:value-type="float">
            <text:p>-2.2007317543</text:p>
          </table:table-cell>
        </table:table-row>
        <table:table-row table:style-name="ro1">
          <table:table-cell/>
          <table:table-cell office:value-type="float" office:value="1.432" calcext:value-type="float">
            <text:p>1.432</text:p>
          </table:table-cell>
          <table:table-cell office:value-type="float" office:value="1.197" calcext:value-type="float">
            <text:p>1.197</text:p>
          </table:table-cell>
          <table:table-cell office:value-type="float" office:value="0.227400436647" calcext:value-type="float">
            <text:p>0.2274004366</text:p>
          </table:table-cell>
          <table:table-cell office:value-type="float" office:value="0.1581550497" calcext:value-type="float">
            <text:p>0.1581550497</text:p>
          </table:table-cell>
          <table:table-cell office:value-type="float" office:value="-0.328433242134" calcext:value-type="float">
            <text:p>-0.3284332421</text:p>
          </table:table-cell>
          <table:table-cell office:value-type="float" office:value="-2.13844442368" calcext:value-type="float">
            <text:p>-2.1384444237</text:p>
          </table:table-cell>
        </table:table-row>
        <table:table-row table:style-name="ro1">
          <table:table-cell/>
          <table:table-cell office:value-type="float" office:value="1.432" calcext:value-type="float">
            <text:p>1.432</text:p>
          </table:table-cell>
          <table:table-cell office:value-type="float" office:value="1.197" calcext:value-type="float">
            <text:p>1.197</text:p>
          </table:table-cell>
          <table:table-cell office:value-type="float" office:value="0.227400436647" calcext:value-type="float">
            <text:p>0.2274004366</text:p>
          </table:table-cell>
          <table:table-cell office:value-type="float" office:value="0.158065389319" calcext:value-type="float">
            <text:p>0.1580653893</text:p>
          </table:table-cell>
          <table:table-cell office:value-type="float" office:value="-0.327982804789" calcext:value-type="float">
            <text:p>-0.3279828048</text:p>
          </table:table-cell>
          <table:table-cell office:value-type="float" office:value="-2.12553787231" calcext:value-type="float">
            <text:p>-2.1255378723</text:p>
          </table:table-cell>
        </table:table-row>
        <table:table-row table:style-name="ro1">
          <table:table-cell/>
          <table:table-cell office:value-type="float" office:value="1.432" calcext:value-type="float">
            <text:p>1.432</text:p>
          </table:table-cell>
          <table:table-cell office:value-type="float" office:value="1.197" calcext:value-type="float">
            <text:p>1.197</text:p>
          </table:table-cell>
          <table:table-cell office:value-type="float" office:value="0.227400436647" calcext:value-type="float">
            <text:p>0.2274004366</text:p>
          </table:table-cell>
          <table:table-cell office:value-type="float" office:value="0.158027714318" calcext:value-type="float">
            <text:p>0.1580277143</text:p>
          </table:table-cell>
          <table:table-cell office:value-type="float" office:value="-0.328086070687" calcext:value-type="float">
            <text:p>-0.3280860707</text:p>
          </table:table-cell>
          <table:table-cell office:value-type="float" office:value="-2.21441173553" calcext:value-type="float">
            <text:p>-2.2144117355</text:p>
          </table:table-cell>
        </table:table-row>
        <table:table-row table:style-name="ro1">
          <table:table-cell/>
          <table:table-cell office:value-type="float" office:value="1.432" calcext:value-type="float">
            <text:p>1.432</text:p>
          </table:table-cell>
          <table:table-cell office:value-type="float" office:value="1.197" calcext:value-type="float">
            <text:p>1.197</text:p>
          </table:table-cell>
          <table:table-cell office:value-type="float" office:value="0.227400436647" calcext:value-type="float">
            <text:p>0.2274004366</text:p>
          </table:table-cell>
          <table:table-cell office:value-type="float" office:value="0.157725143559" calcext:value-type="float">
            <text:p>0.1577251436</text:p>
          </table:table-cell>
          <table:table-cell office:value-type="float" office:value="-0.32760384415" calcext:value-type="float">
            <text:p>-0.3276038442</text:p>
          </table:table-cell>
          <table:table-cell office:value-type="float" office:value="-2.1572303772" calcext:value-type="float">
            <text:p>-2.1572303772</text:p>
          </table:table-cell>
        </table:table-row>
        <table:table-row table:style-name="ro1">
          <table:table-cell/>
          <table:table-cell office:value-type="float" office:value="1.432" calcext:value-type="float">
            <text:p>1.432</text:p>
          </table:table-cell>
          <table:table-cell office:value-type="float" office:value="1.197" calcext:value-type="float">
            <text:p>1.197</text:p>
          </table:table-cell>
          <table:table-cell office:value-type="float" office:value="0.227400436647" calcext:value-type="float">
            <text:p>0.2274004366</text:p>
          </table:table-cell>
          <table:table-cell office:value-type="float" office:value="0.15787862735" calcext:value-type="float">
            <text:p>0.1578786274</text:p>
          </table:table-cell>
          <table:table-cell office:value-type="float" office:value="-0.327096087755" calcext:value-type="float">
            <text:p>-0.3270960878</text:p>
          </table:table-cell>
          <table:table-cell office:value-type="float" office:value="-2.17039585114" calcext:value-type="float">
            <text:p>-2.1703958511</text:p>
          </table:table-cell>
        </table:table-row>
        <table:table-row table:style-name="ro1">
          <table:table-cell/>
          <table:table-cell office:value-type="float" office:value="1.432" calcext:value-type="float">
            <text:p>1.432</text:p>
          </table:table-cell>
          <table:table-cell office:value-type="float" office:value="1.197" calcext:value-type="float">
            <text:p>1.197</text:p>
          </table:table-cell>
          <table:table-cell office:value-type="float" office:value="0.227400436647" calcext:value-type="float">
            <text:p>0.2274004366</text:p>
          </table:table-cell>
          <table:table-cell office:value-type="float" office:value="0.157916034742" calcext:value-type="float">
            <text:p>0.1579160347</text:p>
          </table:table-cell>
          <table:table-cell office:value-type="float" office:value="-0.326957939149" calcext:value-type="float">
            <text:p>-0.3269579391</text:p>
          </table:table-cell>
          <table:table-cell office:value-type="float" office:value="-2.23292732239" calcext:value-type="float">
            <text:p>-2.2329273224</text:p>
          </table:table-cell>
        </table:table-row>
        <table:table-row table:style-name="ro1">
          <table:table-cell/>
          <table:table-cell office:value-type="float" office:value="1.432" calcext:value-type="float">
            <text:p>1.432</text:p>
          </table:table-cell>
          <table:table-cell office:value-type="float" office:value="1.197" calcext:value-type="float">
            <text:p>1.197</text:p>
          </table:table-cell>
          <table:table-cell office:value-type="float" office:value="0.227400436647" calcext:value-type="float">
            <text:p>0.2274004366</text:p>
          </table:table-cell>
          <table:table-cell office:value-type="float" office:value="0.1575282879" calcext:value-type="float">
            <text:p>0.1575282879</text:p>
          </table:table-cell>
          <table:table-cell office:value-type="float" office:value="-0.326642179861" calcext:value-type="float">
            <text:p>-0.3266421799</text:p>
          </table:table-cell>
          <table:table-cell office:value-type="float" office:value="-2.2090036869" calcext:value-type="float">
            <text:p>-2.2090036869</text:p>
          </table:table-cell>
        </table:table-row>
        <table:table-row table:style-name="ro1">
          <table:table-cell/>
          <table:table-cell office:value-type="float" office:value="1.432" calcext:value-type="float">
            <text:p>1.432</text:p>
          </table:table-cell>
          <table:table-cell office:value-type="float" office:value="1.197" calcext:value-type="float">
            <text:p>1.197</text:p>
          </table:table-cell>
          <table:table-cell office:value-type="float" office:value="0.227400436647" calcext:value-type="float">
            <text:p>0.2274004366</text:p>
          </table:table-cell>
          <table:table-cell office:value-type="float" office:value="0.157555771197" calcext:value-type="float">
            <text:p>0.1575557712</text:p>
          </table:table-cell>
          <table:table-cell office:value-type="float" office:value="-0.326673752488" calcext:value-type="float">
            <text:p>-0.3266737525</text:p>
          </table:table-cell>
          <table:table-cell office:value-type="float" office:value="-2.23366117477" calcext:value-type="float">
            <text:p>-2.2336611748</text:p>
          </table:table-cell>
        </table:table-row>
        <table:table-row table:style-name="ro1">
          <table:table-cell/>
          <table:table-cell office:value-type="float" office:value="1.432" calcext:value-type="float">
            <text:p>1.432</text:p>
          </table:table-cell>
          <table:table-cell office:value-type="float" office:value="1.197" calcext:value-type="float">
            <text:p>1.197</text:p>
          </table:table-cell>
          <table:table-cell office:value-type="float" office:value="0.227400436647" calcext:value-type="float">
            <text:p>0.2274004366</text:p>
          </table:table-cell>
          <table:table-cell office:value-type="float" office:value="0.157448301492" calcext:value-type="float">
            <text:p>0.1574483015</text:p>
          </table:table-cell>
          <table:table-cell office:value-type="float" office:value="-0.326287379817" calcext:value-type="float">
            <text:p>-0.3262873798</text:p>
          </table:table-cell>
          <table:table-cell office:value-type="float" office:value="-2.20768165588" calcext:value-type="float">
            <text:p>-2.2076816559</text:p>
          </table:table-cell>
        </table:table-row>
        <table:table-row table:style-name="ro1">
          <table:table-cell/>
          <table:table-cell office:value-type="float" office:value="1.432" calcext:value-type="float">
            <text:p>1.432</text:p>
          </table:table-cell>
          <table:table-cell office:value-type="float" office:value="1.197" calcext:value-type="float">
            <text:p>1.197</text:p>
          </table:table-cell>
          <table:table-cell office:value-type="float" office:value="0.227400436647" calcext:value-type="float">
            <text:p>0.2274004366</text:p>
          </table:table-cell>
          <table:table-cell office:value-type="float" office:value="0.157224611926" calcext:value-type="float">
            <text:p>0.1572246119</text:p>
          </table:table-cell>
          <table:table-cell office:value-type="float" office:value="-0.326240546627" calcext:value-type="float">
            <text:p>-0.3262405466</text:p>
          </table:table-cell>
          <table:table-cell office:value-type="float" office:value="-2.24973034859" calcext:value-type="float">
            <text:p>-2.2497303486</text:p>
          </table:table-cell>
        </table:table-row>
        <table:table-row table:style-name="ro1">
          <table:table-cell/>
          <table:table-cell office:value-type="float" office:value="1.432" calcext:value-type="float">
            <text:p>1.432</text:p>
          </table:table-cell>
          <table:table-cell office:value-type="float" office:value="1.197" calcext:value-type="float">
            <text:p>1.197</text:p>
          </table:table-cell>
          <table:table-cell office:value-type="float" office:value="0.227400436647" calcext:value-type="float">
            <text:p>0.2274004366</text:p>
          </table:table-cell>
          <table:table-cell office:value-type="float" office:value="0.15739585428" calcext:value-type="float">
            <text:p>0.1573958543</text:p>
          </table:table-cell>
          <table:table-cell office:value-type="float" office:value="-0.325915758721" calcext:value-type="float">
            <text:p>-0.3259157587</text:p>
          </table:table-cell>
          <table:table-cell office:value-type="float" office:value="-2.22395992279" calcext:value-type="float">
            <text:p>-2.2239599228</text:p>
          </table:table-cell>
        </table:table-row>
        <table:table-row table:style-name="ro1">
          <table:table-cell/>
          <table:table-cell office:value-type="float" office:value="1.432" calcext:value-type="float">
            <text:p>1.432</text:p>
          </table:table-cell>
          <table:table-cell office:value-type="float" office:value="1.197" calcext:value-type="float">
            <text:p>1.197</text:p>
          </table:table-cell>
          <table:table-cell office:value-type="float" office:value="0.227400436647" calcext:value-type="float">
            <text:p>0.2274004366</text:p>
          </table:table-cell>
          <table:table-cell office:value-type="float" office:value="0.156692972726" calcext:value-type="float">
            <text:p>0.1566929727</text:p>
          </table:table-cell>
          <table:table-cell office:value-type="float" office:value="-0.325206345042" calcext:value-type="float">
            <text:p>-0.325206345</text:p>
          </table:table-cell>
          <table:table-cell office:value-type="float" office:value="-2.22848987579" calcext:value-type="float">
            <text:p>-2.2284898758</text:p>
          </table:table-cell>
        </table:table-row>
        <table:table-row table:style-name="ro1">
          <table:table-cell/>
          <table:table-cell office:value-type="float" office:value="1.432" calcext:value-type="float">
            <text:p>1.432</text:p>
          </table:table-cell>
          <table:table-cell office:value-type="float" office:value="1.197" calcext:value-type="float">
            <text:p>1.197</text:p>
          </table:table-cell>
          <table:table-cell office:value-type="float" office:value="0.227400436647" calcext:value-type="float">
            <text:p>0.2274004366</text:p>
          </table:table-cell>
          <table:table-cell office:value-type="float" office:value="0.156817152585" calcext:value-type="float">
            <text:p>0.1568171526</text:p>
          </table:table-cell>
          <table:table-cell office:value-type="float" office:value="-0.325669542188" calcext:value-type="float">
            <text:p>-0.3256695422</text:p>
          </table:table-cell>
          <table:table-cell office:value-type="float" office:value="-2.26560926437" calcext:value-type="float">
            <text:p>-2.2656092644</text:p>
          </table:table-cell>
        </table:table-row>
        <table:table-row table:style-name="ro1">
          <table:table-cell/>
          <table:table-cell office:value-type="float" office:value="1.432" calcext:value-type="float">
            <text:p>1.432</text:p>
          </table:table-cell>
          <table:table-cell office:value-type="float" office:value="1.197" calcext:value-type="float">
            <text:p>1.197</text:p>
          </table:table-cell>
          <table:table-cell office:value-type="float" office:value="0.227400436647" calcext:value-type="float">
            <text:p>0.2274004366</text:p>
          </table:table-cell>
          <table:table-cell office:value-type="float" office:value="0.157972405069" calcext:value-type="float">
            <text:p>0.1579724051</text:p>
          </table:table-cell>
          <table:table-cell office:value-type="float" office:value="-0.324567626958" calcext:value-type="float">
            <text:p>-0.324567627</text:p>
          </table:table-cell>
          <table:table-cell office:value-type="float" office:value="-2.19496560097" calcext:value-type="float">
            <text:p>-2.194965601</text:p>
          </table:table-cell>
        </table:table-row>
        <table:table-row table:style-name="ro1">
          <table:table-cell/>
          <table:table-cell office:value-type="float" office:value="1.432" calcext:value-type="float">
            <text:p>1.432</text:p>
          </table:table-cell>
          <table:table-cell office:value-type="float" office:value="1.197" calcext:value-type="float">
            <text:p>1.197</text:p>
          </table:table-cell>
          <table:table-cell office:value-type="float" office:value="0.227400436647" calcext:value-type="float">
            <text:p>0.2274004366</text:p>
          </table:table-cell>
          <table:table-cell office:value-type="float" office:value="0.157861566221" calcext:value-type="float">
            <text:p>0.1578615662</text:p>
          </table:table-cell>
          <table:table-cell office:value-type="float" office:value="-0.324030883224" calcext:value-type="float">
            <text:p>-0.3240308832</text:p>
          </table:table-cell>
          <table:table-cell office:value-type="float" office:value="-2.15519142151" calcext:value-type="float">
            <text:p>-2.1551914215</text:p>
          </table:table-cell>
        </table:table-row>
        <table:table-row table:style-name="ro1">
          <table:table-cell table:number-columns-repeated="4"/>
          <table:table-cell office:value-type="float" office:value="0.157513072829" calcext:value-type="float">
            <text:p>0.1575130728</text:p>
          </table:table-cell>
          <table:table-cell office:value-type="float" office:value="-0.32358502961" calcext:value-type="float">
            <text:p>-0.3235850296</text:p>
          </table:table-cell>
          <table:table-cell office:value-type="float" office:value="-2.08192801476" calcext:value-type="float">
            <text:p>-2.08192801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5T16:51:41.333354333</meta:creation-date>
    <dc:date>2018-09-05T16:56:20.031937380</dc:date>
    <meta:editing-duration>PT4M38S</meta:editing-duration>
    <meta:editing-cycles>1</meta:editing-cycles>
    <meta:document-statistic meta:table-count="1" meta:cell-count="4024" meta:object-count="0"/>
    <meta:generator>LibreOffice/5.1.6.2$Linux_X86_64 LibreOffice_project/10m0$Build-2</meta:generator>
  </office:meta>
</office:document-meta>
</file>